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 55" svg:font-family="&quot;Univers 55&quot;"/>
    <style:font-face style:name="Univers 45 Light" svg:font-family="&quot;Univers 45 Light&quot;"/>
  </office:font-face-decls>
  <office:automatic-styles>
    <style:style style:name="ce1" style:family="table-cell" style:parent-style-name="Default" style:data-style-name="N0">
      <style:text-properties style:font-name="Univers 55" style:font-name-asian="Univers 55" style:font-name-complex="Univers 55" style:font-family-generic="swiss"/>
    </style:style>
    <style:style style:name="ce2" style:family="table-cell" style:parent-style-name="Default" style:data-style-name="N0"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6" style:family="table-cell" style:parent-style-name="Default" style:data-style-name="N0"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7" style:family="table-cell" style:parent-style-name="Default" style:data-style-name="N0">
      <style:text-properties style:font-name="Univers 55" style:font-name-asian="Univers 55" style:font-name-complex="Univers 55" style:font-family-generic="swiss"/>
    </style:style>
    <style:style style:name="ce8" style:family="table-cell" style:parent-style-name="Default" style:data-style-name="N0">
      <style:text-properties style:font-name="Univers 45 Light" style:font-name-asian="Univers 45 Light" style:font-name-complex="Univers 45 Ligh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style:vertical-align="automatic"/>
      <style:text-properties style:font-name="Univers 55" style:font-name-asian="Univers 55" style:font-name-complex="Univers 55" style:font-family-generic="swiss"/>
    </style:style>
    <style:style style:name="ce12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3" style:family="table-cell" style:parent-style-name="Default" style:data-style-name="N42">
      <style:table-cell-properties fo:border-top="none" fo:border-bottom="thin solid #000000" fo:border-left="none" fo:border-right="none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Univers 55" style:font-name-asian="Univers 55" style:font-name-complex="Univers 55" style:font-family-generic="swiss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8" style:family="table-cell" style:parent-style-name="Default" style:data-style-name="N42"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19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V_237_rgula" style:data-style-name="N44">
      <style:text-properties fo:color="#000000" style:font-name="Univers 55" style:font-name-asian="Univers 55" style:font-name-complex="Univers 55" fo:font-size="7pt" style:font-size-asian="7pt" style:font-size-complex="7pt"/>
    </style:style>
    <style:style style:name="ce21" style:family="table-cell" style:parent-style-name="V_237_rgula" style:data-style-name="N44">
      <style:table-cell-properties style:vertical-align="automatic" style:repeat-content="false"/>
      <style:paragraph-properties fo:text-align="end" fo:margin-right="0cm"/>
      <style:text-properties fo:color="#000000" style:font-name="Univers 55" style:font-name-asian="Univers 55" style:font-name-complex="Univers 55" fo:font-size="7pt" style:font-size-asian="7pt" style:font-size-complex="7pt"/>
    </style:style>
    <style:style style:name="ce22" style:family="table-cell" style:parent-style-name="V_237_rgula" style:data-style-name="N44">
      <style:table-cell-properties fo:border-top="none" fo:border-bottom="thin solid #000000" fo:border-left="none" fo:border-right="none"/>
      <style:text-properties fo:color="#000000" style:font-name="Univers 55" style:font-name-asian="Univers 55" style:font-name-complex="Univers 55" fo:font-size="7pt" style:font-size-asian="7pt" style:font-size-complex="7p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6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style:font-family-generic="swiss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4354166666667cm"/>
    </style:style>
    <style:style style:name="ro1" style:family="table-row">
      <style:table-row-properties style:row-height="11.1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9pt" style:use-optimal-row-height="false" fo:break-before="auto"/>
    </style:style>
    <style:style style:name="ro5" style:family="table-row">
      <style:table-row-properties style:row-height="11.1pt" style:use-optimal-row-height="false" fo:break-before="page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1.8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8.25pt" style:use-optimal-row-height="true" fo:break-before="auto"/>
    </style:style>
    <style:style style:name="ro10" style:family="table-row">
      <style:table-row-properties style:row-height="27pt" style:use-optimal-row-height="true" fo:break-before="auto"/>
    </style:style>
    <style:style style:name="ro11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2in" fo:padding-bottom="0.02in" fo:padding-left="0in" fo:padding-right="0.0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ta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1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Brasil - período 2017-2018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table:number-columns-repeated="6" table:style-name="ce19"/>
          <table:table-cell table:number-columns-repeated="16378" table:style-name="ce8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3">
          <table:table-cell office:value-type="string" table:style-name="ce3">
            <text:p>Despesas com alimentação</text:p>
          </table:table-cell>
          <table:table-cell office:value-type="float" office:value="658.79" table:style-name="ce20">
            <text:p><text:s/>658,79<text:s/></text:p>
          </table:table-cell>
          <table:table-cell office:value-type="float" office:value="730.57" table:style-name="ce20">
            <text:p><text:s/>730,57<text:s/></text:p>
          </table:table-cell>
          <table:table-cell office:value-type="float" office:value="576.67999999999995" table:style-name="ce20">
            <text:p><text:s/>576,68<text:s/></text:p>
          </table:table-cell>
          <table:table-cell office:value-type="float" office:value="475.72" table:style-name="ce20">
            <text:p><text:s/>475,72<text:s/></text:p>
          </table:table-cell>
          <table:table-cell office:value-type="float" office:value="420.96" table:style-name="ce20">
            <text:p><text:s/>42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42.64" table:style-name="ce20">
            <text:p><text:s/>442,64<text:s/></text:p>
          </table:table-cell>
          <table:table-cell office:value-type="float" office:value="479.93" table:style-name="ce20">
            <text:p><text:s/>479,93<text:s/></text:p>
          </table:table-cell>
          <table:table-cell office:value-type="float" office:value="403.61" table:style-name="ce20">
            <text:p><text:s/>403,61<text:s/></text:p>
          </table:table-cell>
          <table:table-cell office:value-type="float" office:value="348.98" table:style-name="ce20">
            <text:p><text:s/>348,98<text:s/></text:p>
          </table:table-cell>
          <table:table-cell office:value-type="float" office:value="297.27" table:style-name="ce20">
            <text:p><text:s/>297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2.24" table:style-name="ce20">
            <text:p><text:s/>22,24<text:s/></text:p>
          </table:table-cell>
          <table:table-cell office:value-type="float" office:value="20.95" table:style-name="ce20">
            <text:p><text:s/>20,95<text:s/></text:p>
          </table:table-cell>
          <table:table-cell office:value-type="float" office:value="24.14" table:style-name="ce20">
            <text:p><text:s/>24,14<text:s/></text:p>
          </table:table-cell>
          <table:table-cell office:value-type="float" office:value="25.43" table:style-name="ce20">
            <text:p><text:s/>25,43<text:s/></text:p>
          </table:table-cell>
          <table:table-cell office:value-type="float" office:value="24.42" table:style-name="ce20">
            <text:p><text:s/>24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2.79" table:style-name="ce20">
            <text:p><text:s/>12,79<text:s/></text:p>
          </table:table-cell>
          <table:table-cell office:value-type="float" office:value="11.32" table:style-name="ce20">
            <text:p><text:s/>11,32<text:s/></text:p>
          </table:table-cell>
          <table:table-cell office:value-type="float" office:value="15.24" table:style-name="ce20">
            <text:p><text:s/>15,24<text:s/></text:p>
          </table:table-cell>
          <table:table-cell office:value-type="float" office:value="15.79" table:style-name="ce20">
            <text:p><text:s/>15,79<text:s/></text:p>
          </table:table-cell>
          <table:table-cell office:value-type="float" office:value="15.01" table:style-name="ce20">
            <text:p><text:s/>15,0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5.92" table:style-name="ce20">
            <text:p><text:s/>5,92<text:s/></text:p>
          </table:table-cell>
          <table:table-cell office:value-type="float" office:value="5.33" table:style-name="ce20">
            <text:p><text:s/>5,33<text:s/></text:p>
          </table:table-cell>
          <table:table-cell office:value-type="float" office:value="6.53" table:style-name="ce20">
            <text:p><text:s/>6,53<text:s/></text:p>
          </table:table-cell>
          <table:table-cell office:value-type="float" office:value="7.75" table:style-name="ce20">
            <text:p><text:s/>7,75<text:s/></text:p>
          </table:table-cell>
          <table:table-cell office:value-type="float" office:value="7.65" table:style-name="ce20">
            <text:p><text:s/>7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2" table:style-name="ce21">
            <text:p><text:s/>0,02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4" table:style-name="ce20">
            <text:p><text:s/>0,0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3.49" table:style-name="ce20">
            <text:p><text:s/>3,49<text:s/></text:p>
          </table:table-cell>
          <table:table-cell office:value-type="float" office:value="4.26" table:style-name="ce20">
            <text:p><text:s/>4,26<text:s/></text:p>
          </table:table-cell>
          <table:table-cell office:value-type="float" office:value="2.35" table:style-name="ce20">
            <text:p><text:s/>2,35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1.72" table:style-name="ce20">
            <text:p><text:s/>1,7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5.92" table:style-name="ce20">
            <text:p><text:s/>15,92<text:s/></text:p>
          </table:table-cell>
          <table:table-cell office:value-type="float" office:value="15.81" table:style-name="ce20">
            <text:p><text:s/>15,81<text:s/></text:p>
          </table:table-cell>
          <table:table-cell office:value-type="float" office:value="15.84" table:style-name="ce20">
            <text:p><text:s/>15,84<text:s/></text:p>
          </table:table-cell>
          <table:table-cell office:value-type="float" office:value="17.3" table:style-name="ce20">
            <text:p><text:s/>17,30<text:s/></text:p>
          </table:table-cell>
          <table:table-cell office:value-type="float" office:value="15.52" table:style-name="ce20">
            <text:p><text:s/>15,5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4.45" table:style-name="ce20">
            <text:p><text:s/>4,45<text:s/></text:p>
          </table:table-cell>
          <table:table-cell office:value-type="float" office:value="4.29" table:style-name="ce20">
            <text:p><text:s/>4,29<text:s/></text:p>
          </table:table-cell>
          <table:table-cell office:value-type="float" office:value="4.8099999999999996" table:style-name="ce20">
            <text:p><text:s/>4,81<text:s/></text:p>
          </table:table-cell>
          <table:table-cell office:value-type="float" office:value="4.8099999999999996" table:style-name="ce20">
            <text:p><text:s/>4,81<text:s/></text:p>
          </table:table-cell>
          <table:table-cell office:value-type="float" office:value="4.2699999999999996" table:style-name="ce20">
            <text:p><text:s/>4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1.3" table:style-name="ce20">
            <text:p><text:s/>1,30<text:s/></text:p>
          </table:table-cell>
          <table:table-cell office:value-type="float" office:value="1.41" table:style-name="ce20">
            <text:p><text:s/>1,41<text:s/></text:p>
          </table:table-cell>
          <table:table-cell office:value-type="float" office:value="1.1599999999999999" table:style-name="ce20">
            <text:p><text:s/>1,16<text:s/></text:p>
          </table:table-cell>
          <table:table-cell office:value-type="float" office:value="0.96" table:style-name="ce20">
            <text:p><text:s/>0,96<text:s/></text:p>
          </table:table-cell>
          <table:table-cell office:value-type="float" office:value="0.96" table:style-name="ce20">
            <text:p><text:s/>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2.41" table:style-name="ce20">
            <text:p><text:s/>2,41<text:s/></text:p>
          </table:table-cell>
          <table:table-cell office:value-type="float" office:value="1.64" table:style-name="ce20">
            <text:p><text:s/>1,64<text:s/></text:p>
          </table:table-cell>
          <table:table-cell office:value-type="float" office:value="2.77" table:style-name="ce20">
            <text:p><text:s/>2,77<text:s/></text:p>
          </table:table-cell>
          <table:table-cell office:value-type="float" office:value="5.38" table:style-name="ce20">
            <text:p><text:s/>5,38<text:s/></text:p>
          </table:table-cell>
          <table:table-cell office:value-type="float" office:value="6.05" table:style-name="ce20">
            <text:p><text:s/>6,0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7.76" table:style-name="ce20">
            <text:p><text:s/>7,76<text:s/></text:p>
          </table:table-cell>
          <table:table-cell office:value-type="float" office:value="8.4700000000000006" table:style-name="ce20">
            <text:p><text:s/>8,47<text:s/></text:p>
          </table:table-cell>
          <table:table-cell office:value-type="float" office:value="7.11" table:style-name="ce20">
            <text:p><text:s/>7,11<text:s/></text:p>
          </table:table-cell>
          <table:table-cell office:value-type="float" office:value="6.15" table:style-name="ce20">
            <text:p><text:s/>6,15<text:s/></text:p>
          </table:table-cell>
          <table:table-cell office:value-type="float" office:value="4.24" table:style-name="ce20">
            <text:p><text:s/>4,2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7.18" table:style-name="ce20">
            <text:p><text:s/>7,18<text:s/></text:p>
          </table:table-cell>
          <table:table-cell office:value-type="float" office:value="7.91" table:style-name="ce20">
            <text:p><text:s/>7,91<text:s/></text:p>
          </table:table-cell>
          <table:table-cell office:value-type="float" office:value="6.54" table:style-name="ce20">
            <text:p><text:s/>6,54<text:s/></text:p>
          </table:table-cell>
          <table:table-cell office:value-type="float" office:value="5.08" table:style-name="ce20">
            <text:p><text:s/>5,08<text:s/></text:p>
          </table:table-cell>
          <table:table-cell office:value-type="float" office:value="4.32" table:style-name="ce20">
            <text:p><text:s/>4,3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78" table:style-name="ce20">
            <text:p><text:s/>2,78<text:s/></text:p>
          </table:table-cell>
          <table:table-cell office:value-type="float" office:value="3.02" table:style-name="ce20">
            <text:p><text:s/>3,02<text:s/></text:p>
          </table:table-cell>
          <table:table-cell office:value-type="float" office:value="2.65" table:style-name="ce20">
            <text:p><text:s/>2,65<text:s/></text:p>
          </table:table-cell>
          <table:table-cell office:value-type="float" office:value="2.0499999999999998" table:style-name="ce20">
            <text:p><text:s/>2,05<text:s/></text:p>
          </table:table-cell>
          <table:table-cell office:value-type="float" office:value="1.48" table:style-name="ce20">
            <text:p><text:s/>1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17" table:style-name="ce20">
            <text:p><text:s/>1,17<text:s/></text:p>
          </table:table-cell>
          <table:table-cell office:value-type="float" office:value="1.3" table:style-name="ce20">
            <text:p><text:s/>1,30<text:s/></text:p>
          </table:table-cell>
          <table:table-cell office:value-type="float" office:value="1.03" table:style-name="ce20">
            <text:p><text:s/>1,03<text:s/>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0.61" table:style-name="ce20">
            <text:p><text:s/>0,6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0.98" table:style-name="ce20">
            <text:p><text:s/>0,98<text:s/>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0.93" table:style-name="ce20">
            <text:p><text:s/>0,93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82" table:style-name="ce20">
            <text:p><text:s/>0,8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25" table:style-name="ce20">
            <text:p><text:s/>2,25<text:s/></text:p>
          </table:table-cell>
          <table:table-cell office:value-type="float" office:value="2.54" table:style-name="ce20">
            <text:p><text:s/>2,54<text:s/></text:p>
          </table:table-cell>
          <table:table-cell office:value-type="float" office:value="1.93" table:style-name="ce20">
            <text:p><text:s/>1,93<text:s/></text:p>
          </table:table-cell>
          <table:table-cell office:value-type="float" office:value="1.38" table:style-name="ce20">
            <text:p><text:s/>1,38<text:s/></text:p>
          </table:table-cell>
          <table:table-cell office:value-type="float" office:value="1.41" table:style-name="ce20">
            <text:p><text:s/>1,4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19.93" table:style-name="ce20">
            <text:p><text:s/>19,93<text:s/></text:p>
          </table:table-cell>
          <table:table-cell office:value-type="float" office:value="22.63" table:style-name="ce20">
            <text:p><text:s/>22,63<text:s/></text:p>
          </table:table-cell>
          <table:table-cell office:value-type="float" office:value="16.25" table:style-name="ce20">
            <text:p><text:s/>16,25<text:s/></text:p>
          </table:table-cell>
          <table:table-cell office:value-type="float" office:value="15.02" table:style-name="ce20">
            <text:p><text:s/>15,02<text:s/></text:p>
          </table:table-cell>
          <table:table-cell office:value-type="float" office:value="10.46" table:style-name="ce20">
            <text:p><text:s/>10,4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.11" table:style-name="ce20">
            <text:p><text:s/>2,11<text:s/></text:p>
          </table:table-cell>
          <table:table-cell office:value-type="float" office:value="2.04" table:style-name="ce20">
            <text:p><text:s/>2,04<text:s/></text:p>
          </table:table-cell>
          <table:table-cell office:value-type="float" office:value="2.2000000000000002" table:style-name="ce20">
            <text:p><text:s/>2,20<text:s/></text:p>
          </table:table-cell>
          <table:table-cell office:value-type="float" office:value="2.39" table:style-name="ce20">
            <text:p><text:s/>2,39<text:s/></text:p>
          </table:table-cell>
          <table:table-cell office:value-type="float" office:value="2.04" table:style-name="ce20">
            <text:p><text:s/>2,0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2.54" table:style-name="ce20">
            <text:p><text:s/>2,54<text:s/></text:p>
          </table:table-cell>
          <table:table-cell office:value-type="float" office:value="3.26" table:style-name="ce20">
            <text:p><text:s/>3,26<text:s/></text:p>
          </table:table-cell>
          <table:table-cell office:value-type="float" office:value="3.75" table:style-name="ce20">
            <text:p><text:s/>3,75<text:s/></text:p>
          </table:table-cell>
          <table:table-cell office:value-type="float" office:value="3.12" table:style-name="ce20">
            <text:p><text:s/>3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19" table:style-name="ce20">
            <text:p><text:s/>0,19<text:s/></text:p>
          </table:table-cell>
          <table:table-cell office:value-type="float" office:value="0.26" table:style-name="ce20">
            <text:p><text:s/>0,26<text:s/></text:p>
          </table:table-cell>
          <table:table-cell office:value-type="float" office:value="0.09" table:style-name="ce20">
            <text:p><text:s/>0,09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7.0000000000000007E-2" table:style-name="ce20">
            <text:p><text:s/>0,0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4.79" table:style-name="ce20">
            <text:p><text:s/>14,79<text:s/></text:p>
          </table:table-cell>
          <table:table-cell office:value-type="float" office:value="17.79" table:style-name="ce20">
            <text:p><text:s/>17,79<text:s/></text:p>
          </table:table-cell>
          <table:table-cell office:value-type="float" office:value="10.71" table:style-name="ce20">
            <text:p><text:s/>10,71<text:s/></text:p>
          </table:table-cell>
          <table:table-cell office:value-type="float" office:value="8.85" table:style-name="ce20">
            <text:p><text:s/>8,85<text:s/></text:p>
          </table:table-cell>
          <table:table-cell office:value-type="float" office:value="5.23" table:style-name="ce20">
            <text:p><text:s/>5,2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6.07" table:style-name="ce20">
            <text:p><text:s/>16,07<text:s/></text:p>
          </table:table-cell>
          <table:table-cell office:value-type="float" office:value="18.25" table:style-name="ce20">
            <text:p><text:s/>18,25<text:s/></text:p>
          </table:table-cell>
          <table:table-cell office:value-type="float" office:value="13.42" table:style-name="ce20">
            <text:p><text:s/>13,42<text:s/></text:p>
          </table:table-cell>
          <table:table-cell office:value-type="float" office:value="10.9" table:style-name="ce20">
            <text:p><text:s/>10,90<text:s/></text:p>
          </table:table-cell>
          <table:table-cell office:value-type="float" office:value="8.93" table:style-name="ce20">
            <text:p><text:s/>8,9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4.97" table:style-name="ce20">
            <text:p><text:s/>4,97<text:s/></text:p>
          </table:table-cell>
          <table:table-cell office:value-type="float" office:value="5.52" table:style-name="ce20">
            <text:p><text:s/>5,52<text:s/></text:p>
          </table:table-cell>
          <table:table-cell office:value-type="float" office:value="4.43" table:style-name="ce20">
            <text:p><text:s/>4,43<text:s/></text:p>
          </table:table-cell>
          <table:table-cell office:value-type="float" office:value="3.55" table:style-name="ce20">
            <text:p><text:s/>3,55<text:s/></text:p>
          </table:table-cell>
          <table:table-cell office:value-type="float" office:value="2.73" table:style-name="ce20">
            <text:p><text:s/>2,7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2.1" table:style-name="ce20">
            <text:p><text:s/>2,10<text:s/></text:p>
          </table:table-cell>
          <table:table-cell office:value-type="float" office:value="2.23" table:style-name="ce20">
            <text:p><text:s/>2,23<text:s/></text:p>
          </table:table-cell>
          <table:table-cell office:value-type="float" office:value="1.96" table:style-name="ce20">
            <text:p><text:s/>1,96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1.4" table:style-name="ce20">
            <text:p><text:s/>1,4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1.78" table:style-name="ce20">
            <text:p><text:s/>1,78<text:s/></text:p>
          </table:table-cell>
          <table:table-cell office:value-type="float" office:value="2.13" table:style-name="ce20">
            <text:p><text:s/>2,13<text:s/></text:p>
          </table:table-cell>
          <table:table-cell office:value-type="float" office:value="1.4" table:style-name="ce20">
            <text:p><text:s/>1,40<text:s/></text:p>
          </table:table-cell>
          <table:table-cell office:value-type="float" office:value="0.93" table:style-name="ce20">
            <text:p><text:s/>0,93<text:s/></text:p>
          </table:table-cell>
          <table:table-cell office:value-type="float" office:value="0.5" table:style-name="ce20">
            <text:p><text:s/>0,5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7.21" table:style-name="ce20">
            <text:p><text:s/>7,21<text:s/></text:p>
          </table:table-cell>
          <table:table-cell office:value-type="float" office:value="8.36" table:style-name="ce20">
            <text:p><text:s/>8,36<text:s/></text:p>
          </table:table-cell>
          <table:table-cell office:value-type="float" office:value="5.63" table:style-name="ce20">
            <text:p><text:s/>5,63<text:s/></text:p>
          </table:table-cell>
          <table:table-cell office:value-type="float" office:value="4.58" table:style-name="ce20">
            <text:p><text:s/>4,58<text:s/></text:p>
          </table:table-cell>
          <table:table-cell office:value-type="float" office:value="4.29" table:style-name="ce20">
            <text:p><text:s/>4,2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3.1" table:style-name="ce20">
            <text:p><text:s/>23,10<text:s/></text:p>
          </table:table-cell>
          <table:table-cell office:value-type="float" office:value="27.43" table:style-name="ce20">
            <text:p><text:s/>27,43<text:s/></text:p>
          </table:table-cell>
          <table:table-cell office:value-type="float" office:value="17.809999999999999" table:style-name="ce20">
            <text:p><text:s/>17,81<text:s/></text:p>
          </table:table-cell>
          <table:table-cell office:value-type="float" office:value="12.42" table:style-name="ce20">
            <text:p><text:s/>12,42<text:s/></text:p>
          </table:table-cell>
          <table:table-cell office:value-type="float" office:value="9.93" table:style-name="ce20">
            <text:p><text:s/>9,9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5.95" table:style-name="ce20">
            <text:p><text:s/>5,95<text:s/></text:p>
          </table:table-cell>
          <table:table-cell office:value-type="float" office:value="6.68" table:style-name="ce20">
            <text:p><text:s/>6,68<text:s/></text:p>
          </table:table-cell>
          <table:table-cell office:value-type="float" office:value="5.12" table:style-name="ce20">
            <text:p><text:s/>5,12<text:s/></text:p>
          </table:table-cell>
          <table:table-cell office:value-type="float" office:value="4.1900000000000004" table:style-name="ce20">
            <text:p><text:s/>4,19<text:s/></text:p>
          </table:table-cell>
          <table:table-cell office:value-type="float" office:value="3.27" table:style-name="ce20">
            <text:p><text:s/>3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2.37" table:style-name="ce20">
            <text:p><text:s/>2,37<text:s/></text:p>
          </table:table-cell>
          <table:table-cell office:value-type="float" office:value="2.82" table:style-name="ce20">
            <text:p><text:s/>2,82<text:s/></text:p>
          </table:table-cell>
          <table:table-cell office:value-type="float" office:value="1.81" table:style-name="ce20">
            <text:p><text:s/>1,81<text:s/></text:p>
          </table:table-cell>
          <table:table-cell office:value-type="float" office:value="1.35" table:style-name="ce20">
            <text:p><text:s/>1,35<text:s/></text:p>
          </table:table-cell>
          <table:table-cell office:value-type="float" office:value="0.94" table:style-name="ce20">
            <text:p><text:s/>0,9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35" table:style-name="ce20">
            <text:p><text:s/>2,35<text:s/></text:p>
          </table:table-cell>
          <table:table-cell office:value-type="float" office:value="2.77" table:style-name="ce20">
            <text:p><text:s/>2,77<text:s/></text:p>
          </table:table-cell>
          <table:table-cell office:value-type="float" office:value="1.91" table:style-name="ce20">
            <text:p><text:s/>1,91<text:s/></text:p>
          </table:table-cell>
          <table:table-cell office:value-type="float" office:value="1.2" table:style-name="ce20">
            <text:p><text:s/>1,20<text:s/></text:p>
          </table:table-cell>
          <table:table-cell office:value-type="float" office:value="0.91" table:style-name="ce20">
            <text:p><text:s/>0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2.44" table:style-name="ce20">
            <text:p><text:s/>12,44<text:s/></text:p>
          </table:table-cell>
          <table:table-cell office:value-type="float" office:value="15.17" table:style-name="ce20">
            <text:p><text:s/>15,17<text:s/></text:p>
          </table:table-cell>
          <table:table-cell office:value-type="float" office:value="8.9700000000000006" table:style-name="ce20">
            <text:p><text:s/>8,97<text:s/></text:p>
          </table:table-cell>
          <table:table-cell office:value-type="float" office:value="5.68" table:style-name="ce20">
            <text:p><text:s/>5,68<text:s/></text:p>
          </table:table-cell>
          <table:table-cell office:value-type="float" office:value="4.8099999999999996" table:style-name="ce20">
            <text:p><text:s/>4,8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89.48" table:style-name="ce20">
            <text:p><text:s/>89,48<text:s/></text:p>
          </table:table-cell>
          <table:table-cell office:value-type="float" office:value="94.98" table:style-name="ce20">
            <text:p><text:s/>94,98<text:s/></text:p>
          </table:table-cell>
          <table:table-cell office:value-type="float" office:value="84.27" table:style-name="ce20">
            <text:p><text:s/>84,27<text:s/></text:p>
          </table:table-cell>
          <table:table-cell office:value-type="float" office:value="75.63" table:style-name="ce20">
            <text:p><text:s/>75,63<text:s/></text:p>
          </table:table-cell>
          <table:table-cell office:value-type="float" office:value="65.12" table:style-name="ce20">
            <text:p><text:s/>65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24.48" table:style-name="ce20">
            <text:p><text:s/>24,48<text:s/></text:p>
          </table:table-cell>
          <table:table-cell office:value-type="float" office:value="29.87" table:style-name="ce20">
            <text:p><text:s/>29,87<text:s/></text:p>
          </table:table-cell>
          <table:table-cell office:value-type="float" office:value="17.64" table:style-name="ce20">
            <text:p><text:s/>17,64<text:s/></text:p>
          </table:table-cell>
          <table:table-cell office:value-type="float" office:value="11.99" table:style-name="ce20">
            <text:p><text:s/>11,99<text:s/></text:p>
          </table:table-cell>
          <table:table-cell office:value-type="float" office:value="7.97" table:style-name="ce20">
            <text:p><text:s/>7,9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6.399999999999999" table:style-name="ce20">
            <text:p><text:s/>16,40<text:s/></text:p>
          </table:table-cell>
          <table:table-cell office:value-type="float" office:value="16.54" table:style-name="ce20">
            <text:p><text:s/>16,54<text:s/></text:p>
          </table:table-cell>
          <table:table-cell office:value-type="float" office:value="17.16" table:style-name="ce20">
            <text:p><text:s/>17,16<text:s/></text:p>
          </table:table-cell>
          <table:table-cell office:value-type="float" office:value="15.44" table:style-name="ce20">
            <text:p><text:s/>15,44<text:s/></text:p>
          </table:table-cell>
          <table:table-cell office:value-type="float" office:value="12.11" table:style-name="ce20">
            <text:p><text:s/>12,1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7.62" table:style-name="ce20">
            <text:p><text:s/>7,62<text:s/></text:p>
          </table:table-cell>
          <table:table-cell office:value-type="float" office:value="8.42" table:style-name="ce20">
            <text:p><text:s/>8,42<text:s/></text:p>
          </table:table-cell>
          <table:table-cell office:value-type="float" office:value="6.83" table:style-name="ce20">
            <text:p><text:s/>6,83<text:s/></text:p>
          </table:table-cell>
          <table:table-cell office:value-type="float" office:value="5.17" table:style-name="ce20">
            <text:p><text:s/>5,17<text:s/></text:p>
          </table:table-cell>
          <table:table-cell office:value-type="float" office:value="5.05" table:style-name="ce20">
            <text:p><text:s/>5,0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9.350000000000001" table:style-name="ce20">
            <text:p><text:s/>19,35<text:s/></text:p>
          </table:table-cell>
          <table:table-cell office:value-type="float" office:value="20.64" table:style-name="ce20">
            <text:p><text:s/>20,64<text:s/></text:p>
          </table:table-cell>
          <table:table-cell office:value-type="float" office:value="18.23" table:style-name="ce20">
            <text:p><text:s/>18,23<text:s/></text:p>
          </table:table-cell>
          <table:table-cell office:value-type="float" office:value="16.149999999999999" table:style-name="ce20">
            <text:p><text:s/>16,15<text:s/></text:p>
          </table:table-cell>
          <table:table-cell office:value-type="float" office:value="13.21" table:style-name="ce20">
            <text:p><text:s/>13,2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7.1" table:style-name="ce20">
            <text:p><text:s/>7,10<text:s/></text:p>
          </table:table-cell>
          <table:table-cell office:value-type="float" office:value="5.94" table:style-name="ce20">
            <text:p><text:s/>5,94<text:s/></text:p>
          </table:table-cell>
          <table:table-cell office:value-type="float" office:value="8.06" table:style-name="ce20">
            <text:p><text:s/>8,06<text:s/></text:p>
          </table:table-cell>
          <table:table-cell office:value-type="float" office:value="10.210000000000001" table:style-name="ce20">
            <text:p><text:s/>10,21<text:s/></text:p>
          </table:table-cell>
          <table:table-cell office:value-type="float" office:value="12.54" table:style-name="ce20">
            <text:p><text:s/>12,5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4.52" table:style-name="ce20">
            <text:p><text:s/>14,52<text:s/></text:p>
          </table:table-cell>
          <table:table-cell office:value-type="float" office:value="13.57" table:style-name="ce20">
            <text:p><text:s/>13,57<text:s/></text:p>
          </table:table-cell>
          <table:table-cell office:value-type="float" office:value="16.350000000000001" table:style-name="ce20">
            <text:p><text:s/>16,35<text:s/></text:p>
          </table:table-cell>
          <table:table-cell office:value-type="float" office:value="16.670000000000002" table:style-name="ce20">
            <text:p><text:s/>16,67<text:s/></text:p>
          </table:table-cell>
          <table:table-cell office:value-type="float" office:value="14.24" table:style-name="ce20">
            <text:p><text:s/>14,2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33.6" table:style-name="ce20">
            <text:p><text:s/>33,60<text:s/></text:p>
          </table:table-cell>
          <table:table-cell office:value-type="float" office:value="32.47" table:style-name="ce20">
            <text:p><text:s/>32,47<text:s/></text:p>
          </table:table-cell>
          <table:table-cell office:value-type="float" office:value="35.130000000000003" table:style-name="ce20">
            <text:p><text:s/>35,13<text:s/></text:p>
          </table:table-cell>
          <table:table-cell office:value-type="float" office:value="38" table:style-name="ce20">
            <text:p><text:s/>38,00<text:s/></text:p>
          </table:table-cell>
          <table:table-cell office:value-type="float" office:value="33.479999999999997" table:style-name="ce20">
            <text:p><text:s/>33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24.77" table:style-name="ce22">
            <text:p><text:s/>24,77<text:s/></text:p>
          </table:table-cell>
          <table:table-cell office:value-type="float" office:value="23.06" table:style-name="ce22">
            <text:p><text:s/>23,06<text:s/></text:p>
          </table:table-cell>
          <table:table-cell office:value-type="float" office:value="27.27" table:style-name="ce22">
            <text:p><text:s/>27,27<text:s/></text:p>
          </table:table-cell>
          <table:table-cell office:value-type="float" office:value="29.85" table:style-name="ce22">
            <text:p><text:s/>29,85<text:s/></text:p>
          </table:table-cell>
          <table:table-cell office:value-type="float" office:value="26.41" table:style-name="ce22">
            <text:p><text:s/>26,41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1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Brasil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5">
          <table:table-cell table:style-name="ce12"/>
          <table:table-cell table:number-columns-repeated="3" table:style-name="ce13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3">
            <text:p><text:s text:c="3"/>Ovo de galinha</text:p>
          </table:table-cell>
          <table:table-cell office:value-type="float" office:value="7.19" table:style-name="ce20">
            <text:p><text:s/>7,19<text:s/></text:p>
          </table:table-cell>
          <table:table-cell office:value-type="float" office:value="7.36" table:style-name="ce20">
            <text:p><text:s/>7,36<text:s/></text:p>
          </table:table-cell>
          <table:table-cell office:value-type="float" office:value="6.86" table:style-name="ce20">
            <text:p><text:s/>6,86<text:s/></text:p>
          </table:table-cell>
          <table:table-cell office:value-type="float" office:value="7.24" table:style-name="ce20">
            <text:p><text:s/>7,24<text:s/></text:p>
          </table:table-cell>
          <table:table-cell office:value-type="float" office:value="6.48" table:style-name="ce20">
            <text:p><text:s/>6,48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16" table:style-name="ce20">
            <text:p><text:s/>0,16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8" table:style-name="ce20">
            <text:p><text:s/>0,0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53" table:style-name="ce20">
            <text:p><text:s/>1,53<text:s/></text:p>
          </table:table-cell>
          <table:table-cell office:value-type="float" office:value="1.89" table:style-name="ce20">
            <text:p><text:s/>1,89<text:s/></text:p>
          </table:table-cell>
          <table:table-cell office:value-type="float" office:value="0.99" table:style-name="ce20">
            <text:p><text:s/>0,99<text:s/>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0.5" table:style-name="ce20">
            <text:p><text:s/>0,5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46.95" table:style-name="ce20">
            <text:p><text:s/>46,95<text:s/></text:p>
          </table:table-cell>
          <table:table-cell office:value-type="float" office:value="53.3" table:style-name="ce20">
            <text:p><text:s/>53,30<text:s/></text:p>
          </table:table-cell>
          <table:table-cell office:value-type="float" office:value="40.99" table:style-name="ce20">
            <text:p><text:s/>40,99<text:s/></text:p>
          </table:table-cell>
          <table:table-cell office:value-type="float" office:value="29.34" table:style-name="ce20">
            <text:p><text:s/>29,34<text:s/></text:p>
          </table:table-cell>
          <table:table-cell office:value-type="float" office:value="21.69" table:style-name="ce20">
            <text:p><text:s/>21,6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4.47" table:style-name="ce20">
            <text:p><text:s/>14,47<text:s/></text:p>
          </table:table-cell>
          <table:table-cell office:value-type="float" office:value="15.66" table:style-name="ce20">
            <text:p><text:s/>15,66<text:s/></text:p>
          </table:table-cell>
          <table:table-cell office:value-type="float" office:value="14.12" table:style-name="ce20">
            <text:p><text:s/>14,12<text:s/></text:p>
          </table:table-cell>
          <table:table-cell office:value-type="float" office:value="10.29" table:style-name="ce20">
            <text:p><text:s/>10,29<text:s/></text:p>
          </table:table-cell>
          <table:table-cell office:value-type="float" office:value="7.21" table:style-name="ce20">
            <text:p><text:s/>7,2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5.58" table:style-name="ce20">
            <text:p><text:s/>5,58<text:s/></text:p>
          </table:table-cell>
          <table:table-cell office:value-type="float" office:value="5.04" table:style-name="ce20">
            <text:p><text:s/>5,04<text:s/></text:p>
          </table:table-cell>
          <table:table-cell office:value-type="float" office:value="6.69" table:style-name="ce20">
            <text:p><text:s/>6,69<text:s/></text:p>
          </table:table-cell>
          <table:table-cell office:value-type="float" office:value="6.43" table:style-name="ce20">
            <text:p><text:s/>6,43<text:s/></text:p>
          </table:table-cell>
          <table:table-cell office:value-type="float" office:value="5.71" table:style-name="ce20">
            <text:p><text:s/>5,7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12.82" table:style-name="ce20">
            <text:p><text:s/>12,82<text:s/></text:p>
          </table:table-cell>
          <table:table-cell office:value-type="float" office:value="16.36" table:style-name="ce20">
            <text:p><text:s/>16,36<text:s/></text:p>
          </table:table-cell>
          <table:table-cell office:value-type="float" office:value="8.25" table:style-name="ce20">
            <text:p><text:s/>8,25<text:s/></text:p>
          </table:table-cell>
          <table:table-cell office:value-type="float" office:value="4.32" table:style-name="ce20">
            <text:p><text:s/>4,32<text:s/></text:p>
          </table:table-cell>
          <table:table-cell office:value-type="float" office:value="2.96" table:style-name="ce20">
            <text:p><text:s/>2,9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99" table:style-name="ce20">
            <text:p><text:s/>0,99<text:s/>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27" table:style-name="ce20">
            <text:p><text:s/>0,27<text:s/></text:p>
          </table:table-cell>
          <table:table-cell office:value-type="float" office:value="0.17" table:style-name="ce20">
            <text:p><text:s/>0,1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13" table:style-name="ce20">
            <text:p><text:s/>0,13<text:s/></text:p>
          </table:table-cell>
          <table:table-cell office:value-type="float" office:value="0.19" table:style-name="ce20">
            <text:p><text:s/>0,19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2" table:style-name="ce20">
            <text:p><text:s/>0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3.19" table:style-name="ce20">
            <text:p><text:s/>13,19<text:s/></text:p>
          </table:table-cell>
          <table:table-cell office:value-type="float" office:value="15.06" table:style-name="ce20">
            <text:p><text:s/>15,06<text:s/></text:p>
          </table:table-cell>
          <table:table-cell office:value-type="float" office:value="11.45" table:style-name="ce20">
            <text:p><text:s/>11,45<text:s/></text:p>
          </table:table-cell>
          <table:table-cell office:value-type="float" office:value="8.01" table:style-name="ce20">
            <text:p><text:s/>8,01<text:s/></text:p>
          </table:table-cell>
          <table:table-cell office:value-type="float" office:value="5.63" table:style-name="ce20">
            <text:p><text:s/>5,6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45.38" table:style-name="ce20">
            <text:p><text:s/>45,38<text:s/></text:p>
          </table:table-cell>
          <table:table-cell office:value-type="float" office:value="48.08" table:style-name="ce20">
            <text:p><text:s/>48,08<text:s/></text:p>
          </table:table-cell>
          <table:table-cell office:value-type="float" office:value="44.12" table:style-name="ce20">
            <text:p><text:s/>44,12<text:s/></text:p>
          </table:table-cell>
          <table:table-cell office:value-type="float" office:value="35.97" table:style-name="ce20">
            <text:p><text:s/>35,97<text:s/></text:p>
          </table:table-cell>
          <table:table-cell office:value-type="float" office:value="31.24" table:style-name="ce20">
            <text:p><text:s/>31,2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8.63" table:style-name="ce20">
            <text:p><text:s/>18,63<text:s/></text:p>
          </table:table-cell>
          <table:table-cell office:value-type="float" office:value="18.05" table:style-name="ce20">
            <text:p><text:s/>18,05<text:s/></text:p>
          </table:table-cell>
          <table:table-cell office:value-type="float" office:value="20.420000000000002" table:style-name="ce20">
            <text:p><text:s/>20,42<text:s/></text:p>
          </table:table-cell>
          <table:table-cell office:value-type="float" office:value="18.62" table:style-name="ce20">
            <text:p><text:s/>18,62<text:s/></text:p>
          </table:table-cell>
          <table:table-cell office:value-type="float" office:value="17.36" table:style-name="ce20">
            <text:p><text:s/>17,3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1.91" table:style-name="ce20">
            <text:p><text:s/>11,91<text:s/></text:p>
          </table:table-cell>
          <table:table-cell office:value-type="float" office:value="12.29" table:style-name="ce20">
            <text:p><text:s/>12,29<text:s/></text:p>
          </table:table-cell>
          <table:table-cell office:value-type="float" office:value="12.37" table:style-name="ce20">
            <text:p><text:s/>12,37<text:s/></text:p>
          </table:table-cell>
          <table:table-cell office:value-type="float" office:value="9.73" table:style-name="ce20">
            <text:p><text:s/>9,73<text:s/></text:p>
          </table:table-cell>
          <table:table-cell office:value-type="float" office:value="7.97" table:style-name="ce20">
            <text:p><text:s/>7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21" table:style-name="ce20">
            <text:p><text:s/>0,21<text:s/></text:p>
          </table:table-cell>
          <table:table-cell office:value-type="float" office:value="0.28000000000000003" table:style-name="ce20">
            <text:p><text:s/>0,28<text:s/></text:p>
          </table:table-cell>
          <table:table-cell office:value-type="float" office:value="0.12" table:style-name="ce20">
            <text:p><text:s/>0,12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6" table:style-name="ce20">
            <text:p><text:s/>0,0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14.63" table:style-name="ce20">
            <text:p><text:s/>14,63<text:s/></text:p>
          </table:table-cell>
          <table:table-cell office:value-type="float" office:value="17.47" table:style-name="ce20">
            <text:p><text:s/>17,47<text:s/></text:p>
          </table:table-cell>
          <table:table-cell office:value-type="float" office:value="11.2" table:style-name="ce20">
            <text:p><text:s/>11,20<text:s/></text:p>
          </table:table-cell>
          <table:table-cell office:value-type="float" office:value="7.59" table:style-name="ce20">
            <text:p><text:s/>7,59<text:s/></text:p>
          </table:table-cell>
          <table:table-cell office:value-type="float" office:value="5.85" table:style-name="ce20">
            <text:p><text:s/>5,8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7.41" table:style-name="ce20">
            <text:p><text:s/>7,41<text:s/></text:p>
          </table:table-cell>
          <table:table-cell office:value-type="float" office:value="7.94" table:style-name="ce20">
            <text:p><text:s/>7,94<text:s/></text:p>
          </table:table-cell>
          <table:table-cell office:value-type="float" office:value="6.71" table:style-name="ce20">
            <text:p><text:s/>6,71<text:s/></text:p>
          </table:table-cell>
          <table:table-cell office:value-type="float" office:value="6.34" table:style-name="ce20">
            <text:p><text:s/>6,34<text:s/></text:p>
          </table:table-cell>
          <table:table-cell office:value-type="float" office:value="5.53" table:style-name="ce20">
            <text:p><text:s/>5,5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4.38" table:style-name="ce20">
            <text:p><text:s/>4,38<text:s/></text:p>
          </table:table-cell>
          <table:table-cell office:value-type="float" office:value="4.01" table:style-name="ce20">
            <text:p><text:s/>4,01<text:s/></text:p>
          </table:table-cell>
          <table:table-cell office:value-type="float" office:value="5.03" table:style-name="ce20">
            <text:p><text:s/>5,03<text:s/></text:p>
          </table:table-cell>
          <table:table-cell office:value-type="float" office:value="5.34" table:style-name="ce20">
            <text:p><text:s/>5,34<text:s/></text:p>
          </table:table-cell>
          <table:table-cell office:value-type="float" office:value="4.47" table:style-name="ce20">
            <text:p><text:s/>4,4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1.92" table:style-name="ce20">
            <text:p><text:s/>1,92<text:s/></text:p>
          </table:table-cell>
          <table:table-cell office:value-type="float" office:value="2.5499999999999998" table:style-name="ce20">
            <text:p><text:s/>2,55<text:s/></text:p>
          </table:table-cell>
          <table:table-cell office:value-type="float" office:value="0.98" table:style-name="ce20">
            <text:p><text:s/>0,98<text:s/></text:p>
          </table:table-cell>
          <table:table-cell office:value-type="float" office:value="0.5" table:style-name="ce20">
            <text:p><text:s/>0,50<text:s/></text:p>
          </table:table-cell>
          <table:table-cell office:value-type="float" office:value="0.54" table:style-name="ce20">
            <text:p><text:s/>0,5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1.38" table:style-name="ce20">
            <text:p><text:s/>1,38<text:s/></text:p>
          </table:table-cell>
          <table:table-cell office:value-type="float" office:value="0.7" table:style-name="ce20">
            <text:p><text:s/>0,70<text:s/></text:p>
          </table:table-cell>
          <table:table-cell office:value-type="float" office:value="0.5" table:style-name="ce20">
            <text:p><text:s/>0,50<text:s/></text:p>
          </table:table-cell>
          <table:table-cell office:value-type="float" office:value="0.52" table:style-name="ce20">
            <text:p><text:s/>0,5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47.05" table:style-name="ce20">
            <text:p><text:s/>47,05<text:s/></text:p>
          </table:table-cell>
          <table:table-cell office:value-type="float" office:value="54.09" table:style-name="ce20">
            <text:p><text:s/>54,09<text:s/></text:p>
          </table:table-cell>
          <table:table-cell office:value-type="float" office:value="38.04" table:style-name="ce20">
            <text:p><text:s/>38,04<text:s/></text:p>
          </table:table-cell>
          <table:table-cell office:value-type="float" office:value="31.05" table:style-name="ce20">
            <text:p><text:s/>31,05<text:s/></text:p>
          </table:table-cell>
          <table:table-cell office:value-type="float" office:value="25.27" table:style-name="ce20">
            <text:p><text:s/>25,27<text:s/></text:p>
          </table:table-cell>
          <table:table-cell table:style-name="ce2">
            <draw:frame draw:z-index="1" draw:id="id0" draw:style-name="a2" draw:name="Text 2" svg:x="0in" svg:y="0in" svg:width="0in" svg:height="0in">
              <draw:text-box>
                <text:p text:style-name="a1" text:class-names="" text:cond-style-name=""><text:span text:style-name="a0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92" table:style-name="ce20">
            <text:p><text:s/>9,92<text:s/></text:p>
          </table:table-cell>
          <table:table-cell office:value-type="float" office:value="9.8699999999999992" table:style-name="ce20">
            <text:p><text:s/>9,87<text:s/></text:p>
          </table:table-cell>
          <table:table-cell office:value-type="float" office:value="10.029999999999999" table:style-name="ce20">
            <text:p><text:s/>10,03<text:s/></text:p>
          </table:table-cell>
          <table:table-cell office:value-type="float" office:value="10.36" table:style-name="ce20">
            <text:p><text:s/>10,36<text:s/></text:p>
          </table:table-cell>
          <table:table-cell office:value-type="float" office:value="9.3699999999999992" table:style-name="ce20">
            <text:p><text:s/>9,3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12.06" table:style-name="ce20">
            <text:p><text:s/>12,06<text:s/></text:p>
          </table:table-cell>
          <table:table-cell office:value-type="float" office:value="13.87" table:style-name="ce20">
            <text:p><text:s/>13,87<text:s/></text:p>
          </table:table-cell>
          <table:table-cell office:value-type="float" office:value="10.23" table:style-name="ce20">
            <text:p><text:s/>10,23<text:s/></text:p>
          </table:table-cell>
          <table:table-cell office:value-type="float" office:value="6.99" table:style-name="ce20">
            <text:p><text:s/>6,99<text:s/></text:p>
          </table:table-cell>
          <table:table-cell office:value-type="float" office:value="5.58" table:style-name="ce20">
            <text:p><text:s/>5,5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37" table:style-name="ce20">
            <text:p><text:s/>0,37<text:s/></text:p>
          </table:table-cell>
          <table:table-cell office:value-type="float" office:value="0.49" table:style-name="ce20">
            <text:p><text:s/>0,49<text:s/></text:p>
          </table:table-cell>
          <table:table-cell office:value-type="float" office:value="0.22" table:style-name="ce20">
            <text:p><text:s/>0,22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7.0000000000000007E-2" table:style-name="ce20">
            <text:p><text:s/>0,0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10.029999999999999" table:style-name="ce20">
            <text:p><text:s/>10,03<text:s/></text:p>
          </table:table-cell>
          <table:table-cell office:value-type="float" office:value="12.61" table:style-name="ce20">
            <text:p><text:s/>12,61<text:s/></text:p>
          </table:table-cell>
          <table:table-cell office:value-type="float" office:value="6.63" table:style-name="ce20">
            <text:p><text:s/>6,63<text:s/></text:p>
          </table:table-cell>
          <table:table-cell office:value-type="float" office:value="4.3499999999999996" table:style-name="ce20">
            <text:p><text:s/>4,35<text:s/></text:p>
          </table:table-cell>
          <table:table-cell office:value-type="float" office:value="2.2400000000000002" table:style-name="ce20">
            <text:p><text:s/>2,2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3.75" table:style-name="ce20">
            <text:p><text:s/>3,75<text:s/></text:p>
          </table:table-cell>
          <table:table-cell office:value-type="float" office:value="5.0599999999999996" table:style-name="ce20">
            <text:p><text:s/>5,06<text:s/></text:p>
          </table:table-cell>
          <table:table-cell office:value-type="float" office:value="1.56" table:style-name="ce20">
            <text:p><text:s/>1,56<text:s/></text:p>
          </table:table-cell>
          <table:table-cell office:value-type="float" office:value="1.57" table:style-name="ce20">
            <text:p><text:s/>1,57<text:s/></text:p>
          </table:table-cell>
          <table:table-cell office:value-type="float" office:value="1.04" table:style-name="ce20">
            <text:p><text:s/>1,0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10.91" table:style-name="ce20">
            <text:p><text:s/>10,91<text:s/></text:p>
          </table:table-cell>
          <table:table-cell office:value-type="float" office:value="12.19" table:style-name="ce20">
            <text:p><text:s/>12,19<text:s/></text:p>
          </table:table-cell>
          <table:table-cell office:value-type="float" office:value="9.36" table:style-name="ce20">
            <text:p><text:s/>9,36<text:s/></text:p>
          </table:table-cell>
          <table:table-cell office:value-type="float" office:value="7.73" table:style-name="ce20">
            <text:p><text:s/>7,73<text:s/></text:p>
          </table:table-cell>
          <table:table-cell office:value-type="float" office:value="6.97" table:style-name="ce20">
            <text:p><text:s/>6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3.9" table:style-name="ce20">
            <text:p><text:s/>3,90<text:s/></text:p>
          </table:table-cell>
          <table:table-cell office:value-type="float" office:value="4.58" table:style-name="ce20">
            <text:p><text:s/>4,58<text:s/></text:p>
          </table:table-cell>
          <table:table-cell office:value-type="float" office:value="2.95" table:style-name="ce20">
            <text:p><text:s/>2,95<text:s/></text:p>
          </table:table-cell>
          <table:table-cell office:value-type="float" office:value="2.2400000000000002" table:style-name="ce20">
            <text:p><text:s/>2,24<text:s/></text:p>
          </table:table-cell>
          <table:table-cell office:value-type="float" office:value="2.23" table:style-name="ce20">
            <text:p><text:s/>2,2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10.199999999999999" table:style-name="ce20">
            <text:p><text:s/>10,20<text:s/></text:p>
          </table:table-cell>
          <table:table-cell office:value-type="float" office:value="11.11" table:style-name="ce20">
            <text:p><text:s/>11,11<text:s/></text:p>
          </table:table-cell>
          <table:table-cell office:value-type="float" office:value="9.41" table:style-name="ce20">
            <text:p><text:s/>9,41<text:s/></text:p>
          </table:table-cell>
          <table:table-cell office:value-type="float" office:value="7.86" table:style-name="ce20">
            <text:p><text:s/>7,86<text:s/></text:p>
          </table:table-cell>
          <table:table-cell office:value-type="float" office:value="5.84" table:style-name="ce20">
            <text:p><text:s/>5,8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82" table:style-name="ce20">
            <text:p><text:s/>0,82<text:s/></text:p>
          </table:table-cell>
          <table:table-cell office:value-type="float" office:value="0.74" table:style-name="ce20">
            <text:p><text:s/>0,74<text:s/></text:p>
          </table:table-cell>
          <table:table-cell office:value-type="float" office:value="0.54" table:style-name="ce20">
            <text:p><text:s/>0,54<text:s/></text:p>
          </table:table-cell>
          <table:table-cell office:value-type="float" office:value="0.48" table:style-name="ce20">
            <text:p><text:s/>0,4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1.02" table:style-name="ce20">
            <text:p><text:s/>1,02<text:s/></text:p>
          </table:table-cell>
          <table:table-cell office:value-type="float" office:value="1.19" table:style-name="ce20">
            <text:p><text:s/>1,19<text:s/></text:p>
          </table:table-cell>
          <table:table-cell office:value-type="float" office:value="0.83" table:style-name="ce20">
            <text:p><text:s/>0,83<text:s/></text:p>
          </table:table-cell>
          <table:table-cell office:value-type="float" office:value="0.69" table:style-name="ce20">
            <text:p><text:s/>0,69<text:s/></text:p>
          </table:table-cell>
          <table:table-cell office:value-type="float" office:value="0.34" table:style-name="ce20">
            <text:p><text:s/>0,3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49" table:style-name="ce20">
            <text:p><text:s/>0,49<text:s/></text:p>
          </table:table-cell>
          <table:table-cell office:value-type="float" office:value="0.49" table:style-name="ce20">
            <text:p><text:s/>0,49<text:s/></text:p>
          </table:table-cell>
          <table:table-cell office:value-type="float" office:value="0.48" table:style-name="ce20">
            <text:p><text:s/>0,48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47" table:style-name="ce20">
            <text:p><text:s/>0,4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7.92" table:style-name="ce20">
            <text:p><text:s/>7,92<text:s/></text:p>
          </table:table-cell>
          <table:table-cell office:value-type="float" office:value="8.61" table:style-name="ce20">
            <text:p><text:s/>8,61<text:s/></text:p>
          </table:table-cell>
          <table:table-cell office:value-type="float" office:value="7.36" table:style-name="ce20">
            <text:p><text:s/>7,36<text:s/></text:p>
          </table:table-cell>
          <table:table-cell office:value-type="float" office:value="6.08" table:style-name="ce20">
            <text:p><text:s/>6,08<text:s/></text:p>
          </table:table-cell>
          <table:table-cell office:value-type="float" office:value="4.55" table:style-name="ce20">
            <text:p><text:s/>4,5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4.91" table:style-name="ce20">
            <text:p><text:s/>14,91<text:s/></text:p>
          </table:table-cell>
          <table:table-cell office:value-type="float" office:value="17.920000000000002" table:style-name="ce20">
            <text:p><text:s/>17,92<text:s/></text:p>
          </table:table-cell>
          <table:table-cell office:value-type="float" office:value="11.38" table:style-name="ce20">
            <text:p><text:s/>11,38<text:s/></text:p>
          </table:table-cell>
          <table:table-cell office:value-type="float" office:value="7.19" table:style-name="ce20">
            <text:p><text:s/>7,19<text:s/></text:p>
          </table:table-cell>
          <table:table-cell office:value-type="float" office:value="5.59" table:style-name="ce20">
            <text:p><text:s/>5,5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39.32" table:style-name="ce20">
            <text:p><text:s/>39,32<text:s/></text:p>
          </table:table-cell>
          <table:table-cell office:value-type="float" office:value="42.48" table:style-name="ce20">
            <text:p><text:s/>42,48<text:s/></text:p>
          </table:table-cell>
          <table:table-cell office:value-type="float" office:value="36.61" table:style-name="ce20">
            <text:p><text:s/>36,61<text:s/></text:p>
          </table:table-cell>
          <table:table-cell office:value-type="float" office:value="29.2" table:style-name="ce20">
            <text:p><text:s/>29,20<text:s/></text:p>
          </table:table-cell>
          <table:table-cell office:value-type="float" office:value="27.71" table:style-name="ce20">
            <text:p><text:s/>27,7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216.15" table:style-name="ce20">
            <text:p><text:s/>216,15<text:s/></text:p>
          </table:table-cell>
          <table:table-cell office:value-type="float" office:value="250.64" table:style-name="ce20">
            <text:p><text:s/>250,64<text:s/></text:p>
          </table:table-cell>
          <table:table-cell office:value-type="float" office:value="173.06" table:style-name="ce20">
            <text:p><text:s/>173,06<text:s/></text:p>
          </table:table-cell>
          <table:table-cell office:value-type="float" office:value="126.74" table:style-name="ce20">
            <text:p><text:s/>126,74<text:s/></text:p>
          </table:table-cell>
          <table:table-cell office:value-type="float" office:value="123.69" table:style-name="ce20">
            <text:p><text:s/>123,6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46.09" table:style-name="ce20">
            <text:p><text:s/>146,09<text:s/></text:p>
          </table:table-cell>
          <table:table-cell office:value-type="float" office:value="176.8" table:style-name="ce20">
            <text:p><text:s/>176,80<text:s/></text:p>
          </table:table-cell>
          <table:table-cell office:value-type="float" office:value="103.27" table:style-name="ce20">
            <text:p><text:s/>103,27<text:s/></text:p>
          </table:table-cell>
          <table:table-cell office:value-type="float" office:value="74.040000000000006" table:style-name="ce20">
            <text:p><text:s/>74,04<text:s/></text:p>
          </table:table-cell>
          <table:table-cell office:value-type="float" office:value="73.760000000000005" table:style-name="ce20">
            <text:p><text:s/>73,7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2.5" table:style-name="ce20">
            <text:p><text:s/>2,50<text:s/>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1.98" table:style-name="ce20">
            <text:p><text:s/>1,98<text:s/></text:p>
          </table:table-cell>
          <table:table-cell office:value-type="float" office:value="1.89" table:style-name="ce20">
            <text:p><text:s/>1,89<text:s/></text:p>
          </table:table-cell>
          <table:table-cell office:value-type="float" office:value="1.68" table:style-name="ce20">
            <text:p><text:s/>1,6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18.29" table:style-name="ce20">
            <text:p><text:s/>18,29<text:s/></text:p>
          </table:table-cell>
          <table:table-cell office:value-type="float" office:value="20.51" table:style-name="ce20">
            <text:p><text:s/>20,51<text:s/></text:p>
          </table:table-cell>
          <table:table-cell office:value-type="float" office:value="16.899999999999999" table:style-name="ce20">
            <text:p><text:s/>16,90<text:s/></text:p>
          </table:table-cell>
          <table:table-cell office:value-type="float" office:value="10.32" table:style-name="ce20">
            <text:p><text:s/>10,32<text:s/></text:p>
          </table:table-cell>
          <table:table-cell office:value-type="float" office:value="9.0299999999999994" table:style-name="ce20">
            <text:p><text:s/>9,0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7.25" table:style-name="ce20">
            <text:p><text:s/>7,25<text:s/></text:p>
          </table:table-cell>
          <table:table-cell office:value-type="float" office:value="7.52" table:style-name="ce20">
            <text:p><text:s/>7,52<text:s/></text:p>
          </table:table-cell>
          <table:table-cell office:value-type="float" office:value="7.47" table:style-name="ce20">
            <text:p><text:s/>7,47<text:s/></text:p>
          </table:table-cell>
          <table:table-cell office:value-type="float" office:value="5.89" table:style-name="ce20">
            <text:p><text:s/>5,89<text:s/></text:p>
          </table:table-cell>
          <table:table-cell office:value-type="float" office:value="4.8600000000000003" table:style-name="ce20">
            <text:p><text:s/>4,8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5.83" table:style-name="ce20">
            <text:p><text:s/>15,83<text:s/></text:p>
          </table:table-cell>
          <table:table-cell office:value-type="float" office:value="16.670000000000002" table:style-name="ce20">
            <text:p><text:s/>16,67<text:s/></text:p>
          </table:table-cell>
          <table:table-cell office:value-type="float" office:value="15.25" table:style-name="ce20">
            <text:p><text:s/>15,25<text:s/></text:p>
          </table:table-cell>
          <table:table-cell office:value-type="float" office:value="11.88" table:style-name="ce20">
            <text:p><text:s/>11,88<text:s/></text:p>
          </table:table-cell>
          <table:table-cell office:value-type="float" office:value="14.22" table:style-name="ce20">
            <text:p><text:s/>14,2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10.039999999999999" table:style-name="ce20">
            <text:p><text:s/>10,04<text:s/></text:p>
          </table:table-cell>
          <table:table-cell office:value-type="float" office:value="10.44" table:style-name="ce20">
            <text:p><text:s/>10,44<text:s/></text:p>
          </table:table-cell>
          <table:table-cell office:value-type="float" office:value="9.74" table:style-name="ce20">
            <text:p><text:s/>9,74<text:s/></text:p>
          </table:table-cell>
          <table:table-cell office:value-type="float" office:value="8.91" table:style-name="ce20">
            <text:p><text:s/>8,91<text:s/></text:p>
          </table:table-cell>
          <table:table-cell office:value-type="float" office:value="8.1300000000000008" table:style-name="ce20">
            <text:p><text:s/>8,13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12" table:style-name="ce20">
            <text:p><text:s/>0,12<text:s/>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7.0000000000000007E-2" table:style-name="ce20">
            <text:p><text:s/>0,0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16.03" table:style-name="ce22">
            <text:p><text:s/>16,03<text:s/></text:p>
          </table:table-cell>
          <table:table-cell office:value-type="float" office:value="15.72" table:style-name="ce22">
            <text:p><text:s/>15,72<text:s/></text:p>
          </table:table-cell>
          <table:table-cell office:value-type="float" office:value="18.399999999999999" table:style-name="ce22">
            <text:p><text:s/>18,40<text:s/></text:p>
          </table:table-cell>
          <table:table-cell office:value-type="float" office:value="13.72" table:style-name="ce22">
            <text:p><text:s/>13,72<text:s/></text:p>
          </table:table-cell>
          <table:table-cell office:value-type="float" office:value="11.94" table:style-name="ce22">
            <text:p><text:s/>11,94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Total.$A$2:Total.$F$109" table:base-cell-address="Total.$A$1"/>
        </table:named-expressions>
      </table:table>
      <table:table table:name="Urbana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2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Brasil - área urbana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3">
          <table:table-cell office:value-type="string" table:style-name="ce3">
            <text:p>Despesas com alimentação</text:p>
          </table:table-cell>
          <table:table-cell office:value-type="float" office:value="681.79" table:style-name="ce20">
            <text:p><text:s/>681,79<text:s/></text:p>
          </table:table-cell>
          <table:table-cell office:value-type="float" office:value="755.92" table:style-name="ce20">
            <text:p><text:s/>755,92<text:s/></text:p>
          </table:table-cell>
          <table:table-cell office:value-type="float" office:value="587.28" table:style-name="ce20">
            <text:p><text:s/>587,28<text:s/></text:p>
          </table:table-cell>
          <table:table-cell office:value-type="float" office:value="480.03" table:style-name="ce20">
            <text:p><text:s/>480,03<text:s/></text:p>
          </table:table-cell>
          <table:table-cell office:value-type="float" office:value="422.53" table:style-name="ce20">
            <text:p><text:s/>422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50.79" table:style-name="ce20">
            <text:p><text:s/>450,79<text:s/></text:p>
          </table:table-cell>
          <table:table-cell office:value-type="float" office:value="489.49" table:style-name="ce20">
            <text:p><text:s/>489,49<text:s/></text:p>
          </table:table-cell>
          <table:table-cell office:value-type="float" office:value="405.59" table:style-name="ce20">
            <text:p><text:s/>405,59<text:s/></text:p>
          </table:table-cell>
          <table:table-cell office:value-type="float" office:value="346.32" table:style-name="ce20">
            <text:p><text:s/>346,32<text:s/></text:p>
          </table:table-cell>
          <table:table-cell office:value-type="float" office:value="290.32" table:style-name="ce20">
            <text:p><text:s/>290,3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0.74" table:style-name="ce20">
            <text:p><text:s/>20,74<text:s/></text:p>
          </table:table-cell>
          <table:table-cell office:value-type="float" office:value="20.010000000000002" table:style-name="ce20">
            <text:p><text:s/>20,01<text:s/></text:p>
          </table:table-cell>
          <table:table-cell office:value-type="float" office:value="21.79" table:style-name="ce20">
            <text:p><text:s/>21,79<text:s/></text:p>
          </table:table-cell>
          <table:table-cell office:value-type="float" office:value="23.05" table:style-name="ce20">
            <text:p><text:s/>23,05<text:s/></text:p>
          </table:table-cell>
          <table:table-cell office:value-type="float" office:value="22.16" table:style-name="ce20">
            <text:p><text:s/>22,1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1.67" table:style-name="ce20">
            <text:p><text:s/>11,67<text:s/></text:p>
          </table:table-cell>
          <table:table-cell office:value-type="float" office:value="10.51" table:style-name="ce20">
            <text:p><text:s/>10,51<text:s/></text:p>
          </table:table-cell>
          <table:table-cell office:value-type="float" office:value="13.57" table:style-name="ce20">
            <text:p><text:s/>13,57<text:s/></text:p>
          </table:table-cell>
          <table:table-cell office:value-type="float" office:value="14.44" table:style-name="ce20">
            <text:p><text:s/>14,44<text:s/></text:p>
          </table:table-cell>
          <table:table-cell office:value-type="float" office:value="13.92" table:style-name="ce20">
            <text:p><text:s/>13,9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5.5" table:style-name="ce20">
            <text:p><text:s/>5,50<text:s/></text:p>
          </table:table-cell>
          <table:table-cell office:value-type="float" office:value="5.08" table:style-name="ce20">
            <text:p><text:s/>5,08<text:s/></text:p>
          </table:table-cell>
          <table:table-cell office:value-type="float" office:value="5.95" table:style-name="ce20">
            <text:p><text:s/>5,95<text:s/></text:p>
          </table:table-cell>
          <table:table-cell office:value-type="float" office:value="6.97" table:style-name="ce20">
            <text:p><text:s/>6,97<text:s/></text:p>
          </table:table-cell>
          <table:table-cell office:value-type="float" office:value="6.78" table:style-name="ce20">
            <text:p><text:s/>6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2" table:style-name="ce21">
            <text:p><text:s/>0,02<text:s/>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04" table:style-name="ce20">
            <text:p><text:s/>0,0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3.54" table:style-name="ce20">
            <text:p><text:s/>3,54<text:s/></text:p>
          </table:table-cell>
          <table:table-cell office:value-type="float" office:value="4.38" table:style-name="ce20">
            <text:p><text:s/>4,38<text:s/></text:p>
          </table:table-cell>
          <table:table-cell office:value-type="float" office:value="2.23" table:style-name="ce20">
            <text:p><text:s/>2,23<text:s/></text:p>
          </table:table-cell>
          <table:table-cell office:value-type="float" office:value="1.57" table:style-name="ce20">
            <text:p><text:s/>1,57<text:s/></text:p>
          </table:table-cell>
          <table:table-cell office:value-type="float" office:value="1.42" table:style-name="ce20">
            <text:p><text:s/>1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5.16" table:style-name="ce20">
            <text:p><text:s/>15,16<text:s/></text:p>
          </table:table-cell>
          <table:table-cell office:value-type="float" office:value="15.34" table:style-name="ce20">
            <text:p><text:s/>15,34<text:s/></text:p>
          </table:table-cell>
          <table:table-cell office:value-type="float" office:value="14.86" table:style-name="ce20">
            <text:p><text:s/>14,86<text:s/></text:p>
          </table:table-cell>
          <table:table-cell office:value-type="float" office:value="15.7" table:style-name="ce20">
            <text:p><text:s/>15,70<text:s/></text:p>
          </table:table-cell>
          <table:table-cell office:value-type="float" office:value="13.1" table:style-name="ce20">
            <text:p><text:s/>13,1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4.34" table:style-name="ce20">
            <text:p><text:s/>4,34<text:s/></text:p>
          </table:table-cell>
          <table:table-cell office:value-type="float" office:value="4.1900000000000004" table:style-name="ce20">
            <text:p><text:s/>4,19<text:s/></text:p>
          </table:table-cell>
          <table:table-cell office:value-type="float" office:value="4.66" table:style-name="ce20">
            <text:p><text:s/>4,66<text:s/></text:p>
          </table:table-cell>
          <table:table-cell office:value-type="float" office:value="4.6399999999999997" table:style-name="ce20">
            <text:p><text:s/>4,64<text:s/></text:p>
          </table:table-cell>
          <table:table-cell office:value-type="float" office:value="4.21" table:style-name="ce20">
            <text:p><text:s/>4,2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1.1200000000000001" table:style-name="ce20">
            <text:p><text:s/>1,12<text:s/></text:p>
          </table:table-cell>
          <table:table-cell office:value-type="float" office:value="1.2" table:style-name="ce20">
            <text:p><text:s/>1,20<text:s/></text:p>
          </table:table-cell>
          <table:table-cell office:value-type="float" office:value="1.04" table:style-name="ce20">
            <text:p><text:s/>1,04<text:s/>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0.96" table:style-name="ce20">
            <text:p><text:s/>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1.93" table:style-name="ce20">
            <text:p><text:s/>1,93<text:s/></text:p>
          </table:table-cell>
          <table:table-cell office:value-type="float" office:value="1.42" table:style-name="ce20">
            <text:p><text:s/>1,42<text:s/></text:p>
          </table:table-cell>
          <table:table-cell office:value-type="float" office:value="2.21" table:style-name="ce20">
            <text:p><text:s/>2,21<text:s/></text:p>
          </table:table-cell>
          <table:table-cell office:value-type="float" office:value="4.33" table:style-name="ce20">
            <text:p><text:s/>4,33<text:s/></text:p>
          </table:table-cell>
          <table:table-cell office:value-type="float" office:value="3.96" table:style-name="ce20">
            <text:p><text:s/>3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7.77" table:style-name="ce20">
            <text:p><text:s/>7,77<text:s/></text:p>
          </table:table-cell>
          <table:table-cell office:value-type="float" office:value="8.5299999999999994" table:style-name="ce20">
            <text:p><text:s/>8,53<text:s/></text:p>
          </table:table-cell>
          <table:table-cell office:value-type="float" office:value="6.95" table:style-name="ce20">
            <text:p><text:s/>6,95<text:s/></text:p>
          </table:table-cell>
          <table:table-cell office:value-type="float" office:value="5.87" table:style-name="ce20">
            <text:p><text:s/>5,87<text:s/></text:p>
          </table:table-cell>
          <table:table-cell office:value-type="float" office:value="3.96" table:style-name="ce20">
            <text:p><text:s/>3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7.15" table:style-name="ce20">
            <text:p><text:s/>7,15<text:s/></text:p>
          </table:table-cell>
          <table:table-cell office:value-type="float" office:value="7.81" table:style-name="ce20">
            <text:p><text:s/>7,81<text:s/></text:p>
          </table:table-cell>
          <table:table-cell office:value-type="float" office:value="6.43" table:style-name="ce20">
            <text:p><text:s/>6,43<text:s/></text:p>
          </table:table-cell>
          <table:table-cell office:value-type="float" office:value="5.1100000000000003" table:style-name="ce20">
            <text:p><text:s/>5,11<text:s/></text:p>
          </table:table-cell>
          <table:table-cell office:value-type="float" office:value="4.5999999999999996" table:style-name="ce20">
            <text:p><text:s/>4,6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83" table:style-name="ce20">
            <text:p><text:s/>2,83<text:s/></text:p>
          </table:table-cell>
          <table:table-cell office:value-type="float" office:value="3.03" table:style-name="ce20">
            <text:p><text:s/>3,03<text:s/></text:p>
          </table:table-cell>
          <table:table-cell office:value-type="float" office:value="2.72" table:style-name="ce20">
            <text:p><text:s/>2,72<text:s/></text:p>
          </table:table-cell>
          <table:table-cell office:value-type="float" office:value="2.17" table:style-name="ce20">
            <text:p><text:s/>2,17<text:s/></text:p>
          </table:table-cell>
          <table:table-cell office:value-type="float" office:value="1.65" table:style-name="ce20">
            <text:p><text:s/>1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1.34" table:style-name="ce20">
            <text:p><text:s/>1,34<text:s/></text:p>
          </table:table-cell>
          <table:table-cell office:value-type="float" office:value="1.07" table:style-name="ce20">
            <text:p><text:s/>1,07<text:s/></text:p>
          </table:table-cell>
          <table:table-cell office:value-type="float" office:value="0.94" table:style-name="ce20">
            <text:p><text:s/>0,94<text:s/></text:p>
          </table:table-cell>
          <table:table-cell office:value-type="float" office:value="0.68" table:style-name="ce20">
            <text:p><text:s/>0,6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0.82" table:style-name="ce20">
            <text:p><text:s/>0,82<text:s/>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78" table:style-name="ce20">
            <text:p><text:s/>0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2799999999999998" table:style-name="ce20">
            <text:p><text:s/>2,28<text:s/></text:p>
          </table:table-cell>
          <table:table-cell office:value-type="float" office:value="2.57" table:style-name="ce20">
            <text:p><text:s/>2,57<text:s/></text:p>
          </table:table-cell>
          <table:table-cell office:value-type="float" office:value="1.9" table:style-name="ce20">
            <text:p><text:s/>1,90<text:s/></text:p>
          </table:table-cell>
          <table:table-cell office:value-type="float" office:value="1.37" table:style-name="ce20">
            <text:p><text:s/>1,37<text:s/></text:p>
          </table:table-cell>
          <table:table-cell office:value-type="float" office:value="1.49" table:style-name="ce20">
            <text:p><text:s/>1,4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20.32" table:style-name="ce20">
            <text:p><text:s/>20,32<text:s/></text:p>
          </table:table-cell>
          <table:table-cell office:value-type="float" office:value="23.03" table:style-name="ce20">
            <text:p><text:s/>23,03<text:s/></text:p>
          </table:table-cell>
          <table:table-cell office:value-type="float" office:value="16.260000000000002" table:style-name="ce20">
            <text:p><text:s/>16,26<text:s/></text:p>
          </table:table-cell>
          <table:table-cell office:value-type="float" office:value="15.32" table:style-name="ce20">
            <text:p><text:s/>15,32<text:s/></text:p>
          </table:table-cell>
          <table:table-cell office:value-type="float" office:value="9.9499999999999993" table:style-name="ce20">
            <text:p><text:s/>9,9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" table:style-name="ce20">
            <text:p><text:s/>2,00<text:s/></text:p>
          </table:table-cell>
          <table:table-cell office:value-type="float" office:value="1.97" table:style-name="ce20">
            <text:p><text:s/>1,97<text:s/></text:p>
          </table:table-cell>
          <table:table-cell office:value-type="float" office:value="2.0699999999999998" table:style-name="ce20">
            <text:p><text:s/>2,07<text:s/></text:p>
          </table:table-cell>
          <table:table-cell office:value-type="float" office:value="2.12" table:style-name="ce20">
            <text:p><text:s/>2,12<text:s/></text:p>
          </table:table-cell>
          <table:table-cell office:value-type="float" office:value="1.9" table:style-name="ce20">
            <text:p><text:s/>1,9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2.4300000000000002" table:style-name="ce20">
            <text:p><text:s/>2,43<text:s/></text:p>
          </table:table-cell>
          <table:table-cell office:value-type="float" office:value="2.23" table:style-name="ce20">
            <text:p><text:s/>2,23<text:s/></text:p>
          </table:table-cell>
          <table:table-cell office:value-type="float" office:value="2.68" table:style-name="ce20">
            <text:p><text:s/>2,68<text:s/></text:p>
          </table:table-cell>
          <table:table-cell office:value-type="float" office:value="3.32" table:style-name="ce20">
            <text:p><text:s/>3,32<text:s/></text:p>
          </table:table-cell>
          <table:table-cell office:value-type="float" office:value="2.66" table:style-name="ce20">
            <text:p><text:s/>2,6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22" table:style-name="ce20">
            <text:p><text:s/>0,22<text:s/></text:p>
          </table:table-cell>
          <table:table-cell office:value-type="float" office:value="0.28999999999999998" table:style-name="ce20">
            <text:p><text:s/>0,29<text:s/></text:p>
          </table:table-cell>
          <table:table-cell office:value-type="float" office:value="0.1" table:style-name="ce20">
            <text:p><text:s/>0,10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9" table:style-name="ce20">
            <text:p><text:s/>0,0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5.66" table:style-name="ce20">
            <text:p><text:s/>15,66<text:s/></text:p>
          </table:table-cell>
          <table:table-cell office:value-type="float" office:value="18.54" table:style-name="ce20">
            <text:p><text:s/>18,54<text:s/></text:p>
          </table:table-cell>
          <table:table-cell office:value-type="float" office:value="11.41" table:style-name="ce20">
            <text:p><text:s/>11,41<text:s/></text:p>
          </table:table-cell>
          <table:table-cell office:value-type="float" office:value="9.85" table:style-name="ce20">
            <text:p><text:s/>9,85<text:s/></text:p>
          </table:table-cell>
          <table:table-cell office:value-type="float" office:value="5.3" table:style-name="ce20">
            <text:p><text:s/>5,3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6.22" table:style-name="ce20">
            <text:p><text:s/>16,22<text:s/></text:p>
          </table:table-cell>
          <table:table-cell office:value-type="float" office:value="18.32" table:style-name="ce20">
            <text:p><text:s/>18,32<text:s/></text:p>
          </table:table-cell>
          <table:table-cell office:value-type="float" office:value="13.39" table:style-name="ce20">
            <text:p><text:s/>13,39<text:s/></text:p>
          </table:table-cell>
          <table:table-cell office:value-type="float" office:value="10.99" table:style-name="ce20">
            <text:p><text:s/>10,99<text:s/></text:p>
          </table:table-cell>
          <table:table-cell office:value-type="float" office:value="8.9700000000000006" table:style-name="ce20">
            <text:p><text:s/>8,9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5.0599999999999996" table:style-name="ce20">
            <text:p><text:s/>5,06<text:s/></text:p>
          </table:table-cell>
          <table:table-cell office:value-type="float" office:value="5.6" table:style-name="ce20">
            <text:p><text:s/>5,60<text:s/></text:p>
          </table:table-cell>
          <table:table-cell office:value-type="float" office:value="4.43" table:style-name="ce20">
            <text:p><text:s/>4,43<text:s/></text:p>
          </table:table-cell>
          <table:table-cell office:value-type="float" office:value="3.6" table:style-name="ce20">
            <text:p><text:s/>3,60<text:s/></text:p>
          </table:table-cell>
          <table:table-cell office:value-type="float" office:value="2.86" table:style-name="ce20">
            <text:p><text:s/>2,8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2.11" table:style-name="ce20">
            <text:p><text:s/>2,11<text:s/></text:p>
          </table:table-cell>
          <table:table-cell office:value-type="float" office:value="2.2400000000000002" table:style-name="ce20">
            <text:p><text:s/>2,24<text:s/></text:p>
          </table:table-cell>
          <table:table-cell office:value-type="float" office:value="1.96" table:style-name="ce20">
            <text:p><text:s/>1,96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1.47" table:style-name="ce20">
            <text:p><text:s/>1,4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1.8" table:style-name="ce20">
            <text:p><text:s/>1,80<text:s/></text:p>
          </table:table-cell>
          <table:table-cell office:value-type="float" office:value="2.11" table:style-name="ce20">
            <text:p><text:s/>2,11<text:s/></text:p>
          </table:table-cell>
          <table:table-cell office:value-type="float" office:value="1.43" table:style-name="ce20">
            <text:p><text:s/>1,43<text:s/></text:p>
          </table:table-cell>
          <table:table-cell office:value-type="float" office:value="1.01" table:style-name="ce20">
            <text:p><text:s/>1,01<text:s/></text:p>
          </table:table-cell>
          <table:table-cell office:value-type="float" office:value="0.5" table:style-name="ce20">
            <text:p><text:s/>0,5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7.24" table:style-name="ce20">
            <text:p><text:s/>7,24<text:s/></text:p>
          </table:table-cell>
          <table:table-cell office:value-type="float" office:value="8.36" table:style-name="ce20">
            <text:p><text:s/>8,36<text:s/></text:p>
          </table:table-cell>
          <table:table-cell office:value-type="float" office:value="5.56" table:style-name="ce20">
            <text:p><text:s/>5,56<text:s/></text:p>
          </table:table-cell>
          <table:table-cell office:value-type="float" office:value="4.54" table:style-name="ce20">
            <text:p><text:s/>4,54<text:s/></text:p>
          </table:table-cell>
          <table:table-cell office:value-type="float" office:value="4.1399999999999997" table:style-name="ce20">
            <text:p><text:s/>4,1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4.14" table:style-name="ce20">
            <text:p><text:s/>24,14<text:s/></text:p>
          </table:table-cell>
          <table:table-cell office:value-type="float" office:value="28.45" table:style-name="ce20">
            <text:p><text:s/>28,45<text:s/></text:p>
          </table:table-cell>
          <table:table-cell office:value-type="float" office:value="18.329999999999998" table:style-name="ce20">
            <text:p><text:s/>18,33<text:s/></text:p>
          </table:table-cell>
          <table:table-cell office:value-type="float" office:value="12.67" table:style-name="ce20">
            <text:p><text:s/>12,67<text:s/></text:p>
          </table:table-cell>
          <table:table-cell office:value-type="float" office:value="10.3" table:style-name="ce20">
            <text:p><text:s/>10,3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6.09" table:style-name="ce20">
            <text:p><text:s/>6,09<text:s/></text:p>
          </table:table-cell>
          <table:table-cell office:value-type="float" office:value="6.82" table:style-name="ce20">
            <text:p><text:s/>6,82<text:s/></text:p>
          </table:table-cell>
          <table:table-cell office:value-type="float" office:value="5.14" table:style-name="ce20">
            <text:p><text:s/>5,14<text:s/></text:p>
          </table:table-cell>
          <table:table-cell office:value-type="float" office:value="4.28" table:style-name="ce20">
            <text:p><text:s/>4,28<text:s/></text:p>
          </table:table-cell>
          <table:table-cell office:value-type="float" office:value="3.44" table:style-name="ce20">
            <text:p><text:s/>3,4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2.46" table:style-name="ce20">
            <text:p><text:s/>2,46<text:s/></text:p>
          </table:table-cell>
          <table:table-cell office:value-type="float" office:value="2.89" table:style-name="ce20">
            <text:p><text:s/>2,89<text:s/></text:p>
          </table:table-cell>
          <table:table-cell office:value-type="float" office:value="1.87" table:style-name="ce20">
            <text:p><text:s/>1,87<text:s/></text:p>
          </table:table-cell>
          <table:table-cell office:value-type="float" office:value="1.39" table:style-name="ce20">
            <text:p><text:s/>1,39<text:s/></text:p>
          </table:table-cell>
          <table:table-cell office:value-type="float" office:value="1.02" table:style-name="ce20">
            <text:p><text:s/>1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4900000000000002" table:style-name="ce20">
            <text:p><text:s/>2,49<text:s/></text:p>
          </table:table-cell>
          <table:table-cell office:value-type="float" office:value="2.9" table:style-name="ce20">
            <text:p><text:s/>2,90<text:s/></text:p>
          </table:table-cell>
          <table:table-cell office:value-type="float" office:value="2.0099999999999998" table:style-name="ce20">
            <text:p><text:s/>2,01<text:s/></text:p>
          </table:table-cell>
          <table:table-cell office:value-type="float" office:value="1.34" table:style-name="ce20">
            <text:p><text:s/>1,34<text:s/></text:p>
          </table:table-cell>
          <table:table-cell office:value-type="float" office:value="1.02" table:style-name="ce20">
            <text:p><text:s/>1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3.09" table:style-name="ce20">
            <text:p><text:s/>13,09<text:s/></text:p>
          </table:table-cell>
          <table:table-cell office:value-type="float" office:value="15.85" table:style-name="ce20">
            <text:p><text:s/>15,85<text:s/></text:p>
          </table:table-cell>
          <table:table-cell office:value-type="float" office:value="9.31" table:style-name="ce20">
            <text:p><text:s/>9,31<text:s/></text:p>
          </table:table-cell>
          <table:table-cell office:value-type="float" office:value="5.66" table:style-name="ce20">
            <text:p><text:s/>5,66<text:s/></text:p>
          </table:table-cell>
          <table:table-cell office:value-type="float" office:value="4.84" table:style-name="ce20">
            <text:p><text:s/>4,8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89.5" table:style-name="ce20">
            <text:p><text:s/>89,50<text:s/></text:p>
          </table:table-cell>
          <table:table-cell office:value-type="float" office:value="95.91" table:style-name="ce20">
            <text:p><text:s/>95,91<text:s/></text:p>
          </table:table-cell>
          <table:table-cell office:value-type="float" office:value="83.14" table:style-name="ce20">
            <text:p><text:s/>83,14<text:s/></text:p>
          </table:table-cell>
          <table:table-cell office:value-type="float" office:value="71.040000000000006" table:style-name="ce20">
            <text:p><text:s/>71,04<text:s/></text:p>
          </table:table-cell>
          <table:table-cell office:value-type="float" office:value="58.63" table:style-name="ce20">
            <text:p><text:s/>58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25.97" table:style-name="ce20">
            <text:p><text:s/>25,97<text:s/></text:p>
          </table:table-cell>
          <table:table-cell office:value-type="float" office:value="31.45" table:style-name="ce20">
            <text:p><text:s/>31,45<text:s/></text:p>
          </table:table-cell>
          <table:table-cell office:value-type="float" office:value="18.32" table:style-name="ce20">
            <text:p><text:s/>18,32<text:s/></text:p>
          </table:table-cell>
          <table:table-cell office:value-type="float" office:value="12.3" table:style-name="ce20">
            <text:p><text:s/>12,30<text:s/></text:p>
          </table:table-cell>
          <table:table-cell office:value-type="float" office:value="8.2200000000000006" table:style-name="ce20">
            <text:p><text:s/>8,2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6.350000000000001" table:style-name="ce20">
            <text:p><text:s/>16,35<text:s/></text:p>
          </table:table-cell>
          <table:table-cell office:value-type="float" office:value="16.559999999999999" table:style-name="ce20">
            <text:p><text:s/>16,56<text:s/></text:p>
          </table:table-cell>
          <table:table-cell office:value-type="float" office:value="16.95" table:style-name="ce20">
            <text:p><text:s/>16,95<text:s/></text:p>
          </table:table-cell>
          <table:table-cell office:value-type="float" office:value="15.25" table:style-name="ce20">
            <text:p><text:s/>15,25<text:s/></text:p>
          </table:table-cell>
          <table:table-cell office:value-type="float" office:value="11.61" table:style-name="ce20">
            <text:p><text:s/>11,6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7.15" table:style-name="ce20">
            <text:p><text:s/>7,15<text:s/></text:p>
          </table:table-cell>
          <table:table-cell office:value-type="float" office:value="7.83" table:style-name="ce20">
            <text:p><text:s/>7,83<text:s/></text:p>
          </table:table-cell>
          <table:table-cell office:value-type="float" office:value="6.61" table:style-name="ce20">
            <text:p><text:s/>6,61<text:s/></text:p>
          </table:table-cell>
          <table:table-cell office:value-type="float" office:value="4.4800000000000004" table:style-name="ce20">
            <text:p><text:s/>4,48<text:s/></text:p>
          </table:table-cell>
          <table:table-cell office:value-type="float" office:value="4.43" table:style-name="ce20">
            <text:p><text:s/>4,4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9.829999999999998" table:style-name="ce20">
            <text:p><text:s/>19,83<text:s/></text:p>
          </table:table-cell>
          <table:table-cell office:value-type="float" office:value="21.22" table:style-name="ce20">
            <text:p><text:s/>21,22<text:s/></text:p>
          </table:table-cell>
          <table:table-cell office:value-type="float" office:value="18.46" table:style-name="ce20">
            <text:p><text:s/>18,46<text:s/></text:p>
          </table:table-cell>
          <table:table-cell office:value-type="float" office:value="16.3" table:style-name="ce20">
            <text:p><text:s/>16,30<text:s/></text:p>
          </table:table-cell>
          <table:table-cell office:value-type="float" office:value="12.22" table:style-name="ce20">
            <text:p><text:s/>12,2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6.25" table:style-name="ce20">
            <text:p><text:s/>6,25<text:s/></text:p>
          </table:table-cell>
          <table:table-cell office:value-type="float" office:value="5.7" table:style-name="ce20">
            <text:p><text:s/>5,70<text:s/></text:p>
          </table:table-cell>
          <table:table-cell office:value-type="float" office:value="6.97" table:style-name="ce20">
            <text:p><text:s/>6,97<text:s/></text:p>
          </table:table-cell>
          <table:table-cell office:value-type="float" office:value="7.32" table:style-name="ce20">
            <text:p><text:s/>7,32<text:s/></text:p>
          </table:table-cell>
          <table:table-cell office:value-type="float" office:value="8.7799999999999994" table:style-name="ce20">
            <text:p><text:s/>8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3.95" table:style-name="ce20">
            <text:p><text:s/>13,95<text:s/></text:p>
          </table:table-cell>
          <table:table-cell office:value-type="float" office:value="13.14" table:style-name="ce20">
            <text:p><text:s/>13,14<text:s/></text:p>
          </table:table-cell>
          <table:table-cell office:value-type="float" office:value="15.83" table:style-name="ce20">
            <text:p><text:s/>15,83<text:s/></text:p>
          </table:table-cell>
          <table:table-cell office:value-type="float" office:value="15.4" table:style-name="ce20">
            <text:p><text:s/>15,40<text:s/></text:p>
          </table:table-cell>
          <table:table-cell office:value-type="float" office:value="13.37" table:style-name="ce20">
            <text:p><text:s/>13,3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32.130000000000003" table:style-name="ce20">
            <text:p><text:s/>32,13<text:s/></text:p>
          </table:table-cell>
          <table:table-cell office:value-type="float" office:value="31.41" table:style-name="ce20">
            <text:p><text:s/>31,41<text:s/></text:p>
          </table:table-cell>
          <table:table-cell office:value-type="float" office:value="33.26" table:style-name="ce20">
            <text:p><text:s/>33,26<text:s/></text:p>
          </table:table-cell>
          <table:table-cell office:value-type="float" office:value="35.71" table:style-name="ce20">
            <text:p><text:s/>35,71<text:s/></text:p>
          </table:table-cell>
          <table:table-cell office:value-type="float" office:value="30.48" table:style-name="ce20">
            <text:p><text:s/>30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23.6" table:style-name="ce22">
            <text:p><text:s/>23,60<text:s/></text:p>
          </table:table-cell>
          <table:table-cell office:value-type="float" office:value="22.27" table:style-name="ce22">
            <text:p><text:s/>22,27<text:s/></text:p>
          </table:table-cell>
          <table:table-cell office:value-type="float" office:value="25.79" table:style-name="ce22">
            <text:p><text:s/>25,79<text:s/></text:p>
          </table:table-cell>
          <table:table-cell office:value-type="float" office:value="28.06" table:style-name="ce22">
            <text:p><text:s/>28,06<text:s/></text:p>
          </table:table-cell>
          <table:table-cell office:value-type="float" office:value="23.97" table:style-name="ce22">
            <text:p><text:s/>23,97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2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Brasil - área urbana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12" table:style-name="ce20">
            <text:p><text:s/>0,12<text:s/>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2" table:style-name="ce20">
            <text:p><text:s/>0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62" table:style-name="ce20">
            <text:p><text:s/>1,62<text:s/></text:p>
          </table:table-cell>
          <table:table-cell office:value-type="float" office:value="1.99" table:style-name="ce20">
            <text:p><text:s/>1,99<text:s/></text:p>
          </table:table-cell>
          <table:table-cell office:value-type="float" office:value="1.04" table:style-name="ce20">
            <text:p><text:s/>1,04<text:s/></text:p>
          </table:table-cell>
          <table:table-cell office:value-type="float" office:value="0.83" table:style-name="ce20">
            <text:p><text:s/>0,83<text:s/></text:p>
          </table:table-cell>
          <table:table-cell office:value-type="float" office:value="0.53" table:style-name="ce20">
            <text:p><text:s/>0,5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49.26" table:style-name="ce20">
            <text:p><text:s/>49,26<text:s/></text:p>
          </table:table-cell>
          <table:table-cell office:value-type="float" office:value="55.43" table:style-name="ce20">
            <text:p><text:s/>55,43<text:s/></text:p>
          </table:table-cell>
          <table:table-cell office:value-type="float" office:value="42.63" table:style-name="ce20">
            <text:p><text:s/>42,63<text:s/></text:p>
          </table:table-cell>
          <table:table-cell office:value-type="float" office:value="30.89" table:style-name="ce20">
            <text:p><text:s/>30,89<text:s/></text:p>
          </table:table-cell>
          <table:table-cell office:value-type="float" office:value="23.39" table:style-name="ce20">
            <text:p><text:s/>23,3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4.69" table:style-name="ce20">
            <text:p><text:s/>14,69<text:s/></text:p>
          </table:table-cell>
          <table:table-cell office:value-type="float" office:value="15.64" table:style-name="ce20">
            <text:p><text:s/>15,64<text:s/></text:p>
          </table:table-cell>
          <table:table-cell office:value-type="float" office:value="14.52" table:style-name="ce20">
            <text:p><text:s/>14,52<text:s/></text:p>
          </table:table-cell>
          <table:table-cell office:value-type="float" office:value="10.72" table:style-name="ce20">
            <text:p><text:s/>10,72<text:s/></text:p>
          </table:table-cell>
          <table:table-cell office:value-type="float" office:value="8.1" table:style-name="ce20">
            <text:p><text:s/>8,1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5.4" table:style-name="ce20">
            <text:p><text:s/>5,40<text:s/></text:p>
          </table:table-cell>
          <table:table-cell office:value-type="float" office:value="5.0199999999999996" table:style-name="ce20">
            <text:p><text:s/>5,02<text:s/></text:p>
          </table:table-cell>
          <table:table-cell office:value-type="float" office:value="6.25" table:style-name="ce20">
            <text:p><text:s/>6,25<text:s/></text:p>
          </table:table-cell>
          <table:table-cell office:value-type="float" office:value="6.08" table:style-name="ce20">
            <text:p><text:s/>6,08<text:s/></text:p>
          </table:table-cell>
          <table:table-cell office:value-type="float" office:value="5.27" table:style-name="ce20">
            <text:p><text:s/>5,2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14.04" table:style-name="ce20">
            <text:p><text:s/>14,04<text:s/></text:p>
          </table:table-cell>
          <table:table-cell office:value-type="float" office:value="17.57" table:style-name="ce20">
            <text:p><text:s/>17,57<text:s/></text:p>
          </table:table-cell>
          <table:table-cell office:value-type="float" office:value="9.0500000000000007" table:style-name="ce20">
            <text:p><text:s/>9,05<text:s/></text:p>
          </table:table-cell>
          <table:table-cell office:value-type="float" office:value="4.8499999999999996" table:style-name="ce20">
            <text:p><text:s/>4,85<text:s/></text:p>
          </table:table-cell>
          <table:table-cell office:value-type="float" office:value="3.57" table:style-name="ce20">
            <text:p><text:s/>3,5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85" table:style-name="ce20">
            <text:p><text:s/>0,85<text:s/></text:p>
          </table:table-cell>
          <table:table-cell office:value-type="float" office:value="1.08" table:style-name="ce20">
            <text:p><text:s/>1,08<text:s/>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33" table:style-name="ce20">
            <text:p><text:s/>0,33<text:s/></text:p>
          </table:table-cell>
          <table:table-cell office:value-type="float" office:value="0.19" table:style-name="ce20">
            <text:p><text:s/>0,1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21" table:style-name="ce20">
            <text:p><text:s/>0,21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2" table:style-name="ce20">
            <text:p><text:s/>0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4.12" table:style-name="ce20">
            <text:p><text:s/>14,12<text:s/></text:p>
          </table:table-cell>
          <table:table-cell office:value-type="float" office:value="15.91" table:style-name="ce20">
            <text:p><text:s/>15,91<text:s/></text:p>
          </table:table-cell>
          <table:table-cell office:value-type="float" office:value="12.25" table:style-name="ce20">
            <text:p><text:s/>12,25<text:s/></text:p>
          </table:table-cell>
          <table:table-cell office:value-type="float" office:value="8.89" table:style-name="ce20">
            <text:p><text:s/>8,89<text:s/></text:p>
          </table:table-cell>
          <table:table-cell office:value-type="float" office:value="6.24" table:style-name="ce20">
            <text:p><text:s/>6,2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47.86" table:style-name="ce20">
            <text:p><text:s/>47,86<text:s/></text:p>
          </table:table-cell>
          <table:table-cell office:value-type="float" office:value="50.36" table:style-name="ce20">
            <text:p><text:s/>50,36<text:s/></text:p>
          </table:table-cell>
          <table:table-cell office:value-type="float" office:value="46.42" table:style-name="ce20">
            <text:p><text:s/>46,42<text:s/></text:p>
          </table:table-cell>
          <table:table-cell office:value-type="float" office:value="38.549999999999997" table:style-name="ce20">
            <text:p><text:s/>38,55<text:s/></text:p>
          </table:table-cell>
          <table:table-cell office:value-type="float" office:value="33.630000000000003" table:style-name="ce20">
            <text:p><text:s/>33,6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9.87" table:style-name="ce20">
            <text:p><text:s/>19,87<text:s/></text:p>
          </table:table-cell>
          <table:table-cell office:value-type="float" office:value="19.02" table:style-name="ce20">
            <text:p><text:s/>19,02<text:s/></text:p>
          </table:table-cell>
          <table:table-cell office:value-type="float" office:value="21.97" table:style-name="ce20">
            <text:p><text:s/>21,97<text:s/></text:p>
          </table:table-cell>
          <table:table-cell office:value-type="float" office:value="20.74" table:style-name="ce20">
            <text:p><text:s/>20,74<text:s/></text:p>
          </table:table-cell>
          <table:table-cell office:value-type="float" office:value="19.649999999999999" table:style-name="ce20">
            <text:p><text:s/>19,6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1.93" table:style-name="ce20">
            <text:p><text:s/>11,93<text:s/></text:p>
          </table:table-cell>
          <table:table-cell office:value-type="float" office:value="12.47" table:style-name="ce20">
            <text:p><text:s/>12,47<text:s/></text:p>
          </table:table-cell>
          <table:table-cell office:value-type="float" office:value="12.08" table:style-name="ce20">
            <text:p><text:s/>12,08<text:s/></text:p>
          </table:table-cell>
          <table:table-cell office:value-type="float" office:value="9.2200000000000006" table:style-name="ce20">
            <text:p><text:s/>9,22<text:s/></text:p>
          </table:table-cell>
          <table:table-cell office:value-type="float" office:value="7.6" table:style-name="ce20">
            <text:p><text:s/>7,6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24" table:style-name="ce20">
            <text:p><text:s/>0,24<text:s/></text:p>
          </table:table-cell>
          <table:table-cell office:value-type="float" office:value="0.31" table:style-name="ce20">
            <text:p><text:s/>0,31<text:s/></text:p>
          </table:table-cell>
          <table:table-cell office:value-type="float" office:value="0.14000000000000001" table:style-name="ce20">
            <text:p><text:s/>0,14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7.0000000000000007E-2" table:style-name="ce20">
            <text:p><text:s/>0,0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15.82" table:style-name="ce20">
            <text:p><text:s/>15,82<text:s/></text:p>
          </table:table-cell>
          <table:table-cell office:value-type="float" office:value="18.57" table:style-name="ce20">
            <text:p><text:s/>18,57<text:s/></text:p>
          </table:table-cell>
          <table:table-cell office:value-type="float" office:value="12.23" table:style-name="ce20">
            <text:p><text:s/>12,23<text:s/></text:p>
          </table:table-cell>
          <table:table-cell office:value-type="float" office:value="8.56" table:style-name="ce20">
            <text:p><text:s/>8,56<text:s/></text:p>
          </table:table-cell>
          <table:table-cell office:value-type="float" office:value="6.3" table:style-name="ce20">
            <text:p><text:s/>6,3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7.36" table:style-name="ce20">
            <text:p><text:s/>7,36<text:s/></text:p>
          </table:table-cell>
          <table:table-cell office:value-type="float" office:value="7.99" table:style-name="ce20">
            <text:p><text:s/>7,99<text:s/></text:p>
          </table:table-cell>
          <table:table-cell office:value-type="float" office:value="6.45" table:style-name="ce20">
            <text:p><text:s/>6,45<text:s/></text:p>
          </table:table-cell>
          <table:table-cell office:value-type="float" office:value="5.82" table:style-name="ce20">
            <text:p><text:s/>5,82<text:s/></text:p>
          </table:table-cell>
          <table:table-cell office:value-type="float" office:value="5.34" table:style-name="ce20">
            <text:p><text:s/>5,3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4.08" table:style-name="ce20">
            <text:p><text:s/>4,08<text:s/></text:p>
          </table:table-cell>
          <table:table-cell office:value-type="float" office:value="3.78" table:style-name="ce20">
            <text:p><text:s/>3,78<text:s/></text:p>
          </table:table-cell>
          <table:table-cell office:value-type="float" office:value="4.67" table:style-name="ce20">
            <text:p><text:s/>4,67<text:s/></text:p>
          </table:table-cell>
          <table:table-cell office:value-type="float" office:value="4.8099999999999996" table:style-name="ce20">
            <text:p><text:s/>4,81<text:s/></text:p>
          </table:table-cell>
          <table:table-cell office:value-type="float" office:value="4.1100000000000003" table:style-name="ce20">
            <text:p><text:s/>4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2.15" table:style-name="ce20">
            <text:p><text:s/>2,15<text:s/></text:p>
          </table:table-cell>
          <table:table-cell office:value-type="float" office:value="2.79" table:style-name="ce20">
            <text:p><text:s/>2,79<text:s/></text:p>
          </table:table-cell>
          <table:table-cell office:value-type="float" office:value="1.1200000000000001" table:style-name="ce20">
            <text:p><text:s/>1,12<text:s/></text:p>
          </table:table-cell>
          <table:table-cell office:value-type="float" office:value="0.59" table:style-name="ce20">
            <text:p><text:s/>0,59<text:s/></text:p>
          </table:table-cell>
          <table:table-cell office:value-type="float" office:value="0.69" table:style-name="ce20">
            <text:p><text:s/>0,6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1299999999999999" table:style-name="ce20">
            <text:p><text:s/>1,13<text:s/></text:p>
          </table:table-cell>
          <table:table-cell office:value-type="float" office:value="1.42" table:style-name="ce20">
            <text:p><text:s/>1,42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42" table:style-name="ce20">
            <text:p><text:s/>0,42<text:s/></text:p>
          </table:table-cell>
          <table:table-cell office:value-type="float" office:value="0.55000000000000004" table:style-name="ce20">
            <text:p><text:s/>0,55<text:s/></text:p>
          </table:table-cell>
          <table:table-cell table:style-name="ce2">
            <draw:frame draw:z-index="1" draw:id="id1" draw:style-name="a5" draw:name="Text 2" svg:x="0in" svg:y="0in" svg:width="0in" svg:height="0in">
              <draw:text-box>
                <text:p text:style-name="a4" text:class-names="" text:cond-style-name=""><text:span text:style-name="a3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49.11" table:style-name="ce20">
            <text:p><text:s/>49,11<text:s/></text:p>
          </table:table-cell>
          <table:table-cell office:value-type="float" office:value="56.26" table:style-name="ce20">
            <text:p><text:s/>56,26<text:s/></text:p>
          </table:table-cell>
          <table:table-cell office:value-type="float" office:value="39.229999999999997" table:style-name="ce20">
            <text:p><text:s/>39,23<text:s/></text:p>
          </table:table-cell>
          <table:table-cell office:value-type="float" office:value="31.89" table:style-name="ce20">
            <text:p><text:s/>31,89<text:s/></text:p>
          </table:table-cell>
          <table:table-cell office:value-type="float" office:value="24.46" table:style-name="ce20">
            <text:p><text:s/>24,4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6" table:style-name="ce20">
            <text:p><text:s/>9,60<text:s/></text:p>
          </table:table-cell>
          <table:table-cell office:value-type="float" office:value="9.73" table:style-name="ce20">
            <text:p><text:s/>9,73<text:s/></text:p>
          </table:table-cell>
          <table:table-cell office:value-type="float" office:value="9.34" table:style-name="ce20">
            <text:p><text:s/>9,34<text:s/></text:p>
          </table:table-cell>
          <table:table-cell office:value-type="float" office:value="9.77" table:style-name="ce20">
            <text:p><text:s/>9,77<text:s/></text:p>
          </table:table-cell>
          <table:table-cell office:value-type="float" office:value="8.8000000000000007" table:style-name="ce20">
            <text:p><text:s/>8,8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12.89" table:style-name="ce20">
            <text:p><text:s/>12,89<text:s/></text:p>
          </table:table-cell>
          <table:table-cell office:value-type="float" office:value="14.57" table:style-name="ce20">
            <text:p><text:s/>14,57<text:s/></text:p>
          </table:table-cell>
          <table:table-cell office:value-type="float" office:value="11.09" table:style-name="ce20">
            <text:p><text:s/>11,09<text:s/></text:p>
          </table:table-cell>
          <table:table-cell office:value-type="float" office:value="7.76" table:style-name="ce20">
            <text:p><text:s/>7,76<text:s/></text:p>
          </table:table-cell>
          <table:table-cell office:value-type="float" office:value="6.16" table:style-name="ce20">
            <text:p><text:s/>6,1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42" table:style-name="ce20">
            <text:p><text:s/>0,42<text:s/></text:p>
          </table:table-cell>
          <table:table-cell office:value-type="float" office:value="0.54" table:style-name="ce20">
            <text:p><text:s/>0,54<text:s/></text:p>
          </table:table-cell>
          <table:table-cell office:value-type="float" office:value="0.26" table:style-name="ce20">
            <text:p><text:s/>0,26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9" table:style-name="ce20">
            <text:p><text:s/>0,0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10.83" table:style-name="ce20">
            <text:p><text:s/>10,83<text:s/></text:p>
          </table:table-cell>
          <table:table-cell office:value-type="float" office:value="13.35" table:style-name="ce20">
            <text:p><text:s/>13,35<text:s/></text:p>
          </table:table-cell>
          <table:table-cell office:value-type="float" office:value="7.32" table:style-name="ce20">
            <text:p><text:s/>7,32<text:s/></text:p>
          </table:table-cell>
          <table:table-cell office:value-type="float" office:value="4.57" table:style-name="ce20">
            <text:p><text:s/>4,57<text:s/></text:p>
          </table:table-cell>
          <table:table-cell office:value-type="float" office:value="2.65" table:style-name="ce20">
            <text:p><text:s/>2,6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4.0999999999999996" table:style-name="ce20">
            <text:p><text:s/>4,10<text:s/></text:p>
          </table:table-cell>
          <table:table-cell office:value-type="float" office:value="5.48" table:style-name="ce20">
            <text:p><text:s/>5,48<text:s/></text:p>
          </table:table-cell>
          <table:table-cell office:value-type="float" office:value="1.63" table:style-name="ce20">
            <text:p><text:s/>1,63<text:s/></text:p>
          </table:table-cell>
          <table:table-cell office:value-type="float" office:value="1.69" table:style-name="ce20">
            <text:p><text:s/>1,69<text:s/></text:p>
          </table:table-cell>
          <table:table-cell office:value-type="float" office:value="0.97" table:style-name="ce20">
            <text:p><text:s/>0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11.27" table:style-name="ce20">
            <text:p><text:s/>11,27<text:s/></text:p>
          </table:table-cell>
          <table:table-cell office:value-type="float" office:value="12.6" table:style-name="ce20">
            <text:p><text:s/>12,60<text:s/></text:p>
          </table:table-cell>
          <table:table-cell office:value-type="float" office:value="9.6" table:style-name="ce20">
            <text:p><text:s/>9,60<text:s/></text:p>
          </table:table-cell>
          <table:table-cell office:value-type="float" office:value="8.0399999999999991" table:style-name="ce20">
            <text:p><text:s/>8,04<text:s/></text:p>
          </table:table-cell>
          <table:table-cell office:value-type="float" office:value="5.79" table:style-name="ce20">
            <text:p><text:s/>5,7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4.0999999999999996" table:style-name="ce20">
            <text:p><text:s/>4,10<text:s/></text:p>
          </table:table-cell>
          <table:table-cell office:value-type="float" office:value="4.8099999999999996" table:style-name="ce20">
            <text:p><text:s/>4,81<text:s/></text:p>
          </table:table-cell>
          <table:table-cell office:value-type="float" office:value="3.05" table:style-name="ce20">
            <text:p><text:s/>3,05<text:s/></text:p>
          </table:table-cell>
          <table:table-cell office:value-type="float" office:value="2.2400000000000002" table:style-name="ce20">
            <text:p><text:s/>2,24<text:s/></text:p>
          </table:table-cell>
          <table:table-cell office:value-type="float" office:value="2.21" table:style-name="ce20">
            <text:p><text:s/>2,2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10.46" table:style-name="ce20">
            <text:p><text:s/>10,46<text:s/></text:p>
          </table:table-cell>
          <table:table-cell office:value-type="float" office:value="11.29" table:style-name="ce20">
            <text:p><text:s/>11,29<text:s/></text:p>
          </table:table-cell>
          <table:table-cell office:value-type="float" office:value="9.6300000000000008" table:style-name="ce20">
            <text:p><text:s/>9,63<text:s/></text:p>
          </table:table-cell>
          <table:table-cell office:value-type="float" office:value="8.34" table:style-name="ce20">
            <text:p><text:s/>8,34<text:s/></text:p>
          </table:table-cell>
          <table:table-cell office:value-type="float" office:value="6.02" table:style-name="ce20">
            <text:p><text:s/>6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79" table:style-name="ce20">
            <text:p><text:s/>0,79<text:s/></text:p>
          </table:table-cell>
          <table:table-cell office:value-type="float" office:value="0.74" table:style-name="ce20">
            <text:p><text:s/>0,74<text:s/></text:p>
          </table:table-cell>
          <table:table-cell office:value-type="float" office:value="0.57999999999999996" table:style-name="ce20">
            <text:p><text:s/>0,58<text:s/></text:p>
          </table:table-cell>
          <table:table-cell office:value-type="float" office:value="0.47" table:style-name="ce20">
            <text:p><text:s/>0,4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1.0900000000000001" table:style-name="ce20">
            <text:p><text:s/>1,09<text:s/></text:p>
          </table:table-cell>
          <table:table-cell office:value-type="float" office:value="1.23" table:style-name="ce20">
            <text:p><text:s/>1,23<text:s/>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0.82" table:style-name="ce20">
            <text:p><text:s/>0,82<text:s/></text:p>
          </table:table-cell>
          <table:table-cell office:value-type="float" office:value="0.4" table:style-name="ce20">
            <text:p><text:s/>0,4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43" table:style-name="ce20">
            <text:p><text:s/>0,43<text:s/></text:p>
          </table:table-cell>
          <table:table-cell office:value-type="float" office:value="0.53" table:style-name="ce20">
            <text:p><text:s/>0,53<text:s/></text:p>
          </table:table-cell>
          <table:table-cell office:value-type="float" office:value="0.41" table:style-name="ce20">
            <text:p><text:s/>0,4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8.17" table:style-name="ce20">
            <text:p><text:s/>8,17<text:s/></text:p>
          </table:table-cell>
          <table:table-cell office:value-type="float" office:value="8.81" table:style-name="ce20">
            <text:p><text:s/>8,81<text:s/></text:p>
          </table:table-cell>
          <table:table-cell office:value-type="float" office:value="7.56" table:style-name="ce20">
            <text:p><text:s/>7,56<text:s/></text:p>
          </table:table-cell>
          <table:table-cell office:value-type="float" office:value="6.41" table:style-name="ce20">
            <text:p><text:s/>6,41<text:s/></text:p>
          </table:table-cell>
          <table:table-cell office:value-type="float" office:value="4.74" table:style-name="ce20">
            <text:p><text:s/>4,7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6.63" table:style-name="ce20">
            <text:p><text:s/>16,63<text:s/></text:p>
          </table:table-cell>
          <table:table-cell office:value-type="float" office:value="19.579999999999998" table:style-name="ce20">
            <text:p><text:s/>19,58<text:s/></text:p>
          </table:table-cell>
          <table:table-cell office:value-type="float" office:value="12.89" table:style-name="ce20">
            <text:p><text:s/>12,89<text:s/></text:p>
          </table:table-cell>
          <table:table-cell office:value-type="float" office:value="8.41" table:style-name="ce20">
            <text:p><text:s/>8,41<text:s/></text:p>
          </table:table-cell>
          <table:table-cell office:value-type="float" office:value="6.56" table:style-name="ce20">
            <text:p><text:s/>6,5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40.659999999999997" table:style-name="ce20">
            <text:p><text:s/>40,66<text:s/></text:p>
          </table:table-cell>
          <table:table-cell office:value-type="float" office:value="43.51" table:style-name="ce20">
            <text:p><text:s/>43,51<text:s/></text:p>
          </table:table-cell>
          <table:table-cell office:value-type="float" office:value="37.83" table:style-name="ce20">
            <text:p><text:s/>37,83<text:s/></text:p>
          </table:table-cell>
          <table:table-cell office:value-type="float" office:value="30.57" table:style-name="ce20">
            <text:p><text:s/>30,57<text:s/></text:p>
          </table:table-cell>
          <table:table-cell office:value-type="float" office:value="30.52" table:style-name="ce20">
            <text:p><text:s/>30,5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231" table:style-name="ce20">
            <text:p><text:s/>231,00<text:s/></text:p>
          </table:table-cell>
          <table:table-cell office:value-type="float" office:value="266.43" table:style-name="ce20">
            <text:p><text:s/>266,43<text:s/></text:p>
          </table:table-cell>
          <table:table-cell office:value-type="float" office:value="181.69" table:style-name="ce20">
            <text:p><text:s/>181,69<text:s/></text:p>
          </table:table-cell>
          <table:table-cell office:value-type="float" office:value="133.71" table:style-name="ce20">
            <text:p><text:s/>133,71<text:s/></text:p>
          </table:table-cell>
          <table:table-cell office:value-type="float" office:value="132.21" table:style-name="ce20">
            <text:p><text:s/>132,2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58.11000000000001" table:style-name="ce20">
            <text:p><text:s/>158,11<text:s/></text:p>
          </table:table-cell>
          <table:table-cell office:value-type="float" office:value="189.76" table:style-name="ce20">
            <text:p><text:s/>189,76<text:s/></text:p>
          </table:table-cell>
          <table:table-cell office:value-type="float" office:value="109.49" table:style-name="ce20">
            <text:p><text:s/>109,49<text:s/></text:p>
          </table:table-cell>
          <table:table-cell office:value-type="float" office:value="79.290000000000006" table:style-name="ce20">
            <text:p><text:s/>79,29<text:s/></text:p>
          </table:table-cell>
          <table:table-cell office:value-type="float" office:value="80.97" table:style-name="ce20">
            <text:p><text:s/>80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2.68" table:style-name="ce20">
            <text:p><text:s/>2,68<text:s/></text:p>
          </table:table-cell>
          <table:table-cell office:value-type="float" office:value="3.01" table:style-name="ce20">
            <text:p><text:s/>3,01<text:s/></text:p>
          </table:table-cell>
          <table:table-cell office:value-type="float" office:value="2.13" table:style-name="ce20">
            <text:p><text:s/>2,13<text:s/></text:p>
          </table:table-cell>
          <table:table-cell office:value-type="float" office:value="1.94" table:style-name="ce20">
            <text:p><text:s/>1,94<text:s/></text:p>
          </table:table-cell>
          <table:table-cell office:value-type="float" office:value="1.82" table:style-name="ce20">
            <text:p><text:s/>1,8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19.739999999999998" table:style-name="ce20">
            <text:p><text:s/>19,74<text:s/></text:p>
          </table:table-cell>
          <table:table-cell office:value-type="float" office:value="21.82" table:style-name="ce20">
            <text:p><text:s/>21,82<text:s/></text:p>
          </table:table-cell>
          <table:table-cell office:value-type="float" office:value="18.38" table:style-name="ce20">
            <text:p><text:s/>18,38<text:s/></text:p>
          </table:table-cell>
          <table:table-cell office:value-type="float" office:value="11.23" table:style-name="ce20">
            <text:p><text:s/>11,23<text:s/></text:p>
          </table:table-cell>
          <table:table-cell office:value-type="float" office:value="10.35" table:style-name="ce20">
            <text:p><text:s/>10,3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7.56" table:style-name="ce20">
            <text:p><text:s/>7,56<text:s/></text:p>
          </table:table-cell>
          <table:table-cell office:value-type="float" office:value="7.82" table:style-name="ce20">
            <text:p><text:s/>7,82<text:s/></text:p>
          </table:table-cell>
          <table:table-cell office:value-type="float" office:value="7.72" table:style-name="ce20">
            <text:p><text:s/>7,72<text:s/></text:p>
          </table:table-cell>
          <table:table-cell office:value-type="float" office:value="6.19" table:style-name="ce20">
            <text:p><text:s/>6,19<text:s/></text:p>
          </table:table-cell>
          <table:table-cell office:value-type="float" office:value="5.0599999999999996" table:style-name="ce20">
            <text:p><text:s/>5,0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6.12" table:style-name="ce20">
            <text:p><text:s/>16,12<text:s/></text:p>
          </table:table-cell>
          <table:table-cell office:value-type="float" office:value="17.260000000000002" table:style-name="ce20">
            <text:p><text:s/>17,26<text:s/></text:p>
          </table:table-cell>
          <table:table-cell office:value-type="float" office:value="14.95" table:style-name="ce20">
            <text:p><text:s/>14,95<text:s/></text:p>
          </table:table-cell>
          <table:table-cell office:value-type="float" office:value="11.21" table:style-name="ce20">
            <text:p><text:s/>11,21<text:s/></text:p>
          </table:table-cell>
          <table:table-cell office:value-type="float" office:value="13.8" table:style-name="ce20">
            <text:p><text:s/>13,8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10.16" table:style-name="ce20">
            <text:p><text:s/>10,16<text:s/></text:p>
          </table:table-cell>
          <table:table-cell office:value-type="float" office:value="10.64" table:style-name="ce20">
            <text:p><text:s/>10,64<text:s/></text:p>
          </table:table-cell>
          <table:table-cell office:value-type="float" office:value="9.81" table:style-name="ce20">
            <text:p><text:s/>9,81<text:s/></text:p>
          </table:table-cell>
          <table:table-cell office:value-type="float" office:value="8.44" table:style-name="ce20">
            <text:p><text:s/>8,44<text:s/></text:p>
          </table:table-cell>
          <table:table-cell office:value-type="float" office:value="7.63" table:style-name="ce20">
            <text:p><text:s/>7,63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13" table:style-name="ce20">
            <text:p><text:s/>0,13<text:s/></text:p>
          </table:table-cell>
          <table:table-cell office:value-type="float" office:value="0.16" table:style-name="ce20">
            <text:p><text:s/>0,16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1" table:style-name="ce20">
            <text:p><text:s/>0,10<text:s/></text:p>
          </table:table-cell>
          <table:table-cell office:value-type="float" office:value="0.09" table:style-name="ce20">
            <text:p><text:s/>0,0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16.510000000000002" table:style-name="ce22">
            <text:p><text:s/>16,51<text:s/></text:p>
          </table:table-cell>
          <table:table-cell office:value-type="float" office:value="15.94" table:style-name="ce22">
            <text:p><text:s/>15,94<text:s/></text:p>
          </table:table-cell>
          <table:table-cell office:value-type="float" office:value="19.16" table:style-name="ce22">
            <text:p><text:s/>19,16<text:s/></text:p>
          </table:table-cell>
          <table:table-cell office:value-type="float" office:value="15.32" table:style-name="ce22">
            <text:p><text:s/>15,32<text:s/></text:p>
          </table:table-cell>
          <table:table-cell office:value-type="float" office:value="12.49" table:style-name="ce22">
            <text:p><text:s/>12,49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  <table:named-expressions>
          <table:named-range table:name="Print_Area" table:cell-range-address="Urbana.$A$2:Urbana.$F$108" table:base-cell-address="Urbana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Rura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3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Brasil - área rural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3">
          <table:table-cell office:value-type="string" table:style-name="ce3">
            <text:p>Despesas com alimentação</text:p>
          </table:table-cell>
          <table:table-cell office:value-type="float" office:value="515.04999999999995" table:style-name="ce20">
            <text:p><text:s/>515,05<text:s/></text:p>
          </table:table-cell>
          <table:table-cell office:value-type="float" office:value="538.82000000000005" table:style-name="ce20">
            <text:p><text:s/>538,82<text:s/></text:p>
          </table:table-cell>
          <table:table-cell office:value-type="float" office:value="519.33000000000004" table:style-name="ce20">
            <text:p><text:s/>519,33<text:s/></text:p>
          </table:table-cell>
          <table:table-cell office:value-type="float" office:value="459.11" table:style-name="ce20">
            <text:p><text:s/>459,11<text:s/></text:p>
          </table:table-cell>
          <table:table-cell office:value-type="float" office:value="415.25" table:style-name="ce20">
            <text:p><text:s/>415,2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391.69" table:style-name="ce20">
            <text:p><text:s/>391,69<text:s/></text:p>
          </table:table-cell>
          <table:table-cell office:value-type="float" office:value="407.62" table:style-name="ce20">
            <text:p><text:s/>407,62<text:s/></text:p>
          </table:table-cell>
          <table:table-cell office:value-type="float" office:value="392.93" table:style-name="ce20">
            <text:p><text:s/>392,93<text:s/></text:p>
          </table:table-cell>
          <table:table-cell office:value-type="float" office:value="359.22" table:style-name="ce20">
            <text:p><text:s/>359,22<text:s/></text:p>
          </table:table-cell>
          <table:table-cell office:value-type="float" office:value="322.55" table:style-name="ce20">
            <text:p><text:s/>322,5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31.59" table:style-name="ce20">
            <text:p><text:s/>31,59<text:s/></text:p>
          </table:table-cell>
          <table:table-cell office:value-type="float" office:value="28.08" table:style-name="ce20">
            <text:p><text:s/>28,08<text:s/></text:p>
          </table:table-cell>
          <table:table-cell office:value-type="float" office:value="36.880000000000003" table:style-name="ce20">
            <text:p><text:s/>36,88<text:s/></text:p>
          </table:table-cell>
          <table:table-cell office:value-type="float" office:value="34.61" table:style-name="ce20">
            <text:p><text:s/>34,61<text:s/></text:p>
          </table:table-cell>
          <table:table-cell office:value-type="float" office:value="32.630000000000003" table:style-name="ce20">
            <text:p><text:s/>32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9.82" table:style-name="ce20">
            <text:p><text:s/>19,82<text:s/></text:p>
          </table:table-cell>
          <table:table-cell office:value-type="float" office:value="17.399999999999999" table:style-name="ce20">
            <text:p><text:s/>17,40<text:s/></text:p>
          </table:table-cell>
          <table:table-cell office:value-type="float" office:value="24.27" table:style-name="ce20">
            <text:p><text:s/>24,27<text:s/></text:p>
          </table:table-cell>
          <table:table-cell office:value-type="float" office:value="20.97" table:style-name="ce20">
            <text:p><text:s/>20,97<text:s/></text:p>
          </table:table-cell>
          <table:table-cell office:value-type="float" office:value="18.98" table:style-name="ce20">
            <text:p><text:s/>18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8.57" table:style-name="ce20">
            <text:p><text:s/>8,57<text:s/></text:p>
          </table:table-cell>
          <table:table-cell office:value-type="float" office:value="7.24" table:style-name="ce20">
            <text:p><text:s/>7,24<text:s/></text:p>
          </table:table-cell>
          <table:table-cell office:value-type="float" office:value="9.64" table:style-name="ce20">
            <text:p><text:s/>9,64<text:s/></text:p>
          </table:table-cell>
          <table:table-cell office:value-type="float" office:value="10.75" table:style-name="ce20">
            <text:p><text:s/>10,75<text:s/></text:p>
          </table:table-cell>
          <table:table-cell office:value-type="float" office:value="10.81" table:style-name="ce20">
            <text:p><text:s/>10,8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1">
            <text:p><text:s/>0,01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1" table:style-name="ce20">
            <text:p><text:s/>0,0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3.18" table:style-name="ce20">
            <text:p><text:s/>3,18<text:s/></text:p>
          </table:table-cell>
          <table:table-cell office:value-type="float" office:value="3.41" table:style-name="ce20">
            <text:p><text:s/>3,41<text:s/></text:p>
          </table:table-cell>
          <table:table-cell office:value-type="float" office:value="2.96" table:style-name="ce20">
            <text:p><text:s/>2,96<text:s/></text:p>
          </table:table-cell>
          <table:table-cell office:value-type="float" office:value="2.89" table:style-name="ce20">
            <text:p><text:s/>2,89<text:s/></text:p>
          </table:table-cell>
          <table:table-cell office:value-type="float" office:value="2.83" table:style-name="ce20">
            <text:p><text:s/>2,8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20.7" table:style-name="ce20">
            <text:p><text:s/>20,70<text:s/></text:p>
          </table:table-cell>
          <table:table-cell office:value-type="float" office:value="19.39" table:style-name="ce20">
            <text:p><text:s/>19,39<text:s/></text:p>
          </table:table-cell>
          <table:table-cell office:value-type="float" office:value="21.1" table:style-name="ce20">
            <text:p><text:s/>21,10<text:s/></text:p>
          </table:table-cell>
          <table:table-cell office:value-type="float" office:value="23.49" table:style-name="ce20">
            <text:p><text:s/>23,49<text:s/></text:p>
          </table:table-cell>
          <table:table-cell office:value-type="float" office:value="24.34" table:style-name="ce20">
            <text:p><text:s/>24,3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5.17" table:style-name="ce20">
            <text:p><text:s/>5,17<text:s/></text:p>
          </table:table-cell>
          <table:table-cell office:value-type="float" office:value="4.9800000000000004" table:style-name="ce20">
            <text:p><text:s/>4,98<text:s/></text:p>
          </table:table-cell>
          <table:table-cell office:value-type="float" office:value="5.59" table:style-name="ce20">
            <text:p><text:s/>5,59<text:s/></text:p>
          </table:table-cell>
          <table:table-cell office:value-type="float" office:value="5.47" table:style-name="ce20">
            <text:p><text:s/>5,47<text:s/></text:p>
          </table:table-cell>
          <table:table-cell office:value-type="float" office:value="4.49" table:style-name="ce20">
            <text:p><text:s/>4,4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2.37" table:style-name="ce20">
            <text:p><text:s/>2,37<text:s/></text:p>
          </table:table-cell>
          <table:table-cell office:value-type="float" office:value="3.06" table:style-name="ce20">
            <text:p><text:s/>3,06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1.35" table:style-name="ce20">
            <text:p><text:s/>1,35<text:s/></text:p>
          </table:table-cell>
          <table:table-cell office:value-type="float" office:value="0.98" table:style-name="ce20">
            <text:p><text:s/>0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5.44" table:style-name="ce20">
            <text:p><text:s/>5,44<text:s/></text:p>
          </table:table-cell>
          <table:table-cell office:value-type="float" office:value="3.3" table:style-name="ce20">
            <text:p><text:s/>3,30<text:s/></text:p>
          </table:table-cell>
          <table:table-cell office:value-type="float" office:value="5.74" table:style-name="ce20">
            <text:p><text:s/>5,74<text:s/></text:p>
          </table:table-cell>
          <table:table-cell office:value-type="float" office:value="9.4" table:style-name="ce20">
            <text:p><text:s/>9,40<text:s/></text:p>
          </table:table-cell>
          <table:table-cell office:value-type="float" office:value="13.64" table:style-name="ce20">
            <text:p><text:s/>13,6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7.72" table:style-name="ce20">
            <text:p><text:s/>7,72<text:s/></text:p>
          </table:table-cell>
          <table:table-cell office:value-type="float" office:value="8.0399999999999991" table:style-name="ce20">
            <text:p><text:s/>8,04<text:s/></text:p>
          </table:table-cell>
          <table:table-cell office:value-type="float" office:value="7.93" table:style-name="ce20">
            <text:p><text:s/>7,93<text:s/></text:p>
          </table:table-cell>
          <table:table-cell office:value-type="float" office:value="7.27" table:style-name="ce20">
            <text:p><text:s/>7,27<text:s/></text:p>
          </table:table-cell>
          <table:table-cell office:value-type="float" office:value="5.24" table:style-name="ce20">
            <text:p><text:s/>5,2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7.4" table:style-name="ce20">
            <text:p><text:s/>7,40<text:s/></text:p>
          </table:table-cell>
          <table:table-cell office:value-type="float" office:value="8.67" table:style-name="ce20">
            <text:p><text:s/>8,67<text:s/></text:p>
          </table:table-cell>
          <table:table-cell office:value-type="float" office:value="7.09" table:style-name="ce20">
            <text:p><text:s/>7,09<text:s/></text:p>
          </table:table-cell>
          <table:table-cell office:value-type="float" office:value="4.96" table:style-name="ce20">
            <text:p><text:s/>4,96<text:s/></text:p>
          </table:table-cell>
          <table:table-cell office:value-type="float" office:value="3.27" table:style-name="ce20">
            <text:p><text:s/>3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44" table:style-name="ce20">
            <text:p><text:s/>2,44<text:s/></text:p>
          </table:table-cell>
          <table:table-cell office:value-type="float" office:value="2.92" table:style-name="ce20">
            <text:p><text:s/>2,92<text:s/></text:p>
          </table:table-cell>
          <table:table-cell office:value-type="float" office:value="2.2799999999999998" table:style-name="ce20">
            <text:p><text:s/>2,28<text:s/></text:p>
          </table:table-cell>
          <table:table-cell office:value-type="float" office:value="1.6" table:style-name="ce20">
            <text:p><text:s/>1,60<text:s/></text:p>
          </table:table-cell>
          <table:table-cell office:value-type="float" office:value="0.88" table:style-name="ce20">
            <text:p><text:s/>0,8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0.98" table:style-name="ce20">
            <text:p><text:s/>0,98<text:s/></text:p>
          </table:table-cell>
          <table:table-cell office:value-type="float" office:value="0.8" table:style-name="ce20">
            <text:p><text:s/>0,80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33" table:style-name="ce20">
            <text:p><text:s/>0,3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2.04" table:style-name="ce20">
            <text:p><text:s/>2,04<text:s/></text:p>
          </table:table-cell>
          <table:table-cell office:value-type="float" office:value="2.4300000000000002" table:style-name="ce20">
            <text:p><text:s/>2,43<text:s/></text:p>
          </table:table-cell>
          <table:table-cell office:value-type="float" office:value="1.91" table:style-name="ce20">
            <text:p><text:s/>1,91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0.96" table:style-name="ce20">
            <text:p><text:s/>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0699999999999998" table:style-name="ce20">
            <text:p><text:s/>2,07<text:s/></text:p>
          </table:table-cell>
          <table:table-cell office:value-type="float" office:value="2.34" table:style-name="ce20">
            <text:p><text:s/>2,34<text:s/></text:p>
          </table:table-cell>
          <table:table-cell office:value-type="float" office:value="2.1" table:style-name="ce20">
            <text:p><text:s/>2,10<text:s/></text:p>
          </table:table-cell>
          <table:table-cell office:value-type="float" office:value="1.39" table:style-name="ce20">
            <text:p><text:s/>1,39<text:s/></text:p>
          </table:table-cell>
          <table:table-cell office:value-type="float" office:value="1.1000000000000001" table:style-name="ce20">
            <text:p><text:s/>1,1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17.5" table:style-name="ce20">
            <text:p><text:s/>17,50<text:s/></text:p>
          </table:table-cell>
          <table:table-cell office:value-type="float" office:value="19.649999999999999" table:style-name="ce20">
            <text:p><text:s/>19,65<text:s/></text:p>
          </table:table-cell>
          <table:table-cell office:value-type="float" office:value="16.239999999999998" table:style-name="ce20">
            <text:p><text:s/>16,24<text:s/></text:p>
          </table:table-cell>
          <table:table-cell office:value-type="float" office:value="13.87" table:style-name="ce20">
            <text:p><text:s/>13,87<text:s/></text:p>
          </table:table-cell>
          <table:table-cell office:value-type="float" office:value="12.3" table:style-name="ce20">
            <text:p><text:s/>12,3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.75" table:style-name="ce20">
            <text:p><text:s/>2,75<text:s/></text:p>
          </table:table-cell>
          <table:table-cell office:value-type="float" office:value="2.56" table:style-name="ce20">
            <text:p><text:s/>2,56<text:s/></text:p>
          </table:table-cell>
          <table:table-cell office:value-type="float" office:value="2.87" table:style-name="ce20">
            <text:p><text:s/>2,87<text:s/></text:p>
          </table:table-cell>
          <table:table-cell office:value-type="float" office:value="3.45" table:style-name="ce20">
            <text:p><text:s/>3,45<text:s/></text:p>
          </table:table-cell>
          <table:table-cell office:value-type="float" office:value="2.52" table:style-name="ce20">
            <text:p><text:s/>2,5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5.38" table:style-name="ce20">
            <text:p><text:s/>5,38<text:s/></text:p>
          </table:table-cell>
          <table:table-cell office:value-type="float" office:value="4.92" table:style-name="ce20">
            <text:p><text:s/>4,92<text:s/></text:p>
          </table:table-cell>
          <table:table-cell office:value-type="float" office:value="6.44" table:style-name="ce20">
            <text:p><text:s/>6,44<text:s/></text:p>
          </table:table-cell>
          <table:table-cell office:value-type="float" office:value="5.42" table:style-name="ce20">
            <text:p><text:s/>5,42<text:s/></text:p>
          </table:table-cell>
          <table:table-cell office:value-type="float" office:value="4.79" table:style-name="ce20">
            <text:p><text:s/>4,7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2" table:style-name="ce20">
            <text:p><text:s/>0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9.34" table:style-name="ce20">
            <text:p><text:s/>9,34<text:s/></text:p>
          </table:table-cell>
          <table:table-cell office:value-type="float" office:value="12.16" table:style-name="ce20">
            <text:p><text:s/>12,16<text:s/></text:p>
          </table:table-cell>
          <table:table-cell office:value-type="float" office:value="6.89" table:style-name="ce20">
            <text:p><text:s/>6,89<text:s/></text:p>
          </table:table-cell>
          <table:table-cell office:value-type="float" office:value="5" table:style-name="ce20">
            <text:p><text:s/>5,00<text:s/></text:p>
          </table:table-cell>
          <table:table-cell office:value-type="float" office:value="4.96" table:style-name="ce20">
            <text:p><text:s/>4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5.1" table:style-name="ce20">
            <text:p><text:s/>15,10<text:s/></text:p>
          </table:table-cell>
          <table:table-cell office:value-type="float" office:value="17.72" table:style-name="ce20">
            <text:p><text:s/>17,72<text:s/></text:p>
          </table:table-cell>
          <table:table-cell office:value-type="float" office:value="13.62" table:style-name="ce20">
            <text:p><text:s/>13,62<text:s/></text:p>
          </table:table-cell>
          <table:table-cell office:value-type="float" office:value="10.55" table:style-name="ce20">
            <text:p><text:s/>10,55<text:s/></text:p>
          </table:table-cell>
          <table:table-cell office:value-type="float" office:value="8.7799999999999994" table:style-name="ce20">
            <text:p><text:s/>8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4.41" table:style-name="ce20">
            <text:p><text:s/>4,41<text:s/></text:p>
          </table:table-cell>
          <table:table-cell office:value-type="float" office:value="4.9000000000000004" table:style-name="ce20">
            <text:p><text:s/>4,90<text:s/></text:p>
          </table:table-cell>
          <table:table-cell office:value-type="float" office:value="4.46" table:style-name="ce20">
            <text:p><text:s/>4,46<text:s/></text:p>
          </table:table-cell>
          <table:table-cell office:value-type="float" office:value="3.38" table:style-name="ce20">
            <text:p><text:s/>3,38<text:s/></text:p>
          </table:table-cell>
          <table:table-cell office:value-type="float" office:value="2.27" table:style-name="ce20">
            <text:p><text:s/>2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2.0099999999999998" table:style-name="ce20">
            <text:p><text:s/>2,01<text:s/></text:p>
          </table:table-cell>
          <table:table-cell office:value-type="float" office:value="2.19" table:style-name="ce20">
            <text:p><text:s/>2,19<text:s/></text:p>
          </table:table-cell>
          <table:table-cell office:value-type="float" office:value="1.94" table:style-name="ce20">
            <text:p><text:s/>1,94<text:s/></text:p>
          </table:table-cell>
          <table:table-cell office:value-type="float" office:value="1.86" table:style-name="ce20">
            <text:p><text:s/>1,86<text:s/></text:p>
          </table:table-cell>
          <table:table-cell office:value-type="float" office:value="1.1499999999999999" table:style-name="ce20">
            <text:p><text:s/>1,1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1.66" table:style-name="ce20">
            <text:p><text:s/>1,66<text:s/></text:p>
          </table:table-cell>
          <table:table-cell office:value-type="float" office:value="2.2599999999999998" table:style-name="ce20">
            <text:p><text:s/>2,26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0.61" table:style-name="ce20">
            <text:p><text:s/>0,61<text:s/></text:p>
          </table:table-cell>
          <table:table-cell office:value-type="float" office:value="0.52" table:style-name="ce20">
            <text:p><text:s/>0,5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7.03" table:style-name="ce20">
            <text:p><text:s/>7,03<text:s/></text:p>
          </table:table-cell>
          <table:table-cell office:value-type="float" office:value="8.3699999999999992" table:style-name="ce20">
            <text:p><text:s/>8,37<text:s/></text:p>
          </table:table-cell>
          <table:table-cell office:value-type="float" office:value="6" table:style-name="ce20">
            <text:p><text:s/>6,00<text:s/></text:p>
          </table:table-cell>
          <table:table-cell office:value-type="float" office:value="4.7" table:style-name="ce20">
            <text:p><text:s/>4,70<text:s/></text:p>
          </table:table-cell>
          <table:table-cell office:value-type="float" office:value="4.84" table:style-name="ce20">
            <text:p><text:s/>4,8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16.62" table:style-name="ce20">
            <text:p><text:s/>16,62<text:s/></text:p>
          </table:table-cell>
          <table:table-cell office:value-type="float" office:value="19.72" table:style-name="ce20">
            <text:p><text:s/>19,72<text:s/></text:p>
          </table:table-cell>
          <table:table-cell office:value-type="float" office:value="14.96" table:style-name="ce20">
            <text:p><text:s/>14,96<text:s/></text:p>
          </table:table-cell>
          <table:table-cell office:value-type="float" office:value="11.42" table:style-name="ce20">
            <text:p><text:s/>11,42<text:s/></text:p>
          </table:table-cell>
          <table:table-cell office:value-type="float" office:value="8.58" table:style-name="ce20">
            <text:p><text:s/>8,5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5.0199999999999996" table:style-name="ce20">
            <text:p><text:s/>5,02<text:s/></text:p>
          </table:table-cell>
          <table:table-cell office:value-type="float" office:value="5.61" table:style-name="ce20">
            <text:p><text:s/>5,61<text:s/></text:p>
          </table:table-cell>
          <table:table-cell office:value-type="float" office:value="5.01" table:style-name="ce20">
            <text:p><text:s/>5,01<text:s/></text:p>
          </table:table-cell>
          <table:table-cell office:value-type="float" office:value="3.87" table:style-name="ce20">
            <text:p><text:s/>3,87<text:s/></text:p>
          </table:table-cell>
          <table:table-cell office:value-type="float" office:value="2.68" table:style-name="ce20">
            <text:p><text:s/>2,6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1.8" table:style-name="ce20">
            <text:p><text:s/>1,80<text:s/></text:p>
          </table:table-cell>
          <table:table-cell office:value-type="float" office:value="2.25" table:style-name="ce20">
            <text:p><text:s/>2,25<text:s/></text:p>
          </table:table-cell>
          <table:table-cell office:value-type="float" office:value="1.51" table:style-name="ce20">
            <text:p><text:s/>1,51<text:s/></text:p>
          </table:table-cell>
          <table:table-cell office:value-type="float" office:value="1.1599999999999999" table:style-name="ce20">
            <text:p><text:s/>1,16<text:s/></text:p>
          </table:table-cell>
          <table:table-cell office:value-type="float" office:value="0.68" table:style-name="ce20">
            <text:p><text:s/>0,6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1.46" table:style-name="ce20">
            <text:p><text:s/>1,46<text:s/></text:p>
          </table:table-cell>
          <table:table-cell office:value-type="float" office:value="1.83" table:style-name="ce20">
            <text:p><text:s/>1,83<text:s/></text:p>
          </table:table-cell>
          <table:table-cell office:value-type="float" office:value="1.33" table:style-name="ce20">
            <text:p><text:s/>1,33<text:s/></text:p>
          </table:table-cell>
          <table:table-cell office:value-type="float" office:value="0.67" table:style-name="ce20">
            <text:p><text:s/>0,67<text:s/></text:p>
          </table:table-cell>
          <table:table-cell office:value-type="float" office:value="0.51" table:style-name="ce20">
            <text:p><text:s/>0,5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8.34" table:style-name="ce20">
            <text:p><text:s/>8,34<text:s/></text:p>
          </table:table-cell>
          <table:table-cell office:value-type="float" office:value="10.029999999999999" table:style-name="ce20">
            <text:p><text:s/>10,03<text:s/></text:p>
          </table:table-cell>
          <table:table-cell office:value-type="float" office:value="7.12" table:style-name="ce20">
            <text:p><text:s/>7,12<text:s/></text:p>
          </table:table-cell>
          <table:table-cell office:value-type="float" office:value="5.73" table:style-name="ce20">
            <text:p><text:s/>5,73<text:s/></text:p>
          </table:table-cell>
          <table:table-cell office:value-type="float" office:value="4.71" table:style-name="ce20">
            <text:p><text:s/>4,7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89.33" table:style-name="ce20">
            <text:p><text:s/>89,33<text:s/></text:p>
          </table:table-cell>
          <table:table-cell office:value-type="float" office:value="87.97" table:style-name="ce20">
            <text:p><text:s/>87,97<text:s/></text:p>
          </table:table-cell>
          <table:table-cell office:value-type="float" office:value="90.4" table:style-name="ce20">
            <text:p><text:s/>90,40<text:s/></text:p>
          </table:table-cell>
          <table:table-cell office:value-type="float" office:value="93.3" table:style-name="ce20">
            <text:p><text:s/>93,30<text:s/></text:p>
          </table:table-cell>
          <table:table-cell office:value-type="float" office:value="88.73" table:style-name="ce20">
            <text:p><text:s/>88,7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15.2" table:style-name="ce20">
            <text:p><text:s/>15,20<text:s/></text:p>
          </table:table-cell>
          <table:table-cell office:value-type="float" office:value="17.899999999999999" table:style-name="ce20">
            <text:p><text:s/>17,90<text:s/></text:p>
          </table:table-cell>
          <table:table-cell office:value-type="float" office:value="14" table:style-name="ce20">
            <text:p><text:s/>14,00<text:s/></text:p>
          </table:table-cell>
          <table:table-cell office:value-type="float" office:value="10.8" table:style-name="ce20">
            <text:p><text:s/>10,80<text:s/></text:p>
          </table:table-cell>
          <table:table-cell office:value-type="float" office:value="7.02" table:style-name="ce20">
            <text:p><text:s/>7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6.73" table:style-name="ce20">
            <text:p><text:s/>16,73<text:s/></text:p>
          </table:table-cell>
          <table:table-cell office:value-type="float" office:value="16.43" table:style-name="ce20">
            <text:p><text:s/>16,43<text:s/></text:p>
          </table:table-cell>
          <table:table-cell office:value-type="float" office:value="18.32" table:style-name="ce20">
            <text:p><text:s/>18,32<text:s/></text:p>
          </table:table-cell>
          <table:table-cell office:value-type="float" office:value="16.18" table:style-name="ce20">
            <text:p><text:s/>16,18<text:s/></text:p>
          </table:table-cell>
          <table:table-cell office:value-type="float" office:value="13.94" table:style-name="ce20">
            <text:p><text:s/>13,9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10.54" table:style-name="ce20">
            <text:p><text:s/>10,54<text:s/></text:p>
          </table:table-cell>
          <table:table-cell office:value-type="float" office:value="12.89" table:style-name="ce20">
            <text:p><text:s/>12,89<text:s/></text:p>
          </table:table-cell>
          <table:table-cell office:value-type="float" office:value="7.98" table:style-name="ce20">
            <text:p><text:s/>7,98<text:s/></text:p>
          </table:table-cell>
          <table:table-cell office:value-type="float" office:value="7.82" table:style-name="ce20">
            <text:p><text:s/>7,82<text:s/></text:p>
          </table:table-cell>
          <table:table-cell office:value-type="float" office:value="7.32" table:style-name="ce20">
            <text:p><text:s/>7,3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6.39" table:style-name="ce20">
            <text:p><text:s/>16,39<text:s/></text:p>
          </table:table-cell>
          <table:table-cell office:value-type="float" office:value="16.239999999999998" table:style-name="ce20">
            <text:p><text:s/>16,24<text:s/></text:p>
          </table:table-cell>
          <table:table-cell office:value-type="float" office:value="16.95" table:style-name="ce20">
            <text:p><text:s/>16,95<text:s/></text:p>
          </table:table-cell>
          <table:table-cell office:value-type="float" office:value="15.57" table:style-name="ce20">
            <text:p><text:s/>15,57<text:s/></text:p>
          </table:table-cell>
          <table:table-cell office:value-type="float" office:value="16.84" table:style-name="ce20">
            <text:p><text:s/>16,8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12.4" table:style-name="ce20">
            <text:p><text:s/>12,40<text:s/></text:p>
          </table:table-cell>
          <table:table-cell office:value-type="float" office:value="7.73" table:style-name="ce20">
            <text:p><text:s/>7,73<text:s/></text:p>
          </table:table-cell>
          <table:table-cell office:value-type="float" office:value="13.98" table:style-name="ce20">
            <text:p><text:s/>13,98<text:s/></text:p>
          </table:table-cell>
          <table:table-cell office:value-type="float" office:value="21.36" table:style-name="ce20">
            <text:p><text:s/>21,36<text:s/></text:p>
          </table:table-cell>
          <table:table-cell office:value-type="float" office:value="26.21" table:style-name="ce20">
            <text:p><text:s/>26,2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8.059999999999999" table:style-name="ce20">
            <text:p><text:s/>18,06<text:s/></text:p>
          </table:table-cell>
          <table:table-cell office:value-type="float" office:value="16.78" table:style-name="ce20">
            <text:p><text:s/>16,78<text:s/></text:p>
          </table:table-cell>
          <table:table-cell office:value-type="float" office:value="19.170000000000002" table:style-name="ce20">
            <text:p><text:s/>19,17<text:s/></text:p>
          </table:table-cell>
          <table:table-cell office:value-type="float" office:value="21.57" table:style-name="ce20">
            <text:p><text:s/>21,57<text:s/></text:p>
          </table:table-cell>
          <table:table-cell office:value-type="float" office:value="17.41" table:style-name="ce20">
            <text:p><text:s/>17,4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42.83" table:style-name="ce20">
            <text:p><text:s/>42,83<text:s/></text:p>
          </table:table-cell>
          <table:table-cell office:value-type="float" office:value="40.5" table:style-name="ce20">
            <text:p><text:s/>40,50<text:s/></text:p>
          </table:table-cell>
          <table:table-cell office:value-type="float" office:value="45.23" table:style-name="ce20">
            <text:p><text:s/>45,23<text:s/></text:p>
          </table:table-cell>
          <table:table-cell office:value-type="float" office:value="46.82" table:style-name="ce20">
            <text:p><text:s/>46,82<text:s/></text:p>
          </table:table-cell>
          <table:table-cell office:value-type="float" office:value="44.4" table:style-name="ce20">
            <text:p><text:s/>44,4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32.090000000000003" table:style-name="ce22">
            <text:p><text:s/>32,09<text:s/></text:p>
          </table:table-cell>
          <table:table-cell office:value-type="float" office:value="28.97" table:style-name="ce22">
            <text:p><text:s/>28,97<text:s/></text:p>
          </table:table-cell>
          <table:table-cell office:value-type="float" office:value="35.33" table:style-name="ce22">
            <text:p><text:s/>35,33<text:s/></text:p>
          </table:table-cell>
          <table:table-cell office:value-type="float" office:value="36.729999999999997" table:style-name="ce22">
            <text:p><text:s/>36,73<text:s/></text:p>
          </table:table-cell>
          <table:table-cell office:value-type="float" office:value="35.31" table:style-name="ce22">
            <text:p><text:s/>35,31<text:s/></text:p>
          </table:table-cell>
          <table:table-cell table:number-columns-repeated="16378" table:style-name="ce2"/>
        </table:table-row>
        <table:table-row table:style-name="ro11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3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Brasil - área rural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3">
            <text:p><text:s text:c="3"/>Ovo de galinha</text:p>
          </table:table-cell>
          <table:table-cell office:value-type="float" office:value="9.6999999999999993" table:style-name="ce20">
            <text:p><text:s/>9,70<text:s/></text:p>
          </table:table-cell>
          <table:table-cell office:value-type="float" office:value="10.28" table:style-name="ce20">
            <text:p><text:s/>10,28<text:s/></text:p>
          </table:table-cell>
          <table:table-cell office:value-type="float" office:value="9.15" table:style-name="ce20">
            <text:p><text:s/>9,15<text:s/></text:p>
          </table:table-cell>
          <table:table-cell office:value-type="float" office:value="9.1" table:style-name="ce20">
            <text:p><text:s/>9,10<text:s/></text:p>
          </table:table-cell>
          <table:table-cell office:value-type="float" office:value="8.39" table:style-name="ce20">
            <text:p><text:s/>8,39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1" table:style-name="ce20">
            <text:p><text:s/>0,10<text:s/></text:p>
          </table:table-cell>
          <table:table-cell office:value-type="float" office:value="0.01" table:style-name="ce20">
            <text:p><text:s/>0,01<text:s/></text:p>
          </table:table-cell>
          <table:table-cell office:value-type="string" table:style-name="ce21">
            <text:p>-</text:p>
          </table:table-cell>
          <table:table-cell office:value-type="float" office:value="0.28999999999999998" table:style-name="ce20">
            <text:p><text:s/>0,2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0.97" table:style-name="ce20">
            <text:p><text:s/>0,97<text:s/></text:p>
          </table:table-cell>
          <table:table-cell office:value-type="float" office:value="1.1499999999999999" table:style-name="ce20">
            <text:p><text:s/>1,15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99" table:style-name="ce20">
            <text:p><text:s/>0,99<text:s/></text:p>
          </table:table-cell>
          <table:table-cell office:value-type="float" office:value="0.41" table:style-name="ce20">
            <text:p><text:s/>0,4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32.57" table:style-name="ce20">
            <text:p><text:s/>32,57<text:s/></text:p>
          </table:table-cell>
          <table:table-cell office:value-type="float" office:value="37.17" table:style-name="ce20">
            <text:p><text:s/>37,17<text:s/></text:p>
          </table:table-cell>
          <table:table-cell office:value-type="float" office:value="32.090000000000003" table:style-name="ce20">
            <text:p><text:s/>32,09<text:s/></text:p>
          </table:table-cell>
          <table:table-cell office:value-type="float" office:value="23.39" table:style-name="ce20">
            <text:p><text:s/>23,39<text:s/></text:p>
          </table:table-cell>
          <table:table-cell office:value-type="float" office:value="15.49" table:style-name="ce20">
            <text:p><text:s/>15,4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3.06" table:style-name="ce20">
            <text:p><text:s/>13,06<text:s/></text:p>
          </table:table-cell>
          <table:table-cell office:value-type="float" office:value="15.83" table:style-name="ce20">
            <text:p><text:s/>15,83<text:s/></text:p>
          </table:table-cell>
          <table:table-cell office:value-type="float" office:value="11.95" table:style-name="ce20">
            <text:p><text:s/>11,95<text:s/></text:p>
          </table:table-cell>
          <table:table-cell office:value-type="float" office:value="8.66" table:style-name="ce20">
            <text:p><text:s/>8,66<text:s/></text:p>
          </table:table-cell>
          <table:table-cell office:value-type="float" office:value="3.96" table:style-name="ce20">
            <text:p><text:s/>3,9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6.66" table:style-name="ce20">
            <text:p><text:s/>6,66<text:s/></text:p>
          </table:table-cell>
          <table:table-cell office:value-type="float" office:value="5.12" table:style-name="ce20">
            <text:p><text:s/>5,12<text:s/></text:p>
          </table:table-cell>
          <table:table-cell office:value-type="float" office:value="9.01" table:style-name="ce20">
            <text:p><text:s/>9,01<text:s/></text:p>
          </table:table-cell>
          <table:table-cell office:value-type="float" office:value="7.79" table:style-name="ce20">
            <text:p><text:s/>7,79<text:s/></text:p>
          </table:table-cell>
          <table:table-cell office:value-type="float" office:value="7.31" table:style-name="ce20">
            <text:p><text:s/>7,3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5.25" table:style-name="ce20">
            <text:p><text:s/>5,25<text:s/></text:p>
          </table:table-cell>
          <table:table-cell office:value-type="float" office:value="7.2" table:style-name="ce20">
            <text:p><text:s/>7,20<text:s/></text:p>
          </table:table-cell>
          <table:table-cell office:value-type="float" office:value="3.9" table:style-name="ce20">
            <text:p><text:s/>3,90<text:s/></text:p>
          </table:table-cell>
          <table:table-cell office:value-type="float" office:value="2.2999999999999998" table:style-name="ce20">
            <text:p><text:s/>2,30<text:s/></text:p>
          </table:table-cell>
          <table:table-cell office:value-type="float" office:value="0.73" table:style-name="ce20">
            <text:p><text:s/>0,7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2" table:style-name="ce20">
            <text:p><text:s/>0,20<text:s/></text:p>
          </table:table-cell>
          <table:table-cell office:value-type="float" office:value="0.32" table:style-name="ce20">
            <text:p><text:s/>0,32<text:s/>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8" table:style-name="ce20">
            <text:p><text:s/>0,0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4" table:style-name="ce20">
            <text:p><text:s/>0,04<text:s/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7.36" table:style-name="ce20">
            <text:p><text:s/>7,36<text:s/></text:p>
          </table:table-cell>
          <table:table-cell office:value-type="float" office:value="8.64" table:style-name="ce20">
            <text:p><text:s/>8,64<text:s/></text:p>
          </table:table-cell>
          <table:table-cell office:value-type="float" office:value="7.1" table:style-name="ce20">
            <text:p><text:s/>7,10<text:s/></text:p>
          </table:table-cell>
          <table:table-cell office:value-type="float" office:value="4.63" table:style-name="ce20">
            <text:p><text:s/>4,63<text:s/></text:p>
          </table:table-cell>
          <table:table-cell office:value-type="float" office:value="3.4" table:style-name="ce20">
            <text:p><text:s/>3,4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29.89" table:style-name="ce20">
            <text:p><text:s/>29,89<text:s/></text:p>
          </table:table-cell>
          <table:table-cell office:value-type="float" office:value="30.83" table:style-name="ce20">
            <text:p><text:s/>30,83<text:s/></text:p>
          </table:table-cell>
          <table:table-cell office:value-type="float" office:value="31.68" table:style-name="ce20">
            <text:p><text:s/>31,68<text:s/></text:p>
          </table:table-cell>
          <table:table-cell office:value-type="float" office:value="26.02" table:style-name="ce20">
            <text:p><text:s/>26,02<text:s/></text:p>
          </table:table-cell>
          <table:table-cell office:value-type="float" office:value="22.56" table:style-name="ce20">
            <text:p><text:s/>22,5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0.91" table:style-name="ce20">
            <text:p><text:s/>10,91<text:s/></text:p>
          </table:table-cell>
          <table:table-cell office:value-type="float" office:value="10.69" table:style-name="ce20">
            <text:p><text:s/>10,69<text:s/></text:p>
          </table:table-cell>
          <table:table-cell office:value-type="float" office:value="12.03" table:style-name="ce20">
            <text:p><text:s/>12,03<text:s/></text:p>
          </table:table-cell>
          <table:table-cell office:value-type="float" office:value="10.47" table:style-name="ce20">
            <text:p><text:s/>10,47<text:s/></text:p>
          </table:table-cell>
          <table:table-cell office:value-type="float" office:value="9" table:style-name="ce20">
            <text:p><text:s/>9,0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1.73" table:style-name="ce20">
            <text:p><text:s/>11,73<text:s/></text:p>
          </table:table-cell>
          <table:table-cell office:value-type="float" office:value="10.94" table:style-name="ce20">
            <text:p><text:s/>10,94<text:s/></text:p>
          </table:table-cell>
          <table:table-cell office:value-type="float" office:value="13.95" table:style-name="ce20">
            <text:p><text:s/>13,95<text:s/></text:p>
          </table:table-cell>
          <table:table-cell office:value-type="float" office:value="11.67" table:style-name="ce20">
            <text:p><text:s/>11,67<text:s/></text:p>
          </table:table-cell>
          <table:table-cell office:value-type="float" office:value="9.31" table:style-name="ce20">
            <text:p><text:s/>9,3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2" table:style-name="ce20">
            <text:p><text:s/>0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7.22" table:style-name="ce20">
            <text:p><text:s/>7,22<text:s/></text:p>
          </table:table-cell>
          <table:table-cell office:value-type="float" office:value="9.16" table:style-name="ce20">
            <text:p><text:s/>9,16<text:s/></text:p>
          </table:table-cell>
          <table:table-cell office:value-type="float" office:value="5.68" table:style-name="ce20">
            <text:p><text:s/>5,68<text:s/></text:p>
          </table:table-cell>
          <table:table-cell office:value-type="float" office:value="3.86" table:style-name="ce20">
            <text:p><text:s/>3,86<text:s/></text:p>
          </table:table-cell>
          <table:table-cell office:value-type="float" office:value="4.2300000000000004" table:style-name="ce20">
            <text:p><text:s/>4,2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7.72" table:style-name="ce20">
            <text:p><text:s/>7,72<text:s/></text:p>
          </table:table-cell>
          <table:table-cell office:value-type="float" office:value="7.58" table:style-name="ce20">
            <text:p><text:s/>7,58<text:s/></text:p>
          </table:table-cell>
          <table:table-cell office:value-type="float" office:value="8.1300000000000008" table:style-name="ce20">
            <text:p><text:s/>8,13<text:s/></text:p>
          </table:table-cell>
          <table:table-cell office:value-type="float" office:value="8.33" table:style-name="ce20">
            <text:p><text:s/>8,33<text:s/></text:p>
          </table:table-cell>
          <table:table-cell office:value-type="float" office:value="6.19" table:style-name="ce20">
            <text:p><text:s/>6,1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6.27" table:style-name="ce20">
            <text:p><text:s/>6,27<text:s/></text:p>
          </table:table-cell>
          <table:table-cell office:value-type="float" office:value="5.73" table:style-name="ce20">
            <text:p><text:s/>5,73<text:s/></text:p>
          </table:table-cell>
          <table:table-cell office:value-type="float" office:value="6.97" table:style-name="ce20">
            <text:p><text:s/>6,97<text:s/></text:p>
          </table:table-cell>
          <table:table-cell office:value-type="float" office:value="7.38" table:style-name="ce20">
            <text:p><text:s/>7,38<text:s/></text:p>
          </table:table-cell>
          <table:table-cell office:value-type="float" office:value="5.78" table:style-name="ce20">
            <text:p><text:s/>5,7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0.49" table:style-name="ce20">
            <text:p><text:s/>0,49<text:s/>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0.16" table:style-name="ce20">
            <text:p><text:s/>0,16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0.96" table:style-name="ce20">
            <text:p><text:s/>0,96<text:s/></text:p>
          </table:table-cell>
          <table:table-cell office:value-type="float" office:value="1.0900000000000001" table:style-name="ce20">
            <text:p><text:s/>1,09<text:s/></text:p>
          </table:table-cell>
          <table:table-cell office:value-type="float" office:value="0.94" table:style-name="ce20">
            <text:p><text:s/>0,94<text:s/></text:p>
          </table:table-cell>
          <table:table-cell office:value-type="float" office:value="0.79" table:style-name="ce20">
            <text:p><text:s/>0,79<text:s/></text:p>
          </table:table-cell>
          <table:table-cell office:value-type="float" office:value="0.41" table:style-name="ce20">
            <text:p><text:s/>0,41<text:s/></text:p>
          </table:table-cell>
          <table:table-cell table:style-name="ce2">
            <draw:frame draw:z-index="1" draw:id="id2" draw:style-name="a8" draw:name="Text 2" svg:x="0in" svg:y="0in" svg:width="0in" svg:height="0in">
              <draw:text-box>
                <text:p text:style-name="a7" text:class-names="" text:cond-style-name=""><text:span text:style-name="a6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34.159999999999997" table:style-name="ce20">
            <text:p><text:s/>34,16<text:s/></text:p>
          </table:table-cell>
          <table:table-cell office:value-type="float" office:value="37.700000000000003" table:style-name="ce20">
            <text:p><text:s/>37,70<text:s/></text:p>
          </table:table-cell>
          <table:table-cell office:value-type="float" office:value="31.56" table:style-name="ce20">
            <text:p><text:s/>31,56<text:s/></text:p>
          </table:table-cell>
          <table:table-cell office:value-type="float" office:value="27.8" table:style-name="ce20">
            <text:p><text:s/>27,80<text:s/></text:p>
          </table:table-cell>
          <table:table-cell office:value-type="float" office:value="28.25" table:style-name="ce20">
            <text:p><text:s/>28,2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11.94" table:style-name="ce20">
            <text:p><text:s/>11,94<text:s/></text:p>
          </table:table-cell>
          <table:table-cell office:value-type="float" office:value="10.92" table:style-name="ce20">
            <text:p><text:s/>10,92<text:s/></text:p>
          </table:table-cell>
          <table:table-cell office:value-type="float" office:value="13.77" table:style-name="ce20">
            <text:p><text:s/>13,77<text:s/></text:p>
          </table:table-cell>
          <table:table-cell office:value-type="float" office:value="12.6" table:style-name="ce20">
            <text:p><text:s/>12,60<text:s/></text:p>
          </table:table-cell>
          <table:table-cell office:value-type="float" office:value="11.43" table:style-name="ce20">
            <text:p><text:s/>11,4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6.86" table:style-name="ce20">
            <text:p><text:s/>6,86<text:s/></text:p>
          </table:table-cell>
          <table:table-cell office:value-type="float" office:value="8.61" table:style-name="ce20">
            <text:p><text:s/>8,61<text:s/></text:p>
          </table:table-cell>
          <table:table-cell office:value-type="float" office:value="5.59" table:style-name="ce20">
            <text:p><text:s/>5,59<text:s/></text:p>
          </table:table-cell>
          <table:table-cell office:value-type="float" office:value="3.99" table:style-name="ce20">
            <text:p><text:s/>3,99<text:s/></text:p>
          </table:table-cell>
          <table:table-cell office:value-type="float" office:value="3.5" table:style-name="ce20">
            <text:p><text:s/>3,5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14000000000000001" table:style-name="ce20">
            <text:p><text:s/>0,14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0">
            <text:p><text:s/>0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5.05" table:style-name="ce20">
            <text:p><text:s/>5,05<text:s/></text:p>
          </table:table-cell>
          <table:table-cell office:value-type="float" office:value="7.02" table:style-name="ce20">
            <text:p><text:s/>7,02<text:s/></text:p>
          </table:table-cell>
          <table:table-cell office:value-type="float" office:value="2.95" table:style-name="ce20">
            <text:p><text:s/>2,95<text:s/></text:p>
          </table:table-cell>
          <table:table-cell office:value-type="float" office:value="3.53" table:style-name="ce20">
            <text:p><text:s/>3,53<text:s/></text:p>
          </table:table-cell>
          <table:table-cell office:value-type="float" office:value="0.77" table:style-name="ce20">
            <text:p><text:s/>0,7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1.55" table:style-name="ce20">
            <text:p><text:s/>1,55<text:s/></text:p>
          </table:table-cell>
          <table:table-cell office:value-type="float" office:value="1.88" table:style-name="ce20">
            <text:p><text:s/>1,88<text:s/></text:p>
          </table:table-cell>
          <table:table-cell office:value-type="float" office:value="1.1499999999999999" table:style-name="ce20">
            <text:p><text:s/>1,15<text:s/>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1.29" table:style-name="ce20">
            <text:p><text:s/>1,2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8.69" table:style-name="ce20">
            <text:p><text:s/>8,69<text:s/></text:p>
          </table:table-cell>
          <table:table-cell office:value-type="float" office:value="9.1300000000000008" table:style-name="ce20">
            <text:p><text:s/>9,13<text:s/></text:p>
          </table:table-cell>
          <table:table-cell office:value-type="float" office:value="8.09" table:style-name="ce20">
            <text:p><text:s/>8,09<text:s/></text:p>
          </table:table-cell>
          <table:table-cell office:value-type="float" office:value="6.55" table:style-name="ce20">
            <text:p><text:s/>6,55<text:s/></text:p>
          </table:table-cell>
          <table:table-cell office:value-type="float" office:value="11.26" table:style-name="ce20">
            <text:p><text:s/>11,2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2.64" table:style-name="ce20">
            <text:p><text:s/>2,64<text:s/></text:p>
          </table:table-cell>
          <table:table-cell office:value-type="float" office:value="2.87" table:style-name="ce20">
            <text:p><text:s/>2,87<text:s/></text:p>
          </table:table-cell>
          <table:table-cell office:value-type="float" office:value="2.44" table:style-name="ce20">
            <text:p><text:s/>2,44<text:s/></text:p>
          </table:table-cell>
          <table:table-cell office:value-type="float" office:value="2.21" table:style-name="ce20">
            <text:p><text:s/>2,21<text:s/></text:p>
          </table:table-cell>
          <table:table-cell office:value-type="float" office:value="2.33" table:style-name="ce20">
            <text:p><text:s/>2,3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8.56" table:style-name="ce20">
            <text:p><text:s/>8,56<text:s/></text:p>
          </table:table-cell>
          <table:table-cell office:value-type="float" office:value="9.75" table:style-name="ce20">
            <text:p><text:s/>9,75<text:s/></text:p>
          </table:table-cell>
          <table:table-cell office:value-type="float" office:value="8.23" table:style-name="ce20">
            <text:p><text:s/>8,23<text:s/></text:p>
          </table:table-cell>
          <table:table-cell office:value-type="float" office:value="6.03" table:style-name="ce20">
            <text:p><text:s/>6,03<text:s/></text:p>
          </table:table-cell>
          <table:table-cell office:value-type="float" office:value="5.18" table:style-name="ce20">
            <text:p><text:s/>5,1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84" table:style-name="ce20">
            <text:p><text:s/>0,84<text:s/></text:p>
          </table:table-cell>
          <table:table-cell office:value-type="float" office:value="1.04" table:style-name="ce20">
            <text:p><text:s/>1,04<text:s/></text:p>
          </table:table-cell>
          <table:table-cell office:value-type="float" office:value="0.73" table:style-name="ce20">
            <text:p><text:s/>0,73<text:s/></text:p>
          </table:table-cell>
          <table:table-cell office:value-type="float" office:value="0.39" table:style-name="ce20">
            <text:p><text:s/>0,39<text:s/></text:p>
          </table:table-cell>
          <table:table-cell office:value-type="float" office:value="0.5" table:style-name="ce20">
            <text:p><text:s/>0,5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0.61" table:style-name="ce20">
            <text:p><text:s/>0,61<text:s/></text:p>
          </table:table-cell>
          <table:table-cell office:value-type="float" office:value="0.84" table:style-name="ce20">
            <text:p><text:s/>0,84<text:s/>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19" table:style-name="ce20">
            <text:p><text:s/>0,19<text:s/></text:p>
          </table:table-cell>
          <table:table-cell office:value-type="float" office:value="0.14000000000000001" table:style-name="ce20">
            <text:p><text:s/>0,1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73" table:style-name="ce20">
            <text:p><text:s/>0,73<text:s/>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73" table:style-name="ce20">
            <text:p><text:s/>0,73<text:s/></text:p>
          </table:table-cell>
          <table:table-cell office:value-type="float" office:value="0.67" table:style-name="ce20">
            <text:p><text:s/>0,67<text:s/></text:p>
          </table:table-cell>
          <table:table-cell office:value-type="float" office:value="0.69" table:style-name="ce20">
            <text:p><text:s/>0,6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6.38" table:style-name="ce20">
            <text:p><text:s/>6,38<text:s/></text:p>
          </table:table-cell>
          <table:table-cell office:value-type="float" office:value="7.11" table:style-name="ce20">
            <text:p><text:s/>7,11<text:s/></text:p>
          </table:table-cell>
          <table:table-cell office:value-type="float" office:value="6.31" table:style-name="ce20">
            <text:p><text:s/>6,31<text:s/></text:p>
          </table:table-cell>
          <table:table-cell office:value-type="float" office:value="4.78" table:style-name="ce20">
            <text:p><text:s/>4,78<text:s/></text:p>
          </table:table-cell>
          <table:table-cell office:value-type="float" office:value="3.85" table:style-name="ce20">
            <text:p><text:s/>3,8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4.18" table:style-name="ce20">
            <text:p><text:s/>4,18<text:s/></text:p>
          </table:table-cell>
          <table:table-cell office:value-type="float" office:value="5.32" table:style-name="ce20">
            <text:p><text:s/>5,32<text:s/></text:p>
          </table:table-cell>
          <table:table-cell office:value-type="float" office:value="3.25" table:style-name="ce20">
            <text:p><text:s/>3,25<text:s/></text:p>
          </table:table-cell>
          <table:table-cell office:value-type="float" office:value="2.48" table:style-name="ce20">
            <text:p><text:s/>2,48<text:s/></text:p>
          </table:table-cell>
          <table:table-cell office:value-type="float" office:value="2.0699999999999998" table:style-name="ce20">
            <text:p><text:s/>2,0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30.9" table:style-name="ce20">
            <text:p><text:s/>30,90<text:s/></text:p>
          </table:table-cell>
          <table:table-cell office:value-type="float" office:value="34.72" table:style-name="ce20">
            <text:p><text:s/>34,72<text:s/></text:p>
          </table:table-cell>
          <table:table-cell office:value-type="float" office:value="30.01" table:style-name="ce20">
            <text:p><text:s/>30,01<text:s/></text:p>
          </table:table-cell>
          <table:table-cell office:value-type="float" office:value="23.93" table:style-name="ce20">
            <text:p><text:s/>23,93<text:s/></text:p>
          </table:table-cell>
          <table:table-cell office:value-type="float" office:value="17.46" table:style-name="ce20">
            <text:p><text:s/>17,4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123.35" table:style-name="ce20">
            <text:p><text:s/>123,35<text:s/></text:p>
          </table:table-cell>
          <table:table-cell office:value-type="float" office:value="131.19999999999999" table:style-name="ce20">
            <text:p><text:s/>131,20<text:s/></text:p>
          </table:table-cell>
          <table:table-cell office:value-type="float" office:value="126.41" table:style-name="ce20">
            <text:p><text:s/>126,41<text:s/></text:p>
          </table:table-cell>
          <table:table-cell office:value-type="float" office:value="99.89" table:style-name="ce20">
            <text:p><text:s/>99,89<text:s/></text:p>
          </table:table-cell>
          <table:table-cell office:value-type="float" office:value="92.7" table:style-name="ce20">
            <text:p><text:s/>92,7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71.010000000000005" table:style-name="ce20">
            <text:p><text:s/>71,01<text:s/></text:p>
          </table:table-cell>
          <table:table-cell office:value-type="float" office:value="78.72" table:style-name="ce20">
            <text:p><text:s/>78,72<text:s/></text:p>
          </table:table-cell>
          <table:table-cell office:value-type="float" office:value="69.63" table:style-name="ce20">
            <text:p><text:s/>69,63<text:s/></text:p>
          </table:table-cell>
          <table:table-cell office:value-type="float" office:value="53.85" table:style-name="ce20">
            <text:p><text:s/>53,85<text:s/></text:p>
          </table:table-cell>
          <table:table-cell office:value-type="float" office:value="47.51" table:style-name="ce20">
            <text:p><text:s/>47,5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1.41" table:style-name="ce20">
            <text:p><text:s/>1,41<text:s/></text:p>
          </table:table-cell>
          <table:table-cell office:value-type="float" office:value="1.48" table:style-name="ce20">
            <text:p><text:s/>1,48<text:s/></text:p>
          </table:table-cell>
          <table:table-cell office:value-type="float" office:value="1.21" table:style-name="ce20">
            <text:p><text:s/>1,21<text:s/></text:p>
          </table:table-cell>
          <table:table-cell office:value-type="float" office:value="1.7" table:style-name="ce20">
            <text:p><text:s/>1,70<text:s/></text:p>
          </table:table-cell>
          <table:table-cell office:value-type="float" office:value="1.17" table:style-name="ce20">
            <text:p><text:s/>1,1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9.2100000000000009" table:style-name="ce20">
            <text:p><text:s/>9,21<text:s/></text:p>
          </table:table-cell>
          <table:table-cell office:value-type="float" office:value="10.58" table:style-name="ce20">
            <text:p><text:s/>10,58<text:s/></text:p>
          </table:table-cell>
          <table:table-cell office:value-type="float" office:value="8.9" table:style-name="ce20">
            <text:p><text:s/>8,90<text:s/></text:p>
          </table:table-cell>
          <table:table-cell office:value-type="float" office:value="6.81" table:style-name="ce20">
            <text:p><text:s/>6,81<text:s/></text:p>
          </table:table-cell>
          <table:table-cell office:value-type="float" office:value="4.22" table:style-name="ce20">
            <text:p><text:s/>4,2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5.33" table:style-name="ce20">
            <text:p><text:s/>5,33<text:s/></text:p>
          </table:table-cell>
          <table:table-cell office:value-type="float" office:value="5.24" table:style-name="ce20">
            <text:p><text:s/>5,24<text:s/></text:p>
          </table:table-cell>
          <table:table-cell office:value-type="float" office:value="6.1" table:style-name="ce20">
            <text:p><text:s/>6,10<text:s/></text:p>
          </table:table-cell>
          <table:table-cell office:value-type="float" office:value="4.72" table:style-name="ce20">
            <text:p><text:s/>4,72<text:s/></text:p>
          </table:table-cell>
          <table:table-cell office:value-type="float" office:value="4.1399999999999997" table:style-name="ce20">
            <text:p><text:s/>4,1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4.02" table:style-name="ce20">
            <text:p><text:s/>14,02<text:s/></text:p>
          </table:table-cell>
          <table:table-cell office:value-type="float" office:value="12.22" table:style-name="ce20">
            <text:p><text:s/>12,22<text:s/></text:p>
          </table:table-cell>
          <table:table-cell office:value-type="float" office:value="16.89" table:style-name="ce20">
            <text:p><text:s/>16,89<text:s/></text:p>
          </table:table-cell>
          <table:table-cell office:value-type="float" office:value="14.49" table:style-name="ce20">
            <text:p><text:s/>14,49<text:s/></text:p>
          </table:table-cell>
          <table:table-cell office:value-type="float" office:value="15.77" table:style-name="ce20">
            <text:p><text:s/>15,7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9.32" table:style-name="ce20">
            <text:p><text:s/>9,32<text:s/></text:p>
          </table:table-cell>
          <table:table-cell office:value-type="float" office:value="8.8800000000000008" table:style-name="ce20">
            <text:p><text:s/>8,88<text:s/></text:p>
          </table:table-cell>
          <table:table-cell office:value-type="float" office:value="9.3699999999999992" table:style-name="ce20">
            <text:p><text:s/>9,37<text:s/></text:p>
          </table:table-cell>
          <table:table-cell office:value-type="float" office:value="10.74" table:style-name="ce20">
            <text:p><text:s/>10,74<text:s/></text:p>
          </table:table-cell>
          <table:table-cell office:value-type="float" office:value="9.9700000000000006" table:style-name="ce20">
            <text:p><text:s/>9,97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0">
            <text:p><text:s/>0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13.03" table:style-name="ce22">
            <text:p><text:s/>13,03<text:s/></text:p>
          </table:table-cell>
          <table:table-cell office:value-type="float" office:value="14.06" table:style-name="ce22">
            <text:p><text:s/>14,06<text:s/></text:p>
          </table:table-cell>
          <table:table-cell office:value-type="float" office:value="14.26" table:style-name="ce22">
            <text:p><text:s/>14,26<text:s/></text:p>
          </table:table-cell>
          <table:table-cell office:value-type="float" office:value="7.56" table:style-name="ce22">
            <text:p><text:s/>7,56<text:s/></text:p>
          </table:table-cell>
          <table:table-cell office:value-type="float" office:value="9.92" table:style-name="ce22">
            <text:p><text:s/>9,92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Rural.$A$2:Rural.$F$109" table:base-cell-address="Rural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Nor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4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Região Norte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3">
            <text:p>Despesas com alimentação</text:p>
          </table:table-cell>
          <table:table-cell office:value-type="float" office:value="554.71" table:style-name="ce20">
            <text:p><text:s/>554,71<text:s/></text:p>
          </table:table-cell>
          <table:table-cell office:value-type="float" office:value="582.72" table:style-name="ce20">
            <text:p><text:s/>582,72<text:s/></text:p>
          </table:table-cell>
          <table:table-cell office:value-type="float" office:value="541.14" table:style-name="ce20">
            <text:p><text:s/>541,14<text:s/></text:p>
          </table:table-cell>
          <table:table-cell office:value-type="float" office:value="538.64" table:style-name="ce20">
            <text:p><text:s/>538,64<text:s/></text:p>
          </table:table-cell>
          <table:table-cell office:value-type="float" office:value="502.27" table:style-name="ce20">
            <text:p><text:s/>502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35.62" table:style-name="ce20">
            <text:p><text:s/>435,62<text:s/></text:p>
          </table:table-cell>
          <table:table-cell office:value-type="float" office:value="433.29" table:style-name="ce20">
            <text:p><text:s/>433,29<text:s/></text:p>
          </table:table-cell>
          <table:table-cell office:value-type="float" office:value="436.57" table:style-name="ce20">
            <text:p><text:s/>436,57<text:s/></text:p>
          </table:table-cell>
          <table:table-cell office:value-type="float" office:value="448.77" table:style-name="ce20">
            <text:p><text:s/>448,77<text:s/></text:p>
          </table:table-cell>
          <table:table-cell office:value-type="float" office:value="423.16" table:style-name="ce20">
            <text:p><text:s/>423,1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4.78" table:style-name="ce20">
            <text:p><text:s/>24,78<text:s/></text:p>
          </table:table-cell>
          <table:table-cell office:value-type="float" office:value="24.42" table:style-name="ce20">
            <text:p><text:s/>24,42<text:s/></text:p>
          </table:table-cell>
          <table:table-cell office:value-type="float" office:value="24.96" table:style-name="ce20">
            <text:p><text:s/>24,96<text:s/></text:p>
          </table:table-cell>
          <table:table-cell office:value-type="float" office:value="25.37" table:style-name="ce20">
            <text:p><text:s/>25,37<text:s/></text:p>
          </table:table-cell>
          <table:table-cell office:value-type="float" office:value="24.85" table:style-name="ce20">
            <text:p><text:s/>24,8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5.23" table:style-name="ce20">
            <text:p><text:s/>15,23<text:s/></text:p>
          </table:table-cell>
          <table:table-cell office:value-type="float" office:value="14.92" table:style-name="ce20">
            <text:p><text:s/>14,92<text:s/></text:p>
          </table:table-cell>
          <table:table-cell office:value-type="float" office:value="15.9" table:style-name="ce20">
            <text:p><text:s/>15,90<text:s/></text:p>
          </table:table-cell>
          <table:table-cell office:value-type="float" office:value="15.23" table:style-name="ce20">
            <text:p><text:s/>15,23<text:s/></text:p>
          </table:table-cell>
          <table:table-cell office:value-type="float" office:value="14.44" table:style-name="ce20">
            <text:p><text:s/>14,4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6.57" table:style-name="ce20">
            <text:p><text:s/>6,57<text:s/></text:p>
          </table:table-cell>
          <table:table-cell office:value-type="float" office:value="5.89" table:style-name="ce20">
            <text:p><text:s/>5,89<text:s/></text:p>
          </table:table-cell>
          <table:table-cell office:value-type="float" office:value="6.53" table:style-name="ce20">
            <text:p><text:s/>6,53<text:s/></text:p>
          </table:table-cell>
          <table:table-cell office:value-type="float" office:value="7.78" table:style-name="ce20">
            <text:p><text:s/>7,78<text:s/></text:p>
          </table:table-cell>
          <table:table-cell office:value-type="float" office:value="7.76" table:style-name="ce20">
            <text:p><text:s/>7,7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5" table:style-name="ce21">
            <text:p><text:s/>0,05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12" table:style-name="ce20">
            <text:p><text:s/>0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95" table:style-name="ce20">
            <text:p><text:s/>2,95<text:s/></text:p>
          </table:table-cell>
          <table:table-cell office:value-type="float" office:value="3.6" table:style-name="ce20">
            <text:p><text:s/>3,60<text:s/></text:p>
          </table:table-cell>
          <table:table-cell office:value-type="float" office:value="2.48" table:style-name="ce20">
            <text:p><text:s/>2,48<text:s/></text:p>
          </table:table-cell>
          <table:table-cell office:value-type="float" office:value="2.35" table:style-name="ce20">
            <text:p><text:s/>2,35<text:s/></text:p>
          </table:table-cell>
          <table:table-cell office:value-type="float" office:value="2.5299999999999998" table:style-name="ce20">
            <text:p><text:s/>2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24.46" table:style-name="ce20">
            <text:p><text:s/>24,46<text:s/></text:p>
          </table:table-cell>
          <table:table-cell office:value-type="float" office:value="20.149999999999999" table:style-name="ce20">
            <text:p><text:s/>20,15<text:s/></text:p>
          </table:table-cell>
          <table:table-cell office:value-type="float" office:value="23.86" table:style-name="ce20">
            <text:p><text:s/>23,86<text:s/></text:p>
          </table:table-cell>
          <table:table-cell office:value-type="float" office:value="32.619999999999997" table:style-name="ce20">
            <text:p><text:s/>32,62<text:s/></text:p>
          </table:table-cell>
          <table:table-cell office:value-type="float" office:value="32.53" table:style-name="ce20">
            <text:p><text:s/>32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4.07" table:style-name="ce20">
            <text:p><text:s/>4,07<text:s/></text:p>
          </table:table-cell>
          <table:table-cell office:value-type="float" office:value="3.37" table:style-name="ce20">
            <text:p><text:s/>3,37<text:s/></text:p>
          </table:table-cell>
          <table:table-cell office:value-type="float" office:value="4.3" table:style-name="ce20">
            <text:p><text:s/>4,30<text:s/></text:p>
          </table:table-cell>
          <table:table-cell office:value-type="float" office:value="4.8899999999999997" table:style-name="ce20">
            <text:p><text:s/>4,89<text:s/></text:p>
          </table:table-cell>
          <table:table-cell office:value-type="float" office:value="5.13" table:style-name="ce20">
            <text:p><text:s/>5,1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1.08" table:style-name="ce20">
            <text:p><text:s/>1,08<text:s/></text:p>
          </table:table-cell>
          <table:table-cell office:value-type="float" office:value="1.1499999999999999" table:style-name="ce20">
            <text:p><text:s/>1,15<text:s/></text:p>
          </table:table-cell>
          <table:table-cell office:value-type="float" office:value="1.1499999999999999" table:style-name="ce20">
            <text:p><text:s/>1,15<text:s/></text:p>
          </table:table-cell>
          <table:table-cell office:value-type="float" office:value="0.92" table:style-name="ce20">
            <text:p><text:s/>0,92<text:s/></text:p>
          </table:table-cell>
          <table:table-cell office:value-type="float" office:value="0.78" table:style-name="ce20">
            <text:p><text:s/>0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12.58" table:style-name="ce20">
            <text:p><text:s/>12,58<text:s/></text:p>
          </table:table-cell>
          <table:table-cell office:value-type="float" office:value="8.68" table:style-name="ce20">
            <text:p><text:s/>8,68<text:s/></text:p>
          </table:table-cell>
          <table:table-cell office:value-type="float" office:value="10.9" table:style-name="ce20">
            <text:p><text:s/>10,90<text:s/></text:p>
          </table:table-cell>
          <table:table-cell office:value-type="float" office:value="20.54" table:style-name="ce20">
            <text:p><text:s/>20,54<text:s/></text:p>
          </table:table-cell>
          <table:table-cell office:value-type="float" office:value="22.56" table:style-name="ce20">
            <text:p><text:s/>22,5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6.73" table:style-name="ce20">
            <text:p><text:s/>6,73<text:s/></text:p>
          </table:table-cell>
          <table:table-cell office:value-type="float" office:value="6.95" table:style-name="ce20">
            <text:p><text:s/>6,95<text:s/></text:p>
          </table:table-cell>
          <table:table-cell office:value-type="float" office:value="7.5" table:style-name="ce20">
            <text:p><text:s/>7,50<text:s/></text:p>
          </table:table-cell>
          <table:table-cell office:value-type="float" office:value="6.28" table:style-name="ce20">
            <text:p><text:s/>6,28<text:s/></text:p>
          </table:table-cell>
          <table:table-cell office:value-type="float" office:value="4.05" table:style-name="ce20">
            <text:p><text:s/>4,0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3.42" table:style-name="ce20">
            <text:p><text:s/>3,42<text:s/></text:p>
          </table:table-cell>
          <table:table-cell office:value-type="float" office:value="4.24" table:style-name="ce20">
            <text:p><text:s/>4,24<text:s/></text:p>
          </table:table-cell>
          <table:table-cell office:value-type="float" office:value="3.02" table:style-name="ce20">
            <text:p><text:s/>3,02<text:s/></text:p>
          </table:table-cell>
          <table:table-cell office:value-type="float" office:value="2.61" table:style-name="ce20">
            <text:p><text:s/>2,61<text:s/></text:p>
          </table:table-cell>
          <table:table-cell office:value-type="float" office:value="2.34" table:style-name="ce20">
            <text:p><text:s/>2,3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1.28" table:style-name="ce20">
            <text:p><text:s/>1,28<text:s/></text:p>
          </table:table-cell>
          <table:table-cell office:value-type="float" office:value="1.63" table:style-name="ce20">
            <text:p><text:s/>1,63<text:s/>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1" table:style-name="ce20">
            <text:p><text:s/>1,00<text:s/></text:p>
          </table:table-cell>
          <table:table-cell office:value-type="float" office:value="0.73" table:style-name="ce20">
            <text:p><text:s/>0,7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0.7" table:style-name="ce20">
            <text:p><text:s/>0,70<text:s/></text:p>
          </table:table-cell>
          <table:table-cell office:value-type="float" office:value="0.93" table:style-name="ce20">
            <text:p><text:s/>0,93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53" table:style-name="ce20">
            <text:p><text:s/>0,53<text:s/></text:p>
          </table:table-cell>
          <table:table-cell office:value-type="float" office:value="0.36" table:style-name="ce20">
            <text:p><text:s/>0,3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0.57999999999999996" table:style-name="ce20">
            <text:p><text:s/>0,58<text:s/></text:p>
          </table:table-cell>
          <table:table-cell office:value-type="float" office:value="0.55000000000000004" table:style-name="ce20">
            <text:p><text:s/>0,55<text:s/></text:p>
          </table:table-cell>
          <table:table-cell office:value-type="float" office:value="0.6" table:style-name="ce20">
            <text:p><text:s/>0,60<text:s/>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77" table:style-name="ce20">
            <text:p><text:s/>0,7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1.1399999999999999" table:style-name="ce20">
            <text:p><text:s/>1,14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48" table:style-name="ce20">
            <text:p><text:s/>0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13.83" table:style-name="ce20">
            <text:p><text:s/>13,83<text:s/></text:p>
          </table:table-cell>
          <table:table-cell office:value-type="float" office:value="15.36" table:style-name="ce20">
            <text:p><text:s/>15,36<text:s/></text:p>
          </table:table-cell>
          <table:table-cell office:value-type="float" office:value="13.27" table:style-name="ce20">
            <text:p><text:s/>13,27<text:s/></text:p>
          </table:table-cell>
          <table:table-cell office:value-type="float" office:value="11.43" table:style-name="ce20">
            <text:p><text:s/>11,43<text:s/></text:p>
          </table:table-cell>
          <table:table-cell office:value-type="float" office:value="12.62" table:style-name="ce20">
            <text:p><text:s/>12,6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.4500000000000002" table:style-name="ce20">
            <text:p><text:s/>2,45<text:s/></text:p>
          </table:table-cell>
          <table:table-cell office:value-type="float" office:value="2.2400000000000002" table:style-name="ce20">
            <text:p><text:s/>2,24<text:s/></text:p>
          </table:table-cell>
          <table:table-cell office:value-type="float" office:value="2.15" table:style-name="ce20">
            <text:p><text:s/>2,15<text:s/></text:p>
          </table:table-cell>
          <table:table-cell office:value-type="float" office:value="2.86" table:style-name="ce20">
            <text:p><text:s/>2,86<text:s/></text:p>
          </table:table-cell>
          <table:table-cell office:value-type="float" office:value="3.65" table:style-name="ce20">
            <text:p><text:s/>3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3.23" table:style-name="ce20">
            <text:p><text:s/>3,23<text:s/></text:p>
          </table:table-cell>
          <table:table-cell office:value-type="float" office:value="3.01" table:style-name="ce20">
            <text:p><text:s/>3,01<text:s/></text:p>
          </table:table-cell>
          <table:table-cell office:value-type="float" office:value="3.18" table:style-name="ce20">
            <text:p><text:s/>3,18<text:s/></text:p>
          </table:table-cell>
          <table:table-cell office:value-type="float" office:value="3.66" table:style-name="ce20">
            <text:p><text:s/>3,66<text:s/></text:p>
          </table:table-cell>
          <table:table-cell office:value-type="float" office:value="3.71" table:style-name="ce20">
            <text:p><text:s/>3,7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1" table:style-name="ce20">
            <text:p><text:s/>0,10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12" table:style-name="ce20">
            <text:p><text:s/>0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8.09" table:style-name="ce20">
            <text:p><text:s/>8,09<text:s/></text:p>
          </table:table-cell>
          <table:table-cell office:value-type="float" office:value="10.01" table:style-name="ce20">
            <text:p><text:s/>10,01<text:s/></text:p>
          </table:table-cell>
          <table:table-cell office:value-type="float" office:value="7.91" table:style-name="ce20">
            <text:p><text:s/>7,91<text:s/></text:p>
          </table:table-cell>
          <table:table-cell office:value-type="float" office:value="4.91" table:style-name="ce20">
            <text:p><text:s/>4,91<text:s/></text:p>
          </table:table-cell>
          <table:table-cell office:value-type="float" office:value="5.15" table:style-name="ce20">
            <text:p><text:s/>5,1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0.62" table:style-name="ce20">
            <text:p><text:s/>10,62<text:s/></text:p>
          </table:table-cell>
          <table:table-cell office:value-type="float" office:value="12.62" table:style-name="ce20">
            <text:p><text:s/>12,62<text:s/></text:p>
          </table:table-cell>
          <table:table-cell office:value-type="float" office:value="9.7100000000000009" table:style-name="ce20">
            <text:p><text:s/>9,71<text:s/></text:p>
          </table:table-cell>
          <table:table-cell office:value-type="float" office:value="9.24" table:style-name="ce20">
            <text:p><text:s/>9,24<text:s/></text:p>
          </table:table-cell>
          <table:table-cell office:value-type="float" office:value="6.99" table:style-name="ce20">
            <text:p><text:s/>6,9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2.95" table:style-name="ce20">
            <text:p><text:s/>2,95<text:s/></text:p>
          </table:table-cell>
          <table:table-cell office:value-type="float" office:value="3.44" table:style-name="ce20">
            <text:p><text:s/>3,44<text:s/></text:p>
          </table:table-cell>
          <table:table-cell office:value-type="float" office:value="3.02" table:style-name="ce20">
            <text:p><text:s/>3,02<text:s/></text:p>
          </table:table-cell>
          <table:table-cell office:value-type="float" office:value="2.36" table:style-name="ce20">
            <text:p><text:s/>2,36<text:s/></text:p>
          </table:table-cell>
          <table:table-cell office:value-type="float" office:value="1.53" table:style-name="ce20">
            <text:p><text:s/>1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1.97" table:style-name="ce20">
            <text:p><text:s/>1,97<text:s/></text:p>
          </table:table-cell>
          <table:table-cell office:value-type="float" office:value="2.02" table:style-name="ce20">
            <text:p><text:s/>2,02<text:s/></text:p>
          </table:table-cell>
          <table:table-cell office:value-type="float" office:value="1.97" table:style-name="ce20">
            <text:p><text:s/>1,97<text:s/></text:p>
          </table:table-cell>
          <table:table-cell office:value-type="float" office:value="2.16" table:style-name="ce20">
            <text:p><text:s/>2,16<text:s/></text:p>
          </table:table-cell>
          <table:table-cell office:value-type="float" office:value="1.53" table:style-name="ce20">
            <text:p><text:s/>1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0.67" table:style-name="ce20">
            <text:p><text:s/>0,67<text:s/></text:p>
          </table:table-cell>
          <table:table-cell office:value-type="float" office:value="0.95" table:style-name="ce20">
            <text:p><text:s/>0,95<text:s/></text:p>
          </table:table-cell>
          <table:table-cell office:value-type="float" office:value="0.64" table:style-name="ce20">
            <text:p><text:s/>0,64<text:s/></text:p>
          </table:table-cell>
          <table:table-cell office:value-type="float" office:value="0.28999999999999998" table:style-name="ce20">
            <text:p><text:s/>0,29<text:s/></text:p>
          </table:table-cell>
          <table:table-cell office:value-type="float" office:value="0.11" table:style-name="ce20">
            <text:p><text:s/>0,1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5.0199999999999996" table:style-name="ce20">
            <text:p><text:s/>5,02<text:s/></text:p>
          </table:table-cell>
          <table:table-cell office:value-type="float" office:value="6.22" table:style-name="ce20">
            <text:p><text:s/>6,22<text:s/></text:p>
          </table:table-cell>
          <table:table-cell office:value-type="float" office:value="4.08" table:style-name="ce20">
            <text:p><text:s/>4,08<text:s/></text:p>
          </table:table-cell>
          <table:table-cell office:value-type="float" office:value="4.4400000000000004" table:style-name="ce20">
            <text:p><text:s/>4,44<text:s/></text:p>
          </table:table-cell>
          <table:table-cell office:value-type="float" office:value="3.81" table:style-name="ce20">
            <text:p><text:s/>3,8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14.77" table:style-name="ce20">
            <text:p><text:s/>14,77<text:s/></text:p>
          </table:table-cell>
          <table:table-cell office:value-type="float" office:value="18.48" table:style-name="ce20">
            <text:p><text:s/>18,48<text:s/></text:p>
          </table:table-cell>
          <table:table-cell office:value-type="float" office:value="13.81" table:style-name="ce20">
            <text:p><text:s/>13,81<text:s/></text:p>
          </table:table-cell>
          <table:table-cell office:value-type="float" office:value="10.98" table:style-name="ce20">
            <text:p><text:s/>10,98<text:s/></text:p>
          </table:table-cell>
          <table:table-cell office:value-type="float" office:value="7.65" table:style-name="ce20">
            <text:p><text:s/>7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4.5999999999999996" table:style-name="ce20">
            <text:p><text:s/>4,60<text:s/></text:p>
          </table:table-cell>
          <table:table-cell office:value-type="float" office:value="5.53" table:style-name="ce20">
            <text:p><text:s/>5,53<text:s/></text:p>
          </table:table-cell>
          <table:table-cell office:value-type="float" office:value="4.3600000000000003" table:style-name="ce20">
            <text:p><text:s/>4,36<text:s/></text:p>
          </table:table-cell>
          <table:table-cell office:value-type="float" office:value="3.71" table:style-name="ce20">
            <text:p><text:s/>3,71<text:s/></text:p>
          </table:table-cell>
          <table:table-cell office:value-type="float" office:value="2.71" table:style-name="ce20">
            <text:p><text:s/>2,7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1.4" table:style-name="ce20">
            <text:p><text:s/>1,40<text:s/></text:p>
          </table:table-cell>
          <table:table-cell office:value-type="float" office:value="2.02" table:style-name="ce20">
            <text:p><text:s/>2,02<text:s/>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0.57999999999999996" table:style-name="ce20">
            <text:p><text:s/>0,5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1.35" table:style-name="ce20">
            <text:p><text:s/>1,35<text:s/></text:p>
          </table:table-cell>
          <table:table-cell office:value-type="float" office:value="1.72" table:style-name="ce20">
            <text:p><text:s/>1,72<text:s/></text:p>
          </table:table-cell>
          <table:table-cell office:value-type="float" office:value="1.28" table:style-name="ce20">
            <text:p><text:s/>1,28<text:s/></text:p>
          </table:table-cell>
          <table:table-cell office:value-type="float" office:value="1" table:style-name="ce20">
            <text:p><text:s/>1,00<text:s/></text:p>
          </table:table-cell>
          <table:table-cell office:value-type="float" office:value="0.54" table:style-name="ce20">
            <text:p><text:s/>0,5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7.42" table:style-name="ce20">
            <text:p><text:s/>7,42<text:s/></text:p>
          </table:table-cell>
          <table:table-cell office:value-type="float" office:value="9.1999999999999993" table:style-name="ce20">
            <text:p><text:s/>9,20<text:s/></text:p>
          </table:table-cell>
          <table:table-cell office:value-type="float" office:value="7.27" table:style-name="ce20">
            <text:p><text:s/>7,27<text:s/></text:p>
          </table:table-cell>
          <table:table-cell office:value-type="float" office:value="5.05" table:style-name="ce20">
            <text:p><text:s/>5,05<text:s/></text:p>
          </table:table-cell>
          <table:table-cell office:value-type="float" office:value="3.82" table:style-name="ce20">
            <text:p><text:s/>3,8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117.77" table:style-name="ce20">
            <text:p><text:s/>117,77<text:s/></text:p>
          </table:table-cell>
          <table:table-cell office:value-type="float" office:value="115.76" table:style-name="ce20">
            <text:p><text:s/>115,76<text:s/></text:p>
          </table:table-cell>
          <table:table-cell office:value-type="float" office:value="116.75" table:style-name="ce20">
            <text:p><text:s/>116,75<text:s/></text:p>
          </table:table-cell>
          <table:table-cell office:value-type="float" office:value="126.93" table:style-name="ce20">
            <text:p><text:s/>126,93<text:s/></text:p>
          </table:table-cell>
          <table:table-cell office:value-type="float" office:value="116" table:style-name="ce20">
            <text:p><text:s/>116,0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23.18" table:style-name="ce20">
            <text:p><text:s/>23,18<text:s/></text:p>
          </table:table-cell>
          <table:table-cell office:value-type="float" office:value="30.04" table:style-name="ce20">
            <text:p><text:s/>30,04<text:s/></text:p>
          </table:table-cell>
          <table:table-cell office:value-type="float" office:value="22.08" table:style-name="ce20">
            <text:p><text:s/>22,08<text:s/></text:p>
          </table:table-cell>
          <table:table-cell office:value-type="float" office:value="15.86" table:style-name="ce20">
            <text:p><text:s/>15,86<text:s/></text:p>
          </table:table-cell>
          <table:table-cell office:value-type="float" office:value="8.31" table:style-name="ce20">
            <text:p><text:s/>8,3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9.36" table:style-name="ce20">
            <text:p><text:s/>19,36<text:s/></text:p>
          </table:table-cell>
          <table:table-cell office:value-type="float" office:value="18.73" table:style-name="ce20">
            <text:p><text:s/>18,73<text:s/></text:p>
          </table:table-cell>
          <table:table-cell office:value-type="float" office:value="18.77" table:style-name="ce20">
            <text:p><text:s/>18,77<text:s/></text:p>
          </table:table-cell>
          <table:table-cell office:value-type="float" office:value="24.1" table:style-name="ce20">
            <text:p><text:s/>24,10<text:s/></text:p>
          </table:table-cell>
          <table:table-cell office:value-type="float" office:value="16.89" table:style-name="ce20">
            <text:p><text:s/>16,8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4.18" table:style-name="ce20">
            <text:p><text:s/>4,18<text:s/></text:p>
          </table:table-cell>
          <table:table-cell office:value-type="float" office:value="4.8899999999999997" table:style-name="ce20">
            <text:p><text:s/>4,89<text:s/></text:p>
          </table:table-cell>
          <table:table-cell office:value-type="float" office:value="4.29" table:style-name="ce20">
            <text:p><text:s/>4,29<text:s/></text:p>
          </table:table-cell>
          <table:table-cell office:value-type="float" office:value="3.21" table:style-name="ce20">
            <text:p><text:s/>3,21<text:s/></text:p>
          </table:table-cell>
          <table:table-cell office:value-type="float" office:value="2.21" table:style-name="ce20">
            <text:p><text:s/>2,2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5.98" table:style-name="ce20">
            <text:p><text:s/>15,98<text:s/></text:p>
          </table:table-cell>
          <table:table-cell office:value-type="float" office:value="14.08" table:style-name="ce20">
            <text:p><text:s/>14,08<text:s/></text:p>
          </table:table-cell>
          <table:table-cell office:value-type="float" office:value="15.86" table:style-name="ce20">
            <text:p><text:s/>15,86<text:s/></text:p>
          </table:table-cell>
          <table:table-cell office:value-type="float" office:value="20.46" table:style-name="ce20">
            <text:p><text:s/>20,46<text:s/></text:p>
          </table:table-cell>
          <table:table-cell office:value-type="float" office:value="17.809999999999999" table:style-name="ce20">
            <text:p><text:s/>17,8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26.97" table:style-name="ce20">
            <text:p><text:s/>26,97<text:s/></text:p>
          </table:table-cell>
          <table:table-cell office:value-type="float" office:value="21.72" table:style-name="ce20">
            <text:p><text:s/>21,72<text:s/></text:p>
          </table:table-cell>
          <table:table-cell office:value-type="float" office:value="27.11" table:style-name="ce20">
            <text:p><text:s/>27,11<text:s/></text:p>
          </table:table-cell>
          <table:table-cell office:value-type="float" office:value="31.89" table:style-name="ce20">
            <text:p><text:s/>31,89<text:s/></text:p>
          </table:table-cell>
          <table:table-cell office:value-type="float" office:value="41.48" table:style-name="ce20">
            <text:p><text:s/>41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8.11" table:style-name="ce20">
            <text:p><text:s/>28,11<text:s/></text:p>
          </table:table-cell>
          <table:table-cell office:value-type="float" office:value="26.29" table:style-name="ce20">
            <text:p><text:s/>26,29<text:s/></text:p>
          </table:table-cell>
          <table:table-cell office:value-type="float" office:value="28.64" table:style-name="ce20">
            <text:p><text:s/>28,64<text:s/></text:p>
          </table:table-cell>
          <table:table-cell office:value-type="float" office:value="31.41" table:style-name="ce20">
            <text:p><text:s/>31,41<text:s/></text:p>
          </table:table-cell>
          <table:table-cell office:value-type="float" office:value="29.31" table:style-name="ce20">
            <text:p><text:s/>29,3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49.07" table:style-name="ce20">
            <text:p><text:s/>49,07<text:s/></text:p>
          </table:table-cell>
          <table:table-cell office:value-type="float" office:value="42.09" table:style-name="ce20">
            <text:p><text:s/>42,09<text:s/></text:p>
          </table:table-cell>
          <table:table-cell office:value-type="float" office:value="48.97" table:style-name="ce20">
            <text:p><text:s/>48,97<text:s/></text:p>
          </table:table-cell>
          <table:table-cell office:value-type="float" office:value="59.63" table:style-name="ce20">
            <text:p><text:s/>59,63<text:s/></text:p>
          </table:table-cell>
          <table:table-cell office:value-type="float" office:value="63.31" table:style-name="ce20">
            <text:p><text:s/>63,3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39.67" table:style-name="ce22">
            <text:p><text:s/>39,67<text:s/></text:p>
          </table:table-cell>
          <table:table-cell office:value-type="float" office:value="32.020000000000003" table:style-name="ce22">
            <text:p><text:s/>32,02<text:s/></text:p>
          </table:table-cell>
          <table:table-cell office:value-type="float" office:value="40.590000000000003" table:style-name="ce22">
            <text:p><text:s/>40,59<text:s/></text:p>
          </table:table-cell>
          <table:table-cell office:value-type="float" office:value="49.6" table:style-name="ce22">
            <text:p><text:s/>49,60<text:s/></text:p>
          </table:table-cell>
          <table:table-cell office:value-type="float" office:value="54.54" table:style-name="ce22">
            <text:p><text:s/>54,54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4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6" table:number-rows-spanned="1" table:style-name="ce26">
            <text:p>Região Norte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<text:s text:c="3"/>Ovo de galinha</text:p>
          </table:table-cell>
          <table:table-cell office:value-type="float" office:value="7.92" table:style-name="ce20">
            <text:p><text:s/>7,92<text:s/></text:p>
          </table:table-cell>
          <table:table-cell office:value-type="float" office:value="8.49" table:style-name="ce20">
            <text:p><text:s/>8,49<text:s/></text:p>
          </table:table-cell>
          <table:table-cell office:value-type="float" office:value="7.07" table:style-name="ce20">
            <text:p><text:s/>7,07<text:s/></text:p>
          </table:table-cell>
          <table:table-cell office:value-type="float" office:value="8.19" table:style-name="ce20">
            <text:p><text:s/>8,19<text:s/></text:p>
          </table:table-cell>
          <table:table-cell office:value-type="float" office:value="7.77" table:style-name="ce20">
            <text:p><text:s/>7,77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1" table:style-name="ce20">
            <text:p><text:s/>0,01<text:s/></text:p>
          </table:table-cell>
          <table:table-cell office:value-type="string" table:style-name="ce21">
            <text:p>-</text:p>
          </table:table-cell>
          <table:table-cell office:value-type="float" office:value="0.05" table:style-name="ce20">
            <text:p><text:s/>0,0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45" table:style-name="ce20">
            <text:p><text:s/>1,45<text:s/></text:p>
          </table:table-cell>
          <table:table-cell office:value-type="float" office:value="1.54" table:style-name="ce20">
            <text:p><text:s/>1,54<text:s/></text:p>
          </table:table-cell>
          <table:table-cell office:value-type="float" office:value="1.31" table:style-name="ce20">
            <text:p><text:s/>1,31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0.95" table:style-name="ce20">
            <text:p><text:s/>0,9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31.23" table:style-name="ce20">
            <text:p><text:s/>31,23<text:s/></text:p>
          </table:table-cell>
          <table:table-cell office:value-type="float" office:value="36" table:style-name="ce20">
            <text:p><text:s/>36,00<text:s/></text:p>
          </table:table-cell>
          <table:table-cell office:value-type="float" office:value="31.06" table:style-name="ce20">
            <text:p><text:s/>31,06<text:s/></text:p>
          </table:table-cell>
          <table:table-cell office:value-type="float" office:value="26.12" table:style-name="ce20">
            <text:p><text:s/>26,12<text:s/></text:p>
          </table:table-cell>
          <table:table-cell office:value-type="float" office:value="19.13" table:style-name="ce20">
            <text:p><text:s/>19,1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5.05" table:style-name="ce20">
            <text:p><text:s/>5,05<text:s/></text:p>
          </table:table-cell>
          <table:table-cell office:value-type="float" office:value="6.2" table:style-name="ce20">
            <text:p><text:s/>6,20<text:s/></text:p>
          </table:table-cell>
          <table:table-cell office:value-type="float" office:value="5.07" table:style-name="ce20">
            <text:p><text:s/>5,07<text:s/></text:p>
          </table:table-cell>
          <table:table-cell office:value-type="float" office:value="3.5" table:style-name="ce20">
            <text:p><text:s/>3,50<text:s/></text:p>
          </table:table-cell>
          <table:table-cell office:value-type="float" office:value="2.38" table:style-name="ce20">
            <text:p><text:s/>2,3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11.72" table:style-name="ce20">
            <text:p><text:s/>11,72<text:s/></text:p>
          </table:table-cell>
          <table:table-cell office:value-type="float" office:value="11.28" table:style-name="ce20">
            <text:p><text:s/>11,28<text:s/></text:p>
          </table:table-cell>
          <table:table-cell office:value-type="float" office:value="12.64" table:style-name="ce20">
            <text:p><text:s/>12,64<text:s/></text:p>
          </table:table-cell>
          <table:table-cell office:value-type="float" office:value="11.96" table:style-name="ce20">
            <text:p><text:s/>11,96<text:s/></text:p>
          </table:table-cell>
          <table:table-cell office:value-type="float" office:value="10.32" table:style-name="ce20">
            <text:p><text:s/>10,3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4.0199999999999996" table:style-name="ce20">
            <text:p><text:s/>4,02<text:s/></text:p>
          </table:table-cell>
          <table:table-cell office:value-type="float" office:value="6.14" table:style-name="ce20">
            <text:p><text:s/>6,14<text:s/></text:p>
          </table:table-cell>
          <table:table-cell office:value-type="float" office:value="3.11" table:style-name="ce20">
            <text:p><text:s/>3,11<text:s/></text:p>
          </table:table-cell>
          <table:table-cell office:value-type="float" office:value="1.98" table:style-name="ce20">
            <text:p><text:s/>1,98<text:s/></text:p>
          </table:table-cell>
          <table:table-cell office:value-type="float" office:value="0.92" table:style-name="ce20">
            <text:p><text:s/>0,9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3" table:style-name="ce20">
            <text:p><text:s/>0,30<text:s/></text:p>
          </table:table-cell>
          <table:table-cell office:value-type="float" office:value="0.01" table:style-name="ce20">
            <text:p><text:s/>0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9" table:style-name="ce20">
            <text:p><text:s/>0,0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0.27" table:style-name="ce20">
            <text:p><text:s/>10,27<text:s/></text:p>
          </table:table-cell>
          <table:table-cell office:value-type="float" office:value="12.14" table:style-name="ce20">
            <text:p><text:s/>12,14<text:s/></text:p>
          </table:table-cell>
          <table:table-cell office:value-type="float" office:value="10.17" table:style-name="ce20">
            <text:p><text:s/>10,17<text:s/></text:p>
          </table:table-cell>
          <table:table-cell office:value-type="float" office:value="8.3800000000000008" table:style-name="ce20">
            <text:p><text:s/>8,38<text:s/></text:p>
          </table:table-cell>
          <table:table-cell office:value-type="float" office:value="5.42" table:style-name="ce20">
            <text:p><text:s/>5,4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35.65" table:style-name="ce20">
            <text:p><text:s/>35,65<text:s/></text:p>
          </table:table-cell>
          <table:table-cell office:value-type="float" office:value="33.4" table:style-name="ce20">
            <text:p><text:s/>33,40<text:s/></text:p>
          </table:table-cell>
          <table:table-cell office:value-type="float" office:value="37.9" table:style-name="ce20">
            <text:p><text:s/>37,90<text:s/></text:p>
          </table:table-cell>
          <table:table-cell office:value-type="float" office:value="38.479999999999997" table:style-name="ce20">
            <text:p><text:s/>38,48<text:s/></text:p>
          </table:table-cell>
          <table:table-cell office:value-type="float" office:value="34.020000000000003" table:style-name="ce20">
            <text:p><text:s/>34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8.57" table:style-name="ce20">
            <text:p><text:s/>18,57<text:s/></text:p>
          </table:table-cell>
          <table:table-cell office:value-type="float" office:value="15.26" table:style-name="ce20">
            <text:p><text:s/>15,26<text:s/></text:p>
          </table:table-cell>
          <table:table-cell office:value-type="float" office:value="20.27" table:style-name="ce20">
            <text:p><text:s/>20,27<text:s/></text:p>
          </table:table-cell>
          <table:table-cell office:value-type="float" office:value="21.73" table:style-name="ce20">
            <text:p><text:s/>21,73<text:s/></text:p>
          </table:table-cell>
          <table:table-cell office:value-type="float" office:value="22.64" table:style-name="ce20">
            <text:p><text:s/>22,6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8.68" table:style-name="ce20">
            <text:p><text:s/>8,68<text:s/></text:p>
          </table:table-cell>
          <table:table-cell office:value-type="float" office:value="8.85" table:style-name="ce20">
            <text:p><text:s/>8,85<text:s/></text:p>
          </table:table-cell>
          <table:table-cell office:value-type="float" office:value="9.33" table:style-name="ce20">
            <text:p><text:s/>9,33<text:s/></text:p>
          </table:table-cell>
          <table:table-cell office:value-type="float" office:value="8.4" table:style-name="ce20">
            <text:p><text:s/>8,40<text:s/></text:p>
          </table:table-cell>
          <table:table-cell office:value-type="float" office:value="6.34" table:style-name="ce20">
            <text:p><text:s/>6,3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09" table:style-name="ce20">
            <text:p><text:s/>0,09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1" table:style-name="ce20">
            <text:p><text:s/>0,10<text:s/></text:p>
          </table:table-cell>
          <table:table-cell office:value-type="float" office:value="0.08" table:style-name="ce20">
            <text:p><text:s/>0,0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8.34" table:style-name="ce20">
            <text:p><text:s/>8,34<text:s/></text:p>
          </table:table-cell>
          <table:table-cell office:value-type="float" office:value="9.2100000000000009" table:style-name="ce20">
            <text:p><text:s/>9,21<text:s/></text:p>
          </table:table-cell>
          <table:table-cell office:value-type="float" office:value="8.27" table:style-name="ce20">
            <text:p><text:s/>8,27<text:s/></text:p>
          </table:table-cell>
          <table:table-cell office:value-type="float" office:value="8.25" table:style-name="ce20">
            <text:p><text:s/>8,25<text:s/></text:p>
          </table:table-cell>
          <table:table-cell office:value-type="float" office:value="4.96" table:style-name="ce20">
            <text:p><text:s/>4,9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6.79" table:style-name="ce20">
            <text:p><text:s/>6,79<text:s/></text:p>
          </table:table-cell>
          <table:table-cell office:value-type="float" office:value="6.85" table:style-name="ce20">
            <text:p><text:s/>6,85<text:s/></text:p>
          </table:table-cell>
          <table:table-cell office:value-type="float" office:value="6.34" table:style-name="ce20">
            <text:p><text:s/>6,34<text:s/></text:p>
          </table:table-cell>
          <table:table-cell office:value-type="float" office:value="8.23" table:style-name="ce20">
            <text:p><text:s/>8,23<text:s/></text:p>
          </table:table-cell>
          <table:table-cell office:value-type="float" office:value="5.81" table:style-name="ce20">
            <text:p><text:s/>5,8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4.96" table:style-name="ce20">
            <text:p><text:s/>4,96<text:s/></text:p>
          </table:table-cell>
          <table:table-cell office:value-type="float" office:value="4.01" table:style-name="ce20">
            <text:p><text:s/>4,01<text:s/></text:p>
          </table:table-cell>
          <table:table-cell office:value-type="float" office:value="5.18" table:style-name="ce20">
            <text:p><text:s/>5,18<text:s/></text:p>
          </table:table-cell>
          <table:table-cell office:value-type="float" office:value="7.09" table:style-name="ce20">
            <text:p><text:s/>7,09<text:s/></text:p>
          </table:table-cell>
          <table:table-cell office:value-type="float" office:value="5.13" table:style-name="ce20">
            <text:p><text:s/>5,1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1.36" table:style-name="ce20">
            <text:p><text:s/>1,36<text:s/></text:p>
          </table:table-cell>
          <table:table-cell office:value-type="float" office:value="2.29" table:style-name="ce20">
            <text:p><text:s/>2,29<text:s/></text:p>
          </table:table-cell>
          <table:table-cell office:value-type="float" office:value="0.77" table:style-name="ce20">
            <text:p><text:s/>0,77<text:s/></text:p>
          </table:table-cell>
          <table:table-cell office:value-type="float" office:value="0.73" table:style-name="ce20">
            <text:p><text:s/>0,73<text:s/></text:p>
          </table:table-cell>
          <table:table-cell office:value-type="float" office:value="0.25" table:style-name="ce20">
            <text:p><text:s/>0,2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0.47" table:style-name="ce20">
            <text:p><text:s/>0,47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38" table:style-name="ce20">
            <text:p><text:s/>0,38<text:s/></text:p>
          </table:table-cell>
          <table:table-cell office:value-type="float" office:value="0.42" table:style-name="ce20">
            <text:p><text:s/>0,42<text:s/></text:p>
          </table:table-cell>
          <table:table-cell office:value-type="float" office:value="0.43" table:style-name="ce20">
            <text:p><text:s/>0,43<text:s/></text:p>
          </table:table-cell>
          <table:table-cell table:style-name="ce2">
            <draw:frame draw:z-index="1" draw:id="id3" draw:style-name="a11" draw:name="Text 2" svg:x="0in" svg:y="0in" svg:width="0in" svg:height="0in">
              <draw:text-box>
                <text:p text:style-name="a10" text:class-names="" text:cond-style-name=""><text:span text:style-name="a9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49.68" table:style-name="ce20">
            <text:p><text:s/>49,68<text:s/></text:p>
          </table:table-cell>
          <table:table-cell office:value-type="float" office:value="52.33" table:style-name="ce20">
            <text:p><text:s/>52,33<text:s/></text:p>
          </table:table-cell>
          <table:table-cell office:value-type="float" office:value="49.22" table:style-name="ce20">
            <text:p><text:s/>49,22<text:s/></text:p>
          </table:table-cell>
          <table:table-cell office:value-type="float" office:value="48.94" table:style-name="ce20">
            <text:p><text:s/>48,94<text:s/></text:p>
          </table:table-cell>
          <table:table-cell office:value-type="float" office:value="40.98" table:style-name="ce20">
            <text:p><text:s/>40,9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66" table:style-name="ce20">
            <text:p><text:s/>9,66<text:s/></text:p>
          </table:table-cell>
          <table:table-cell office:value-type="float" office:value="8.6199999999999992" table:style-name="ce20">
            <text:p><text:s/>8,62<text:s/></text:p>
          </table:table-cell>
          <table:table-cell office:value-type="float" office:value="9.5399999999999991" table:style-name="ce20">
            <text:p><text:s/>9,54<text:s/></text:p>
          </table:table-cell>
          <table:table-cell office:value-type="float" office:value="11.41" table:style-name="ce20">
            <text:p><text:s/>11,41<text:s/></text:p>
          </table:table-cell>
          <table:table-cell office:value-type="float" office:value="11.86" table:style-name="ce20">
            <text:p><text:s/>11,8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8.65" table:style-name="ce20">
            <text:p><text:s/>8,65<text:s/></text:p>
          </table:table-cell>
          <table:table-cell office:value-type="float" office:value="10.19" table:style-name="ce20">
            <text:p><text:s/>10,19<text:s/></text:p>
          </table:table-cell>
          <table:table-cell office:value-type="float" office:value="8.64" table:style-name="ce20">
            <text:p><text:s/>8,64<text:s/></text:p>
          </table:table-cell>
          <table:table-cell office:value-type="float" office:value="6.8" table:style-name="ce20">
            <text:p><text:s/>6,80<text:s/></text:p>
          </table:table-cell>
          <table:table-cell office:value-type="float" office:value="4.95" table:style-name="ce20">
            <text:p><text:s/>4,9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16" table:style-name="ce20">
            <text:p><text:s/>0,16<text:s/></text:p>
          </table:table-cell>
          <table:table-cell office:value-type="float" office:value="0.35" table:style-name="ce20">
            <text:p><text:s/>0,35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3" table:style-name="ce20">
            <text:p><text:s/>0,03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4.9000000000000004" table:style-name="ce20">
            <text:p><text:s/>4,90<text:s/></text:p>
          </table:table-cell>
          <table:table-cell office:value-type="float" office:value="4.6399999999999997" table:style-name="ce20">
            <text:p><text:s/>4,64<text:s/></text:p>
          </table:table-cell>
          <table:table-cell office:value-type="float" office:value="7.41" table:style-name="ce20">
            <text:p><text:s/>7,41<text:s/></text:p>
          </table:table-cell>
          <table:table-cell office:value-type="float" office:value="3.1" table:style-name="ce20">
            <text:p><text:s/>3,10<text:s/></text:p>
          </table:table-cell>
          <table:table-cell office:value-type="float" office:value="0.82" table:style-name="ce20">
            <text:p><text:s/>0,8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4.51" table:style-name="ce20">
            <text:p><text:s/>4,51<text:s/></text:p>
          </table:table-cell>
          <table:table-cell office:value-type="float" office:value="9.3000000000000007" table:style-name="ce20">
            <text:p><text:s/>9,30<text:s/></text:p>
          </table:table-cell>
          <table:table-cell office:value-type="float" office:value="0.97" table:style-name="ce20">
            <text:p><text:s/>0,97<text:s/></text:p>
          </table:table-cell>
          <table:table-cell office:value-type="float" office:value="0.74" table:style-name="ce20">
            <text:p><text:s/>0,74<text:s/></text:p>
          </table:table-cell>
          <table:table-cell office:value-type="float" office:value="0.89" table:style-name="ce20">
            <text:p><text:s/>0,8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21.78" table:style-name="ce20">
            <text:p><text:s/>21,78<text:s/></text:p>
          </table:table-cell>
          <table:table-cell office:value-type="float" office:value="19.22" table:style-name="ce20">
            <text:p><text:s/>19,22<text:s/></text:p>
          </table:table-cell>
          <table:table-cell office:value-type="float" office:value="22.64" table:style-name="ce20">
            <text:p><text:s/>22,64<text:s/></text:p>
          </table:table-cell>
          <table:table-cell office:value-type="float" office:value="26.86" table:style-name="ce20">
            <text:p><text:s/>26,86<text:s/></text:p>
          </table:table-cell>
          <table:table-cell office:value-type="float" office:value="22.46" table:style-name="ce20">
            <text:p><text:s/>22,4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3.67" table:style-name="ce20">
            <text:p><text:s/>3,67<text:s/></text:p>
          </table:table-cell>
          <table:table-cell office:value-type="float" office:value="3.5" table:style-name="ce20">
            <text:p><text:s/>3,50<text:s/></text:p>
          </table:table-cell>
          <table:table-cell office:value-type="float" office:value="3.48" table:style-name="ce20">
            <text:p><text:s/>3,48<text:s/></text:p>
          </table:table-cell>
          <table:table-cell office:value-type="float" office:value="4.12" table:style-name="ce20">
            <text:p><text:s/>4,12<text:s/></text:p>
          </table:table-cell>
          <table:table-cell office:value-type="float" office:value="4.32" table:style-name="ce20">
            <text:p><text:s/>4,3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7.26" table:style-name="ce20">
            <text:p><text:s/>7,26<text:s/></text:p>
          </table:table-cell>
          <table:table-cell office:value-type="float" office:value="7.37" table:style-name="ce20">
            <text:p><text:s/>7,37<text:s/></text:p>
          </table:table-cell>
          <table:table-cell office:value-type="float" office:value="8.08" table:style-name="ce20">
            <text:p><text:s/>8,08<text:s/></text:p>
          </table:table-cell>
          <table:table-cell office:value-type="float" office:value="6.93" table:style-name="ce20">
            <text:p><text:s/>6,93<text:s/></text:p>
          </table:table-cell>
          <table:table-cell office:value-type="float" office:value="4.66" table:style-name="ce20">
            <text:p><text:s/>4,6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43" table:style-name="ce20">
            <text:p><text:s/>0,43<text:s/></text:p>
          </table:table-cell>
          <table:table-cell office:value-type="float" office:value="0.53" table:style-name="ce20">
            <text:p><text:s/>0,53<text:s/>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2" table:style-name="ce20">
            <text:p><text:s/>0,20<text:s/></text:p>
          </table:table-cell>
          <table:table-cell office:value-type="float" office:value="0.31" table:style-name="ce20">
            <text:p><text:s/>0,3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0.43" table:style-name="ce20">
            <text:p><text:s/>0,43<text:s/></text:p>
          </table:table-cell>
          <table:table-cell office:value-type="float" office:value="0.56999999999999995" table:style-name="ce20">
            <text:p><text:s/>0,57<text:s/></text:p>
          </table:table-cell>
          <table:table-cell office:value-type="float" office:value="0.32" table:style-name="ce20">
            <text:p><text:s/>0,32<text:s/></text:p>
          </table:table-cell>
          <table:table-cell office:value-type="float" office:value="0.4" table:style-name="ce20">
            <text:p><text:s/>0,40<text:s/></text:p>
          </table:table-cell>
          <table:table-cell office:value-type="float" office:value="0.25" table:style-name="ce20">
            <text:p><text:s/>0,2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43" table:style-name="ce20">
            <text:p><text:s/>0,43<text:s/></text:p>
          </table:table-cell>
          <table:table-cell office:value-type="float" office:value="0.59" table:style-name="ce20">
            <text:p><text:s/>0,59<text:s/></text:p>
          </table:table-cell>
          <table:table-cell office:value-type="float" office:value="0.59" table:style-name="ce20">
            <text:p><text:s/>0,59<text:s/></text:p>
          </table:table-cell>
          <table:table-cell office:value-type="float" office:value="0.63" table:style-name="ce20">
            <text:p><text:s/>0,6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5.87" table:style-name="ce20">
            <text:p><text:s/>5,87<text:s/></text:p>
          </table:table-cell>
          <table:table-cell office:value-type="float" office:value="5.85" table:style-name="ce20">
            <text:p><text:s/>5,85<text:s/></text:p>
          </table:table-cell>
          <table:table-cell office:value-type="float" office:value="6.72" table:style-name="ce20">
            <text:p><text:s/>6,72<text:s/></text:p>
          </table:table-cell>
          <table:table-cell office:value-type="float" office:value="5.73" table:style-name="ce20">
            <text:p><text:s/>5,73<text:s/></text:p>
          </table:table-cell>
          <table:table-cell office:value-type="float" office:value="3.46" table:style-name="ce20">
            <text:p><text:s/>3,4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0.27" table:style-name="ce20">
            <text:p><text:s/>10,27<text:s/></text:p>
          </table:table-cell>
          <table:table-cell office:value-type="float" office:value="10.55" table:style-name="ce20">
            <text:p><text:s/>10,55<text:s/></text:p>
          </table:table-cell>
          <table:table-cell office:value-type="float" office:value="12" table:style-name="ce20">
            <text:p><text:s/>12,00<text:s/></text:p>
          </table:table-cell>
          <table:table-cell office:value-type="float" office:value="9.11" table:style-name="ce20">
            <text:p><text:s/>9,11<text:s/></text:p>
          </table:table-cell>
          <table:table-cell office:value-type="float" office:value="5.38" table:style-name="ce20">
            <text:p><text:s/>5,3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32.380000000000003" table:style-name="ce20">
            <text:p><text:s/>32,38<text:s/></text:p>
          </table:table-cell>
          <table:table-cell office:value-type="float" office:value="30.17" table:style-name="ce20">
            <text:p><text:s/>30,17<text:s/></text:p>
          </table:table-cell>
          <table:table-cell office:value-type="float" office:value="34.14" table:style-name="ce20">
            <text:p><text:s/>34,14<text:s/></text:p>
          </table:table-cell>
          <table:table-cell office:value-type="float" office:value="28.04" table:style-name="ce20">
            <text:p><text:s/>28,04<text:s/></text:p>
          </table:table-cell>
          <table:table-cell office:value-type="float" office:value="42.59" table:style-name="ce20">
            <text:p><text:s/>42,5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119.08" table:style-name="ce20">
            <text:p><text:s/>119,08<text:s/></text:p>
          </table:table-cell>
          <table:table-cell office:value-type="float" office:value="149.41999999999999" table:style-name="ce20">
            <text:p><text:s/>149,42<text:s/></text:p>
          </table:table-cell>
          <table:table-cell office:value-type="float" office:value="104.57" table:style-name="ce20">
            <text:p><text:s/>104,57<text:s/></text:p>
          </table:table-cell>
          <table:table-cell office:value-type="float" office:value="89.87" table:style-name="ce20">
            <text:p><text:s/>89,87<text:s/></text:p>
          </table:table-cell>
          <table:table-cell office:value-type="float" office:value="79.11" table:style-name="ce20">
            <text:p><text:s/>79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75.97" table:style-name="ce20">
            <text:p><text:s/>75,97<text:s/></text:p>
          </table:table-cell>
          <table:table-cell office:value-type="float" office:value="101.89" table:style-name="ce20">
            <text:p><text:s/>101,89<text:s/></text:p>
          </table:table-cell>
          <table:table-cell office:value-type="float" office:value="58.79" table:style-name="ce20">
            <text:p><text:s/>58,79<text:s/></text:p>
          </table:table-cell>
          <table:table-cell office:value-type="float" office:value="54.93" table:style-name="ce20">
            <text:p><text:s/>54,93<text:s/></text:p>
          </table:table-cell>
          <table:table-cell office:value-type="float" office:value="50.99" table:style-name="ce20">
            <text:p><text:s/>50,9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1.1599999999999999" table:style-name="ce20">
            <text:p><text:s/>1,16<text:s/></text:p>
          </table:table-cell>
          <table:table-cell office:value-type="float" office:value="1.1000000000000001" table:style-name="ce20">
            <text:p><text:s/>1,10<text:s/></text:p>
          </table:table-cell>
          <table:table-cell office:value-type="float" office:value="1.32" table:style-name="ce20">
            <text:p><text:s/>1,32<text:s/></text:p>
          </table:table-cell>
          <table:table-cell office:value-type="float" office:value="0.79" table:style-name="ce20">
            <text:p><text:s/>0,79<text:s/></text:p>
          </table:table-cell>
          <table:table-cell office:value-type="float" office:value="1.41" table:style-name="ce20">
            <text:p><text:s/>1,4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11.34" table:style-name="ce20">
            <text:p><text:s/>11,34<text:s/></text:p>
          </table:table-cell>
          <table:table-cell office:value-type="float" office:value="11.63" table:style-name="ce20">
            <text:p><text:s/>11,63<text:s/></text:p>
          </table:table-cell>
          <table:table-cell office:value-type="float" office:value="13.47" table:style-name="ce20">
            <text:p><text:s/>13,47<text:s/></text:p>
          </table:table-cell>
          <table:table-cell office:value-type="float" office:value="9.17" table:style-name="ce20">
            <text:p><text:s/>9,17<text:s/></text:p>
          </table:table-cell>
          <table:table-cell office:value-type="float" office:value="6.65" table:style-name="ce20">
            <text:p><text:s/>6,6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6.11" table:style-name="ce20">
            <text:p><text:s/>6,11<text:s/></text:p>
          </table:table-cell>
          <table:table-cell office:value-type="float" office:value="6.74" table:style-name="ce20">
            <text:p><text:s/>6,74<text:s/></text:p>
          </table:table-cell>
          <table:table-cell office:value-type="float" office:value="6.53" table:style-name="ce20">
            <text:p><text:s/>6,53<text:s/></text:p>
          </table:table-cell>
          <table:table-cell office:value-type="float" office:value="4.47" table:style-name="ce20">
            <text:p><text:s/>4,47<text:s/></text:p>
          </table:table-cell>
          <table:table-cell office:value-type="float" office:value="4.57" table:style-name="ce20">
            <text:p><text:s/>4,5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0.53" table:style-name="ce20">
            <text:p><text:s/>10,53<text:s/></text:p>
          </table:table-cell>
          <table:table-cell office:value-type="float" office:value="13.89" table:style-name="ce20">
            <text:p><text:s/>13,89<text:s/></text:p>
          </table:table-cell>
          <table:table-cell office:value-type="float" office:value="9.76" table:style-name="ce20">
            <text:p><text:s/>9,76<text:s/></text:p>
          </table:table-cell>
          <table:table-cell office:value-type="float" office:value="5.07" table:style-name="ce20">
            <text:p><text:s/>5,07<text:s/></text:p>
          </table:table-cell>
          <table:table-cell office:value-type="float" office:value="6.74" table:style-name="ce20">
            <text:p><text:s/>6,7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8.93" table:style-name="ce20">
            <text:p><text:s/>8,93<text:s/></text:p>
          </table:table-cell>
          <table:table-cell office:value-type="float" office:value="8.99" table:style-name="ce20">
            <text:p><text:s/>8,99<text:s/></text:p>
          </table:table-cell>
          <table:table-cell office:value-type="float" office:value="9.27" table:style-name="ce20">
            <text:p><text:s/>9,27<text:s/></text:p>
          </table:table-cell>
          <table:table-cell office:value-type="float" office:value="11.15" table:style-name="ce20">
            <text:p><text:s/>11,15<text:s/></text:p>
          </table:table-cell>
          <table:table-cell office:value-type="float" office:value="4.37" table:style-name="ce20">
            <text:p><text:s/>4,37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2" table:style-name="ce20">
            <text:p><text:s/>0,02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5.0199999999999996" table:style-name="ce22">
            <text:p><text:s/>5,02<text:s/></text:p>
          </table:table-cell>
          <table:table-cell office:value-type="float" office:value="5.17" table:style-name="ce22">
            <text:p><text:s/>5,17<text:s/></text:p>
          </table:table-cell>
          <table:table-cell office:value-type="float" office:value="5.39" table:style-name="ce22">
            <text:p><text:s/>5,39<text:s/></text:p>
          </table:table-cell>
          <table:table-cell office:value-type="float" office:value="4.25" table:style-name="ce22">
            <text:p><text:s/>4,25<text:s/></text:p>
          </table:table-cell>
          <table:table-cell office:value-type="float" office:value="4.37" table:style-name="ce22">
            <text:p><text:s/>4,37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Norte.$A$2:Norte.$F$109" table:base-cell-address="Norte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Nord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5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Região Nordeste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3">
            <text:p>Despesas com alimentação</text:p>
          </table:table-cell>
          <table:table-cell office:value-type="float" office:value="587.44000000000005" table:style-name="ce20">
            <text:p><text:s/>587,44<text:s/></text:p>
          </table:table-cell>
          <table:table-cell office:value-type="float" office:value="660.17" table:style-name="ce20">
            <text:p><text:s/>660,17<text:s/></text:p>
          </table:table-cell>
          <table:table-cell office:value-type="float" office:value="565.08000000000004" table:style-name="ce20">
            <text:p><text:s/>565,08<text:s/></text:p>
          </table:table-cell>
          <table:table-cell office:value-type="float" office:value="465.1" table:style-name="ce20">
            <text:p><text:s/>465,10<text:s/></text:p>
          </table:table-cell>
          <table:table-cell office:value-type="float" office:value="404.58" table:style-name="ce20">
            <text:p><text:s/>404,5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397.58" table:style-name="ce20">
            <text:p><text:s/>397,58<text:s/></text:p>
          </table:table-cell>
          <table:table-cell office:value-type="float" office:value="436.33" table:style-name="ce20">
            <text:p><text:s/>436,33<text:s/></text:p>
          </table:table-cell>
          <table:table-cell office:value-type="float" office:value="391.15" table:style-name="ce20">
            <text:p><text:s/>391,15<text:s/></text:p>
          </table:table-cell>
          <table:table-cell office:value-type="float" office:value="331.79" table:style-name="ce20">
            <text:p><text:s/>331,79<text:s/></text:p>
          </table:table-cell>
          <table:table-cell office:value-type="float" office:value="278.39" table:style-name="ce20">
            <text:p><text:s/>278,3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6.45" table:style-name="ce20">
            <text:p><text:s/>26,45<text:s/></text:p>
          </table:table-cell>
          <table:table-cell office:value-type="float" office:value="23.32" table:style-name="ce20">
            <text:p><text:s/>23,32<text:s/></text:p>
          </table:table-cell>
          <table:table-cell office:value-type="float" office:value="29.41" table:style-name="ce20">
            <text:p><text:s/>29,41<text:s/></text:p>
          </table:table-cell>
          <table:table-cell office:value-type="float" office:value="29.81" table:style-name="ce20">
            <text:p><text:s/>29,81<text:s/></text:p>
          </table:table-cell>
          <table:table-cell office:value-type="float" office:value="29.59" table:style-name="ce20">
            <text:p><text:s/>29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5.82" table:style-name="ce20">
            <text:p><text:s/>15,82<text:s/></text:p>
          </table:table-cell>
          <table:table-cell office:value-type="float" office:value="12.95" table:style-name="ce20">
            <text:p><text:s/>12,95<text:s/></text:p>
          </table:table-cell>
          <table:table-cell office:value-type="float" office:value="18.93" table:style-name="ce20">
            <text:p><text:s/>18,93<text:s/></text:p>
          </table:table-cell>
          <table:table-cell office:value-type="float" office:value="18.059999999999999" table:style-name="ce20">
            <text:p><text:s/>18,06<text:s/></text:p>
          </table:table-cell>
          <table:table-cell office:value-type="float" office:value="18.670000000000002" table:style-name="ce20">
            <text:p><text:s/>18,6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8.1" table:style-name="ce20">
            <text:p><text:s/>8,10<text:s/></text:p>
          </table:table-cell>
          <table:table-cell office:value-type="float" office:value="7.29" table:style-name="ce20">
            <text:p><text:s/>7,29<text:s/></text:p>
          </table:table-cell>
          <table:table-cell office:value-type="float" office:value="8.41" table:style-name="ce20">
            <text:p><text:s/>8,41<text:s/></text:p>
          </table:table-cell>
          <table:table-cell office:value-type="float" office:value="9.6999999999999993" table:style-name="ce20">
            <text:p><text:s/>9,70<text:s/></text:p>
          </table:table-cell>
          <table:table-cell office:value-type="float" office:value="9.3800000000000008" table:style-name="ce20">
            <text:p><text:s/>9,3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1">
            <text:p><text:s/>0,01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3" table:style-name="ce20">
            <text:p><text:s/>0,0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5099999999999998" table:style-name="ce20">
            <text:p><text:s/>2,51<text:s/></text:p>
          </table:table-cell>
          <table:table-cell office:value-type="float" office:value="3.06" table:style-name="ce20">
            <text:p><text:s/>3,06<text:s/></text:p>
          </table:table-cell>
          <table:table-cell office:value-type="float" office:value="2.06" table:style-name="ce20">
            <text:p><text:s/>2,06<text:s/></text:p>
          </table:table-cell>
          <table:table-cell office:value-type="float" office:value="2.04" table:style-name="ce20">
            <text:p><text:s/>2,04<text:s/></text:p>
          </table:table-cell>
          <table:table-cell office:value-type="float" office:value="1.51" table:style-name="ce20">
            <text:p><text:s/>1,5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8.440000000000001" table:style-name="ce20">
            <text:p><text:s/>18,44<text:s/></text:p>
          </table:table-cell>
          <table:table-cell office:value-type="float" office:value="18.059999999999999" table:style-name="ce20">
            <text:p><text:s/>18,06<text:s/></text:p>
          </table:table-cell>
          <table:table-cell office:value-type="float" office:value="19.28" table:style-name="ce20">
            <text:p><text:s/>19,28<text:s/></text:p>
          </table:table-cell>
          <table:table-cell office:value-type="float" office:value="19.5" table:style-name="ce20">
            <text:p><text:s/>19,50<text:s/></text:p>
          </table:table-cell>
          <table:table-cell office:value-type="float" office:value="15.68" table:style-name="ce20">
            <text:p><text:s/>15,6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4.67" table:style-name="ce20">
            <text:p><text:s/>4,67<text:s/></text:p>
          </table:table-cell>
          <table:table-cell office:value-type="float" office:value="4.28" table:style-name="ce20">
            <text:p><text:s/>4,28<text:s/></text:p>
          </table:table-cell>
          <table:table-cell office:value-type="float" office:value="5.23" table:style-name="ce20">
            <text:p><text:s/>5,23<text:s/></text:p>
          </table:table-cell>
          <table:table-cell office:value-type="float" office:value="5.24" table:style-name="ce20">
            <text:p><text:s/>5,24<text:s/></text:p>
          </table:table-cell>
          <table:table-cell office:value-type="float" office:value="3.92" table:style-name="ce20">
            <text:p><text:s/>3,9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0.59" table:style-name="ce20">
            <text:p><text:s/>0,59<text:s/></text:p>
          </table:table-cell>
          <table:table-cell office:value-type="float" office:value="0.65" table:style-name="ce20">
            <text:p><text:s/>0,65<text:s/></text:p>
          </table:table-cell>
          <table:table-cell office:value-type="float" office:value="0.55000000000000004" table:style-name="ce20">
            <text:p><text:s/>0,55<text:s/></text:p>
          </table:table-cell>
          <table:table-cell office:value-type="float" office:value="0.47" table:style-name="ce20">
            <text:p><text:s/>0,47<text:s/></text:p>
          </table:table-cell>
          <table:table-cell office:value-type="float" office:value="0.56000000000000005" table:style-name="ce20">
            <text:p><text:s/>0,5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4.05" table:style-name="ce20">
            <text:p><text:s/>4,05<text:s/></text:p>
          </table:table-cell>
          <table:table-cell office:value-type="float" office:value="3.62" table:style-name="ce20">
            <text:p><text:s/>3,62<text:s/></text:p>
          </table:table-cell>
          <table:table-cell office:value-type="float" office:value="3.95" table:style-name="ce20">
            <text:p><text:s/>3,95<text:s/></text:p>
          </table:table-cell>
          <table:table-cell office:value-type="float" office:value="5.28" table:style-name="ce20">
            <text:p><text:s/>5,28<text:s/></text:p>
          </table:table-cell>
          <table:table-cell office:value-type="float" office:value="5.2" table:style-name="ce20">
            <text:p><text:s/>5,2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9.14" table:style-name="ce20">
            <text:p><text:s/>9,14<text:s/></text:p>
          </table:table-cell>
          <table:table-cell office:value-type="float" office:value="9.52" table:style-name="ce20">
            <text:p><text:s/>9,52<text:s/></text:p>
          </table:table-cell>
          <table:table-cell office:value-type="float" office:value="9.5399999999999991" table:style-name="ce20">
            <text:p><text:s/>9,54<text:s/></text:p>
          </table:table-cell>
          <table:table-cell office:value-type="float" office:value="8.51" table:style-name="ce20">
            <text:p><text:s/>8,51<text:s/></text:p>
          </table:table-cell>
          <table:table-cell office:value-type="float" office:value="6" table:style-name="ce20">
            <text:p><text:s/>6,0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7.73" table:style-name="ce20">
            <text:p><text:s/>7,73<text:s/></text:p>
          </table:table-cell>
          <table:table-cell office:value-type="float" office:value="8.9600000000000009" table:style-name="ce20">
            <text:p><text:s/>8,96<text:s/></text:p>
          </table:table-cell>
          <table:table-cell office:value-type="float" office:value="7.41" table:style-name="ce20">
            <text:p><text:s/>7,41<text:s/></text:p>
          </table:table-cell>
          <table:table-cell office:value-type="float" office:value="5.49" table:style-name="ce20">
            <text:p><text:s/>5,49<text:s/></text:p>
          </table:table-cell>
          <table:table-cell office:value-type="float" office:value="4.74" table:style-name="ce20">
            <text:p><text:s/>4,7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52" table:style-name="ce20">
            <text:p><text:s/>2,52<text:s/></text:p>
          </table:table-cell>
          <table:table-cell office:value-type="float" office:value="2.88" table:style-name="ce20">
            <text:p><text:s/>2,88<text:s/></text:p>
          </table:table-cell>
          <table:table-cell office:value-type="float" office:value="2.52" table:style-name="ce20">
            <text:p><text:s/>2,52<text:s/></text:p>
          </table:table-cell>
          <table:table-cell office:value-type="float" office:value="1.8" table:style-name="ce20">
            <text:p><text:s/>1,80<text:s/></text:p>
          </table:table-cell>
          <table:table-cell office:value-type="float" office:value="1.3" table:style-name="ce20">
            <text:p><text:s/>1,3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34" table:style-name="ce20">
            <text:p><text:s/>1,34<text:s/></text:p>
          </table:table-cell>
          <table:table-cell office:value-type="float" office:value="1.59" table:style-name="ce20">
            <text:p><text:s/>1,59<text:s/></text:p>
          </table:table-cell>
          <table:table-cell office:value-type="float" office:value="1.21" table:style-name="ce20">
            <text:p><text:s/>1,21<text:s/></text:p>
          </table:table-cell>
          <table:table-cell office:value-type="float" office:value="0.99" table:style-name="ce20">
            <text:p><text:s/>0,99<text:s/></text:p>
          </table:table-cell>
          <table:table-cell office:value-type="float" office:value="0.84" table:style-name="ce20">
            <text:p><text:s/>0,8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1.24" table:style-name="ce20">
            <text:p><text:s/>1,24<text:s/>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0.86" table:style-name="ce20">
            <text:p><text:s/>0,86<text:s/></text:p>
          </table:table-cell>
          <table:table-cell office:value-type="float" office:value="0.7" table:style-name="ce20">
            <text:p><text:s/>0,7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76" table:style-name="ce20">
            <text:p><text:s/>2,76<text:s/></text:p>
          </table:table-cell>
          <table:table-cell office:value-type="float" office:value="3.25" table:style-name="ce20">
            <text:p><text:s/>3,25<text:s/></text:p>
          </table:table-cell>
          <table:table-cell office:value-type="float" office:value="2.56" table:style-name="ce20">
            <text:p><text:s/>2,56<text:s/></text:p>
          </table:table-cell>
          <table:table-cell office:value-type="float" office:value="1.84" table:style-name="ce20">
            <text:p><text:s/>1,84<text:s/></text:p>
          </table:table-cell>
          <table:table-cell office:value-type="float" office:value="1.91" table:style-name="ce20">
            <text:p><text:s/>1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13.92" table:style-name="ce20">
            <text:p><text:s/>13,92<text:s/></text:p>
          </table:table-cell>
          <table:table-cell office:value-type="float" office:value="15.25" table:style-name="ce20">
            <text:p><text:s/>15,25<text:s/></text:p>
          </table:table-cell>
          <table:table-cell office:value-type="float" office:value="13.41" table:style-name="ce20">
            <text:p><text:s/>13,41<text:s/></text:p>
          </table:table-cell>
          <table:table-cell office:value-type="float" office:value="12.01" table:style-name="ce20">
            <text:p><text:s/>12,01<text:s/></text:p>
          </table:table-cell>
          <table:table-cell office:value-type="float" office:value="10.31" table:style-name="ce20">
            <text:p><text:s/>10,3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1.77" table:style-name="ce20">
            <text:p><text:s/>1,77<text:s/></text:p>
          </table:table-cell>
          <table:table-cell office:value-type="float" office:value="1.41" table:style-name="ce20">
            <text:p><text:s/>1,41<text:s/></text:p>
          </table:table-cell>
          <table:table-cell office:value-type="float" office:value="2.0499999999999998" table:style-name="ce20">
            <text:p><text:s/>2,05<text:s/></text:p>
          </table:table-cell>
          <table:table-cell office:value-type="float" office:value="2.48" table:style-name="ce20">
            <text:p><text:s/>2,48<text:s/></text:p>
          </table:table-cell>
          <table:table-cell office:value-type="float" office:value="1.79" table:style-name="ce20">
            <text:p><text:s/>1,7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3.95" table:style-name="ce20">
            <text:p><text:s/>3,95<text:s/></text:p>
          </table:table-cell>
          <table:table-cell office:value-type="float" office:value="3.5" table:style-name="ce20">
            <text:p><text:s/>3,50<text:s/></text:p>
          </table:table-cell>
          <table:table-cell office:value-type="float" office:value="4.53" table:style-name="ce20">
            <text:p><text:s/>4,53<text:s/></text:p>
          </table:table-cell>
          <table:table-cell office:value-type="float" office:value="4.5199999999999996" table:style-name="ce20">
            <text:p><text:s/>4,52<text:s/></text:p>
          </table:table-cell>
          <table:table-cell office:value-type="float" office:value="3.61" table:style-name="ce20">
            <text:p><text:s/>3,6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0">
            <text:p><text:s/>0,01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8.1300000000000008" table:style-name="ce20">
            <text:p><text:s/>8,13<text:s/></text:p>
          </table:table-cell>
          <table:table-cell office:value-type="float" office:value="10.23" table:style-name="ce20">
            <text:p><text:s/>10,23<text:s/></text:p>
          </table:table-cell>
          <table:table-cell office:value-type="float" office:value="6.81" table:style-name="ce20">
            <text:p><text:s/>6,81<text:s/></text:p>
          </table:table-cell>
          <table:table-cell office:value-type="float" office:value="5.01" table:style-name="ce20">
            <text:p><text:s/>5,01<text:s/></text:p>
          </table:table-cell>
          <table:table-cell office:value-type="float" office:value="4.91" table:style-name="ce20">
            <text:p><text:s/>4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4.06" table:style-name="ce20">
            <text:p><text:s/>14,06<text:s/></text:p>
          </table:table-cell>
          <table:table-cell office:value-type="float" office:value="16.21" table:style-name="ce20">
            <text:p><text:s/>16,21<text:s/></text:p>
          </table:table-cell>
          <table:table-cell office:value-type="float" office:value="13.15" table:style-name="ce20">
            <text:p><text:s/>13,15<text:s/></text:p>
          </table:table-cell>
          <table:table-cell office:value-type="float" office:value="10.45" table:style-name="ce20">
            <text:p><text:s/>10,45<text:s/></text:p>
          </table:table-cell>
          <table:table-cell office:value-type="float" office:value="9.7200000000000006" table:style-name="ce20">
            <text:p><text:s/>9,7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5.05" table:style-name="ce20">
            <text:p><text:s/>5,05<text:s/></text:p>
          </table:table-cell>
          <table:table-cell office:value-type="float" office:value="5.47" table:style-name="ce20">
            <text:p><text:s/>5,47<text:s/></text:p>
          </table:table-cell>
          <table:table-cell office:value-type="float" office:value="5.18" table:style-name="ce20">
            <text:p><text:s/>5,18<text:s/></text:p>
          </table:table-cell>
          <table:table-cell office:value-type="float" office:value="3.97" table:style-name="ce20">
            <text:p><text:s/>3,97<text:s/></text:p>
          </table:table-cell>
          <table:table-cell office:value-type="float" office:value="3.63" table:style-name="ce20">
            <text:p><text:s/>3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2.5499999999999998" table:style-name="ce20">
            <text:p><text:s/>2,55<text:s/></text:p>
          </table:table-cell>
          <table:table-cell office:value-type="float" office:value="2.89" table:style-name="ce20">
            <text:p><text:s/>2,89<text:s/></text:p>
          </table:table-cell>
          <table:table-cell office:value-type="float" office:value="2.41" table:style-name="ce20">
            <text:p><text:s/>2,41<text:s/></text:p>
          </table:table-cell>
          <table:table-cell office:value-type="float" office:value="2.09" table:style-name="ce20">
            <text:p><text:s/>2,09<text:s/></text:p>
          </table:table-cell>
          <table:table-cell office:value-type="float" office:value="1.66" table:style-name="ce20">
            <text:p><text:s/>1,6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0.78" table:style-name="ce20">
            <text:p><text:s/>0,78<text:s/></text:p>
          </table:table-cell>
          <table:table-cell office:value-type="float" office:value="1.01" table:style-name="ce20">
            <text:p><text:s/>1,01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38" table:style-name="ce20">
            <text:p><text:s/>0,38<text:s/></text:p>
          </table:table-cell>
          <table:table-cell office:value-type="float" office:value="0.42" table:style-name="ce20">
            <text:p><text:s/>0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5.68" table:style-name="ce20">
            <text:p><text:s/>5,68<text:s/></text:p>
          </table:table-cell>
          <table:table-cell office:value-type="float" office:value="6.84" table:style-name="ce20">
            <text:p><text:s/>6,84<text:s/></text:p>
          </table:table-cell>
          <table:table-cell office:value-type="float" office:value="4.9000000000000004" table:style-name="ce20">
            <text:p><text:s/>4,90<text:s/></text:p>
          </table:table-cell>
          <table:table-cell office:value-type="float" office:value="4.01" table:style-name="ce20">
            <text:p><text:s/>4,01<text:s/></text:p>
          </table:table-cell>
          <table:table-cell office:value-type="float" office:value="4.01" table:style-name="ce20">
            <text:p><text:s/>4,0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1.32" table:style-name="ce20">
            <text:p><text:s/>21,32<text:s/></text:p>
          </table:table-cell>
          <table:table-cell office:value-type="float" office:value="26.81" table:style-name="ce20">
            <text:p><text:s/>26,81<text:s/></text:p>
          </table:table-cell>
          <table:table-cell office:value-type="float" office:value="18.29" table:style-name="ce20">
            <text:p><text:s/>18,29<text:s/></text:p>
          </table:table-cell>
          <table:table-cell office:value-type="float" office:value="13.22" table:style-name="ce20">
            <text:p><text:s/>13,22<text:s/></text:p>
          </table:table-cell>
          <table:table-cell office:value-type="float" office:value="11" table:style-name="ce20">
            <text:p><text:s/>11,0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6.66" table:style-name="ce20">
            <text:p><text:s/>6,66<text:s/></text:p>
          </table:table-cell>
          <table:table-cell office:value-type="float" office:value="8.1199999999999992" table:style-name="ce20">
            <text:p><text:s/>8,12<text:s/></text:p>
          </table:table-cell>
          <table:table-cell office:value-type="float" office:value="5.87" table:style-name="ce20">
            <text:p><text:s/>5,87<text:s/></text:p>
          </table:table-cell>
          <table:table-cell office:value-type="float" office:value="4.63" table:style-name="ce20">
            <text:p><text:s/>4,63<text:s/></text:p>
          </table:table-cell>
          <table:table-cell office:value-type="float" office:value="3.59" table:style-name="ce20">
            <text:p><text:s/>3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1.89" table:style-name="ce20">
            <text:p><text:s/>1,89<text:s/></text:p>
          </table:table-cell>
          <table:table-cell office:value-type="float" office:value="2.34" table:style-name="ce20">
            <text:p><text:s/>2,34<text:s/></text:p>
          </table:table-cell>
          <table:table-cell office:value-type="float" office:value="1.64" table:style-name="ce20">
            <text:p><text:s/>1,64<text:s/></text:p>
          </table:table-cell>
          <table:table-cell office:value-type="float" office:value="1.26" table:style-name="ce20">
            <text:p><text:s/>1,26<text:s/></text:p>
          </table:table-cell>
          <table:table-cell office:value-type="float" office:value="0.96" table:style-name="ce20">
            <text:p><text:s/>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0499999999999998" table:style-name="ce20">
            <text:p><text:s/>2,05<text:s/></text:p>
          </table:table-cell>
          <table:table-cell office:value-type="float" office:value="2.59" table:style-name="ce20">
            <text:p><text:s/>2,59<text:s/></text:p>
          </table:table-cell>
          <table:table-cell office:value-type="float" office:value="1.81" table:style-name="ce20">
            <text:p><text:s/>1,81<text:s/></text:p>
          </table:table-cell>
          <table:table-cell office:value-type="float" office:value="1.25" table:style-name="ce20">
            <text:p><text:s/>1,25<text:s/></text:p>
          </table:table-cell>
          <table:table-cell office:value-type="float" office:value="0.85" table:style-name="ce20">
            <text:p><text:s/>0,8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0.73" table:style-name="ce20">
            <text:p><text:s/>10,73<text:s/></text:p>
          </table:table-cell>
          <table:table-cell office:value-type="float" office:value="13.77" table:style-name="ce20">
            <text:p><text:s/>13,77<text:s/></text:p>
          </table:table-cell>
          <table:table-cell office:value-type="float" office:value="8.98" table:style-name="ce20">
            <text:p><text:s/>8,98<text:s/></text:p>
          </table:table-cell>
          <table:table-cell office:value-type="float" office:value="6.08" table:style-name="ce20">
            <text:p><text:s/>6,08<text:s/></text:p>
          </table:table-cell>
          <table:table-cell office:value-type="float" office:value="5.6" table:style-name="ce20">
            <text:p><text:s/>5,6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88.64" table:style-name="ce20">
            <text:p><text:s/>88,64<text:s/></text:p>
          </table:table-cell>
          <table:table-cell office:value-type="float" office:value="96.3" table:style-name="ce20">
            <text:p><text:s/>96,30<text:s/></text:p>
          </table:table-cell>
          <table:table-cell office:value-type="float" office:value="88.29" table:style-name="ce20">
            <text:p><text:s/>88,29<text:s/></text:p>
          </table:table-cell>
          <table:table-cell office:value-type="float" office:value="76.02" table:style-name="ce20">
            <text:p><text:s/>76,02<text:s/></text:p>
          </table:table-cell>
          <table:table-cell office:value-type="float" office:value="60.48" table:style-name="ce20">
            <text:p><text:s/>60,4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18.13" table:style-name="ce20">
            <text:p><text:s/>18,13<text:s/></text:p>
          </table:table-cell>
          <table:table-cell office:value-type="float" office:value="23.63" table:style-name="ce20">
            <text:p><text:s/>23,63<text:s/></text:p>
          </table:table-cell>
          <table:table-cell office:value-type="float" office:value="15.35" table:style-name="ce20">
            <text:p><text:s/>15,35<text:s/></text:p>
          </table:table-cell>
          <table:table-cell office:value-type="float" office:value="10.119999999999999" table:style-name="ce20">
            <text:p><text:s/>10,12<text:s/></text:p>
          </table:table-cell>
          <table:table-cell office:value-type="float" office:value="6.47" table:style-name="ce20">
            <text:p><text:s/>6,4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4.64" table:style-name="ce20">
            <text:p><text:s/>14,64<text:s/></text:p>
          </table:table-cell>
          <table:table-cell office:value-type="float" office:value="14.49" table:style-name="ce20">
            <text:p><text:s/>14,49<text:s/></text:p>
          </table:table-cell>
          <table:table-cell office:value-type="float" office:value="16.41" table:style-name="ce20">
            <text:p><text:s/>16,41<text:s/></text:p>
          </table:table-cell>
          <table:table-cell office:value-type="float" office:value="13.63" table:style-name="ce20">
            <text:p><text:s/>13,63<text:s/></text:p>
          </table:table-cell>
          <table:table-cell office:value-type="float" office:value="10.26" table:style-name="ce20">
            <text:p><text:s/>10,2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5.89" table:style-name="ce20">
            <text:p><text:s/>5,89<text:s/></text:p>
          </table:table-cell>
          <table:table-cell office:value-type="float" office:value="6.18" table:style-name="ce20">
            <text:p><text:s/>6,18<text:s/></text:p>
          </table:table-cell>
          <table:table-cell office:value-type="float" office:value="6.11" table:style-name="ce20">
            <text:p><text:s/>6,11<text:s/></text:p>
          </table:table-cell>
          <table:table-cell office:value-type="float" office:value="4.8899999999999997" table:style-name="ce20">
            <text:p><text:s/>4,89<text:s/></text:p>
          </table:table-cell>
          <table:table-cell office:value-type="float" office:value="4.78" table:style-name="ce20">
            <text:p><text:s/>4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8.41" table:style-name="ce20">
            <text:p><text:s/>18,41<text:s/></text:p>
          </table:table-cell>
          <table:table-cell office:value-type="float" office:value="19.78" table:style-name="ce20">
            <text:p><text:s/>19,78<text:s/></text:p>
          </table:table-cell>
          <table:table-cell office:value-type="float" office:value="18.100000000000001" table:style-name="ce20">
            <text:p><text:s/>18,10<text:s/></text:p>
          </table:table-cell>
          <table:table-cell office:value-type="float" office:value="16.88" table:style-name="ce20">
            <text:p><text:s/>16,88<text:s/></text:p>
          </table:table-cell>
          <table:table-cell office:value-type="float" office:value="13.01" table:style-name="ce20">
            <text:p><text:s/>13,0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11.37" table:style-name="ce20">
            <text:p><text:s/>11,37<text:s/></text:p>
          </table:table-cell>
          <table:table-cell office:value-type="float" office:value="10.91" table:style-name="ce20">
            <text:p><text:s/>10,91<text:s/></text:p>
          </table:table-cell>
          <table:table-cell office:value-type="float" office:value="11.63" table:style-name="ce20">
            <text:p><text:s/>11,63<text:s/></text:p>
          </table:table-cell>
          <table:table-cell office:value-type="float" office:value="12.2" table:style-name="ce20">
            <text:p><text:s/>12,20<text:s/></text:p>
          </table:table-cell>
          <table:table-cell office:value-type="float" office:value="11.97" table:style-name="ce20">
            <text:p><text:s/>11,9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0.2" table:style-name="ce20">
            <text:p><text:s/>20,20<text:s/></text:p>
          </table:table-cell>
          <table:table-cell office:value-type="float" office:value="21.32" table:style-name="ce20">
            <text:p><text:s/>21,32<text:s/></text:p>
          </table:table-cell>
          <table:table-cell office:value-type="float" office:value="20.69" table:style-name="ce20">
            <text:p><text:s/>20,69<text:s/></text:p>
          </table:table-cell>
          <table:table-cell office:value-type="float" office:value="18.29" table:style-name="ce20">
            <text:p><text:s/>18,29<text:s/></text:p>
          </table:table-cell>
          <table:table-cell office:value-type="float" office:value="13.99" table:style-name="ce20">
            <text:p><text:s/>13,9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42.25" table:style-name="ce20">
            <text:p><text:s/>42,25<text:s/></text:p>
          </table:table-cell>
          <table:table-cell office:value-type="float" office:value="42.02" table:style-name="ce20">
            <text:p><text:s/>42,02<text:s/></text:p>
          </table:table-cell>
          <table:table-cell office:value-type="float" office:value="43.68" table:style-name="ce20">
            <text:p><text:s/>43,68<text:s/></text:p>
          </table:table-cell>
          <table:table-cell office:value-type="float" office:value="43.42" table:style-name="ce20">
            <text:p><text:s/>43,42<text:s/></text:p>
          </table:table-cell>
          <table:table-cell office:value-type="float" office:value="35.700000000000003" table:style-name="ce20">
            <text:p><text:s/>35,7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32.75" table:style-name="ce22">
            <text:p><text:s/>32,75<text:s/></text:p>
          </table:table-cell>
          <table:table-cell office:value-type="float" office:value="31.87" table:style-name="ce22">
            <text:p><text:s/>31,87<text:s/></text:p>
          </table:table-cell>
          <table:table-cell office:value-type="float" office:value="34.880000000000003" table:style-name="ce22">
            <text:p><text:s/>34,88<text:s/></text:p>
          </table:table-cell>
          <table:table-cell office:value-type="float" office:value="34.270000000000003" table:style-name="ce22">
            <text:p><text:s/>34,27<text:s/></text:p>
          </table:table-cell>
          <table:table-cell office:value-type="float" office:value="27.07" table:style-name="ce22">
            <text:p><text:s/>27,07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5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6" table:number-rows-spanned="1" table:style-name="ce26">
            <text:p>Região Nordeste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<text:s text:c="3"/>Ovo de galinha</text:p>
          </table:table-cell>
          <table:table-cell office:value-type="float" office:value="8.7100000000000009" table:style-name="ce20">
            <text:p><text:s/>8,71<text:s/></text:p>
          </table:table-cell>
          <table:table-cell office:value-type="float" office:value="9.16" table:style-name="ce20">
            <text:p><text:s/>9,16<text:s/></text:p>
          </table:table-cell>
          <table:table-cell office:value-type="float" office:value="8.24" table:style-name="ce20">
            <text:p><text:s/>8,24<text:s/></text:p>
          </table:table-cell>
          <table:table-cell office:value-type="float" office:value="8.4499999999999993" table:style-name="ce20">
            <text:p><text:s/>8,45<text:s/></text:p>
          </table:table-cell>
          <table:table-cell office:value-type="float" office:value="8.1" table:style-name="ce20">
            <text:p><text:s/>8,10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03" table:style-name="ce20">
            <text:p><text:s/>0,03<text:s/></text:p>
          </table:table-cell>
          <table:table-cell office:value-type="string" table:style-name="ce21">
            <text:p>-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15" table:style-name="ce20">
            <text:p><text:s/>0,1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96" table:style-name="ce20">
            <text:p><text:s/>0,96<text:s/></text:p>
          </table:table-cell>
          <table:table-cell office:value-type="float" office:value="0.56999999999999995" table:style-name="ce20">
            <text:p><text:s/>0,57<text:s/>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38" table:style-name="ce20">
            <text:p><text:s/>0,3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40.43" table:style-name="ce20">
            <text:p><text:s/>40,43<text:s/></text:p>
          </table:table-cell>
          <table:table-cell office:value-type="float" office:value="48.49" table:style-name="ce20">
            <text:p><text:s/>48,49<text:s/></text:p>
          </table:table-cell>
          <table:table-cell office:value-type="float" office:value="37.549999999999997" table:style-name="ce20">
            <text:p><text:s/>37,55<text:s/></text:p>
          </table:table-cell>
          <table:table-cell office:value-type="float" office:value="28.21" table:style-name="ce20">
            <text:p><text:s/>28,21<text:s/></text:p>
          </table:table-cell>
          <table:table-cell office:value-type="float" office:value="19.309999999999999" table:style-name="ce20">
            <text:p><text:s/>19,3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9.2899999999999991" table:style-name="ce20">
            <text:p><text:s/>9,29<text:s/></text:p>
          </table:table-cell>
          <table:table-cell office:value-type="float" office:value="10.76" table:style-name="ce20">
            <text:p><text:s/>10,76<text:s/></text:p>
          </table:table-cell>
          <table:table-cell office:value-type="float" office:value="8.89" table:style-name="ce20">
            <text:p><text:s/>8,89<text:s/></text:p>
          </table:table-cell>
          <table:table-cell office:value-type="float" office:value="7.34" table:style-name="ce20">
            <text:p><text:s/>7,34<text:s/></text:p>
          </table:table-cell>
          <table:table-cell office:value-type="float" office:value="4.4400000000000004" table:style-name="ce20">
            <text:p><text:s/>4,4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10.9" table:style-name="ce20">
            <text:p><text:s/>10,90<text:s/></text:p>
          </table:table-cell>
          <table:table-cell office:value-type="float" office:value="11.24" table:style-name="ce20">
            <text:p><text:s/>11,24<text:s/></text:p>
          </table:table-cell>
          <table:table-cell office:value-type="float" office:value="11.84" table:style-name="ce20">
            <text:p><text:s/>11,84<text:s/></text:p>
          </table:table-cell>
          <table:table-cell office:value-type="float" office:value="9.51" table:style-name="ce20">
            <text:p><text:s/>9,51<text:s/></text:p>
          </table:table-cell>
          <table:table-cell office:value-type="float" office:value="7.3" table:style-name="ce20">
            <text:p><text:s/>7,3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9.1999999999999993" table:style-name="ce20">
            <text:p><text:s/>9,20<text:s/></text:p>
          </table:table-cell>
          <table:table-cell office:value-type="float" office:value="13.16" table:style-name="ce20">
            <text:p><text:s/>13,16<text:s/></text:p>
          </table:table-cell>
          <table:table-cell office:value-type="float" office:value="6.58" table:style-name="ce20">
            <text:p><text:s/>6,58<text:s/></text:p>
          </table:table-cell>
          <table:table-cell office:value-type="float" office:value="3.96" table:style-name="ce20">
            <text:p><text:s/>3,96<text:s/></text:p>
          </table:table-cell>
          <table:table-cell office:value-type="float" office:value="2.39" table:style-name="ce20">
            <text:p><text:s/>2,3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59" table:style-name="ce20">
            <text:p><text:s/>0,59<text:s/>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0.36" table:style-name="ce20">
            <text:p><text:s/>0,36<text:s/></text:p>
          </table:table-cell>
          <table:table-cell office:value-type="float" office:value="0.16" table:style-name="ce20">
            <text:p><text:s/>0,16<text:s/></text:p>
          </table:table-cell>
          <table:table-cell office:value-type="float" office:value="0.17" table:style-name="ce20">
            <text:p><text:s/>0,1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9" table:style-name="ce20">
            <text:p><text:s/>0,09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1" table:style-name="ce20">
            <text:p><text:s/>0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0.4" table:style-name="ce20">
            <text:p><text:s/>10,40<text:s/></text:p>
          </table:table-cell>
          <table:table-cell office:value-type="float" office:value="12.35" table:style-name="ce20">
            <text:p><text:s/>12,35<text:s/></text:p>
          </table:table-cell>
          <table:table-cell office:value-type="float" office:value="9.8800000000000008" table:style-name="ce20">
            <text:p><text:s/>9,88<text:s/></text:p>
          </table:table-cell>
          <table:table-cell office:value-type="float" office:value="7.22" table:style-name="ce20">
            <text:p><text:s/>7,22<text:s/></text:p>
          </table:table-cell>
          <table:table-cell office:value-type="float" office:value="5.01" table:style-name="ce20">
            <text:p><text:s/>5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41.15" table:style-name="ce20">
            <text:p><text:s/>41,15<text:s/></text:p>
          </table:table-cell>
          <table:table-cell office:value-type="float" office:value="43.19" table:style-name="ce20">
            <text:p><text:s/>43,19<text:s/></text:p>
          </table:table-cell>
          <table:table-cell office:value-type="float" office:value="43.56" table:style-name="ce20">
            <text:p><text:s/>43,56<text:s/></text:p>
          </table:table-cell>
          <table:table-cell office:value-type="float" office:value="34.799999999999997" table:style-name="ce20">
            <text:p><text:s/>34,80<text:s/></text:p>
          </table:table-cell>
          <table:table-cell office:value-type="float" office:value="28.82" table:style-name="ce20">
            <text:p><text:s/>28,8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9.079999999999998" table:style-name="ce20">
            <text:p><text:s/>19,08<text:s/></text:p>
          </table:table-cell>
          <table:table-cell office:value-type="float" office:value="19.23" table:style-name="ce20">
            <text:p><text:s/>19,23<text:s/></text:p>
          </table:table-cell>
          <table:table-cell office:value-type="float" office:value="20.49" table:style-name="ce20">
            <text:p><text:s/>20,49<text:s/></text:p>
          </table:table-cell>
          <table:table-cell office:value-type="float" office:value="17.739999999999998" table:style-name="ce20">
            <text:p><text:s/>17,74<text:s/></text:p>
          </table:table-cell>
          <table:table-cell office:value-type="float" office:value="14.77" table:style-name="ce20">
            <text:p><text:s/>14,7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3.2" table:style-name="ce20">
            <text:p><text:s/>13,20<text:s/></text:p>
          </table:table-cell>
          <table:table-cell office:value-type="float" office:value="13.32" table:style-name="ce20">
            <text:p><text:s/>13,32<text:s/></text:p>
          </table:table-cell>
          <table:table-cell office:value-type="float" office:value="14.76" table:style-name="ce20">
            <text:p><text:s/>14,76<text:s/></text:p>
          </table:table-cell>
          <table:table-cell office:value-type="float" office:value="11.46" table:style-name="ce20">
            <text:p><text:s/>11,46<text:s/></text:p>
          </table:table-cell>
          <table:table-cell office:value-type="float" office:value="9.11" table:style-name="ce20">
            <text:p><text:s/>9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18" table:style-name="ce20">
            <text:p><text:s/>0,18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4" table:style-name="ce20">
            <text:p><text:s/>0,0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8.75" table:style-name="ce20">
            <text:p><text:s/>8,75<text:s/></text:p>
          </table:table-cell>
          <table:table-cell office:value-type="float" office:value="10.46" table:style-name="ce20">
            <text:p><text:s/>10,46<text:s/></text:p>
          </table:table-cell>
          <table:table-cell office:value-type="float" office:value="8.25" table:style-name="ce20">
            <text:p><text:s/>8,25<text:s/></text:p>
          </table:table-cell>
          <table:table-cell office:value-type="float" office:value="5.59" table:style-name="ce20">
            <text:p><text:s/>5,59<text:s/></text:p>
          </table:table-cell>
          <table:table-cell office:value-type="float" office:value="4.91" table:style-name="ce20">
            <text:p><text:s/>4,9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5.67" table:style-name="ce20">
            <text:p><text:s/>5,67<text:s/></text:p>
          </table:table-cell>
          <table:table-cell office:value-type="float" office:value="5.89" table:style-name="ce20">
            <text:p><text:s/>5,89<text:s/></text:p>
          </table:table-cell>
          <table:table-cell office:value-type="float" office:value="5.33" table:style-name="ce20">
            <text:p><text:s/>5,33<text:s/></text:p>
          </table:table-cell>
          <table:table-cell office:value-type="float" office:value="5.9" table:style-name="ce20">
            <text:p><text:s/>5,90<text:s/></text:p>
          </table:table-cell>
          <table:table-cell office:value-type="float" office:value="5.1100000000000003" table:style-name="ce20">
            <text:p><text:s/>5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3.95" table:style-name="ce20">
            <text:p><text:s/>3,95<text:s/></text:p>
          </table:table-cell>
          <table:table-cell office:value-type="float" office:value="3.39" table:style-name="ce20">
            <text:p><text:s/>3,39<text:s/></text:p>
          </table:table-cell>
          <table:table-cell office:value-type="float" office:value="4.3099999999999996" table:style-name="ce20">
            <text:p><text:s/>4,31<text:s/></text:p>
          </table:table-cell>
          <table:table-cell office:value-type="float" office:value="5.03" table:style-name="ce20">
            <text:p><text:s/>5,03<text:s/></text:p>
          </table:table-cell>
          <table:table-cell office:value-type="float" office:value="4.4000000000000004" table:style-name="ce20">
            <text:p><text:s/>4,4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0.83" table:style-name="ce20">
            <text:p><text:s/>0,83<text:s/></text:p>
          </table:table-cell>
          <table:table-cell office:value-type="float" office:value="1.33" table:style-name="ce20">
            <text:p><text:s/>1,33<text:s/></text:p>
          </table:table-cell>
          <table:table-cell office:value-type="float" office:value="0.35" table:style-name="ce20">
            <text:p><text:s/>0,35<text:s/></text:p>
          </table:table-cell>
          <table:table-cell office:value-type="float" office:value="0.28999999999999998" table:style-name="ce20">
            <text:p><text:s/>0,29<text:s/></text:p>
          </table:table-cell>
          <table:table-cell office:value-type="float" office:value="0.37" table:style-name="ce20">
            <text:p><text:s/>0,37<text:s/></text:p>
          </table:table-cell>
          <table:table-cell table:style-name="ce2">
            <draw:frame draw:z-index="1" draw:id="id4" draw:style-name="a14" draw:name="Text 2" svg:x="0in" svg:y="0in" svg:width="0in" svg:height="0in">
              <draw:text-box>
                <text:p text:style-name="a13" text:class-names="" text:cond-style-name=""><text:span text:style-name="a12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0.89" table:style-name="ce20">
            <text:p><text:s/>0,89<text:s/></text:p>
          </table:table-cell>
          <table:table-cell office:value-type="float" office:value="1.17" table:style-name="ce20">
            <text:p><text:s/>1,17<text:s/></text:p>
          </table:table-cell>
          <table:table-cell office:value-type="float" office:value="0.68" table:style-name="ce20">
            <text:p><text:s/>0,68<text:s/></text:p>
          </table:table-cell>
          <table:table-cell office:value-type="float" office:value="0.56999999999999995" table:style-name="ce20">
            <text:p><text:s/>0,57<text:s/></text:p>
          </table:table-cell>
          <table:table-cell office:value-type="float" office:value="0.35" table:style-name="ce20">
            <text:p><text:s/>0,3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30.4" table:style-name="ce20">
            <text:p><text:s/>30,40<text:s/></text:p>
          </table:table-cell>
          <table:table-cell office:value-type="float" office:value="34.630000000000003" table:style-name="ce20">
            <text:p><text:s/>34,63<text:s/></text:p>
          </table:table-cell>
          <table:table-cell office:value-type="float" office:value="28.99" table:style-name="ce20">
            <text:p><text:s/>28,99<text:s/></text:p>
          </table:table-cell>
          <table:table-cell office:value-type="float" office:value="23.94" table:style-name="ce20">
            <text:p><text:s/>23,94<text:s/></text:p>
          </table:table-cell>
          <table:table-cell office:value-type="float" office:value="19.02" table:style-name="ce20">
            <text:p><text:s/>19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77" table:style-name="ce20">
            <text:p><text:s/>9,77<text:s/></text:p>
          </table:table-cell>
          <table:table-cell office:value-type="float" office:value="9.48" table:style-name="ce20">
            <text:p><text:s/>9,48<text:s/></text:p>
          </table:table-cell>
          <table:table-cell office:value-type="float" office:value="10.06" table:style-name="ce20">
            <text:p><text:s/>10,06<text:s/></text:p>
          </table:table-cell>
          <table:table-cell office:value-type="float" office:value="10.43" table:style-name="ce20">
            <text:p><text:s/>10,43<text:s/></text:p>
          </table:table-cell>
          <table:table-cell office:value-type="float" office:value="9.3699999999999992" table:style-name="ce20">
            <text:p><text:s/>9,3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9.09" table:style-name="ce20">
            <text:p><text:s/>9,09<text:s/></text:p>
          </table:table-cell>
          <table:table-cell office:value-type="float" office:value="10.6" table:style-name="ce20">
            <text:p><text:s/>10,60<text:s/></text:p>
          </table:table-cell>
          <table:table-cell office:value-type="float" office:value="8.85" table:style-name="ce20">
            <text:p><text:s/>8,85<text:s/></text:p>
          </table:table-cell>
          <table:table-cell office:value-type="float" office:value="6.56" table:style-name="ce20">
            <text:p><text:s/>6,56<text:s/></text:p>
          </table:table-cell>
          <table:table-cell office:value-type="float" office:value="4.41" table:style-name="ce20">
            <text:p><text:s/>4,4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" table:style-name="ce20">
            <text:p><text:s/>0,00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3.96" table:style-name="ce20">
            <text:p><text:s/>3,96<text:s/></text:p>
          </table:table-cell>
          <table:table-cell office:value-type="float" office:value="5.03" table:style-name="ce20">
            <text:p><text:s/>5,03<text:s/></text:p>
          </table:table-cell>
          <table:table-cell office:value-type="float" office:value="3.56" table:style-name="ce20">
            <text:p><text:s/>3,56<text:s/></text:p>
          </table:table-cell>
          <table:table-cell office:value-type="float" office:value="2.19" table:style-name="ce20">
            <text:p><text:s/>2,19<text:s/></text:p>
          </table:table-cell>
          <table:table-cell office:value-type="float" office:value="1.45" table:style-name="ce20">
            <text:p><text:s/>1,4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1.6" table:style-name="ce20">
            <text:p><text:s/>1,60<text:s/></text:p>
          </table:table-cell>
          <table:table-cell office:value-type="float" office:value="2.17" table:style-name="ce20">
            <text:p><text:s/>2,17<text:s/></text:p>
          </table:table-cell>
          <table:table-cell office:value-type="float" office:value="1" table:style-name="ce20">
            <text:p><text:s/>1,00<text:s/></text:p>
          </table:table-cell>
          <table:table-cell office:value-type="float" office:value="1.1599999999999999" table:style-name="ce20">
            <text:p><text:s/>1,16<text:s/></text:p>
          </table:table-cell>
          <table:table-cell office:value-type="float" office:value="0.89" table:style-name="ce20">
            <text:p><text:s/>0,8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5.91" table:style-name="ce20">
            <text:p><text:s/>5,91<text:s/></text:p>
          </table:table-cell>
          <table:table-cell office:value-type="float" office:value="7.2" table:style-name="ce20">
            <text:p><text:s/>7,20<text:s/></text:p>
          </table:table-cell>
          <table:table-cell office:value-type="float" office:value="5.5" table:style-name="ce20">
            <text:p><text:s/>5,50<text:s/></text:p>
          </table:table-cell>
          <table:table-cell office:value-type="float" office:value="3.59" table:style-name="ce20">
            <text:p><text:s/>3,59<text:s/></text:p>
          </table:table-cell>
          <table:table-cell office:value-type="float" office:value="2.9" table:style-name="ce20">
            <text:p><text:s/>2,9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3.34" table:style-name="ce20">
            <text:p><text:s/>3,34<text:s/></text:p>
          </table:table-cell>
          <table:table-cell office:value-type="float" office:value="2.61" table:style-name="ce20">
            <text:p><text:s/>2,61<text:s/></text:p>
          </table:table-cell>
          <table:table-cell office:value-type="float" office:value="2.04" table:style-name="ce20">
            <text:p><text:s/>2,04<text:s/></text:p>
          </table:table-cell>
          <table:table-cell office:value-type="float" office:value="1.8" table:style-name="ce20">
            <text:p><text:s/>1,8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6.92" table:style-name="ce20">
            <text:p><text:s/>6,92<text:s/></text:p>
          </table:table-cell>
          <table:table-cell office:value-type="float" office:value="7.83" table:style-name="ce20">
            <text:p><text:s/>7,83<text:s/></text:p>
          </table:table-cell>
          <table:table-cell office:value-type="float" office:value="6.55" table:style-name="ce20">
            <text:p><text:s/>6,55<text:s/></text:p>
          </table:table-cell>
          <table:table-cell office:value-type="float" office:value="5.9" table:style-name="ce20">
            <text:p><text:s/>5,90<text:s/></text:p>
          </table:table-cell>
          <table:table-cell office:value-type="float" office:value="3.97" table:style-name="ce20">
            <text:p><text:s/>3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48" table:style-name="ce20">
            <text:p><text:s/>0,48<text:s/></text:p>
          </table:table-cell>
          <table:table-cell office:value-type="float" office:value="0.54" table:style-name="ce20">
            <text:p><text:s/>0,54<text:s/></text:p>
          </table:table-cell>
          <table:table-cell office:value-type="float" office:value="0.46" table:style-name="ce20">
            <text:p><text:s/>0,46<text:s/></text:p>
          </table:table-cell>
          <table:table-cell office:value-type="float" office:value="0.39" table:style-name="ce20">
            <text:p><text:s/>0,39<text:s/></text:p>
          </table:table-cell>
          <table:table-cell office:value-type="float" office:value="0.26" table:style-name="ce20">
            <text:p><text:s/>0,2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0.33" table:style-name="ce20">
            <text:p><text:s/>0,33<text:s/></text:p>
          </table:table-cell>
          <table:table-cell office:value-type="float" office:value="0.4" table:style-name="ce20">
            <text:p><text:s/>0,40<text:s/></text:p>
          </table:table-cell>
          <table:table-cell office:value-type="float" office:value="0.32" table:style-name="ce20">
            <text:p><text:s/>0,32<text:s/></text:p>
          </table:table-cell>
          <table:table-cell office:value-type="float" office:value="0.22" table:style-name="ce20">
            <text:p><text:s/>0,22<text:s/></text:p>
          </table:table-cell>
          <table:table-cell office:value-type="float" office:value="0.08" table:style-name="ce20">
            <text:p><text:s/>0,0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36" table:style-name="ce20">
            <text:p><text:s/>0,36<text:s/></text:p>
          </table:table-cell>
          <table:table-cell office:value-type="float" office:value="0.32" table:style-name="ce20">
            <text:p><text:s/>0,32<text:s/></text:p>
          </table:table-cell>
          <table:table-cell office:value-type="float" office:value="0.35" table:style-name="ce20">
            <text:p><text:s/>0,35<text:s/></text:p>
          </table:table-cell>
          <table:table-cell office:value-type="float" office:value="0.51" table:style-name="ce20">
            <text:p><text:s/>0,51<text:s/></text:p>
          </table:table-cell>
          <table:table-cell office:value-type="float" office:value="0.38" table:style-name="ce20">
            <text:p><text:s/>0,3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5.75" table:style-name="ce20">
            <text:p><text:s/>5,75<text:s/></text:p>
          </table:table-cell>
          <table:table-cell office:value-type="float" office:value="6.56" table:style-name="ce20">
            <text:p><text:s/>6,56<text:s/></text:p>
          </table:table-cell>
          <table:table-cell office:value-type="float" office:value="5.42" table:style-name="ce20">
            <text:p><text:s/>5,42<text:s/></text:p>
          </table:table-cell>
          <table:table-cell office:value-type="float" office:value="4.78" table:style-name="ce20">
            <text:p><text:s/>4,78<text:s/></text:p>
          </table:table-cell>
          <table:table-cell office:value-type="float" office:value="3.25" table:style-name="ce20">
            <text:p><text:s/>3,2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9.93" table:style-name="ce20">
            <text:p><text:s/>9,93<text:s/></text:p>
          </table:table-cell>
          <table:table-cell office:value-type="float" office:value="13.01" table:style-name="ce20">
            <text:p><text:s/>13,01<text:s/></text:p>
          </table:table-cell>
          <table:table-cell office:value-type="float" office:value="7.98" table:style-name="ce20">
            <text:p><text:s/>7,98<text:s/></text:p>
          </table:table-cell>
          <table:table-cell office:value-type="float" office:value="5.32" table:style-name="ce20">
            <text:p><text:s/>5,32<text:s/></text:p>
          </table:table-cell>
          <table:table-cell office:value-type="float" office:value="5.3" table:style-name="ce20">
            <text:p><text:s/>5,3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27.43" table:style-name="ce20">
            <text:p><text:s/>27,43<text:s/></text:p>
          </table:table-cell>
          <table:table-cell office:value-type="float" office:value="33.020000000000003" table:style-name="ce20">
            <text:p><text:s/>33,02<text:s/></text:p>
          </table:table-cell>
          <table:table-cell office:value-type="float" office:value="25.66" table:style-name="ce20">
            <text:p><text:s/>25,66<text:s/></text:p>
          </table:table-cell>
          <table:table-cell office:value-type="float" office:value="15.77" table:style-name="ce20">
            <text:p><text:s/>15,77<text:s/></text:p>
          </table:table-cell>
          <table:table-cell office:value-type="float" office:value="17.84" table:style-name="ce20">
            <text:p><text:s/>17,8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189.86" table:style-name="ce20">
            <text:p><text:s/>189,86<text:s/></text:p>
          </table:table-cell>
          <table:table-cell office:value-type="float" office:value="223.83" table:style-name="ce20">
            <text:p><text:s/>223,83<text:s/></text:p>
          </table:table-cell>
          <table:table-cell office:value-type="float" office:value="173.93" table:style-name="ce20">
            <text:p><text:s/>173,93<text:s/></text:p>
          </table:table-cell>
          <table:table-cell office:value-type="float" office:value="133.31" table:style-name="ce20">
            <text:p><text:s/>133,31<text:s/></text:p>
          </table:table-cell>
          <table:table-cell office:value-type="float" office:value="126.19" table:style-name="ce20">
            <text:p><text:s/>126,1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24.53" table:style-name="ce20">
            <text:p><text:s/>124,53<text:s/></text:p>
          </table:table-cell>
          <table:table-cell office:value-type="float" office:value="154.93" table:style-name="ce20">
            <text:p><text:s/>154,93<text:s/></text:p>
          </table:table-cell>
          <table:table-cell office:value-type="float" office:value="107.01" table:style-name="ce20">
            <text:p><text:s/>107,01<text:s/></text:p>
          </table:table-cell>
          <table:table-cell office:value-type="float" office:value="77.2" table:style-name="ce20">
            <text:p><text:s/>77,20<text:s/></text:p>
          </table:table-cell>
          <table:table-cell office:value-type="float" office:value="74.97" table:style-name="ce20">
            <text:p><text:s/>74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1.43" table:style-name="ce20">
            <text:p><text:s/>1,43<text:s/></text:p>
          </table:table-cell>
          <table:table-cell office:value-type="float" office:value="1.37" table:style-name="ce20">
            <text:p><text:s/>1,37<text:s/></text:p>
          </table:table-cell>
          <table:table-cell office:value-type="float" office:value="1.53" table:style-name="ce20">
            <text:p><text:s/>1,53<text:s/></text:p>
          </table:table-cell>
          <table:table-cell office:value-type="float" office:value="1.56" table:style-name="ce20">
            <text:p><text:s/>1,56<text:s/></text:p>
          </table:table-cell>
          <table:table-cell office:value-type="float" office:value="1.18" table:style-name="ce20">
            <text:p><text:s/>1,1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14.42" table:style-name="ce20">
            <text:p><text:s/>14,42<text:s/></text:p>
          </table:table-cell>
          <table:table-cell office:value-type="float" office:value="16.829999999999998" table:style-name="ce20">
            <text:p><text:s/>16,83<text:s/></text:p>
          </table:table-cell>
          <table:table-cell office:value-type="float" office:value="13.56" table:style-name="ce20">
            <text:p><text:s/>13,56<text:s/></text:p>
          </table:table-cell>
          <table:table-cell office:value-type="float" office:value="10.86" table:style-name="ce20">
            <text:p><text:s/>10,86<text:s/></text:p>
          </table:table-cell>
          <table:table-cell office:value-type="float" office:value="7.87" table:style-name="ce20">
            <text:p><text:s/>7,8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8.81" table:style-name="ce20">
            <text:p><text:s/>8,81<text:s/></text:p>
          </table:table-cell>
          <table:table-cell office:value-type="float" office:value="9.44" table:style-name="ce20">
            <text:p><text:s/>9,44<text:s/></text:p>
          </table:table-cell>
          <table:table-cell office:value-type="float" office:value="9.1300000000000008" table:style-name="ce20">
            <text:p><text:s/>9,13<text:s/></text:p>
          </table:table-cell>
          <table:table-cell office:value-type="float" office:value="7.26" table:style-name="ce20">
            <text:p><text:s/>7,26<text:s/></text:p>
          </table:table-cell>
          <table:table-cell office:value-type="float" office:value="5.98" table:style-name="ce20">
            <text:p><text:s/>5,9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9.72" table:style-name="ce20">
            <text:p><text:s/>19,72<text:s/></text:p>
          </table:table-cell>
          <table:table-cell office:value-type="float" office:value="19.809999999999999" table:style-name="ce20">
            <text:p><text:s/>19,81<text:s/></text:p>
          </table:table-cell>
          <table:table-cell office:value-type="float" office:value="20.94" table:style-name="ce20">
            <text:p><text:s/>20,94<text:s/></text:p>
          </table:table-cell>
          <table:table-cell office:value-type="float" office:value="17.059999999999999" table:style-name="ce20">
            <text:p><text:s/>17,06<text:s/></text:p>
          </table:table-cell>
          <table:table-cell office:value-type="float" office:value="19.03" table:style-name="ce20">
            <text:p><text:s/>19,0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11.44" table:style-name="ce20">
            <text:p><text:s/>11,44<text:s/></text:p>
          </table:table-cell>
          <table:table-cell office:value-type="float" office:value="11.75" table:style-name="ce20">
            <text:p><text:s/>11,75<text:s/></text:p>
          </table:table-cell>
          <table:table-cell office:value-type="float" office:value="11.25" table:style-name="ce20">
            <text:p><text:s/>11,25<text:s/></text:p>
          </table:table-cell>
          <table:table-cell office:value-type="float" office:value="11.43" table:style-name="ce20">
            <text:p><text:s/>11,43<text:s/></text:p>
          </table:table-cell>
          <table:table-cell office:value-type="float" office:value="10.06" table:style-name="ce20">
            <text:p><text:s/>10,06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11" table:style-name="ce20">
            <text:p><text:s/>0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9.4600000000000009" table:style-name="ce22">
            <text:p><text:s/>9,46<text:s/></text:p>
          </table:table-cell>
          <table:table-cell office:value-type="float" office:value="9.6300000000000008" table:style-name="ce22">
            <text:p><text:s/>9,63<text:s/></text:p>
          </table:table-cell>
          <table:table-cell office:value-type="float" office:value="10.45" table:style-name="ce22">
            <text:p><text:s/>10,45<text:s/></text:p>
          </table:table-cell>
          <table:table-cell office:value-type="float" office:value="7.92" table:style-name="ce22">
            <text:p><text:s/>7,92<text:s/></text:p>
          </table:table-cell>
          <table:table-cell office:value-type="float" office:value="6.98" table:style-name="ce22">
            <text:p><text:s/>6,98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Nordeste.$A$2:Nordeste.$F$109" table:base-cell-address="Nordeste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Sud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6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Região Sudeste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3">
            <text:p>Despesas com alimentação</text:p>
          </table:table-cell>
          <table:table-cell office:value-type="float" office:value="693.28" table:style-name="ce20">
            <text:p><text:s/>693,28<text:s/></text:p>
          </table:table-cell>
          <table:table-cell office:value-type="float" office:value="762.64" table:style-name="ce20">
            <text:p><text:s/>762,64<text:s/></text:p>
          </table:table-cell>
          <table:table-cell office:value-type="float" office:value="581.79" table:style-name="ce20">
            <text:p><text:s/>581,79<text:s/></text:p>
          </table:table-cell>
          <table:table-cell office:value-type="float" office:value="461.62" table:style-name="ce20">
            <text:p><text:s/>461,62<text:s/></text:p>
          </table:table-cell>
          <table:table-cell office:value-type="float" office:value="371.88" table:style-name="ce20">
            <text:p><text:s/>371,8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56.13" table:style-name="ce20">
            <text:p><text:s/>456,13<text:s/></text:p>
          </table:table-cell>
          <table:table-cell office:value-type="float" office:value="491.57" table:style-name="ce20">
            <text:p><text:s/>491,57<text:s/></text:p>
          </table:table-cell>
          <table:table-cell office:value-type="float" office:value="406.44" table:style-name="ce20">
            <text:p><text:s/>406,44<text:s/></text:p>
          </table:table-cell>
          <table:table-cell office:value-type="float" office:value="332.75" table:style-name="ce20">
            <text:p><text:s/>332,75<text:s/></text:p>
          </table:table-cell>
          <table:table-cell office:value-type="float" office:value="244.87" table:style-name="ce20">
            <text:p><text:s/>244,8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0.73" table:style-name="ce20">
            <text:p><text:s/>20,73<text:s/></text:p>
          </table:table-cell>
          <table:table-cell office:value-type="float" office:value="20.76" table:style-name="ce20">
            <text:p><text:s/>20,76<text:s/></text:p>
          </table:table-cell>
          <table:table-cell office:value-type="float" office:value="20.9" table:style-name="ce20">
            <text:p><text:s/>20,90<text:s/></text:p>
          </table:table-cell>
          <table:table-cell office:value-type="float" office:value="20.52" table:style-name="ce20">
            <text:p><text:s/>20,52<text:s/></text:p>
          </table:table-cell>
          <table:table-cell office:value-type="float" office:value="18.97" table:style-name="ce20">
            <text:p><text:s/>18,9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1.7" table:style-name="ce20">
            <text:p><text:s/>11,70<text:s/></text:p>
          </table:table-cell>
          <table:table-cell office:value-type="float" office:value="11.19" table:style-name="ce20">
            <text:p><text:s/>11,19<text:s/></text:p>
          </table:table-cell>
          <table:table-cell office:value-type="float" office:value="12.88" table:style-name="ce20">
            <text:p><text:s/>12,88<text:s/></text:p>
          </table:table-cell>
          <table:table-cell office:value-type="float" office:value="13.17" table:style-name="ce20">
            <text:p><text:s/>13,17<text:s/></text:p>
          </table:table-cell>
          <table:table-cell office:value-type="float" office:value="11.72" table:style-name="ce20">
            <text:p><text:s/>11,7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5.29" table:style-name="ce20">
            <text:p><text:s/>5,29<text:s/></text:p>
          </table:table-cell>
          <table:table-cell office:value-type="float" office:value="5.07" table:style-name="ce20">
            <text:p><text:s/>5,07<text:s/></text:p>
          </table:table-cell>
          <table:table-cell office:value-type="float" office:value="5.63" table:style-name="ce20">
            <text:p><text:s/>5,63<text:s/></text:p>
          </table:table-cell>
          <table:table-cell office:value-type="float" office:value="6.18" table:style-name="ce20">
            <text:p><text:s/>6,18<text:s/></text:p>
          </table:table-cell>
          <table:table-cell office:value-type="float" office:value="6.08" table:style-name="ce20">
            <text:p><text:s/>6,0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3" table:style-name="ce21">
            <text:p><text:s/>0,03<text:s/></text:p>
          </table:table-cell>
          <table:table-cell office:value-type="float" office:value="0.15" table:style-name="ce20">
            <text:p><text:s/>0,15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3.71" table:style-name="ce20">
            <text:p><text:s/>3,71<text:s/></text:p>
          </table:table-cell>
          <table:table-cell office:value-type="float" office:value="4.4800000000000004" table:style-name="ce20">
            <text:p><text:s/>4,48<text:s/></text:p>
          </table:table-cell>
          <table:table-cell office:value-type="float" office:value="2.36" table:style-name="ce20">
            <text:p><text:s/>2,36<text:s/></text:p>
          </table:table-cell>
          <table:table-cell office:value-type="float" office:value="1.02" table:style-name="ce20">
            <text:p><text:s/>1,02<text:s/></text:p>
          </table:table-cell>
          <table:table-cell office:value-type="float" office:value="1.17" table:style-name="ce20">
            <text:p><text:s/>1,1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3" table:style-name="ce20">
            <text:p><text:s/>13,00<text:s/></text:p>
          </table:table-cell>
          <table:table-cell office:value-type="float" office:value="13.8" table:style-name="ce20">
            <text:p><text:s/>13,80<text:s/></text:p>
          </table:table-cell>
          <table:table-cell office:value-type="float" office:value="11.93" table:style-name="ce20">
            <text:p><text:s/>11,93<text:s/></text:p>
          </table:table-cell>
          <table:table-cell office:value-type="float" office:value="9.81" table:style-name="ce20">
            <text:p><text:s/>9,81<text:s/></text:p>
          </table:table-cell>
          <table:table-cell office:value-type="float" office:value="8.77" table:style-name="ce20">
            <text:p><text:s/>8,7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4.26" table:style-name="ce20">
            <text:p><text:s/>4,26<text:s/></text:p>
          </table:table-cell>
          <table:table-cell office:value-type="float" office:value="4.17" table:style-name="ce20">
            <text:p><text:s/>4,17<text:s/></text:p>
          </table:table-cell>
          <table:table-cell office:value-type="float" office:value="4.55" table:style-name="ce20">
            <text:p><text:s/>4,55<text:s/></text:p>
          </table:table-cell>
          <table:table-cell office:value-type="float" office:value="4.24" table:style-name="ce20">
            <text:p><text:s/>4,24<text:s/></text:p>
          </table:table-cell>
          <table:table-cell office:value-type="float" office:value="4.32" table:style-name="ce20">
            <text:p><text:s/>4,3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1.07" table:style-name="ce20">
            <text:p><text:s/>1,07<text:s/></text:p>
          </table:table-cell>
          <table:table-cell office:value-type="float" office:value="1.1200000000000001" table:style-name="ce20">
            <text:p><text:s/>1,12<text:s/></text:p>
          </table:table-cell>
          <table:table-cell office:value-type="float" office:value="0.97" table:style-name="ce20">
            <text:p><text:s/>0,97<text:s/></text:p>
          </table:table-cell>
          <table:table-cell office:value-type="float" office:value="0.96" table:style-name="ce20">
            <text:p><text:s/>0,96<text:s/></text:p>
          </table:table-cell>
          <table:table-cell office:value-type="float" office:value="0.89" table:style-name="ce20">
            <text:p><text:s/>0,8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0.69" table:style-name="ce20">
            <text:p><text:s/>0,69<text:s/>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84" table:style-name="ce20">
            <text:p><text:s/>0,84<text:s/></text:p>
          </table:table-cell>
          <table:table-cell office:value-type="float" office:value="0.92" table:style-name="ce20">
            <text:p><text:s/>0,92<text:s/></text:p>
          </table:table-cell>
          <table:table-cell office:value-type="float" office:value="0.66" table:style-name="ce20">
            <text:p><text:s/>0,6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6.98" table:style-name="ce20">
            <text:p><text:s/>6,98<text:s/></text:p>
          </table:table-cell>
          <table:table-cell office:value-type="float" office:value="7.89" table:style-name="ce20">
            <text:p><text:s/>7,89<text:s/></text:p>
          </table:table-cell>
          <table:table-cell office:value-type="float" office:value="5.57" table:style-name="ce20">
            <text:p><text:s/>5,57<text:s/></text:p>
          </table:table-cell>
          <table:table-cell office:value-type="float" office:value="3.7" table:style-name="ce20">
            <text:p><text:s/>3,70<text:s/></text:p>
          </table:table-cell>
          <table:table-cell office:value-type="float" office:value="2.91" table:style-name="ce20">
            <text:p><text:s/>2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6.96" table:style-name="ce20">
            <text:p><text:s/>6,96<text:s/></text:p>
          </table:table-cell>
          <table:table-cell office:value-type="float" office:value="7.38" table:style-name="ce20">
            <text:p><text:s/>7,38<text:s/></text:p>
          </table:table-cell>
          <table:table-cell office:value-type="float" office:value="6.48" table:style-name="ce20">
            <text:p><text:s/>6,48<text:s/></text:p>
          </table:table-cell>
          <table:table-cell office:value-type="float" office:value="5.2" table:style-name="ce20">
            <text:p><text:s/>5,20<text:s/></text:p>
          </table:table-cell>
          <table:table-cell office:value-type="float" office:value="4.2699999999999996" table:style-name="ce20">
            <text:p><text:s/>4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91" table:style-name="ce20">
            <text:p><text:s/>2,91<text:s/></text:p>
          </table:table-cell>
          <table:table-cell office:value-type="float" office:value="2.98" table:style-name="ce20">
            <text:p><text:s/>2,98<text:s/></text:p>
          </table:table-cell>
          <table:table-cell office:value-type="float" office:value="2.97" table:style-name="ce20">
            <text:p><text:s/>2,97<text:s/></text:p>
          </table:table-cell>
          <table:table-cell office:value-type="float" office:value="2.4700000000000002" table:style-name="ce20">
            <text:p><text:s/>2,47<text:s/></text:p>
          </table:table-cell>
          <table:table-cell office:value-type="float" office:value="1.78" table:style-name="ce20">
            <text:p><text:s/>1,7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19" table:style-name="ce20">
            <text:p><text:s/>1,19<text:s/></text:p>
          </table:table-cell>
          <table:table-cell office:value-type="float" office:value="1.27" table:style-name="ce20">
            <text:p><text:s/>1,27<text:s/></text:p>
          </table:table-cell>
          <table:table-cell office:value-type="float" office:value="1.08" table:style-name="ce20">
            <text:p><text:s/>1,08<text:s/>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0.46" table:style-name="ce20">
            <text:p><text:s/>0,4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0.64" table:style-name="ce20">
            <text:p><text:s/>0,64<text:s/></text:p>
          </table:table-cell>
          <table:table-cell office:value-type="float" office:value="0.69" table:style-name="ce20">
            <text:p><text:s/>0,69<text:s/></text:p>
          </table:table-cell>
          <table:table-cell office:value-type="float" office:value="0.55000000000000004" table:style-name="ce20">
            <text:p><text:s/>0,55<text:s/></text:p>
          </table:table-cell>
          <table:table-cell office:value-type="float" office:value="0.47" table:style-name="ce20">
            <text:p><text:s/>0,47<text:s/></text:p>
          </table:table-cell>
          <table:table-cell office:value-type="float" office:value="0.71" table:style-name="ce20">
            <text:p><text:s/>0,7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21" table:style-name="ce20">
            <text:p><text:s/>2,21<text:s/></text:p>
          </table:table-cell>
          <table:table-cell office:value-type="float" office:value="2.44" table:style-name="ce20">
            <text:p><text:s/>2,44<text:s/></text:p>
          </table:table-cell>
          <table:table-cell office:value-type="float" office:value="1.88" table:style-name="ce20">
            <text:p><text:s/>1,88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1.32" table:style-name="ce20">
            <text:p><text:s/>1,3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22.41" table:style-name="ce20">
            <text:p><text:s/>22,41<text:s/></text:p>
          </table:table-cell>
          <table:table-cell office:value-type="float" office:value="24.57" table:style-name="ce20">
            <text:p><text:s/>24,57<text:s/></text:p>
          </table:table-cell>
          <table:table-cell office:value-type="float" office:value="18.010000000000002" table:style-name="ce20">
            <text:p><text:s/>18,01<text:s/></text:p>
          </table:table-cell>
          <table:table-cell office:value-type="float" office:value="20.69" table:style-name="ce20">
            <text:p><text:s/>20,69<text:s/></text:p>
          </table:table-cell>
          <table:table-cell office:value-type="float" office:value="8.4700000000000006" table:style-name="ce20">
            <text:p><text:s/>8,4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.2799999999999998" table:style-name="ce20">
            <text:p><text:s/>2,28<text:s/></text:p>
          </table:table-cell>
          <table:table-cell office:value-type="float" office:value="2.25" table:style-name="ce20">
            <text:p><text:s/>2,25<text:s/></text:p>
          </table:table-cell>
          <table:table-cell office:value-type="float" office:value="2.4300000000000002" table:style-name="ce20">
            <text:p><text:s/>2,43<text:s/></text:p>
          </table:table-cell>
          <table:table-cell office:value-type="float" office:value="2.33" table:style-name="ce20">
            <text:p><text:s/>2,33<text:s/></text:p>
          </table:table-cell>
          <table:table-cell office:value-type="float" office:value="1.63" table:style-name="ce20">
            <text:p><text:s/>1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2.2999999999999998" table:style-name="ce20">
            <text:p><text:s/>2,30<text:s/></text:p>
          </table:table-cell>
          <table:table-cell office:value-type="float" office:value="2.21" table:style-name="ce20">
            <text:p><text:s/>2,21<text:s/></text:p>
          </table:table-cell>
          <table:table-cell office:value-type="float" office:value="2.4500000000000002" table:style-name="ce20">
            <text:p><text:s/>2,45<text:s/></text:p>
          </table:table-cell>
          <table:table-cell office:value-type="float" office:value="2.86" table:style-name="ce20">
            <text:p><text:s/>2,86<text:s/></text:p>
          </table:table-cell>
          <table:table-cell office:value-type="float" office:value="2.12" table:style-name="ce20">
            <text:p><text:s/>2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24" table:style-name="ce20">
            <text:p><text:s/>0,24<text:s/></text:p>
          </table:table-cell>
          <table:table-cell office:value-type="float" office:value="0.3" table:style-name="ce20">
            <text:p><text:s/>0,30<text:s/></text:p>
          </table:table-cell>
          <table:table-cell office:value-type="float" office:value="0.16" table:style-name="ce20">
            <text:p><text:s/>0,16<text:s/></text:p>
          </table:table-cell>
          <table:table-cell office:value-type="float" office:value="0.05" table:style-name="ce20">
            <text:p><text:s/>0,05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7.59" table:style-name="ce20">
            <text:p><text:s/>17,59<text:s/></text:p>
          </table:table-cell>
          <table:table-cell office:value-type="float" office:value="19.82" table:style-name="ce20">
            <text:p><text:s/>19,82<text:s/></text:p>
          </table:table-cell>
          <table:table-cell office:value-type="float" office:value="12.98" table:style-name="ce20">
            <text:p><text:s/>12,98<text:s/></text:p>
          </table:table-cell>
          <table:table-cell office:value-type="float" office:value="15.44" table:style-name="ce20">
            <text:p><text:s/>15,44<text:s/></text:p>
          </table:table-cell>
          <table:table-cell office:value-type="float" office:value="4.72" table:style-name="ce20">
            <text:p><text:s/>4,7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7.64" table:style-name="ce20">
            <text:p><text:s/>17,64<text:s/></text:p>
          </table:table-cell>
          <table:table-cell office:value-type="float" office:value="19.670000000000002" table:style-name="ce20">
            <text:p><text:s/>19,67<text:s/></text:p>
          </table:table-cell>
          <table:table-cell office:value-type="float" office:value="14.22" table:style-name="ce20">
            <text:p><text:s/>14,22<text:s/></text:p>
          </table:table-cell>
          <table:table-cell office:value-type="float" office:value="11.56" table:style-name="ce20">
            <text:p><text:s/>11,56<text:s/></text:p>
          </table:table-cell>
          <table:table-cell office:value-type="float" office:value="8.07" table:style-name="ce20">
            <text:p><text:s/>8,0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5.03" table:style-name="ce20">
            <text:p><text:s/>5,03<text:s/></text:p>
          </table:table-cell>
          <table:table-cell office:value-type="float" office:value="5.6" table:style-name="ce20">
            <text:p><text:s/>5,60<text:s/></text:p>
          </table:table-cell>
          <table:table-cell office:value-type="float" office:value="4.1100000000000003" table:style-name="ce20">
            <text:p><text:s/>4,11<text:s/></text:p>
          </table:table-cell>
          <table:table-cell office:value-type="float" office:value="3.24" table:style-name="ce20">
            <text:p><text:s/>3,24<text:s/></text:p>
          </table:table-cell>
          <table:table-cell office:value-type="float" office:value="2.27" table:style-name="ce20">
            <text:p><text:s/>2,2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1.94" table:style-name="ce20">
            <text:p><text:s/>1,94<text:s/></text:p>
          </table:table-cell>
          <table:table-cell office:value-type="float" office:value="2.09" table:style-name="ce20">
            <text:p><text:s/>2,09<text:s/></text:p>
          </table:table-cell>
          <table:table-cell office:value-type="float" office:value="1.71" table:style-name="ce20">
            <text:p><text:s/>1,71<text:s/></text:p>
          </table:table-cell>
          <table:table-cell office:value-type="float" office:value="1.48" table:style-name="ce20">
            <text:p><text:s/>1,48<text:s/></text:p>
          </table:table-cell>
          <table:table-cell office:value-type="float" office:value="1.03" table:style-name="ce20">
            <text:p><text:s/>1,0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2.21" table:style-name="ce20">
            <text:p><text:s/>2,21<text:s/></text:p>
          </table:table-cell>
          <table:table-cell office:value-type="float" office:value="2.4300000000000002" table:style-name="ce20">
            <text:p><text:s/>2,43<text:s/></text:p>
          </table:table-cell>
          <table:table-cell office:value-type="float" office:value="1.88" table:style-name="ce20">
            <text:p><text:s/>1,88<text:s/></text:p>
          </table:table-cell>
          <table:table-cell office:value-type="float" office:value="1.65" table:style-name="ce20">
            <text:p><text:s/>1,65<text:s/></text:p>
          </table:table-cell>
          <table:table-cell office:value-type="float" office:value="0.53" table:style-name="ce20">
            <text:p><text:s/>0,5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8.4600000000000009" table:style-name="ce20">
            <text:p><text:s/>8,46<text:s/></text:p>
          </table:table-cell>
          <table:table-cell office:value-type="float" office:value="9.5500000000000007" table:style-name="ce20">
            <text:p><text:s/>9,55<text:s/></text:p>
          </table:table-cell>
          <table:table-cell office:value-type="float" office:value="6.51" table:style-name="ce20">
            <text:p><text:s/>6,51<text:s/></text:p>
          </table:table-cell>
          <table:table-cell office:value-type="float" office:value="5.18" table:style-name="ce20">
            <text:p><text:s/>5,18<text:s/></text:p>
          </table:table-cell>
          <table:table-cell office:value-type="float" office:value="4.24" table:style-name="ce20">
            <text:p><text:s/>4,2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5.08" table:style-name="ce20">
            <text:p><text:s/>25,08<text:s/></text:p>
          </table:table-cell>
          <table:table-cell office:value-type="float" office:value="28.93" table:style-name="ce20">
            <text:p><text:s/>28,93<text:s/></text:p>
          </table:table-cell>
          <table:table-cell office:value-type="float" office:value="18.98" table:style-name="ce20">
            <text:p><text:s/>18,98<text:s/></text:p>
          </table:table-cell>
          <table:table-cell office:value-type="float" office:value="11.56" table:style-name="ce20">
            <text:p><text:s/>11,56<text:s/></text:p>
          </table:table-cell>
          <table:table-cell office:value-type="float" office:value="8.02" table:style-name="ce20">
            <text:p><text:s/>8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6.01" table:style-name="ce20">
            <text:p><text:s/>6,01<text:s/></text:p>
          </table:table-cell>
          <table:table-cell office:value-type="float" office:value="6.66" table:style-name="ce20">
            <text:p><text:s/>6,66<text:s/></text:p>
          </table:table-cell>
          <table:table-cell office:value-type="float" office:value="5.0599999999999996" table:style-name="ce20">
            <text:p><text:s/>5,06<text:s/></text:p>
          </table:table-cell>
          <table:table-cell office:value-type="float" office:value="3.56" table:style-name="ce20">
            <text:p><text:s/>3,56<text:s/></text:p>
          </table:table-cell>
          <table:table-cell office:value-type="float" office:value="2.64" table:style-name="ce20">
            <text:p><text:s/>2,6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2.86" table:style-name="ce20">
            <text:p><text:s/>2,86<text:s/></text:p>
          </table:table-cell>
          <table:table-cell office:value-type="float" office:value="3.22" table:style-name="ce20">
            <text:p><text:s/>3,22<text:s/></text:p>
          </table:table-cell>
          <table:table-cell office:value-type="float" office:value="2.3199999999999998" table:style-name="ce20">
            <text:p><text:s/>2,32<text:s/></text:p>
          </table:table-cell>
          <table:table-cell office:value-type="float" office:value="1.7" table:style-name="ce20">
            <text:p><text:s/>1,70<text:s/></text:p>
          </table:table-cell>
          <table:table-cell office:value-type="float" office:value="1" table:style-name="ce20">
            <text:p><text:s/>1,0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5499999999999998" table:style-name="ce20">
            <text:p><text:s/>2,55<text:s/></text:p>
          </table:table-cell>
          <table:table-cell office:value-type="float" office:value="2.9" table:style-name="ce20">
            <text:p><text:s/>2,90<text:s/></text:p>
          </table:table-cell>
          <table:table-cell office:value-type="float" office:value="2.12" table:style-name="ce20">
            <text:p><text:s/>2,12<text:s/></text:p>
          </table:table-cell>
          <table:table-cell office:value-type="float" office:value="1.03" table:style-name="ce20">
            <text:p><text:s/>1,03<text:s/></text:p>
          </table:table-cell>
          <table:table-cell office:value-type="float" office:value="0.67" table:style-name="ce20">
            <text:p><text:s/>0,6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3.66" table:style-name="ce20">
            <text:p><text:s/>13,66<text:s/></text:p>
          </table:table-cell>
          <table:table-cell office:value-type="float" office:value="16.14" table:style-name="ce20">
            <text:p><text:s/>16,14<text:s/></text:p>
          </table:table-cell>
          <table:table-cell office:value-type="float" office:value="9.48" table:style-name="ce20">
            <text:p><text:s/>9,48<text:s/></text:p>
          </table:table-cell>
          <table:table-cell office:value-type="float" office:value="5.27" table:style-name="ce20">
            <text:p><text:s/>5,27<text:s/></text:p>
          </table:table-cell>
          <table:table-cell office:value-type="float" office:value="3.71" table:style-name="ce20">
            <text:p><text:s/>3,7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82.68" table:style-name="ce20">
            <text:p><text:s/>82,68<text:s/></text:p>
          </table:table-cell>
          <table:table-cell office:value-type="float" office:value="89.16" table:style-name="ce20">
            <text:p><text:s/>89,16<text:s/></text:p>
          </table:table-cell>
          <table:table-cell office:value-type="float" office:value="74.34" table:style-name="ce20">
            <text:p><text:s/>74,34<text:s/></text:p>
          </table:table-cell>
          <table:table-cell office:value-type="float" office:value="55.99" table:style-name="ce20">
            <text:p><text:s/>55,99<text:s/></text:p>
          </table:table-cell>
          <table:table-cell office:value-type="float" office:value="46.73" table:style-name="ce20">
            <text:p><text:s/>46,7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25.81" table:style-name="ce20">
            <text:p><text:s/>25,81<text:s/></text:p>
          </table:table-cell>
          <table:table-cell office:value-type="float" office:value="30.25" table:style-name="ce20">
            <text:p><text:s/>30,25<text:s/></text:p>
          </table:table-cell>
          <table:table-cell office:value-type="float" office:value="18.05" table:style-name="ce20">
            <text:p><text:s/>18,05<text:s/></text:p>
          </table:table-cell>
          <table:table-cell office:value-type="float" office:value="11.62" table:style-name="ce20">
            <text:p><text:s/>11,62<text:s/></text:p>
          </table:table-cell>
          <table:table-cell office:value-type="float" office:value="8.65" table:style-name="ce20">
            <text:p><text:s/>8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4.25" table:style-name="ce20">
            <text:p><text:s/>14,25<text:s/></text:p>
          </table:table-cell>
          <table:table-cell office:value-type="float" office:value="14.43" table:style-name="ce20">
            <text:p><text:s/>14,43<text:s/></text:p>
          </table:table-cell>
          <table:table-cell office:value-type="float" office:value="14.49" table:style-name="ce20">
            <text:p><text:s/>14,49<text:s/></text:p>
          </table:table-cell>
          <table:table-cell office:value-type="float" office:value="13.14" table:style-name="ce20">
            <text:p><text:s/>13,14<text:s/></text:p>
          </table:table-cell>
          <table:table-cell office:value-type="float" office:value="10.44" table:style-name="ce20">
            <text:p><text:s/>10,4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8.16" table:style-name="ce20">
            <text:p><text:s/>8,16<text:s/></text:p>
          </table:table-cell>
          <table:table-cell office:value-type="float" office:value="8.89" table:style-name="ce20">
            <text:p><text:s/>8,89<text:s/></text:p>
          </table:table-cell>
          <table:table-cell office:value-type="float" office:value="7.08" table:style-name="ce20">
            <text:p><text:s/>7,08<text:s/></text:p>
          </table:table-cell>
          <table:table-cell office:value-type="float" office:value="4.88" table:style-name="ce20">
            <text:p><text:s/>4,88<text:s/></text:p>
          </table:table-cell>
          <table:table-cell office:value-type="float" office:value="5.85" table:style-name="ce20">
            <text:p><text:s/>5,8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20.89" table:style-name="ce20">
            <text:p><text:s/>20,89<text:s/></text:p>
          </table:table-cell>
          <table:table-cell office:value-type="float" office:value="21.98" table:style-name="ce20">
            <text:p><text:s/>21,98<text:s/></text:p>
          </table:table-cell>
          <table:table-cell office:value-type="float" office:value="20.260000000000002" table:style-name="ce20">
            <text:p><text:s/>20,26<text:s/></text:p>
          </table:table-cell>
          <table:table-cell office:value-type="float" office:value="14.83" table:style-name="ce20">
            <text:p><text:s/>14,83<text:s/></text:p>
          </table:table-cell>
          <table:table-cell office:value-type="float" office:value="11.8" table:style-name="ce20">
            <text:p><text:s/>11,8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3.46" table:style-name="ce20">
            <text:p><text:s/>3,46<text:s/></text:p>
          </table:table-cell>
          <table:table-cell office:value-type="float" office:value="3.79" table:style-name="ce20">
            <text:p><text:s/>3,79<text:s/></text:p>
          </table:table-cell>
          <table:table-cell office:value-type="float" office:value="3.21" table:style-name="ce20">
            <text:p><text:s/>3,21<text:s/></text:p>
          </table:table-cell>
          <table:table-cell office:value-type="float" office:value="1.18" table:style-name="ce20">
            <text:p><text:s/>1,18<text:s/></text:p>
          </table:table-cell>
          <table:table-cell office:value-type="float" office:value="1.98" table:style-name="ce20">
            <text:p><text:s/>1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0.119999999999999" table:style-name="ce20">
            <text:p><text:s/>10,12<text:s/></text:p>
          </table:table-cell>
          <table:table-cell office:value-type="float" office:value="9.81" table:style-name="ce20">
            <text:p><text:s/>9,81<text:s/></text:p>
          </table:table-cell>
          <table:table-cell office:value-type="float" office:value="11.25" table:style-name="ce20">
            <text:p><text:s/>11,25<text:s/></text:p>
          </table:table-cell>
          <table:table-cell office:value-type="float" office:value="10.35" table:style-name="ce20">
            <text:p><text:s/>10,35<text:s/></text:p>
          </table:table-cell>
          <table:table-cell office:value-type="float" office:value="8.02" table:style-name="ce20">
            <text:p><text:s/>8,0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27.46" table:style-name="ce20">
            <text:p><text:s/>27,46<text:s/></text:p>
          </table:table-cell>
          <table:table-cell office:value-type="float" office:value="28.05" table:style-name="ce20">
            <text:p><text:s/>28,05<text:s/></text:p>
          </table:table-cell>
          <table:table-cell office:value-type="float" office:value="27.19" table:style-name="ce20">
            <text:p><text:s/>27,19<text:s/></text:p>
          </table:table-cell>
          <table:table-cell office:value-type="float" office:value="26.71" table:style-name="ce20">
            <text:p><text:s/>26,71<text:s/></text:p>
          </table:table-cell>
          <table:table-cell office:value-type="float" office:value="16.8" table:style-name="ce20">
            <text:p><text:s/>16,8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19.149999999999999" table:style-name="ce22">
            <text:p><text:s/>19,15<text:s/></text:p>
          </table:table-cell>
          <table:table-cell office:value-type="float" office:value="19.100000000000001" table:style-name="ce22">
            <text:p><text:s/>19,10<text:s/></text:p>
          </table:table-cell>
          <table:table-cell office:value-type="float" office:value="19.88" table:style-name="ce22">
            <text:p><text:s/>19,88<text:s/></text:p>
          </table:table-cell>
          <table:table-cell office:value-type="float" office:value="20.079999999999998" table:style-name="ce22">
            <text:p><text:s/>20,08<text:s/></text:p>
          </table:table-cell>
          <table:table-cell office:value-type="float" office:value="12.61" table:style-name="ce22">
            <text:p><text:s/>12,61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6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6" table:number-rows-spanned="1" table:style-name="ce26">
            <text:p>Região Sudeste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<text:s text:c="3"/>Ovo de galinha</text:p>
          </table:table-cell>
          <table:table-cell office:value-type="float" office:value="6.15" table:style-name="ce20">
            <text:p><text:s/>6,15<text:s/></text:p>
          </table:table-cell>
          <table:table-cell office:value-type="float" office:value="6.36" table:style-name="ce20">
            <text:p><text:s/>6,36<text:s/></text:p>
          </table:table-cell>
          <table:table-cell office:value-type="float" office:value="5.91" table:style-name="ce20">
            <text:p><text:s/>5,91<text:s/></text:p>
          </table:table-cell>
          <table:table-cell office:value-type="float" office:value="5.76" table:style-name="ce20">
            <text:p><text:s/>5,76<text:s/></text:p>
          </table:table-cell>
          <table:table-cell office:value-type="float" office:value="3.79" table:style-name="ce20">
            <text:p><text:s/>3,79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.24" table:style-name="ce20">
            <text:p><text:s/>0,24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01" table:style-name="ce20">
            <text:p><text:s/>0,01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99" table:style-name="ce20">
            <text:p><text:s/>1,99<text:s/></text:p>
          </table:table-cell>
          <table:table-cell office:value-type="float" office:value="2.35" table:style-name="ce20">
            <text:p><text:s/>2,35<text:s/></text:p>
          </table:table-cell>
          <table:table-cell office:value-type="float" office:value="1.39" table:style-name="ce20">
            <text:p><text:s/>1,39<text:s/></text:p>
          </table:table-cell>
          <table:table-cell office:value-type="float" office:value="0.87" table:style-name="ce20">
            <text:p><text:s/>0,87<text:s/></text:p>
          </table:table-cell>
          <table:table-cell office:value-type="float" office:value="0.4" table:style-name="ce20">
            <text:p><text:s/>0,4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52.09" table:style-name="ce20">
            <text:p><text:s/>52,09<text:s/></text:p>
          </table:table-cell>
          <table:table-cell office:value-type="float" office:value="56.67" table:style-name="ce20">
            <text:p><text:s/>56,67<text:s/></text:p>
          </table:table-cell>
          <table:table-cell office:value-type="float" office:value="46.51" table:style-name="ce20">
            <text:p><text:s/>46,51<text:s/></text:p>
          </table:table-cell>
          <table:table-cell office:value-type="float" office:value="32.659999999999997" table:style-name="ce20">
            <text:p><text:s/>32,66<text:s/></text:p>
          </table:table-cell>
          <table:table-cell office:value-type="float" office:value="25.18" table:style-name="ce20">
            <text:p><text:s/>25,1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7.13" table:style-name="ce20">
            <text:p><text:s/>17,13<text:s/></text:p>
          </table:table-cell>
          <table:table-cell office:value-type="float" office:value="16.95" table:style-name="ce20">
            <text:p><text:s/>16,95<text:s/></text:p>
          </table:table-cell>
          <table:table-cell office:value-type="float" office:value="18.8" table:style-name="ce20">
            <text:p><text:s/>18,80<text:s/></text:p>
          </table:table-cell>
          <table:table-cell office:value-type="float" office:value="15.48" table:style-name="ce20">
            <text:p><text:s/>15,48<text:s/></text:p>
          </table:table-cell>
          <table:table-cell office:value-type="float" office:value="11.85" table:style-name="ce20">
            <text:p><text:s/>11,8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3.04" table:style-name="ce20">
            <text:p><text:s/>3,04<text:s/></text:p>
          </table:table-cell>
          <table:table-cell office:value-type="float" office:value="3.17" table:style-name="ce20">
            <text:p><text:s/>3,17<text:s/></text:p>
          </table:table-cell>
          <table:table-cell office:value-type="float" office:value="2.92" table:style-name="ce20">
            <text:p><text:s/>2,92<text:s/></text:p>
          </table:table-cell>
          <table:table-cell office:value-type="float" office:value="2.0499999999999998" table:style-name="ce20">
            <text:p><text:s/>2,05<text:s/></text:p>
          </table:table-cell>
          <table:table-cell office:value-type="float" office:value="2.95" table:style-name="ce20">
            <text:p><text:s/>2,9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16.399999999999999" table:style-name="ce20">
            <text:p><text:s/>16,40<text:s/></text:p>
          </table:table-cell>
          <table:table-cell office:value-type="float" office:value="19.52" table:style-name="ce20">
            <text:p><text:s/>19,52<text:s/></text:p>
          </table:table-cell>
          <table:table-cell office:value-type="float" office:value="11.2" table:style-name="ce20">
            <text:p><text:s/>11,20<text:s/></text:p>
          </table:table-cell>
          <table:table-cell office:value-type="float" office:value="5.69" table:style-name="ce20">
            <text:p><text:s/>5,69<text:s/></text:p>
          </table:table-cell>
          <table:table-cell office:value-type="float" office:value="3.89" table:style-name="ce20">
            <text:p><text:s/>3,8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8" table:style-name="ce20">
            <text:p><text:s/>0,80<text:s/></text:p>
          </table:table-cell>
          <table:table-cell office:value-type="float" office:value="0.95" table:style-name="ce20">
            <text:p><text:s/>0,95<text:s/></text:p>
          </table:table-cell>
          <table:table-cell office:value-type="float" office:value="0.48" table:style-name="ce20">
            <text:p><text:s/>0,48<text:s/></text:p>
          </table:table-cell>
          <table:table-cell office:value-type="float" office:value="0.47" table:style-name="ce20">
            <text:p><text:s/>0,47<text:s/></text:p>
          </table:table-cell>
          <table:table-cell office:value-type="float" office:value="0.37" table:style-name="ce20">
            <text:p><text:s/>0,3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21" table:style-name="ce20">
            <text:p><text:s/>0,21<text:s/></text:p>
          </table:table-cell>
          <table:table-cell office:value-type="float" office:value="0.28000000000000003" table:style-name="ce20">
            <text:p><text:s/>0,28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" table:style-name="ce20">
            <text:p><text:s/>0,00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4.52" table:style-name="ce20">
            <text:p><text:s/>14,52<text:s/></text:p>
          </table:table-cell>
          <table:table-cell office:value-type="float" office:value="15.81" table:style-name="ce20">
            <text:p><text:s/>15,81<text:s/></text:p>
          </table:table-cell>
          <table:table-cell office:value-type="float" office:value="13.06" table:style-name="ce20">
            <text:p><text:s/>13,06<text:s/></text:p>
          </table:table-cell>
          <table:table-cell office:value-type="float" office:value="8.9700000000000006" table:style-name="ce20">
            <text:p><text:s/>8,97<text:s/></text:p>
          </table:table-cell>
          <table:table-cell office:value-type="float" office:value="6.12" table:style-name="ce20">
            <text:p><text:s/>6,1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50.16" table:style-name="ce20">
            <text:p><text:s/>50,16<text:s/></text:p>
          </table:table-cell>
          <table:table-cell office:value-type="float" office:value="52.57" table:style-name="ce20">
            <text:p><text:s/>52,57<text:s/></text:p>
          </table:table-cell>
          <table:table-cell office:value-type="float" office:value="48.05" table:style-name="ce20">
            <text:p><text:s/>48,05<text:s/></text:p>
          </table:table-cell>
          <table:table-cell office:value-type="float" office:value="37.619999999999997" table:style-name="ce20">
            <text:p><text:s/>37,62<text:s/></text:p>
          </table:table-cell>
          <table:table-cell office:value-type="float" office:value="34.119999999999997" table:style-name="ce20">
            <text:p><text:s/>34,1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20.53" table:style-name="ce20">
            <text:p><text:s/>20,53<text:s/></text:p>
          </table:table-cell>
          <table:table-cell office:value-type="float" office:value="20.079999999999998" table:style-name="ce20">
            <text:p><text:s/>20,08<text:s/></text:p>
          </table:table-cell>
          <table:table-cell office:value-type="float" office:value="22.12" table:style-name="ce20">
            <text:p><text:s/>22,12<text:s/></text:p>
          </table:table-cell>
          <table:table-cell office:value-type="float" office:value="20.100000000000001" table:style-name="ce20">
            <text:p><text:s/>20,10<text:s/></text:p>
          </table:table-cell>
          <table:table-cell office:value-type="float" office:value="19.829999999999998" table:style-name="ce20">
            <text:p><text:s/>19,8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2.16" table:style-name="ce20">
            <text:p><text:s/>12,16<text:s/></text:p>
          </table:table-cell>
          <table:table-cell office:value-type="float" office:value="12.66" table:style-name="ce20">
            <text:p><text:s/>12,66<text:s/></text:p>
          </table:table-cell>
          <table:table-cell office:value-type="float" office:value="12.04" table:style-name="ce20">
            <text:p><text:s/>12,04<text:s/></text:p>
          </table:table-cell>
          <table:table-cell office:value-type="float" office:value="8.92" table:style-name="ce20">
            <text:p><text:s/>8,92<text:s/></text:p>
          </table:table-cell>
          <table:table-cell office:value-type="float" office:value="7.84" table:style-name="ce20">
            <text:p><text:s/>7,8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0.28000000000000003" table:style-name="ce20">
            <text:p><text:s/>0,28<text:s/>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" table:style-name="ce20">
            <text:p><text:s/>0,00<text:s/></text:p>
          </table:table-cell>
          <table:table-cell office:value-type="float" office:value="0.12" table:style-name="ce20">
            <text:p><text:s/>0,1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17.23" table:style-name="ce20">
            <text:p><text:s/>17,23<text:s/></text:p>
          </table:table-cell>
          <table:table-cell office:value-type="float" office:value="19.559999999999999" table:style-name="ce20">
            <text:p><text:s/>19,56<text:s/></text:p>
          </table:table-cell>
          <table:table-cell office:value-type="float" office:value="13.73" table:style-name="ce20">
            <text:p><text:s/>13,73<text:s/></text:p>
          </table:table-cell>
          <table:table-cell office:value-type="float" office:value="8.6" table:style-name="ce20">
            <text:p><text:s/>8,60<text:s/></text:p>
          </table:table-cell>
          <table:table-cell office:value-type="float" office:value="6.33" table:style-name="ce20">
            <text:p><text:s/>6,3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8.3699999999999992" table:style-name="ce20">
            <text:p><text:s/>8,37<text:s/></text:p>
          </table:table-cell>
          <table:table-cell office:value-type="float" office:value="8.9700000000000006" table:style-name="ce20">
            <text:p><text:s/>8,97<text:s/></text:p>
          </table:table-cell>
          <table:table-cell office:value-type="float" office:value="7.51" table:style-name="ce20">
            <text:p><text:s/>7,51<text:s/></text:p>
          </table:table-cell>
          <table:table-cell office:value-type="float" office:value="5.87" table:style-name="ce20">
            <text:p><text:s/>5,87<text:s/></text:p>
          </table:table-cell>
          <table:table-cell office:value-type="float" office:value="5.93" table:style-name="ce20">
            <text:p><text:s/>5,9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4.42" table:style-name="ce20">
            <text:p><text:s/>4,42<text:s/></text:p>
          </table:table-cell>
          <table:table-cell office:value-type="float" office:value="4.08" table:style-name="ce20">
            <text:p><text:s/>4,08<text:s/></text:p>
          </table:table-cell>
          <table:table-cell office:value-type="float" office:value="5.39" table:style-name="ce20">
            <text:p><text:s/>5,39<text:s/></text:p>
          </table:table-cell>
          <table:table-cell office:value-type="float" office:value="4.7300000000000004" table:style-name="ce20">
            <text:p><text:s/>4,73<text:s/></text:p>
          </table:table-cell>
          <table:table-cell office:value-type="float" office:value="4.37" table:style-name="ce20">
            <text:p><text:s/>4,3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2.85" table:style-name="ce20">
            <text:p><text:s/>2,85<text:s/></text:p>
          </table:table-cell>
          <table:table-cell office:value-type="float" office:value="3.52" table:style-name="ce20">
            <text:p><text:s/>3,52<text:s/></text:p>
          </table:table-cell>
          <table:table-cell office:value-type="float" office:value="1.55" table:style-name="ce20">
            <text:p><text:s/>1,55<text:s/></text:p>
          </table:table-cell>
          <table:table-cell office:value-type="float" office:value="0.83" table:style-name="ce20">
            <text:p><text:s/>0,83<text:s/></text:p>
          </table:table-cell>
          <table:table-cell office:value-type="float" office:value="0.98" table:style-name="ce20">
            <text:p><text:s/>0,98<text:s/></text:p>
          </table:table-cell>
          <table:table-cell table:style-name="ce2">
            <draw:frame draw:z-index="1" draw:id="id5" draw:style-name="a17" draw:name="Text 2" svg:x="0in" svg:y="0in" svg:width="0in" svg:height="0in">
              <draw:text-box>
                <text:p text:style-name="a16" text:class-names="" text:cond-style-name=""><text:span text:style-name="a15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1000000000000001" table:style-name="ce20">
            <text:p><text:s/>1,10<text:s/></text:p>
          </table:table-cell>
          <table:table-cell office:value-type="float" office:value="1.37" table:style-name="ce20">
            <text:p><text:s/>1,37<text:s/></text:p>
          </table:table-cell>
          <table:table-cell office:value-type="float" office:value="0.56999999999999995" table:style-name="ce20">
            <text:p><text:s/>0,57<text:s/></text:p>
          </table:table-cell>
          <table:table-cell office:value-type="float" office:value="0.31" table:style-name="ce20">
            <text:p><text:s/>0,31<text:s/></text:p>
          </table:table-cell>
          <table:table-cell office:value-type="float" office:value="0.57999999999999996" table:style-name="ce20">
            <text:p><text:s/>0,5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50.79" table:style-name="ce20">
            <text:p><text:s/>50,79<text:s/></text:p>
          </table:table-cell>
          <table:table-cell office:value-type="float" office:value="57.15" table:style-name="ce20">
            <text:p><text:s/>57,15<text:s/></text:p>
          </table:table-cell>
          <table:table-cell office:value-type="float" office:value="40" table:style-name="ce20">
            <text:p><text:s/>40,00<text:s/></text:p>
          </table:table-cell>
          <table:table-cell office:value-type="float" office:value="31.56" table:style-name="ce20">
            <text:p><text:s/>31,56<text:s/></text:p>
          </table:table-cell>
          <table:table-cell office:value-type="float" office:value="21.8" table:style-name="ce20">
            <text:p><text:s/>21,8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10.33" table:style-name="ce20">
            <text:p><text:s/>10,33<text:s/></text:p>
          </table:table-cell>
          <table:table-cell office:value-type="float" office:value="10.36" table:style-name="ce20">
            <text:p><text:s/>10,36<text:s/></text:p>
          </table:table-cell>
          <table:table-cell office:value-type="float" office:value="10.62" table:style-name="ce20">
            <text:p><text:s/>10,62<text:s/></text:p>
          </table:table-cell>
          <table:table-cell office:value-type="float" office:value="10.44" table:style-name="ce20">
            <text:p><text:s/>10,44<text:s/></text:p>
          </table:table-cell>
          <table:table-cell office:value-type="float" office:value="7.11" table:style-name="ce20">
            <text:p><text:s/>7,1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13.38" table:style-name="ce20">
            <text:p><text:s/>13,38<text:s/></text:p>
          </table:table-cell>
          <table:table-cell office:value-type="float" office:value="15.07" table:style-name="ce20">
            <text:p><text:s/>15,07<text:s/></text:p>
          </table:table-cell>
          <table:table-cell office:value-type="float" office:value="10.88" table:style-name="ce20">
            <text:p><text:s/>10,88<text:s/></text:p>
          </table:table-cell>
          <table:table-cell office:value-type="float" office:value="6.66" table:style-name="ce20">
            <text:p><text:s/>6,66<text:s/></text:p>
          </table:table-cell>
          <table:table-cell office:value-type="float" office:value="6.05" table:style-name="ce20">
            <text:p><text:s/>6,0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56999999999999995" table:style-name="ce20">
            <text:p><text:s/>0,57<text:s/></text:p>
          </table:table-cell>
          <table:table-cell office:value-type="float" office:value="0.67" table:style-name="ce20">
            <text:p><text:s/>0,67<text:s/></text:p>
          </table:table-cell>
          <table:table-cell office:value-type="float" office:value="0.44" table:style-name="ce20">
            <text:p><text:s/>0,44<text:s/></text:p>
          </table:table-cell>
          <table:table-cell office:value-type="float" office:value="0.04" table:style-name="ce20">
            <text:p><text:s/>0,04<text:s/></text:p>
          </table:table-cell>
          <table:table-cell office:value-type="float" office:value="0.15" table:style-name="ce20">
            <text:p><text:s/>0,1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11.81" table:style-name="ce20">
            <text:p><text:s/>11,81<text:s/></text:p>
          </table:table-cell>
          <table:table-cell office:value-type="float" office:value="13.95" table:style-name="ce20">
            <text:p><text:s/>13,95<text:s/></text:p>
          </table:table-cell>
          <table:table-cell office:value-type="float" office:value="7.73" table:style-name="ce20">
            <text:p><text:s/>7,73<text:s/></text:p>
          </table:table-cell>
          <table:table-cell office:value-type="float" office:value="6.13" table:style-name="ce20">
            <text:p><text:s/>6,13<text:s/></text:p>
          </table:table-cell>
          <table:table-cell office:value-type="float" office:value="4.09" table:style-name="ce20">
            <text:p><text:s/>4,0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4.32" table:style-name="ce20">
            <text:p><text:s/>4,32<text:s/></text:p>
          </table:table-cell>
          <table:table-cell office:value-type="float" office:value="5.46" table:style-name="ce20">
            <text:p><text:s/>5,46<text:s/></text:p>
          </table:table-cell>
          <table:table-cell office:value-type="float" office:value="1.72" table:style-name="ce20">
            <text:p><text:s/>1,72<text:s/></text:p>
          </table:table-cell>
          <table:table-cell office:value-type="float" office:value="2.57" table:style-name="ce20">
            <text:p><text:s/>2,57<text:s/></text:p>
          </table:table-cell>
          <table:table-cell office:value-type="float" office:value="0.91" table:style-name="ce20">
            <text:p><text:s/>0,9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10.38" table:style-name="ce20">
            <text:p><text:s/>10,38<text:s/></text:p>
          </table:table-cell>
          <table:table-cell office:value-type="float" office:value="11.64" table:style-name="ce20">
            <text:p><text:s/>11,64<text:s/></text:p>
          </table:table-cell>
          <table:table-cell office:value-type="float" office:value="8.61" table:style-name="ce20">
            <text:p><text:s/>8,61<text:s/></text:p>
          </table:table-cell>
          <table:table-cell office:value-type="float" office:value="5.72" table:style-name="ce20">
            <text:p><text:s/>5,72<text:s/></text:p>
          </table:table-cell>
          <table:table-cell office:value-type="float" office:value="3.49" table:style-name="ce20">
            <text:p><text:s/>3,4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4.1399999999999997" table:style-name="ce20">
            <text:p><text:s/>4,14<text:s/></text:p>
          </table:table-cell>
          <table:table-cell office:value-type="float" office:value="4.74" table:style-name="ce20">
            <text:p><text:s/>4,74<text:s/></text:p>
          </table:table-cell>
          <table:table-cell office:value-type="float" office:value="3.24" table:style-name="ce20">
            <text:p><text:s/>3,24<text:s/></text:p>
          </table:table-cell>
          <table:table-cell office:value-type="float" office:value="1.95" table:style-name="ce20">
            <text:p><text:s/>1,95<text:s/></text:p>
          </table:table-cell>
          <table:table-cell office:value-type="float" office:value="1.1599999999999999" table:style-name="ce20">
            <text:p><text:s/>1,1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11.68" table:style-name="ce20">
            <text:p><text:s/>11,68<text:s/></text:p>
          </table:table-cell>
          <table:table-cell office:value-type="float" office:value="12.08" table:style-name="ce20">
            <text:p><text:s/>12,08<text:s/></text:p>
          </table:table-cell>
          <table:table-cell office:value-type="float" office:value="11.3" table:style-name="ce20">
            <text:p><text:s/>11,30<text:s/></text:p>
          </table:table-cell>
          <table:table-cell office:value-type="float" office:value="10.119999999999999" table:style-name="ce20">
            <text:p><text:s/>10,12<text:s/></text:p>
          </table:table-cell>
          <table:table-cell office:value-type="float" office:value="8.2100000000000009" table:style-name="ce20">
            <text:p><text:s/>8,2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0.67" table:style-name="ce20">
            <text:p><text:s/>0,67<text:s/></text:p>
          </table:table-cell>
          <table:table-cell office:value-type="float" office:value="0.65" table:style-name="ce20">
            <text:p><text:s/>0,65<text:s/></text:p>
          </table:table-cell>
          <table:table-cell office:value-type="float" office:value="0.72" table:style-name="ce20">
            <text:p><text:s/>0,72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75" table:style-name="ce20">
            <text:p><text:s/>0,7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1.2" table:style-name="ce20">
            <text:p><text:s/>1,20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1.19" table:style-name="ce20">
            <text:p><text:s/>1,19<text:s/></text:p>
          </table:table-cell>
          <table:table-cell office:value-type="float" office:value="1.25" table:style-name="ce20">
            <text:p><text:s/>1,25<text:s/></text:p>
          </table:table-cell>
          <table:table-cell office:value-type="float" office:value="0.69" table:style-name="ce20">
            <text:p><text:s/>0,6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51" table:style-name="ce20">
            <text:p><text:s/>0,51<text:s/>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54" table:style-name="ce20">
            <text:p><text:s/>0,54<text:s/></text:p>
          </table:table-cell>
          <table:table-cell office:value-type="float" office:value="0.56000000000000005" table:style-name="ce20">
            <text:p><text:s/>0,5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9.2899999999999991" table:style-name="ce20">
            <text:p><text:s/>9,29<text:s/></text:p>
          </table:table-cell>
          <table:table-cell office:value-type="float" office:value="9.69" table:style-name="ce20">
            <text:p><text:s/>9,69<text:s/></text:p>
          </table:table-cell>
          <table:table-cell office:value-type="float" office:value="8.8699999999999992" table:style-name="ce20">
            <text:p><text:s/>8,87<text:s/></text:p>
          </table:table-cell>
          <table:table-cell office:value-type="float" office:value="7.76" table:style-name="ce20">
            <text:p><text:s/>7,76<text:s/></text:p>
          </table:table-cell>
          <table:table-cell office:value-type="float" office:value="6.21" table:style-name="ce20">
            <text:p><text:s/>6,2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8.91" table:style-name="ce20">
            <text:p><text:s/>18,91<text:s/></text:p>
          </table:table-cell>
          <table:table-cell office:value-type="float" office:value="22.1" table:style-name="ce20">
            <text:p><text:s/>22,10<text:s/></text:p>
          </table:table-cell>
          <table:table-cell office:value-type="float" office:value="13.51" table:style-name="ce20">
            <text:p><text:s/>13,51<text:s/></text:p>
          </table:table-cell>
          <table:table-cell office:value-type="float" office:value="8.85" table:style-name="ce20">
            <text:p><text:s/>8,85<text:s/></text:p>
          </table:table-cell>
          <table:table-cell office:value-type="float" office:value="5.15" table:style-name="ce20">
            <text:p><text:s/>5,1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44.02" table:style-name="ce20">
            <text:p><text:s/>44,02<text:s/></text:p>
          </table:table-cell>
          <table:table-cell office:value-type="float" office:value="44.97" table:style-name="ce20">
            <text:p><text:s/>44,97<text:s/></text:p>
          </table:table-cell>
          <table:table-cell office:value-type="float" office:value="44.27" table:style-name="ce20">
            <text:p><text:s/>44,27<text:s/></text:p>
          </table:table-cell>
          <table:table-cell office:value-type="float" office:value="42.07" table:style-name="ce20">
            <text:p><text:s/>42,07<text:s/></text:p>
          </table:table-cell>
          <table:table-cell office:value-type="float" office:value="23.19" table:style-name="ce20">
            <text:p><text:s/>23,1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237.15" table:style-name="ce20">
            <text:p><text:s/>237,15<text:s/></text:p>
          </table:table-cell>
          <table:table-cell office:value-type="float" office:value="271.06" table:style-name="ce20">
            <text:p><text:s/>271,06<text:s/></text:p>
          </table:table-cell>
          <table:table-cell office:value-type="float" office:value="175.35" table:style-name="ce20">
            <text:p><text:s/>175,35<text:s/></text:p>
          </table:table-cell>
          <table:table-cell office:value-type="float" office:value="128.87" table:style-name="ce20">
            <text:p><text:s/>128,87<text:s/></text:p>
          </table:table-cell>
          <table:table-cell office:value-type="float" office:value="127.02" table:style-name="ce20">
            <text:p><text:s/>127,0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61.74" table:style-name="ce20">
            <text:p><text:s/>161,74<text:s/></text:p>
          </table:table-cell>
          <table:table-cell office:value-type="float" office:value="192.57" table:style-name="ce20">
            <text:p><text:s/>192,57<text:s/></text:p>
          </table:table-cell>
          <table:table-cell office:value-type="float" office:value="102.37" table:style-name="ce20">
            <text:p><text:s/>102,37<text:s/></text:p>
          </table:table-cell>
          <table:table-cell office:value-type="float" office:value="71.63" table:style-name="ce20">
            <text:p><text:s/>71,63<text:s/></text:p>
          </table:table-cell>
          <table:table-cell office:value-type="float" office:value="69.92" table:style-name="ce20">
            <text:p><text:s/>69,9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3.3" table:style-name="ce20">
            <text:p><text:s/>3,30<text:s/></text:p>
          </table:table-cell>
          <table:table-cell office:value-type="float" office:value="3.64" table:style-name="ce20">
            <text:p><text:s/>3,64<text:s/></text:p>
          </table:table-cell>
          <table:table-cell office:value-type="float" office:value="2.5299999999999998" table:style-name="ce20">
            <text:p><text:s/>2,53<text:s/></text:p>
          </table:table-cell>
          <table:table-cell office:value-type="float" office:value="2.97" table:style-name="ce20">
            <text:p><text:s/>2,97<text:s/></text:p>
          </table:table-cell>
          <table:table-cell office:value-type="float" office:value="1.98" table:style-name="ce20">
            <text:p><text:s/>1,9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20.22" table:style-name="ce20">
            <text:p><text:s/>20,22<text:s/></text:p>
          </table:table-cell>
          <table:table-cell office:value-type="float" office:value="22.12" table:style-name="ce20">
            <text:p><text:s/>22,12<text:s/></text:p>
          </table:table-cell>
          <table:table-cell office:value-type="float" office:value="18.329999999999998" table:style-name="ce20">
            <text:p><text:s/>18,33<text:s/></text:p>
          </table:table-cell>
          <table:table-cell office:value-type="float" office:value="9.7899999999999991" table:style-name="ce20">
            <text:p><text:s/>9,79<text:s/></text:p>
          </table:table-cell>
          <table:table-cell office:value-type="float" office:value="10.49" table:style-name="ce20">
            <text:p><text:s/>10,4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6.66" table:style-name="ce20">
            <text:p><text:s/>6,66<text:s/></text:p>
          </table:table-cell>
          <table:table-cell office:value-type="float" office:value="7.08" table:style-name="ce20">
            <text:p><text:s/>7,08<text:s/></text:p>
          </table:table-cell>
          <table:table-cell office:value-type="float" office:value="6.32" table:style-name="ce20">
            <text:p><text:s/>6,32<text:s/></text:p>
          </table:table-cell>
          <table:table-cell office:value-type="float" office:value="4.88" table:style-name="ce20">
            <text:p><text:s/>4,88<text:s/></text:p>
          </table:table-cell>
          <table:table-cell office:value-type="float" office:value="2.79" table:style-name="ce20">
            <text:p><text:s/>2,7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4.97" table:style-name="ce20">
            <text:p><text:s/>14,97<text:s/></text:p>
          </table:table-cell>
          <table:table-cell office:value-type="float" office:value="16.8" table:style-name="ce20">
            <text:p><text:s/>16,80<text:s/></text:p>
          </table:table-cell>
          <table:table-cell office:value-type="float" office:value="11.61" table:style-name="ce20">
            <text:p><text:s/>11,61<text:s/></text:p>
          </table:table-cell>
          <table:table-cell office:value-type="float" office:value="8.43" table:style-name="ce20">
            <text:p><text:s/>8,43<text:s/></text:p>
          </table:table-cell>
          <table:table-cell office:value-type="float" office:value="10.55" table:style-name="ce20">
            <text:p><text:s/>10,5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9.5399999999999991" table:style-name="ce20">
            <text:p><text:s/>9,54<text:s/></text:p>
          </table:table-cell>
          <table:table-cell office:value-type="float" office:value="10.11" table:style-name="ce20">
            <text:p><text:s/>10,11<text:s/></text:p>
          </table:table-cell>
          <table:table-cell office:value-type="float" office:value="8.75" table:style-name="ce20">
            <text:p><text:s/>8,75<text:s/></text:p>
          </table:table-cell>
          <table:table-cell office:value-type="float" office:value="6.44" table:style-name="ce20">
            <text:p><text:s/>6,44<text:s/></text:p>
          </table:table-cell>
          <table:table-cell office:value-type="float" office:value="8.2100000000000009" table:style-name="ce20">
            <text:p><text:s/>8,21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.21" table:style-name="ce20">
            <text:p><text:s/>0,21<text:s/>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1" table:style-name="ce20">
            <text:p><text:s/>0,1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20.55" table:style-name="ce22">
            <text:p><text:s/>20,55<text:s/></text:p>
          </table:table-cell>
          <table:table-cell office:value-type="float" office:value="18.53" table:style-name="ce22">
            <text:p><text:s/>18,53<text:s/></text:p>
          </table:table-cell>
          <table:table-cell office:value-type="float" office:value="25.36" table:style-name="ce22">
            <text:p><text:s/>25,36<text:s/></text:p>
          </table:table-cell>
          <table:table-cell office:value-type="float" office:value="24.59" table:style-name="ce22">
            <text:p><text:s/>24,59<text:s/></text:p>
          </table:table-cell>
          <table:table-cell office:value-type="float" office:value="22.98" table:style-name="ce22">
            <text:p><text:s/>22,98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Sudeste.$A$2:Sudeste.$F$109" table:base-cell-address="Sudeste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Su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7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Região Sul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3">
            <text:p>Despesas com alimentação</text:p>
          </table:table-cell>
          <table:table-cell office:value-type="float" office:value="692.99" table:style-name="ce20">
            <text:p><text:s/>692,99<text:s/></text:p>
          </table:table-cell>
          <table:table-cell office:value-type="float" office:value="727.82" table:style-name="ce20">
            <text:p><text:s/>727,82<text:s/></text:p>
          </table:table-cell>
          <table:table-cell office:value-type="float" office:value="587.14" table:style-name="ce20">
            <text:p><text:s/>587,14<text:s/></text:p>
          </table:table-cell>
          <table:table-cell office:value-type="float" office:value="476.02" table:style-name="ce20">
            <text:p><text:s/>476,02<text:s/></text:p>
          </table:table-cell>
          <table:table-cell office:value-type="float" office:value="486.74" table:style-name="ce20">
            <text:p><text:s/>486,7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77.46" table:style-name="ce20">
            <text:p><text:s/>477,46<text:s/></text:p>
          </table:table-cell>
          <table:table-cell office:value-type="float" office:value="497.64" table:style-name="ce20">
            <text:p><text:s/>497,64<text:s/></text:p>
          </table:table-cell>
          <table:table-cell office:value-type="float" office:value="416.19" table:style-name="ce20">
            <text:p><text:s/>416,19<text:s/></text:p>
          </table:table-cell>
          <table:table-cell office:value-type="float" office:value="350.01" table:style-name="ce20">
            <text:p><text:s/>350,01<text:s/></text:p>
          </table:table-cell>
          <table:table-cell office:value-type="float" office:value="360.1" table:style-name="ce20">
            <text:p><text:s/>360,1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17.72" table:style-name="ce20">
            <text:p><text:s/>17,72<text:s/></text:p>
          </table:table-cell>
          <table:table-cell office:value-type="float" office:value="16.940000000000001" table:style-name="ce20">
            <text:p><text:s/>16,94<text:s/></text:p>
          </table:table-cell>
          <table:table-cell office:value-type="float" office:value="20.82" table:style-name="ce20">
            <text:p><text:s/>20,82<text:s/></text:p>
          </table:table-cell>
          <table:table-cell office:value-type="float" office:value="20.84" table:style-name="ce20">
            <text:p><text:s/>20,84<text:s/></text:p>
          </table:table-cell>
          <table:table-cell office:value-type="float" office:value="19.55" table:style-name="ce20">
            <text:p><text:s/>19,5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8.85" table:style-name="ce20">
            <text:p><text:s/>8,85<text:s/></text:p>
          </table:table-cell>
          <table:table-cell office:value-type="float" office:value="8.07" table:style-name="ce20">
            <text:p><text:s/>8,07<text:s/></text:p>
          </table:table-cell>
          <table:table-cell office:value-type="float" office:value="12.11" table:style-name="ce20">
            <text:p><text:s/>12,11<text:s/></text:p>
          </table:table-cell>
          <table:table-cell office:value-type="float" office:value="12.44" table:style-name="ce20">
            <text:p><text:s/>12,44<text:s/></text:p>
          </table:table-cell>
          <table:table-cell office:value-type="float" office:value="9.1999999999999993" table:style-name="ce20">
            <text:p><text:s/>9,2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4.17" table:style-name="ce20">
            <text:p><text:s/>4,17<text:s/></text:p>
          </table:table-cell>
          <table:table-cell office:value-type="float" office:value="3.83" table:style-name="ce20">
            <text:p><text:s/>3,83<text:s/></text:p>
          </table:table-cell>
          <table:table-cell office:value-type="float" office:value="5.5" table:style-name="ce20">
            <text:p><text:s/>5,50<text:s/></text:p>
          </table:table-cell>
          <table:table-cell office:value-type="float" office:value="4.74" table:style-name="ce20">
            <text:p><text:s/>4,74<text:s/></text:p>
          </table:table-cell>
          <table:table-cell office:value-type="float" office:value="6.63" table:style-name="ce20">
            <text:p><text:s/>6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" table:style-name="ce21">
            <text:p><text:s/>0,00<text:s/></text:p>
          </table:table-cell>
          <table:table-cell office:value-type="string" table:style-name="ce21">
            <text:p>-</text:p>
          </table:table-cell>
          <table:table-cell office:value-type="float" office:value="7.0000000000000007E-2" table:style-name="ce20">
            <text:p><text:s/>0,0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4.6399999999999997" table:style-name="ce20">
            <text:p><text:s/>4,64<text:s/></text:p>
          </table:table-cell>
          <table:table-cell office:value-type="float" office:value="4.97" table:style-name="ce20">
            <text:p><text:s/>4,97<text:s/></text:p>
          </table:table-cell>
          <table:table-cell office:value-type="float" office:value="3.22" table:style-name="ce20">
            <text:p><text:s/>3,22<text:s/></text:p>
          </table:table-cell>
          <table:table-cell office:value-type="float" office:value="3.66" table:style-name="ce20">
            <text:p><text:s/>3,66<text:s/></text:p>
          </table:table-cell>
          <table:table-cell office:value-type="float" office:value="3.66" table:style-name="ce20">
            <text:p><text:s/>3,6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7.66" table:style-name="ce20">
            <text:p><text:s/>17,66<text:s/></text:p>
          </table:table-cell>
          <table:table-cell office:value-type="float" office:value="18.05" table:style-name="ce20">
            <text:p><text:s/>18,05<text:s/></text:p>
          </table:table-cell>
          <table:table-cell office:value-type="float" office:value="17.28" table:style-name="ce20">
            <text:p><text:s/>17,28<text:s/></text:p>
          </table:table-cell>
          <table:table-cell office:value-type="float" office:value="14.06" table:style-name="ce20">
            <text:p><text:s/>14,06<text:s/></text:p>
          </table:table-cell>
          <table:table-cell office:value-type="float" office:value="11.33" table:style-name="ce20">
            <text:p><text:s/>11,3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5.36" table:style-name="ce20">
            <text:p><text:s/>5,36<text:s/></text:p>
          </table:table-cell>
          <table:table-cell office:value-type="float" office:value="5.25" table:style-name="ce20">
            <text:p><text:s/>5,25<text:s/></text:p>
          </table:table-cell>
          <table:table-cell office:value-type="float" office:value="5.78" table:style-name="ce20">
            <text:p><text:s/>5,78<text:s/></text:p>
          </table:table-cell>
          <table:table-cell office:value-type="float" office:value="6.25" table:style-name="ce20">
            <text:p><text:s/>6,25<text:s/></text:p>
          </table:table-cell>
          <table:table-cell office:value-type="float" office:value="4.82" table:style-name="ce20">
            <text:p><text:s/>4,8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3.29" table:style-name="ce20">
            <text:p><text:s/>3,29<text:s/></text:p>
          </table:table-cell>
          <table:table-cell office:value-type="float" office:value="3.11" table:style-name="ce20">
            <text:p><text:s/>3,11<text:s/></text:p>
          </table:table-cell>
          <table:table-cell office:value-type="float" office:value="4.04" table:style-name="ce20">
            <text:p><text:s/>4,04<text:s/></text:p>
          </table:table-cell>
          <table:table-cell office:value-type="float" office:value="3.58" table:style-name="ce20">
            <text:p><text:s/>3,58<text:s/></text:p>
          </table:table-cell>
          <table:table-cell office:value-type="float" office:value="3.98" table:style-name="ce20">
            <text:p><text:s/>3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0.5" table:style-name="ce20">
            <text:p><text:s/>0,50<text:s/></text:p>
          </table:table-cell>
          <table:table-cell office:value-type="float" office:value="0.5" table:style-name="ce20">
            <text:p><text:s/>0,50<text:s/></text:p>
          </table:table-cell>
          <table:table-cell office:value-type="float" office:value="0.49" table:style-name="ce20">
            <text:p><text:s/>0,49<text:s/></text:p>
          </table:table-cell>
          <table:table-cell office:value-type="float" office:value="0.43" table:style-name="ce20">
            <text:p><text:s/>0,43<text:s/></text:p>
          </table:table-cell>
          <table:table-cell office:value-type="float" office:value="0.59" table:style-name="ce20">
            <text:p><text:s/>0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8.52" table:style-name="ce20">
            <text:p><text:s/>8,52<text:s/></text:p>
          </table:table-cell>
          <table:table-cell office:value-type="float" office:value="9.19" table:style-name="ce20">
            <text:p><text:s/>9,19<text:s/></text:p>
          </table:table-cell>
          <table:table-cell office:value-type="float" office:value="6.96" table:style-name="ce20">
            <text:p><text:s/>6,96<text:s/></text:p>
          </table:table-cell>
          <table:table-cell office:value-type="float" office:value="3.8" table:style-name="ce20">
            <text:p><text:s/>3,80<text:s/></text:p>
          </table:table-cell>
          <table:table-cell office:value-type="float" office:value="1.94" table:style-name="ce20">
            <text:p><text:s/>1,9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8.64" table:style-name="ce20">
            <text:p><text:s/>8,64<text:s/></text:p>
          </table:table-cell>
          <table:table-cell office:value-type="float" office:value="9.02" table:style-name="ce20">
            <text:p><text:s/>9,02<text:s/></text:p>
          </table:table-cell>
          <table:table-cell office:value-type="float" office:value="7.54" table:style-name="ce20">
            <text:p><text:s/>7,54<text:s/></text:p>
          </table:table-cell>
          <table:table-cell office:value-type="float" office:value="5.67" table:style-name="ce20">
            <text:p><text:s/>5,67<text:s/></text:p>
          </table:table-cell>
          <table:table-cell office:value-type="float" office:value="6.62" table:style-name="ce20">
            <text:p><text:s/>6,6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3.54" table:style-name="ce20">
            <text:p><text:s/>3,54<text:s/></text:p>
          </table:table-cell>
          <table:table-cell office:value-type="float" office:value="3.59" table:style-name="ce20">
            <text:p><text:s/>3,59<text:s/></text:p>
          </table:table-cell>
          <table:table-cell office:value-type="float" office:value="3.45" table:style-name="ce20">
            <text:p><text:s/>3,45<text:s/></text:p>
          </table:table-cell>
          <table:table-cell office:value-type="float" office:value="3.15" table:style-name="ce20">
            <text:p><text:s/>3,15<text:s/></text:p>
          </table:table-cell>
          <table:table-cell office:value-type="float" office:value="3.17" table:style-name="ce20">
            <text:p><text:s/>3,1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04" table:style-name="ce20">
            <text:p><text:s/>1,04<text:s/></text:p>
          </table:table-cell>
          <table:table-cell office:value-type="float" office:value="1.1499999999999999" table:style-name="ce20">
            <text:p><text:s/>1,15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41" table:style-name="ce20">
            <text:p><text:s/>0,41<text:s/></text:p>
          </table:table-cell>
          <table:table-cell office:value-type="float" office:value="0.74" table:style-name="ce20">
            <text:p><text:s/>0,7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1.62" table:style-name="ce20">
            <text:p><text:s/>1,62<text:s/></text:p>
          </table:table-cell>
          <table:table-cell office:value-type="float" office:value="1.64" table:style-name="ce20">
            <text:p><text:s/>1,64<text:s/></text:p>
          </table:table-cell>
          <table:table-cell office:value-type="float" office:value="1.75" table:style-name="ce20">
            <text:p><text:s/>1,75<text:s/>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1.24" table:style-name="ce20">
            <text:p><text:s/>1,2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.4300000000000002" table:style-name="ce20">
            <text:p><text:s/>2,43<text:s/></text:p>
          </table:table-cell>
          <table:table-cell office:value-type="float" office:value="2.65" table:style-name="ce20">
            <text:p><text:s/>2,65<text:s/></text:p>
          </table:table-cell>
          <table:table-cell office:value-type="float" office:value="1.68" table:style-name="ce20">
            <text:p><text:s/>1,68<text:s/></text:p>
          </table:table-cell>
          <table:table-cell office:value-type="float" office:value="1.2" table:style-name="ce20">
            <text:p><text:s/>1,20<text:s/></text:p>
          </table:table-cell>
          <table:table-cell office:value-type="float" office:value="1.46" table:style-name="ce20">
            <text:p><text:s/>1,4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26.72" table:style-name="ce20">
            <text:p><text:s/>26,72<text:s/></text:p>
          </table:table-cell>
          <table:table-cell office:value-type="float" office:value="28.33" table:style-name="ce20">
            <text:p><text:s/>28,33<text:s/></text:p>
          </table:table-cell>
          <table:table-cell office:value-type="float" office:value="21.87" table:style-name="ce20">
            <text:p><text:s/>21,87<text:s/></text:p>
          </table:table-cell>
          <table:table-cell office:value-type="float" office:value="18.149999999999999" table:style-name="ce20">
            <text:p><text:s/>18,15<text:s/></text:p>
          </table:table-cell>
          <table:table-cell office:value-type="float" office:value="14.74" table:style-name="ce20">
            <text:p><text:s/>14,7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2.76" table:style-name="ce20">
            <text:p><text:s/>2,76<text:s/></text:p>
          </table:table-cell>
          <table:table-cell office:value-type="float" office:value="2.74" table:style-name="ce20">
            <text:p><text:s/>2,74<text:s/></text:p>
          </table:table-cell>
          <table:table-cell office:value-type="float" office:value="2.83" table:style-name="ce20">
            <text:p><text:s/>2,83<text:s/>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3.04" table:style-name="ce20">
            <text:p><text:s/>3,0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2.06" table:style-name="ce20">
            <text:p><text:s/>2,06<text:s/></text:p>
          </table:table-cell>
          <table:table-cell office:value-type="float" office:value="1.94" table:style-name="ce20">
            <text:p><text:s/>1,94<text:s/></text:p>
          </table:table-cell>
          <table:table-cell office:value-type="float" office:value="2.48" table:style-name="ce20">
            <text:p><text:s/>2,48<text:s/></text:p>
          </table:table-cell>
          <table:table-cell office:value-type="float" office:value="3.38" table:style-name="ce20">
            <text:p><text:s/>3,38<text:s/></text:p>
          </table:table-cell>
          <table:table-cell office:value-type="float" office:value="1.51" table:style-name="ce20">
            <text:p><text:s/>1,5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2" table:style-name="ce20">
            <text:p><text:s/>0,20<text:s/>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7.0000000000000007E-2" table:style-name="ce20">
            <text:p><text:s/>0,07<text:s/>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55000000000000004" table:style-name="ce20">
            <text:p><text:s/>0,5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21.69" table:style-name="ce20">
            <text:p><text:s/>21,69<text:s/></text:p>
          </table:table-cell>
          <table:table-cell office:value-type="float" office:value="23.42" table:style-name="ce20">
            <text:p><text:s/>23,42<text:s/></text:p>
          </table:table-cell>
          <table:table-cell office:value-type="float" office:value="16.48" table:style-name="ce20">
            <text:p><text:s/>16,48<text:s/></text:p>
          </table:table-cell>
          <table:table-cell office:value-type="float" office:value="11.9" table:style-name="ce20">
            <text:p><text:s/>11,90<text:s/></text:p>
          </table:table-cell>
          <table:table-cell office:value-type="float" office:value="9.65" table:style-name="ce20">
            <text:p><text:s/>9,6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6.100000000000001" table:style-name="ce20">
            <text:p><text:s/>16,10<text:s/></text:p>
          </table:table-cell>
          <table:table-cell office:value-type="float" office:value="16.96" table:style-name="ce20">
            <text:p><text:s/>16,96<text:s/></text:p>
          </table:table-cell>
          <table:table-cell office:value-type="float" office:value="13.71" table:style-name="ce20">
            <text:p><text:s/>13,71<text:s/></text:p>
          </table:table-cell>
          <table:table-cell office:value-type="float" office:value="10.18" table:style-name="ce20">
            <text:p><text:s/>10,18<text:s/></text:p>
          </table:table-cell>
          <table:table-cell office:value-type="float" office:value="10.43" table:style-name="ce20">
            <text:p><text:s/>10,4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4.75" table:style-name="ce20">
            <text:p><text:s/>4,75<text:s/></text:p>
          </table:table-cell>
          <table:table-cell office:value-type="float" office:value="5.03" table:style-name="ce20">
            <text:p><text:s/>5,03<text:s/></text:p>
          </table:table-cell>
          <table:table-cell office:value-type="float" office:value="3.99" table:style-name="ce20">
            <text:p><text:s/>3,99<text:s/></text:p>
          </table:table-cell>
          <table:table-cell office:value-type="float" office:value="2.95" table:style-name="ce20">
            <text:p><text:s/>2,95<text:s/></text:p>
          </table:table-cell>
          <table:table-cell office:value-type="float" office:value="2.39" table:style-name="ce20">
            <text:p><text:s/>2,3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1.93" table:style-name="ce20">
            <text:p><text:s/>1,93<text:s/></text:p>
          </table:table-cell>
          <table:table-cell office:value-type="float" office:value="2.0099999999999998" table:style-name="ce20">
            <text:p><text:s/>2,01<text:s/></text:p>
          </table:table-cell>
          <table:table-cell office:value-type="float" office:value="1.65" table:style-name="ce20">
            <text:p><text:s/>1,65<text:s/></text:p>
          </table:table-cell>
          <table:table-cell office:value-type="float" office:value="1.5" table:style-name="ce20">
            <text:p><text:s/>1,50<text:s/></text:p>
          </table:table-cell>
          <table:table-cell office:value-type="float" office:value="1.62" table:style-name="ce20">
            <text:p><text:s/>1,6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2.35" table:style-name="ce20">
            <text:p><text:s/>2,35<text:s/></text:p>
          </table:table-cell>
          <table:table-cell office:value-type="float" office:value="2.46" table:style-name="ce20">
            <text:p><text:s/>2,46<text:s/></text:p>
          </table:table-cell>
          <table:table-cell office:value-type="float" office:value="2.1" table:style-name="ce20">
            <text:p><text:s/>2,10<text:s/></text:p>
          </table:table-cell>
          <table:table-cell office:value-type="float" office:value="1.52" table:style-name="ce20">
            <text:p><text:s/>1,52<text:s/></text:p>
          </table:table-cell>
          <table:table-cell office:value-type="float" office:value="1.21" table:style-name="ce20">
            <text:p><text:s/>1,2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7.07" table:style-name="ce20">
            <text:p><text:s/>7,07<text:s/></text:p>
          </table:table-cell>
          <table:table-cell office:value-type="float" office:value="7.45" table:style-name="ce20">
            <text:p><text:s/>7,45<text:s/></text:p>
          </table:table-cell>
          <table:table-cell office:value-type="float" office:value="5.96" table:style-name="ce20">
            <text:p><text:s/>5,96<text:s/></text:p>
          </table:table-cell>
          <table:table-cell office:value-type="float" office:value="4.21" table:style-name="ce20">
            <text:p><text:s/>4,21<text:s/></text:p>
          </table:table-cell>
          <table:table-cell office:value-type="float" office:value="5.2" table:style-name="ce20">
            <text:p><text:s/>5,2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4.78" table:style-name="ce20">
            <text:p><text:s/>24,78<text:s/></text:p>
          </table:table-cell>
          <table:table-cell office:value-type="float" office:value="27.18" table:style-name="ce20">
            <text:p><text:s/>27,18<text:s/></text:p>
          </table:table-cell>
          <table:table-cell office:value-type="float" office:value="16.3" table:style-name="ce20">
            <text:p><text:s/>16,30<text:s/></text:p>
          </table:table-cell>
          <table:table-cell office:value-type="float" office:value="12.24" table:style-name="ce20">
            <text:p><text:s/>12,24<text:s/></text:p>
          </table:table-cell>
          <table:table-cell office:value-type="float" office:value="15.62" table:style-name="ce20">
            <text:p><text:s/>15,6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5.29" table:style-name="ce20">
            <text:p><text:s/>5,29<text:s/></text:p>
          </table:table-cell>
          <table:table-cell office:value-type="float" office:value="5.59" table:style-name="ce20">
            <text:p><text:s/>5,59<text:s/></text:p>
          </table:table-cell>
          <table:table-cell office:value-type="float" office:value="3.97" table:style-name="ce20">
            <text:p><text:s/>3,97<text:s/></text:p>
          </table:table-cell>
          <table:table-cell office:value-type="float" office:value="4.24" table:style-name="ce20">
            <text:p><text:s/>4,24<text:s/></text:p>
          </table:table-cell>
          <table:table-cell office:value-type="float" office:value="4.91" table:style-name="ce20">
            <text:p><text:s/>4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2.29" table:style-name="ce20">
            <text:p><text:s/>2,29<text:s/></text:p>
          </table:table-cell>
          <table:table-cell office:value-type="float" office:value="2.58" table:style-name="ce20">
            <text:p><text:s/>2,58<text:s/></text:p>
          </table:table-cell>
          <table:table-cell office:value-type="float" office:value="1.31" table:style-name="ce20">
            <text:p><text:s/>1,31<text:s/></text:p>
          </table:table-cell>
          <table:table-cell office:value-type="float" office:value="0.64" table:style-name="ce20">
            <text:p><text:s/>0,64<text:s/></text:p>
          </table:table-cell>
          <table:table-cell office:value-type="float" office:value="1.04" table:style-name="ce20">
            <text:p><text:s/>1,0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86" table:style-name="ce20">
            <text:p><text:s/>2,86<text:s/></text:p>
          </table:table-cell>
          <table:table-cell office:value-type="float" office:value="3.03" table:style-name="ce20">
            <text:p><text:s/>3,03<text:s/></text:p>
          </table:table-cell>
          <table:table-cell office:value-type="float" office:value="2.15" table:style-name="ce20">
            <text:p><text:s/>2,15<text:s/></text:p>
          </table:table-cell>
          <table:table-cell office:value-type="float" office:value="2.17" table:style-name="ce20">
            <text:p><text:s/>2,17<text:s/></text:p>
          </table:table-cell>
          <table:table-cell office:value-type="float" office:value="2.58" table:style-name="ce20">
            <text:p><text:s/>2,5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4.35" table:style-name="ce20">
            <text:p><text:s/>14,35<text:s/></text:p>
          </table:table-cell>
          <table:table-cell office:value-type="float" office:value="15.98" table:style-name="ce20">
            <text:p><text:s/>15,98<text:s/></text:p>
          </table:table-cell>
          <table:table-cell office:value-type="float" office:value="8.8699999999999992" table:style-name="ce20">
            <text:p><text:s/>8,87<text:s/></text:p>
          </table:table-cell>
          <table:table-cell office:value-type="float" office:value="5.19" table:style-name="ce20">
            <text:p><text:s/>5,19<text:s/></text:p>
          </table:table-cell>
          <table:table-cell office:value-type="float" office:value="7.08" table:style-name="ce20">
            <text:p><text:s/>7,0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91.83" table:style-name="ce20">
            <text:p><text:s/>91,83<text:s/></text:p>
          </table:table-cell>
          <table:table-cell office:value-type="float" office:value="96.13" table:style-name="ce20">
            <text:p><text:s/>96,13<text:s/></text:p>
          </table:table-cell>
          <table:table-cell office:value-type="float" office:value="80.53" table:style-name="ce20">
            <text:p><text:s/>80,53<text:s/></text:p>
          </table:table-cell>
          <table:table-cell office:value-type="float" office:value="63.04" table:style-name="ce20">
            <text:p><text:s/>63,04<text:s/></text:p>
          </table:table-cell>
          <table:table-cell office:value-type="float" office:value="56.98" table:style-name="ce20">
            <text:p><text:s/>56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26.75" table:style-name="ce20">
            <text:p><text:s/>26,75<text:s/></text:p>
          </table:table-cell>
          <table:table-cell office:value-type="float" office:value="29.74" table:style-name="ce20">
            <text:p><text:s/>29,74<text:s/></text:p>
          </table:table-cell>
          <table:table-cell office:value-type="float" office:value="15.53" table:style-name="ce20">
            <text:p><text:s/>15,53<text:s/></text:p>
          </table:table-cell>
          <table:table-cell office:value-type="float" office:value="17.93" table:style-name="ce20">
            <text:p><text:s/>17,93<text:s/></text:p>
          </table:table-cell>
          <table:table-cell office:value-type="float" office:value="9.94" table:style-name="ce20">
            <text:p><text:s/>9,9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22.39" table:style-name="ce20">
            <text:p><text:s/>22,39<text:s/></text:p>
          </table:table-cell>
          <table:table-cell office:value-type="float" office:value="22.42" table:style-name="ce20">
            <text:p><text:s/>22,42<text:s/></text:p>
          </table:table-cell>
          <table:table-cell office:value-type="float" office:value="24.71" table:style-name="ce20">
            <text:p><text:s/>24,71<text:s/></text:p>
          </table:table-cell>
          <table:table-cell office:value-type="float" office:value="14.76" table:style-name="ce20">
            <text:p><text:s/>14,76<text:s/></text:p>
          </table:table-cell>
          <table:table-cell office:value-type="float" office:value="16.25" table:style-name="ce20">
            <text:p><text:s/>16,2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9.41" table:style-name="ce20">
            <text:p><text:s/>9,41<text:s/></text:p>
          </table:table-cell>
          <table:table-cell office:value-type="float" office:value="9.4499999999999993" table:style-name="ce20">
            <text:p><text:s/>9,45<text:s/></text:p>
          </table:table-cell>
          <table:table-cell office:value-type="float" office:value="10.210000000000001" table:style-name="ce20">
            <text:p><text:s/>10,21<text:s/></text:p>
          </table:table-cell>
          <table:table-cell office:value-type="float" office:value="7.66" table:style-name="ce20">
            <text:p><text:s/>7,66<text:s/></text:p>
          </table:table-cell>
          <table:table-cell office:value-type="float" office:value="4.91" table:style-name="ce20">
            <text:p><text:s/>4,9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20.36" table:style-name="ce20">
            <text:p><text:s/>20,36<text:s/></text:p>
          </table:table-cell>
          <table:table-cell office:value-type="float" office:value="21.65" table:style-name="ce20">
            <text:p><text:s/>21,65<text:s/></text:p>
          </table:table-cell>
          <table:table-cell office:value-type="float" office:value="16.190000000000001" table:style-name="ce20">
            <text:p><text:s/>16,19<text:s/></text:p>
          </table:table-cell>
          <table:table-cell office:value-type="float" office:value="13.75" table:style-name="ce20">
            <text:p><text:s/>13,75<text:s/></text:p>
          </table:table-cell>
          <table:table-cell office:value-type="float" office:value="12.26" table:style-name="ce20">
            <text:p><text:s/>12,2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2.46" table:style-name="ce20">
            <text:p><text:s/>2,46<text:s/></text:p>
          </table:table-cell>
          <table:table-cell office:value-type="float" office:value="2.6" table:style-name="ce20">
            <text:p><text:s/>2,60<text:s/></text:p>
          </table:table-cell>
          <table:table-cell office:value-type="float" office:value="2.25" table:style-name="ce20">
            <text:p><text:s/>2,25<text:s/>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2.36" table:style-name="ce20">
            <text:p><text:s/>2,3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0.46" table:style-name="ce20">
            <text:p><text:s/>10,46<text:s/></text:p>
          </table:table-cell>
          <table:table-cell office:value-type="float" office:value="10.29" table:style-name="ce20">
            <text:p><text:s/>10,29<text:s/></text:p>
          </table:table-cell>
          <table:table-cell office:value-type="float" office:value="11.63" table:style-name="ce20">
            <text:p><text:s/>11,63<text:s/></text:p>
          </table:table-cell>
          <table:table-cell office:value-type="float" office:value="8.7100000000000009" table:style-name="ce20">
            <text:p><text:s/>8,71<text:s/></text:p>
          </table:table-cell>
          <table:table-cell office:value-type="float" office:value="11.28" table:style-name="ce20">
            <text:p><text:s/>11,2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30.95" table:style-name="ce20">
            <text:p><text:s/>30,95<text:s/></text:p>
          </table:table-cell>
          <table:table-cell office:value-type="float" office:value="30.53" table:style-name="ce20">
            <text:p><text:s/>30,53<text:s/></text:p>
          </table:table-cell>
          <table:table-cell office:value-type="float" office:value="34.79" table:style-name="ce20">
            <text:p><text:s/>34,79<text:s/></text:p>
          </table:table-cell>
          <table:table-cell office:value-type="float" office:value="26.38" table:style-name="ce20">
            <text:p><text:s/>26,38<text:s/></text:p>
          </table:table-cell>
          <table:table-cell office:value-type="float" office:value="26.12" table:style-name="ce20">
            <text:p><text:s/>26,1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21.81" table:style-name="ce22">
            <text:p><text:s/>21,81<text:s/></text:p>
          </table:table-cell>
          <table:table-cell office:value-type="float" office:value="20.89" table:style-name="ce22">
            <text:p><text:s/>20,89<text:s/></text:p>
          </table:table-cell>
          <table:table-cell office:value-type="float" office:value="27.65" table:style-name="ce22">
            <text:p><text:s/>27,65<text:s/></text:p>
          </table:table-cell>
          <table:table-cell office:value-type="float" office:value="18.89" table:style-name="ce22">
            <text:p><text:s/>18,89<text:s/></text:p>
          </table:table-cell>
          <table:table-cell office:value-type="float" office:value="18.88" table:style-name="ce22">
            <text:p><text:s/>18,88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7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6" table:number-rows-spanned="1" table:style-name="ce26">
            <text:p>Região Sul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<text:s text:c="3"/>Ovo de galinha</text:p>
          </table:table-cell>
          <table:table-cell office:value-type="float" office:value="7.2" table:style-name="ce20">
            <text:p><text:s/>7,20<text:s/></text:p>
          </table:table-cell>
          <table:table-cell office:value-type="float" office:value="7.41" table:style-name="ce20">
            <text:p><text:s/>7,41<text:s/></text:p>
          </table:table-cell>
          <table:table-cell office:value-type="float" office:value="6.4" table:style-name="ce20">
            <text:p><text:s/>6,40<text:s/></text:p>
          </table:table-cell>
          <table:table-cell office:value-type="float" office:value="6.37" table:style-name="ce20">
            <text:p><text:s/>6,37<text:s/></text:p>
          </table:table-cell>
          <table:table-cell office:value-type="float" office:value="6.69" table:style-name="ce20">
            <text:p><text:s/>6,69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19" table:style-name="ce20">
            <text:p><text:s/>0,19<text:s/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78" table:style-name="ce20">
            <text:p><text:s/>1,78<text:s/></text:p>
          </table:table-cell>
          <table:table-cell office:value-type="float" office:value="2.04" table:style-name="ce20">
            <text:p><text:s/>2,04<text:s/>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1.1100000000000001" table:style-name="ce20">
            <text:p><text:s/>1,11<text:s/></text:p>
          </table:table-cell>
          <table:table-cell office:value-type="float" office:value="0.56000000000000005" table:style-name="ce20">
            <text:p><text:s/>0,5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52.2" table:style-name="ce20">
            <text:p><text:s/>52,20<text:s/></text:p>
          </table:table-cell>
          <table:table-cell office:value-type="float" office:value="55.25" table:style-name="ce20">
            <text:p><text:s/>55,25<text:s/></text:p>
          </table:table-cell>
          <table:table-cell office:value-type="float" office:value="43.77" table:style-name="ce20">
            <text:p><text:s/>43,77<text:s/></text:p>
          </table:table-cell>
          <table:table-cell office:value-type="float" office:value="32.86" table:style-name="ce20">
            <text:p><text:s/>32,86<text:s/></text:p>
          </table:table-cell>
          <table:table-cell office:value-type="float" office:value="28.65" table:style-name="ce20">
            <text:p><text:s/>28,6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9.190000000000001" table:style-name="ce20">
            <text:p><text:s/>19,19<text:s/></text:p>
          </table:table-cell>
          <table:table-cell office:value-type="float" office:value="19.579999999999998" table:style-name="ce20">
            <text:p><text:s/>19,58<text:s/></text:p>
          </table:table-cell>
          <table:table-cell office:value-type="float" office:value="18.760000000000002" table:style-name="ce20">
            <text:p><text:s/>18,76<text:s/></text:p>
          </table:table-cell>
          <table:table-cell office:value-type="float" office:value="15.81" table:style-name="ce20">
            <text:p><text:s/>15,81<text:s/></text:p>
          </table:table-cell>
          <table:table-cell office:value-type="float" office:value="12.97" table:style-name="ce20">
            <text:p><text:s/>12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2.27" table:style-name="ce20">
            <text:p><text:s/>2,27<text:s/></text:p>
          </table:table-cell>
          <table:table-cell office:value-type="float" office:value="2.27" table:style-name="ce20">
            <text:p><text:s/>2,27<text:s/></text:p>
          </table:table-cell>
          <table:table-cell office:value-type="float" office:value="2.62" table:style-name="ce20">
            <text:p><text:s/>2,62<text:s/></text:p>
          </table:table-cell>
          <table:table-cell office:value-type="float" office:value="0.84" table:style-name="ce20">
            <text:p><text:s/>0,84<text:s/></text:p>
          </table:table-cell>
          <table:table-cell office:value-type="float" office:value="1.73" table:style-name="ce20">
            <text:p><text:s/>1,7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13.68" table:style-name="ce20">
            <text:p><text:s/>13,68<text:s/></text:p>
          </table:table-cell>
          <table:table-cell office:value-type="float" office:value="15.35" table:style-name="ce20">
            <text:p><text:s/>15,35<text:s/></text:p>
          </table:table-cell>
          <table:table-cell office:value-type="float" office:value="7.87" table:style-name="ce20">
            <text:p><text:s/>7,87<text:s/></text:p>
          </table:table-cell>
          <table:table-cell office:value-type="float" office:value="6.08" table:style-name="ce20">
            <text:p><text:s/>6,08<text:s/></text:p>
          </table:table-cell>
          <table:table-cell office:value-type="float" office:value="5.01" table:style-name="ce20">
            <text:p><text:s/>5,0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1.1000000000000001" table:style-name="ce20">
            <text:p><text:s/>1,10<text:s/></text:p>
          </table:table-cell>
          <table:table-cell office:value-type="float" office:value="1.1399999999999999" table:style-name="ce20">
            <text:p><text:s/>1,14<text:s/></text:p>
          </table:table-cell>
          <table:table-cell office:value-type="float" office:value="0.14000000000000001" table:style-name="ce20">
            <text:p><text:s/>0,14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12" table:style-name="ce20">
            <text:p><text:s/>0,12<text:s/></text:p>
          </table:table-cell>
          <table:table-cell office:value-type="float" office:value="0.13" table:style-name="ce20">
            <text:p><text:s/>0,13<text:s/>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3" table:style-name="ce20">
            <text:p><text:s/>0,30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5.88" table:style-name="ce20">
            <text:p><text:s/>15,88<text:s/></text:p>
          </table:table-cell>
          <table:table-cell office:value-type="float" office:value="16.82" table:style-name="ce20">
            <text:p><text:s/>16,82<text:s/></text:p>
          </table:table-cell>
          <table:table-cell office:value-type="float" office:value="13.31" table:style-name="ce20">
            <text:p><text:s/>13,31<text:s/></text:p>
          </table:table-cell>
          <table:table-cell office:value-type="float" office:value="9.69" table:style-name="ce20">
            <text:p><text:s/>9,69<text:s/></text:p>
          </table:table-cell>
          <table:table-cell office:value-type="float" office:value="8.94" table:style-name="ce20">
            <text:p><text:s/>8,9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45.64" table:style-name="ce20">
            <text:p><text:s/>45,64<text:s/></text:p>
          </table:table-cell>
          <table:table-cell office:value-type="float" office:value="47.52" table:style-name="ce20">
            <text:p><text:s/>47,52<text:s/></text:p>
          </table:table-cell>
          <table:table-cell office:value-type="float" office:value="40.79" table:style-name="ce20">
            <text:p><text:s/>40,79<text:s/></text:p>
          </table:table-cell>
          <table:table-cell office:value-type="float" office:value="31.88" table:style-name="ce20">
            <text:p><text:s/>31,88<text:s/></text:p>
          </table:table-cell>
          <table:table-cell office:value-type="float" office:value="31.75" table:style-name="ce20">
            <text:p><text:s/>31,7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3.92" table:style-name="ce20">
            <text:p><text:s/>13,92<text:s/></text:p>
          </table:table-cell>
          <table:table-cell office:value-type="float" office:value="13.4" table:style-name="ce20">
            <text:p><text:s/>13,40<text:s/></text:p>
          </table:table-cell>
          <table:table-cell office:value-type="float" office:value="16.559999999999999" table:style-name="ce20">
            <text:p><text:s/>16,56<text:s/></text:p>
          </table:table-cell>
          <table:table-cell office:value-type="float" office:value="12.86" table:style-name="ce20">
            <text:p><text:s/>12,86<text:s/></text:p>
          </table:table-cell>
          <table:table-cell office:value-type="float" office:value="16" table:style-name="ce20">
            <text:p><text:s/>16,0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11.5" table:style-name="ce20">
            <text:p><text:s/>11,50<text:s/></text:p>
          </table:table-cell>
          <table:table-cell office:value-type="float" office:value="11.77" table:style-name="ce20">
            <text:p><text:s/>11,77<text:s/></text:p>
          </table:table-cell>
          <table:table-cell office:value-type="float" office:value="11.51" table:style-name="ce20">
            <text:p><text:s/>11,51<text:s/></text:p>
          </table:table-cell>
          <table:table-cell office:value-type="float" office:value="7.34" table:style-name="ce20">
            <text:p><text:s/>7,34<text:s/></text:p>
          </table:table-cell>
          <table:table-cell office:value-type="float" office:value="7.94" table:style-name="ce20">
            <text:p><text:s/>7,9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36" table:style-name="ce20">
            <text:p><text:s/>0,36<text:s/></text:p>
          </table:table-cell>
          <table:table-cell office:value-type="float" office:value="0.4" table:style-name="ce20">
            <text:p><text:s/>0,40<text:s/></text:p>
          </table:table-cell>
          <table:table-cell office:value-type="float" office:value="0.26" table:style-name="ce20">
            <text:p><text:s/>0,26<text:s/></text:p>
          </table:table-cell>
          <table:table-cell office:value-type="float" office:value="0.13" table:style-name="ce20">
            <text:p><text:s/>0,13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19.86" table:style-name="ce20">
            <text:p><text:s/>19,86<text:s/></text:p>
          </table:table-cell>
          <table:table-cell office:value-type="float" office:value="21.95" table:style-name="ce20">
            <text:p><text:s/>21,95<text:s/></text:p>
          </table:table-cell>
          <table:table-cell office:value-type="float" office:value="12.47" table:style-name="ce20">
            <text:p><text:s/>12,47<text:s/></text:p>
          </table:table-cell>
          <table:table-cell office:value-type="float" office:value="11.55" table:style-name="ce20">
            <text:p><text:s/>11,55<text:s/></text:p>
          </table:table-cell>
          <table:table-cell office:value-type="float" office:value="7.82" table:style-name="ce20">
            <text:p><text:s/>7,8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7.56" table:style-name="ce20">
            <text:p><text:s/>7,56<text:s/></text:p>
          </table:table-cell>
          <table:table-cell office:value-type="float" office:value="7.59" table:style-name="ce20">
            <text:p><text:s/>7,59<text:s/></text:p>
          </table:table-cell>
          <table:table-cell office:value-type="float" office:value="7.72" table:style-name="ce20">
            <text:p><text:s/>7,72<text:s/></text:p>
          </table:table-cell>
          <table:table-cell office:value-type="float" office:value="6.77" table:style-name="ce20">
            <text:p><text:s/>6,77<text:s/></text:p>
          </table:table-cell>
          <table:table-cell office:value-type="float" office:value="6.6" table:style-name="ce20">
            <text:p><text:s/>6,6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4.3" table:style-name="ce20">
            <text:p><text:s/>4,30<text:s/></text:p>
          </table:table-cell>
          <table:table-cell office:value-type="float" office:value="4.04" table:style-name="ce20">
            <text:p><text:s/>4,04<text:s/></text:p>
          </table:table-cell>
          <table:table-cell office:value-type="float" office:value="5.46" table:style-name="ce20">
            <text:p><text:s/>5,46<text:s/></text:p>
          </table:table-cell>
          <table:table-cell office:value-type="float" office:value="5.47" table:style-name="ce20">
            <text:p><text:s/>5,47<text:s/></text:p>
          </table:table-cell>
          <table:table-cell office:value-type="float" office:value="3.91" table:style-name="ce20">
            <text:p><text:s/>3,9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1.44" table:style-name="ce20">
            <text:p><text:s/>1,44<text:s/></text:p>
          </table:table-cell>
          <table:table-cell office:value-type="float" office:value="1.67" table:style-name="ce20">
            <text:p><text:s/>1,67<text:s/></text:p>
          </table:table-cell>
          <table:table-cell office:value-type="float" office:value="0.57999999999999996" table:style-name="ce20">
            <text:p><text:s/>0,58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1.08" table:style-name="ce20">
            <text:p><text:s/>1,08<text:s/></text:p>
          </table:table-cell>
          <table:table-cell table:style-name="ce2">
            <draw:frame draw:z-index="1" draw:id="id6" draw:style-name="a20" draw:name="Text 2" svg:x="0in" svg:y="0in" svg:width="0in" svg:height="0in">
              <draw:text-box>
                <text:p text:style-name="a19" text:class-names="" text:cond-style-name=""><text:span text:style-name="a18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82" table:style-name="ce20">
            <text:p><text:s/>1,82<text:s/></text:p>
          </table:table-cell>
          <table:table-cell office:value-type="float" office:value="1.88" table:style-name="ce20">
            <text:p><text:s/>1,88<text:s/></text:p>
          </table:table-cell>
          <table:table-cell office:value-type="float" office:value="1.69" table:style-name="ce20">
            <text:p><text:s/>1,69<text:s/></text:p>
          </table:table-cell>
          <table:table-cell office:value-type="float" office:value="1.25" table:style-name="ce20">
            <text:p><text:s/>1,25<text:s/></text:p>
          </table:table-cell>
          <table:table-cell office:value-type="float" office:value="1.62" table:style-name="ce20">
            <text:p><text:s/>1,6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63.63" table:style-name="ce20">
            <text:p><text:s/>63,63<text:s/></text:p>
          </table:table-cell>
          <table:table-cell office:value-type="float" office:value="67.97" table:style-name="ce20">
            <text:p><text:s/>67,97<text:s/></text:p>
          </table:table-cell>
          <table:table-cell office:value-type="float" office:value="49.11" table:style-name="ce20">
            <text:p><text:s/>49,11<text:s/></text:p>
          </table:table-cell>
          <table:table-cell office:value-type="float" office:value="44.72" table:style-name="ce20">
            <text:p><text:s/>44,72<text:s/></text:p>
          </table:table-cell>
          <table:table-cell office:value-type="float" office:value="35.5" table:style-name="ce20">
            <text:p><text:s/>35,5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26" table:style-name="ce20">
            <text:p><text:s/>9,26<text:s/></text:p>
          </table:table-cell>
          <table:table-cell office:value-type="float" office:value="9.48" table:style-name="ce20">
            <text:p><text:s/>9,48<text:s/></text:p>
          </table:table-cell>
          <table:table-cell office:value-type="float" office:value="8.3000000000000007" table:style-name="ce20">
            <text:p><text:s/>8,30<text:s/></text:p>
          </table:table-cell>
          <table:table-cell office:value-type="float" office:value="8.3000000000000007" table:style-name="ce20">
            <text:p><text:s/>8,30<text:s/></text:p>
          </table:table-cell>
          <table:table-cell office:value-type="float" office:value="9.3699999999999992" table:style-name="ce20">
            <text:p><text:s/>9,3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15.37" table:style-name="ce20">
            <text:p><text:s/>15,37<text:s/></text:p>
          </table:table-cell>
          <table:table-cell office:value-type="float" office:value="15.84" table:style-name="ce20">
            <text:p><text:s/>15,84<text:s/></text:p>
          </table:table-cell>
          <table:table-cell office:value-type="float" office:value="14.11" table:style-name="ce20">
            <text:p><text:s/>14,11<text:s/></text:p>
          </table:table-cell>
          <table:table-cell office:value-type="float" office:value="12.46" table:style-name="ce20">
            <text:p><text:s/>12,46<text:s/></text:p>
          </table:table-cell>
          <table:table-cell office:value-type="float" office:value="11.67" table:style-name="ce20">
            <text:p><text:s/>11,6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57999999999999996" table:style-name="ce20">
            <text:p><text:s/>0,58<text:s/></text:p>
          </table:table-cell>
          <table:table-cell office:value-type="float" office:value="0.25" table:style-name="ce20">
            <text:p><text:s/>0,25<text:s/></text:p>
          </table:table-cell>
          <table:table-cell office:value-type="float" office:value="0.55000000000000004" table:style-name="ce20">
            <text:p><text:s/>0,55<text:s/></text:p>
          </table:table-cell>
          <table:table-cell office:value-type="float" office:value="0.42" table:style-name="ce20">
            <text:p><text:s/>0,4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15.79" table:style-name="ce20">
            <text:p><text:s/>15,79<text:s/></text:p>
          </table:table-cell>
          <table:table-cell office:value-type="float" office:value="17.5" table:style-name="ce20">
            <text:p><text:s/>17,50<text:s/></text:p>
          </table:table-cell>
          <table:table-cell office:value-type="float" office:value="9.3699999999999992" table:style-name="ce20">
            <text:p><text:s/>9,37<text:s/></text:p>
          </table:table-cell>
          <table:table-cell office:value-type="float" office:value="13.18" table:style-name="ce20">
            <text:p><text:s/>13,18<text:s/></text:p>
          </table:table-cell>
          <table:table-cell office:value-type="float" office:value="2.39" table:style-name="ce20">
            <text:p><text:s/>2,3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6.22" table:style-name="ce20">
            <text:p><text:s/>6,22<text:s/></text:p>
          </table:table-cell>
          <table:table-cell office:value-type="float" office:value="7" table:style-name="ce20">
            <text:p><text:s/>7,00<text:s/></text:p>
          </table:table-cell>
          <table:table-cell office:value-type="float" office:value="3.55" table:style-name="ce20">
            <text:p><text:s/>3,55<text:s/></text:p>
          </table:table-cell>
          <table:table-cell office:value-type="float" office:value="2.23" table:style-name="ce20">
            <text:p><text:s/>2,23<text:s/></text:p>
          </table:table-cell>
          <table:table-cell office:value-type="float" office:value="2.2200000000000002" table:style-name="ce20">
            <text:p><text:s/>2,2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16.47" table:style-name="ce20">
            <text:p><text:s/>16,47<text:s/></text:p>
          </table:table-cell>
          <table:table-cell office:value-type="float" office:value="17.57" table:style-name="ce20">
            <text:p><text:s/>17,57<text:s/></text:p>
          </table:table-cell>
          <table:table-cell office:value-type="float" office:value="13.52" table:style-name="ce20">
            <text:p><text:s/>13,52<text:s/></text:p>
          </table:table-cell>
          <table:table-cell office:value-type="float" office:value="8.01" table:style-name="ce20">
            <text:p><text:s/>8,01<text:s/></text:p>
          </table:table-cell>
          <table:table-cell office:value-type="float" office:value="9.43" table:style-name="ce20">
            <text:p><text:s/>9,4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5.36" table:style-name="ce20">
            <text:p><text:s/>5,36<text:s/></text:p>
          </table:table-cell>
          <table:table-cell office:value-type="float" office:value="5.94" table:style-name="ce20">
            <text:p><text:s/>5,94<text:s/></text:p>
          </table:table-cell>
          <table:table-cell office:value-type="float" office:value="3.12" table:style-name="ce20">
            <text:p><text:s/>3,12<text:s/></text:p>
          </table:table-cell>
          <table:table-cell office:value-type="float" office:value="1.88" table:style-name="ce20">
            <text:p><text:s/>1,88<text:s/></text:p>
          </table:table-cell>
          <table:table-cell office:value-type="float" office:value="5.15" table:style-name="ce20">
            <text:p><text:s/>5,1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12.65" table:style-name="ce20">
            <text:p><text:s/>12,65<text:s/></text:p>
          </table:table-cell>
          <table:table-cell office:value-type="float" office:value="12.89" table:style-name="ce20">
            <text:p><text:s/>12,89<text:s/></text:p>
          </table:table-cell>
          <table:table-cell office:value-type="float" office:value="12.5" table:style-name="ce20">
            <text:p><text:s/>12,50<text:s/></text:p>
          </table:table-cell>
          <table:table-cell office:value-type="float" office:value="10.61" table:style-name="ce20">
            <text:p><text:s/>10,61<text:s/></text:p>
          </table:table-cell>
          <table:table-cell office:value-type="float" office:value="8.07" table:style-name="ce20">
            <text:p><text:s/>8,0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1.39" table:style-name="ce20">
            <text:p><text:s/>1,39<text:s/></text:p>
          </table:table-cell>
          <table:table-cell office:value-type="float" office:value="1.34" table:style-name="ce20">
            <text:p><text:s/>1,34<text:s/></text:p>
          </table:table-cell>
          <table:table-cell office:value-type="float" office:value="1.75" table:style-name="ce20">
            <text:p><text:s/>1,75<text:s/></text:p>
          </table:table-cell>
          <table:table-cell office:value-type="float" office:value="1.36" table:style-name="ce20">
            <text:p><text:s/>1,36<text:s/></text:p>
          </table:table-cell>
          <table:table-cell office:value-type="float" office:value="0.73" table:style-name="ce20">
            <text:p><text:s/>0,7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2.09" table:style-name="ce20">
            <text:p><text:s/>2,09<text:s/></text:p>
          </table:table-cell>
          <table:table-cell office:value-type="float" office:value="2.2400000000000002" table:style-name="ce20">
            <text:p><text:s/>2,24<text:s/></text:p>
          </table:table-cell>
          <table:table-cell office:value-type="float" office:value="1.58" table:style-name="ce20">
            <text:p><text:s/>1,58<text:s/></text:p>
          </table:table-cell>
          <table:table-cell office:value-type="float" office:value="1.95" table:style-name="ce20">
            <text:p><text:s/>1,95<text:s/></text:p>
          </table:table-cell>
          <table:table-cell office:value-type="float" office:value="0.66" table:style-name="ce20">
            <text:p><text:s/>0,6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36" table:style-name="ce20">
            <text:p><text:s/>0,3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8.5399999999999991" table:style-name="ce20">
            <text:p><text:s/>8,54<text:s/></text:p>
          </table:table-cell>
          <table:table-cell office:value-type="float" office:value="8.69" table:style-name="ce20">
            <text:p><text:s/>8,69<text:s/></text:p>
          </table:table-cell>
          <table:table-cell office:value-type="float" office:value="8.51" table:style-name="ce20">
            <text:p><text:s/>8,51<text:s/></text:p>
          </table:table-cell>
          <table:table-cell office:value-type="float" office:value="6.64" table:style-name="ce20">
            <text:p><text:s/>6,64<text:s/></text:p>
          </table:table-cell>
          <table:table-cell office:value-type="float" office:value="6.32" table:style-name="ce20">
            <text:p><text:s/>6,3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4.68" table:style-name="ce20">
            <text:p><text:s/>14,68<text:s/></text:p>
          </table:table-cell>
          <table:table-cell office:value-type="float" office:value="15.97" table:style-name="ce20">
            <text:p><text:s/>15,97<text:s/></text:p>
          </table:table-cell>
          <table:table-cell office:value-type="float" office:value="10.95" table:style-name="ce20">
            <text:p><text:s/>10,95<text:s/></text:p>
          </table:table-cell>
          <table:table-cell office:value-type="float" office:value="4.74" table:style-name="ce20">
            <text:p><text:s/>4,74<text:s/></text:p>
          </table:table-cell>
          <table:table-cell office:value-type="float" office:value="8.18" table:style-name="ce20">
            <text:p><text:s/>8,1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41.33" table:style-name="ce20">
            <text:p><text:s/>41,33<text:s/></text:p>
          </table:table-cell>
          <table:table-cell office:value-type="float" office:value="41.35" table:style-name="ce20">
            <text:p><text:s/>41,35<text:s/></text:p>
          </table:table-cell>
          <table:table-cell office:value-type="float" office:value="35.39" table:style-name="ce20">
            <text:p><text:s/>35,39<text:s/></text:p>
          </table:table-cell>
          <table:table-cell office:value-type="float" office:value="45.99" table:style-name="ce20">
            <text:p><text:s/>45,99<text:s/></text:p>
          </table:table-cell>
          <table:table-cell office:value-type="float" office:value="74.8" table:style-name="ce20">
            <text:p><text:s/>74,8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215.53" table:style-name="ce20">
            <text:p><text:s/>215,53<text:s/></text:p>
          </table:table-cell>
          <table:table-cell office:value-type="float" office:value="230.18" table:style-name="ce20">
            <text:p><text:s/>230,18<text:s/></text:p>
          </table:table-cell>
          <table:table-cell office:value-type="float" office:value="170.95" table:style-name="ce20">
            <text:p><text:s/>170,95<text:s/></text:p>
          </table:table-cell>
          <table:table-cell office:value-type="float" office:value="126.01" table:style-name="ce20">
            <text:p><text:s/>126,01<text:s/></text:p>
          </table:table-cell>
          <table:table-cell office:value-type="float" office:value="126.64" table:style-name="ce20">
            <text:p><text:s/>126,6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52.38" table:style-name="ce20">
            <text:p><text:s/>152,38<text:s/></text:p>
          </table:table-cell>
          <table:table-cell office:value-type="float" office:value="166.66" table:style-name="ce20">
            <text:p><text:s/>166,66<text:s/></text:p>
          </table:table-cell>
          <table:table-cell office:value-type="float" office:value="103.04" table:style-name="ce20">
            <text:p><text:s/>103,04<text:s/></text:p>
          </table:table-cell>
          <table:table-cell office:value-type="float" office:value="80.22" table:style-name="ce20">
            <text:p><text:s/>80,22<text:s/></text:p>
          </table:table-cell>
          <table:table-cell office:value-type="float" office:value="84.68" table:style-name="ce20">
            <text:p><text:s/>84,6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2.82" table:style-name="ce20">
            <text:p><text:s/>2,82<text:s/></text:p>
          </table:table-cell>
          <table:table-cell office:value-type="float" office:value="3.03" table:style-name="ce20">
            <text:p><text:s/>3,03<text:s/></text:p>
          </table:table-cell>
          <table:table-cell office:value-type="float" office:value="2.11" table:style-name="ce20">
            <text:p><text:s/>2,11<text:s/></text:p>
          </table:table-cell>
          <table:table-cell office:value-type="float" office:value="1.69" table:style-name="ce20">
            <text:p><text:s/>1,69<text:s/></text:p>
          </table:table-cell>
          <table:table-cell office:value-type="float" office:value="1.75" table:style-name="ce20">
            <text:p><text:s/>1,7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18.97" table:style-name="ce20">
            <text:p><text:s/>18,97<text:s/></text:p>
          </table:table-cell>
          <table:table-cell office:value-type="float" office:value="19.34" table:style-name="ce20">
            <text:p><text:s/>19,34<text:s/></text:p>
          </table:table-cell>
          <table:table-cell office:value-type="float" office:value="20.190000000000001" table:style-name="ce20">
            <text:p><text:s/>20,19<text:s/></text:p>
          </table:table-cell>
          <table:table-cell office:value-type="float" office:value="9.36" table:style-name="ce20">
            <text:p><text:s/>9,36<text:s/></text:p>
          </table:table-cell>
          <table:table-cell office:value-type="float" office:value="10.97" table:style-name="ce20">
            <text:p><text:s/>10,9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6.18" table:style-name="ce20">
            <text:p><text:s/>6,18<text:s/></text:p>
          </table:table-cell>
          <table:table-cell office:value-type="float" office:value="6.26" table:style-name="ce20">
            <text:p><text:s/>6,26<text:s/></text:p>
          </table:table-cell>
          <table:table-cell office:value-type="float" office:value="6.13" table:style-name="ce20">
            <text:p><text:s/>6,13<text:s/></text:p>
          </table:table-cell>
          <table:table-cell office:value-type="float" office:value="5.64" table:style-name="ce20">
            <text:p><text:s/>5,64<text:s/></text:p>
          </table:table-cell>
          <table:table-cell office:value-type="float" office:value="4.1500000000000004" table:style-name="ce20">
            <text:p><text:s/>4,15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11.95" table:style-name="ce20">
            <text:p><text:s/>11,95<text:s/></text:p>
          </table:table-cell>
          <table:table-cell office:value-type="float" office:value="11.72" table:style-name="ce20">
            <text:p><text:s/>11,72<text:s/></text:p>
          </table:table-cell>
          <table:table-cell office:value-type="float" office:value="13.93" table:style-name="ce20">
            <text:p><text:s/>13,93<text:s/></text:p>
          </table:table-cell>
          <table:table-cell office:value-type="float" office:value="6.94" table:style-name="ce20">
            <text:p><text:s/>6,94<text:s/></text:p>
          </table:table-cell>
          <table:table-cell office:value-type="float" office:value="13.82" table:style-name="ce20">
            <text:p><text:s/>13,8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9.64" table:style-name="ce20">
            <text:p><text:s/>9,64<text:s/></text:p>
          </table:table-cell>
          <table:table-cell office:value-type="float" office:value="10.09" table:style-name="ce20">
            <text:p><text:s/>10,09<text:s/></text:p>
          </table:table-cell>
          <table:table-cell office:value-type="float" office:value="9.23" table:style-name="ce20">
            <text:p><text:s/>9,23<text:s/></text:p>
          </table:table-cell>
          <table:table-cell office:value-type="float" office:value="3" table:style-name="ce20">
            <text:p><text:s/>3,00<text:s/></text:p>
          </table:table-cell>
          <table:table-cell office:value-type="float" office:value="5.82" table:style-name="ce20">
            <text:p><text:s/>5,82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12" table:style-name="ce20">
            <text:p><text:s/>0,12<text:s/></text:p>
          </table:table-cell>
          <table:table-cell office:value-type="float" office:value="0.05" table:style-name="ce20">
            <text:p><text:s/>0,05<text:s/></text:p>
          </table:table-cell>
          <table:table-cell office:value-type="float" office:value="0.28999999999999998" table:style-name="ce20">
            <text:p><text:s/>0,29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13.49" table:style-name="ce22">
            <text:p><text:s/>13,49<text:s/></text:p>
          </table:table-cell>
          <table:table-cell office:value-type="float" office:value="12.97" table:style-name="ce22">
            <text:p><text:s/>12,97<text:s/></text:p>
          </table:table-cell>
          <table:table-cell office:value-type="float" office:value="16.27" table:style-name="ce22">
            <text:p><text:s/>16,27<text:s/></text:p>
          </table:table-cell>
          <table:table-cell office:value-type="float" office:value="18.87" table:style-name="ce22">
            <text:p><text:s/>18,87<text:s/></text:p>
          </table:table-cell>
          <table:table-cell office:value-type="float" office:value="5.46" table:style-name="ce22">
            <text:p><text:s/>5,46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Sul.$A$2:Sul.$F$109" table:base-cell-address="Sul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table table:name="Centro-Oeste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6">
            <text:p>Tabela 2.8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26">
            <text:p>Região Centro-Oeste - período 2017-2018</text:p>
          </table:table-cell>
          <table:covered-table-cell table:number-columns-repeated="5"/>
          <table:table-cell table:number-columns-repeated="16378" table:style-name="ce9"/>
        </table:table-row>
        <table:table-row table:style-name="ro1">
          <table:table-cell table:number-columns-repeated="6" table:style-name="ce19"/>
          <table:table-cell table:number-columns-repeated="16378" table:style-name="ce9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tinua)</text:p>
          </table:table-cell>
          <table:covered-table-cell/>
          <table:table-cell table:number-columns-repeated="16378" table:style-name="ce9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style-name="ce7"/>
          <table:table-cell table:number-columns-repeated="16377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style-name="ce7"/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16"/>
        </table:table-row>
        <table:table-row table:style-name="ro2">
          <table:table-cell office:value-type="string" table:style-name="ce3">
            <text:p>Despesas com alimentação</text:p>
          </table:table-cell>
          <table:table-cell office:value-type="float" office:value="732.54" table:style-name="ce20">
            <text:p><text:s/>732,54<text:s/></text:p>
          </table:table-cell>
          <table:table-cell office:value-type="float" office:value="817.96" table:style-name="ce20">
            <text:p><text:s/>817,96<text:s/></text:p>
          </table:table-cell>
          <table:table-cell office:value-type="float" office:value="630.33000000000004" table:style-name="ce20">
            <text:p><text:s/>630,33<text:s/></text:p>
          </table:table-cell>
          <table:table-cell office:value-type="float" office:value="482.4" table:style-name="ce20">
            <text:p><text:s/>482,40<text:s/></text:p>
          </table:table-cell>
          <table:table-cell office:value-type="float" office:value="446.47" table:style-name="ce20">
            <text:p><text:s/>446,4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/>Alimentação no domicílio</text:p>
          </table:table-cell>
          <table:table-cell office:value-type="float" office:value="454.58" table:style-name="ce20">
            <text:p><text:s/>454,58<text:s/></text:p>
          </table:table-cell>
          <table:table-cell office:value-type="float" office:value="507.94" table:style-name="ce20">
            <text:p><text:s/>507,94<text:s/></text:p>
          </table:table-cell>
          <table:table-cell office:value-type="float" office:value="382.96" table:style-name="ce20">
            <text:p><text:s/>382,96<text:s/></text:p>
          </table:table-cell>
          <table:table-cell office:value-type="float" office:value="333.87" table:style-name="ce20">
            <text:p><text:s/>333,87<text:s/></text:p>
          </table:table-cell>
          <table:table-cell office:value-type="float" office:value="259.51" table:style-name="ce20">
            <text:p><text:s/>259,5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ereais, leguminosas e oleaginosas</text:p>
          </table:table-cell>
          <table:table-cell office:value-type="float" office:value="23.31" table:style-name="ce20">
            <text:p><text:s/>23,31<text:s/></text:p>
          </table:table-cell>
          <table:table-cell office:value-type="float" office:value="23.66" table:style-name="ce20">
            <text:p><text:s/>23,66<text:s/></text:p>
          </table:table-cell>
          <table:table-cell office:value-type="float" office:value="22.54" table:style-name="ce20">
            <text:p><text:s/>22,54<text:s/></text:p>
          </table:table-cell>
          <table:table-cell office:value-type="float" office:value="24.49" table:style-name="ce20">
            <text:p><text:s/>24,49<text:s/></text:p>
          </table:table-cell>
          <table:table-cell office:value-type="float" office:value="20.59" table:style-name="ce20">
            <text:p><text:s/>20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rroz</text:p>
          </table:table-cell>
          <table:table-cell office:value-type="float" office:value="14.4" table:style-name="ce20">
            <text:p><text:s/>14,40<text:s/></text:p>
          </table:table-cell>
          <table:table-cell office:value-type="float" office:value="13.61" table:style-name="ce20">
            <text:p><text:s/>13,61<text:s/></text:p>
          </table:table-cell>
          <table:table-cell office:value-type="float" office:value="15.63" table:style-name="ce20">
            <text:p><text:s/>15,63<text:s/></text:p>
          </table:table-cell>
          <table:table-cell office:value-type="float" office:value="17.510000000000002" table:style-name="ce20">
            <text:p><text:s/>17,51<text:s/></text:p>
          </table:table-cell>
          <table:table-cell office:value-type="float" office:value="14.35" table:style-name="ce20">
            <text:p><text:s/>14,3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eijão</text:p>
          </table:table-cell>
          <table:table-cell office:value-type="float" office:value="5.08" table:style-name="ce20">
            <text:p><text:s/>5,08<text:s/></text:p>
          </table:table-cell>
          <table:table-cell office:value-type="float" office:value="5.2" table:style-name="ce20">
            <text:p><text:s/>5,20<text:s/></text:p>
          </table:table-cell>
          <table:table-cell office:value-type="float" office:value="4.72" table:style-name="ce20">
            <text:p><text:s/>4,72<text:s/></text:p>
          </table:table-cell>
          <table:table-cell office:value-type="float" office:value="5.3" table:style-name="ce20">
            <text:p><text:s/>5,30<text:s/></text:p>
          </table:table-cell>
          <table:table-cell office:value-type="float" office:value="4.9800000000000004" table:style-name="ce20">
            <text:p><text:s/>4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rgânicos</text:p>
          </table:table-cell>
          <table:table-cell office:value-type="float" office:value="0.06" table:style-name="ce20">
            <text:p><text:s/>0,06<text:s/></text:p>
          </table:table-cell>
          <table:table-cell office:value-type="float" office:value="0.09" table:style-name="ce20">
            <text:p><text:s/>0,09<text:s/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3.77" table:style-name="ce20">
            <text:p><text:s/>3,77<text:s/></text:p>
          </table:table-cell>
          <table:table-cell office:value-type="float" office:value="4.76" table:style-name="ce20">
            <text:p><text:s/>4,76<text:s/></text:p>
          </table:table-cell>
          <table:table-cell office:value-type="float" office:value="2.19" table:style-name="ce20">
            <text:p><text:s/>2,19<text:s/></text:p>
          </table:table-cell>
          <table:table-cell office:value-type="float" office:value="1.68" table:style-name="ce20">
            <text:p><text:s/>1,68<text:s/></text:p>
          </table:table-cell>
          <table:table-cell office:value-type="float" office:value="1.26" table:style-name="ce20">
            <text:p><text:s/>1,2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arinhas, féculas e massas</text:p>
          </table:table-cell>
          <table:table-cell office:value-type="float" office:value="12.51" table:style-name="ce20">
            <text:p><text:s/>12,51<text:s/></text:p>
          </table:table-cell>
          <table:table-cell office:value-type="float" office:value="13.89" table:style-name="ce20">
            <text:p><text:s/>13,89<text:s/></text:p>
          </table:table-cell>
          <table:table-cell office:value-type="float" office:value="10.28" table:style-name="ce20">
            <text:p><text:s/>10,28<text:s/></text:p>
          </table:table-cell>
          <table:table-cell office:value-type="float" office:value="10.51" table:style-name="ce20">
            <text:p><text:s/>10,51<text:s/></text:p>
          </table:table-cell>
          <table:table-cell office:value-type="float" office:value="7.45" table:style-name="ce20">
            <text:p><text:s/>7,4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carrão</text:p>
          </table:table-cell>
          <table:table-cell office:value-type="float" office:value="3.37" table:style-name="ce20">
            <text:p><text:s/>3,37<text:s/></text:p>
          </table:table-cell>
          <table:table-cell office:value-type="float" office:value="3.24" table:style-name="ce20">
            <text:p><text:s/>3,24<text:s/></text:p>
          </table:table-cell>
          <table:table-cell office:value-type="float" office:value="3.73" table:style-name="ce20">
            <text:p><text:s/>3,73<text:s/></text:p>
          </table:table-cell>
          <table:table-cell office:value-type="float" office:value="3.27" table:style-name="ce20">
            <text:p><text:s/>3,27<text:s/></text:p>
          </table:table-cell>
          <table:table-cell office:value-type="float" office:value="3.59" table:style-name="ce20">
            <text:p><text:s/>3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trigo</text:p>
          </table:table-cell>
          <table:table-cell office:value-type="float" office:value="1.18" table:style-name="ce20">
            <text:p><text:s/>1,18<text:s/></text:p>
          </table:table-cell>
          <table:table-cell office:value-type="float" office:value="1.17" table:style-name="ce20">
            <text:p><text:s/>1,17<text:s/></text:p>
          </table:table-cell>
          <table:table-cell office:value-type="float" office:value="1.07" table:style-name="ce20">
            <text:p><text:s/>1,07<text:s/></text:p>
          </table:table-cell>
          <table:table-cell office:value-type="float" office:value="1.86" table:style-name="ce20">
            <text:p><text:s/>1,86<text:s/></text:p>
          </table:table-cell>
          <table:table-cell office:value-type="float" office:value="0.83" table:style-name="ce20">
            <text:p><text:s/>0,8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Farinha de mandioca</text:p>
          </table:table-cell>
          <table:table-cell office:value-type="float" office:value="0.9" table:style-name="ce20">
            <text:p><text:s/>0,90<text:s/></text:p>
          </table:table-cell>
          <table:table-cell office:value-type="float" office:value="0.98" table:style-name="ce20">
            <text:p><text:s/>0,98<text:s/></text:p>
          </table:table-cell>
          <table:table-cell office:value-type="float" office:value="0.72" table:style-name="ce20">
            <text:p><text:s/>0,72<text:s/></text:p>
          </table:table-cell>
          <table:table-cell office:value-type="float" office:value="0.94" table:style-name="ce20">
            <text:p><text:s/>0,94<text:s/></text:p>
          </table:table-cell>
          <table:table-cell office:value-type="float" office:value="0.61" table:style-name="ce20">
            <text:p><text:s/>0,6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</text:p>
          </table:table-cell>
          <table:table-cell office:value-type="float" office:value="7.06" table:style-name="ce20">
            <text:p><text:s/>7,06<text:s/></text:p>
          </table:table-cell>
          <table:table-cell office:value-type="float" office:value="8.51" table:style-name="ce20">
            <text:p><text:s/>8,51<text:s/></text:p>
          </table:table-cell>
          <table:table-cell office:value-type="float" office:value="4.76" table:style-name="ce20">
            <text:p><text:s/>4,76<text:s/></text:p>
          </table:table-cell>
          <table:table-cell office:value-type="float" office:value="4.45" table:style-name="ce20">
            <text:p><text:s/>4,45<text:s/></text:p>
          </table:table-cell>
          <table:table-cell office:value-type="float" office:value="2.42" table:style-name="ce20">
            <text:p><text:s/>2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Tubérculos e raízes</text:p>
          </table:table-cell>
          <table:table-cell office:value-type="float" office:value="7.25" table:style-name="ce20">
            <text:p><text:s/>7,25<text:s/></text:p>
          </table:table-cell>
          <table:table-cell office:value-type="float" office:value="7.94" table:style-name="ce20">
            <text:p><text:s/>7,94<text:s/></text:p>
          </table:table-cell>
          <table:table-cell office:value-type="float" office:value="6.28" table:style-name="ce20">
            <text:p><text:s/>6,28<text:s/></text:p>
          </table:table-cell>
          <table:table-cell office:value-type="float" office:value="6.24" table:style-name="ce20">
            <text:p><text:s/>6,24<text:s/></text:p>
          </table:table-cell>
          <table:table-cell office:value-type="float" office:value="4.1500000000000004" table:style-name="ce20">
            <text:p><text:s/>4,1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tata inglesa</text:p>
          </table:table-cell>
          <table:table-cell office:value-type="float" office:value="2.79" table:style-name="ce20">
            <text:p><text:s/>2,79<text:s/></text:p>
          </table:table-cell>
          <table:table-cell office:value-type="float" office:value="3.04" table:style-name="ce20">
            <text:p><text:s/>3,04<text:s/></text:p>
          </table:table-cell>
          <table:table-cell office:value-type="float" office:value="2.37" table:style-name="ce20">
            <text:p><text:s/>2,37<text:s/>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1.33" table:style-name="ce20">
            <text:p><text:s/>1,3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noura</text:p>
          </table:table-cell>
          <table:table-cell office:value-type="float" office:value="1.18" table:style-name="ce20">
            <text:p><text:s/>1,18<text:s/></text:p>
          </table:table-cell>
          <table:table-cell office:value-type="float" office:value="1.35" table:style-name="ce20">
            <text:p><text:s/>1,35<text:s/></text:p>
          </table:table-cell>
          <table:table-cell office:value-type="float" office:value="1.03" table:style-name="ce20">
            <text:p><text:s/>1,03<text:s/></text:p>
          </table:table-cell>
          <table:table-cell office:value-type="float" office:value="0.76" table:style-name="ce20">
            <text:p><text:s/>0,76<text:s/></text:p>
          </table:table-cell>
          <table:table-cell office:value-type="float" office:value="0.3" table:style-name="ce20">
            <text:p><text:s/>0,3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ndioca</text:p>
          </table:table-cell>
          <table:table-cell office:value-type="float" office:value="1.57" table:style-name="ce20">
            <text:p><text:s/>1,57<text:s/></text:p>
          </table:table-cell>
          <table:table-cell office:value-type="float" office:value="1.57" table:style-name="ce20">
            <text:p><text:s/>1,57<text:s/></text:p>
          </table:table-cell>
          <table:table-cell office:value-type="float" office:value="1.54" table:style-name="ce20">
            <text:p><text:s/>1,54<text:s/></text:p>
          </table:table-cell>
          <table:table-cell office:value-type="float" office:value="1.66" table:style-name="ce20">
            <text:p><text:s/>1,66<text:s/></text:p>
          </table:table-cell>
          <table:table-cell office:value-type="float" office:value="1.56" table:style-name="ce20">
            <text:p><text:s/>1,5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.7" table:style-name="ce20">
            <text:p><text:s/>1,70<text:s/></text:p>
          </table:table-cell>
          <table:table-cell office:value-type="float" office:value="1.97" table:style-name="ce20">
            <text:p><text:s/>1,97<text:s/></text:p>
          </table:table-cell>
          <table:table-cell office:value-type="float" office:value="1.34" table:style-name="ce20">
            <text:p><text:s/>1,34<text:s/></text:p>
          </table:table-cell>
          <table:table-cell office:value-type="float" office:value="0.97" table:style-name="ce20">
            <text:p><text:s/>0,97<text:s/></text:p>
          </table:table-cell>
          <table:table-cell office:value-type="float" office:value="0.96" table:style-name="ce20">
            <text:p><text:s/>0,9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çúcares e derivados</text:p>
          </table:table-cell>
          <table:table-cell office:value-type="float" office:value="18.25" table:style-name="ce20">
            <text:p><text:s/>18,25<text:s/></text:p>
          </table:table-cell>
          <table:table-cell office:value-type="float" office:value="20.57" table:style-name="ce20">
            <text:p><text:s/>20,57<text:s/></text:p>
          </table:table-cell>
          <table:table-cell office:value-type="float" office:value="15.33" table:style-name="ce20">
            <text:p><text:s/>15,33<text:s/></text:p>
          </table:table-cell>
          <table:table-cell office:value-type="float" office:value="12.41" table:style-name="ce20">
            <text:p><text:s/>12,41<text:s/></text:p>
          </table:table-cell>
          <table:table-cell office:value-type="float" office:value="9.66" table:style-name="ce20">
            <text:p><text:s/>9,6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refinado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0.56000000000000005" table:style-name="ce20">
            <text:p><text:s/>0,56<text:s/></text:p>
          </table:table-cell>
          <table:table-cell office:value-type="float" office:value="0.79" table:style-name="ce20">
            <text:p><text:s/>0,79<text:s/></text:p>
          </table:table-cell>
          <table:table-cell office:value-type="float" office:value="0.85" table:style-name="ce20">
            <text:p><text:s/>0,85<text:s/></text:p>
          </table:table-cell>
          <table:table-cell office:value-type="float" office:value="0.49" table:style-name="ce20">
            <text:p><text:s/>0,4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çúcar cristal</text:p>
          </table:table-cell>
          <table:table-cell office:value-type="float" office:value="3.36" table:style-name="ce20">
            <text:p><text:s/>3,36<text:s/></text:p>
          </table:table-cell>
          <table:table-cell office:value-type="float" office:value="3.26" table:style-name="ce20">
            <text:p><text:s/>3,26<text:s/></text:p>
          </table:table-cell>
          <table:table-cell office:value-type="float" office:value="3.4" table:style-name="ce20">
            <text:p><text:s/>3,40<text:s/></text:p>
          </table:table-cell>
          <table:table-cell office:value-type="float" office:value="3.47" table:style-name="ce20">
            <text:p><text:s/>3,47<text:s/></text:p>
          </table:table-cell>
          <table:table-cell office:value-type="float" office:value="4.42" table:style-name="ce20">
            <text:p><text:s/>4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ight e diet</text:p>
          </table:table-cell>
          <table:table-cell office:value-type="float" office:value="0.41" table:style-name="ce20">
            <text:p><text:s/>0,41<text:s/></text:p>
          </table:table-cell>
          <table:table-cell office:value-type="float" office:value="0.57999999999999996" table:style-name="ce20">
            <text:p><text:s/>0,58<text:s/></text:p>
          </table:table-cell>
          <table:table-cell office:value-type="float" office:value="0.1" table:style-name="ce20">
            <text:p><text:s/>0,10<text:s/></text:p>
          </table:table-cell>
          <table:table-cell office:value-type="string" table:style-name="ce21">
            <text:p>-</text:p>
          </table:table-cell>
          <table:table-cell office:value-type="float" office:value="0.17" table:style-name="ce20">
            <text:p><text:s/>0,1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3.85" table:style-name="ce20">
            <text:p><text:s/>13,85<text:s/></text:p>
          </table:table-cell>
          <table:table-cell office:value-type="float" office:value="16.170000000000002" table:style-name="ce20">
            <text:p><text:s/>16,17<text:s/></text:p>
          </table:table-cell>
          <table:table-cell office:value-type="float" office:value="11.04" table:style-name="ce20">
            <text:p><text:s/>11,04<text:s/></text:p>
          </table:table-cell>
          <table:table-cell office:value-type="float" office:value="8.09" table:style-name="ce20">
            <text:p><text:s/>8,09<text:s/></text:p>
          </table:table-cell>
          <table:table-cell office:value-type="float" office:value="4.59" table:style-name="ce20">
            <text:p><text:s/>4,5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Legumes e verduras</text:p>
          </table:table-cell>
          <table:table-cell office:value-type="float" office:value="18.93" table:style-name="ce20">
            <text:p><text:s/>18,93<text:s/></text:p>
          </table:table-cell>
          <table:table-cell office:value-type="float" office:value="21.59" table:style-name="ce20">
            <text:p><text:s/>21,59<text:s/></text:p>
          </table:table-cell>
          <table:table-cell office:value-type="float" office:value="14.6" table:style-name="ce20">
            <text:p><text:s/>14,60<text:s/></text:p>
          </table:table-cell>
          <table:table-cell office:value-type="float" office:value="14.6" table:style-name="ce20">
            <text:p><text:s/>14,60<text:s/></text:p>
          </table:table-cell>
          <table:table-cell office:value-type="float" office:value="10.37" table:style-name="ce20">
            <text:p><text:s/>10,37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Tomate</text:p>
          </table:table-cell>
          <table:table-cell office:value-type="float" office:value="6.68" table:style-name="ce20">
            <text:p><text:s/>6,68<text:s/></text:p>
          </table:table-cell>
          <table:table-cell office:value-type="float" office:value="7.63" table:style-name="ce20">
            <text:p><text:s/>7,63<text:s/></text:p>
          </table:table-cell>
          <table:table-cell office:value-type="float" office:value="5.31" table:style-name="ce20">
            <text:p><text:s/>5,31<text:s/></text:p>
          </table:table-cell>
          <table:table-cell office:value-type="float" office:value="5.23" table:style-name="ce20">
            <text:p><text:s/>5,23<text:s/></text:p>
          </table:table-cell>
          <table:table-cell office:value-type="float" office:value="2.5099999999999998" table:style-name="ce20">
            <text:p><text:s/>2,5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ebola</text:p>
          </table:table-cell>
          <table:table-cell office:value-type="float" office:value="1.94" table:style-name="ce20">
            <text:p><text:s/>1,94<text:s/></text:p>
          </table:table-cell>
          <table:table-cell office:value-type="float" office:value="2.12" table:style-name="ce20">
            <text:p><text:s/>2,12<text:s/></text:p>
          </table:table-cell>
          <table:table-cell office:value-type="float" office:value="1.75" table:style-name="ce20">
            <text:p><text:s/>1,75<text:s/></text:p>
          </table:table-cell>
          <table:table-cell office:value-type="float" office:value="1.63" table:style-name="ce20">
            <text:p><text:s/>1,63<text:s/></text:p>
          </table:table-cell>
          <table:table-cell office:value-type="float" office:value="0.94" table:style-name="ce20">
            <text:p><text:s/>0,9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Alface</text:p>
          </table:table-cell>
          <table:table-cell office:value-type="float" office:value="2.67" table:style-name="ce20">
            <text:p><text:s/>2,67<text:s/></text:p>
          </table:table-cell>
          <table:table-cell office:value-type="float" office:value="3.14" table:style-name="ce20">
            <text:p><text:s/>3,14<text:s/></text:p>
          </table:table-cell>
          <table:table-cell office:value-type="float" office:value="2" table:style-name="ce20">
            <text:p><text:s/>2,00<text:s/></text:p>
          </table:table-cell>
          <table:table-cell office:value-type="float" office:value="1.8" table:style-name="ce20">
            <text:p><text:s/>1,80<text:s/></text:p>
          </table:table-cell>
          <table:table-cell office:value-type="float" office:value="0.98" table:style-name="ce20">
            <text:p><text:s/>0,98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7.63" table:style-name="ce20">
            <text:p><text:s/>7,63<text:s/></text:p>
          </table:table-cell>
          <table:table-cell office:value-type="float" office:value="8.6999999999999993" table:style-name="ce20">
            <text:p><text:s/>8,70<text:s/></text:p>
          </table:table-cell>
          <table:table-cell office:value-type="float" office:value="5.54" table:style-name="ce20">
            <text:p><text:s/>5,54<text:s/></text:p>
          </table:table-cell>
          <table:table-cell office:value-type="float" office:value="5.94" table:style-name="ce20">
            <text:p><text:s/>5,94<text:s/></text:p>
          </table:table-cell>
          <table:table-cell office:value-type="float" office:value="5.95" table:style-name="ce20">
            <text:p><text:s/>5,95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Frutas</text:p>
          </table:table-cell>
          <table:table-cell office:value-type="float" office:value="22.36" table:style-name="ce20">
            <text:p><text:s/>22,36<text:s/></text:p>
          </table:table-cell>
          <table:table-cell office:value-type="float" office:value="26.28" table:style-name="ce20">
            <text:p><text:s/>26,28<text:s/></text:p>
          </table:table-cell>
          <table:table-cell office:value-type="float" office:value="16.420000000000002" table:style-name="ce20">
            <text:p><text:s/>16,42<text:s/></text:p>
          </table:table-cell>
          <table:table-cell office:value-type="float" office:value="14.18" table:style-name="ce20">
            <text:p><text:s/>14,18<text:s/></text:p>
          </table:table-cell>
          <table:table-cell office:value-type="float" office:value="10.36" table:style-name="ce20">
            <text:p><text:s/>10,3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Banana</text:p>
          </table:table-cell>
          <table:table-cell office:value-type="float" office:value="5.79" table:style-name="ce20">
            <text:p><text:s/>5,79<text:s/></text:p>
          </table:table-cell>
          <table:table-cell office:value-type="float" office:value="6.39" table:style-name="ce20">
            <text:p><text:s/>6,39<text:s/></text:p>
          </table:table-cell>
          <table:table-cell office:value-type="float" office:value="4.7699999999999996" table:style-name="ce20">
            <text:p><text:s/>4,77<text:s/></text:p>
          </table:table-cell>
          <table:table-cell office:value-type="float" office:value="5.23" table:style-name="ce20">
            <text:p><text:s/>5,23<text:s/></text:p>
          </table:table-cell>
          <table:table-cell office:value-type="float" office:value="3.43" table:style-name="ce20">
            <text:p><text:s/>3,4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Laranja</text:p>
          </table:table-cell>
          <table:table-cell office:value-type="float" office:value="2.2799999999999998" table:style-name="ce20">
            <text:p><text:s/>2,28<text:s/></text:p>
          </table:table-cell>
          <table:table-cell office:value-type="float" office:value="2.72" table:style-name="ce20">
            <text:p><text:s/>2,72<text:s/></text:p>
          </table:table-cell>
          <table:table-cell office:value-type="float" office:value="1.62" table:style-name="ce20">
            <text:p><text:s/>1,62<text:s/></text:p>
          </table:table-cell>
          <table:table-cell office:value-type="float" office:value="1.1299999999999999" table:style-name="ce20">
            <text:p><text:s/>1,13<text:s/></text:p>
          </table:table-cell>
          <table:table-cell office:value-type="float" office:value="1.34" table:style-name="ce20">
            <text:p><text:s/>1,3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Maçã</text:p>
          </table:table-cell>
          <table:table-cell office:value-type="float" office:value="2.15" table:style-name="ce20">
            <text:p><text:s/>2,15<text:s/></text:p>
          </table:table-cell>
          <table:table-cell office:value-type="float" office:value="2.5099999999999998" table:style-name="ce20">
            <text:p><text:s/>2,51<text:s/></text:p>
          </table:table-cell>
          <table:table-cell office:value-type="float" office:value="1.63" table:style-name="ce20">
            <text:p><text:s/>1,63<text:s/></text:p>
          </table:table-cell>
          <table:table-cell office:value-type="float" office:value="1.21" table:style-name="ce20">
            <text:p><text:s/>1,21<text:s/></text:p>
          </table:table-cell>
          <table:table-cell office:value-type="float" office:value="1.1599999999999999" table:style-name="ce20">
            <text:p><text:s/>1,1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as frutas</text:p>
          </table:table-cell>
          <table:table-cell office:value-type="float" office:value="12.14" table:style-name="ce20">
            <text:p><text:s/>12,14<text:s/></text:p>
          </table:table-cell>
          <table:table-cell office:value-type="float" office:value="14.66" table:style-name="ce20">
            <text:p><text:s/>14,66<text:s/></text:p>
          </table:table-cell>
          <table:table-cell office:value-type="float" office:value="8.41" table:style-name="ce20">
            <text:p><text:s/>8,41<text:s/></text:p>
          </table:table-cell>
          <table:table-cell office:value-type="float" office:value="6.6" table:style-name="ce20">
            <text:p><text:s/>6,60<text:s/></text:p>
          </table:table-cell>
          <table:table-cell office:value-type="float" office:value="4.42" table:style-name="ce20">
            <text:p><text:s/>4,42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Carnes, vísceras e pescados</text:p>
          </table:table-cell>
          <table:table-cell office:value-type="float" office:value="99.35" table:style-name="ce20">
            <text:p><text:s/>99,35<text:s/></text:p>
          </table:table-cell>
          <table:table-cell office:value-type="float" office:value="110.69" table:style-name="ce20">
            <text:p><text:s/>110,69<text:s/></text:p>
          </table:table-cell>
          <table:table-cell office:value-type="float" office:value="84.61" table:style-name="ce20">
            <text:p><text:s/>84,61<text:s/></text:p>
          </table:table-cell>
          <table:table-cell office:value-type="float" office:value="73.010000000000005" table:style-name="ce20">
            <text:p><text:s/>73,01<text:s/></text:p>
          </table:table-cell>
          <table:table-cell office:value-type="float" office:value="56.61" table:style-name="ce20">
            <text:p><text:s/>56,61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primeira</text:p>
          </table:table-cell>
          <table:table-cell office:value-type="float" office:value="34.99" table:style-name="ce20">
            <text:p><text:s/>34,99<text:s/></text:p>
          </table:table-cell>
          <table:table-cell office:value-type="float" office:value="43.81" table:style-name="ce20">
            <text:p><text:s/>43,81<text:s/></text:p>
          </table:table-cell>
          <table:table-cell office:value-type="float" office:value="22.32" table:style-name="ce20">
            <text:p><text:s/>22,32<text:s/></text:p>
          </table:table-cell>
          <table:table-cell office:value-type="float" office:value="12.55" table:style-name="ce20">
            <text:p><text:s/>12,55<text:s/></text:p>
          </table:table-cell>
          <table:table-cell office:value-type="float" office:value="10.63" table:style-name="ce20">
            <text:p><text:s/>10,63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boi de segunda</text:p>
          </table:table-cell>
          <table:table-cell office:value-type="float" office:value="19.68" table:style-name="ce20">
            <text:p><text:s/>19,68<text:s/></text:p>
          </table:table-cell>
          <table:table-cell office:value-type="float" office:value="18.79" table:style-name="ce20">
            <text:p><text:s/>18,79<text:s/></text:p>
          </table:table-cell>
          <table:table-cell office:value-type="float" office:value="23.06" table:style-name="ce20">
            <text:p><text:s/>23,06<text:s/></text:p>
          </table:table-cell>
          <table:table-cell office:value-type="float" office:value="20.71" table:style-name="ce20">
            <text:p><text:s/>20,71<text:s/></text:p>
          </table:table-cell>
          <table:table-cell office:value-type="float" office:value="13.69" table:style-name="ce20">
            <text:p><text:s/>13,69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 de suíno</text:p>
          </table:table-cell>
          <table:table-cell office:value-type="float" office:value="10.039999999999999" table:style-name="ce20">
            <text:p><text:s/>10,04<text:s/></text:p>
          </table:table-cell>
          <table:table-cell office:value-type="float" office:value="11.05" table:style-name="ce20">
            <text:p><text:s/>11,05<text:s/></text:p>
          </table:table-cell>
          <table:table-cell office:value-type="float" office:value="7.38" table:style-name="ce20">
            <text:p><text:s/>7,38<text:s/></text:p>
          </table:table-cell>
          <table:table-cell office:value-type="float" office:value="9.83" table:style-name="ce20">
            <text:p><text:s/>9,83<text:s/></text:p>
          </table:table-cell>
          <table:table-cell office:value-type="float" office:value="9.56" table:style-name="ce20">
            <text:p><text:s/>9,5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Carnes e peixes industrializados</text:p>
          </table:table-cell>
          <table:table-cell office:value-type="float" office:value="15.06" table:style-name="ce20">
            <text:p><text:s/>15,06<text:s/></text:p>
          </table:table-cell>
          <table:table-cell office:value-type="float" office:value="16.399999999999999" table:style-name="ce20">
            <text:p><text:s/>16,40<text:s/></text:p>
          </table:table-cell>
          <table:table-cell office:value-type="float" office:value="13.35" table:style-name="ce20">
            <text:p><text:s/>13,35<text:s/></text:p>
          </table:table-cell>
          <table:table-cell office:value-type="float" office:value="11.31" table:style-name="ce20">
            <text:p><text:s/>11,31<text:s/></text:p>
          </table:table-cell>
          <table:table-cell office:value-type="float" office:value="10.7" table:style-name="ce20">
            <text:p><text:s/>10,70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Pescados frescos</text:p>
          </table:table-cell>
          <table:table-cell office:value-type="float" office:value="3.93" table:style-name="ce20">
            <text:p><text:s/>3,93<text:s/></text:p>
          </table:table-cell>
          <table:table-cell office:value-type="float" office:value="4.4000000000000004" table:style-name="ce20">
            <text:p><text:s/>4,40<text:s/></text:p>
          </table:table-cell>
          <table:table-cell office:value-type="float" office:value="2.46" table:style-name="ce20">
            <text:p><text:s/>2,46<text:s/></text:p>
          </table:table-cell>
          <table:table-cell office:value-type="float" office:value="5.17" table:style-name="ce20">
            <text:p><text:s/>5,17<text:s/></text:p>
          </table:table-cell>
          <table:table-cell office:value-type="float" office:value="2.76" table:style-name="ce20">
            <text:p><text:s/>2,7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3"/>Outros</text:p>
          </table:table-cell>
          <table:table-cell office:value-type="float" office:value="15.65" table:style-name="ce20">
            <text:p><text:s/>15,65<text:s/></text:p>
          </table:table-cell>
          <table:table-cell office:value-type="float" office:value="16.22" table:style-name="ce20">
            <text:p><text:s/>16,22<text:s/></text:p>
          </table:table-cell>
          <table:table-cell office:value-type="float" office:value="16.03" table:style-name="ce20">
            <text:p><text:s/>16,03<text:s/></text:p>
          </table:table-cell>
          <table:table-cell office:value-type="float" office:value="13.45" table:style-name="ce20">
            <text:p><text:s/>13,45<text:s/></text:p>
          </table:table-cell>
          <table:table-cell office:value-type="float" office:value="9.26" table:style-name="ce20">
            <text:p><text:s/>9,26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3">
            <text:p><text:s text:c="2"/>Aves e ovos</text:p>
          </table:table-cell>
          <table:table-cell office:value-type="float" office:value="30.12" table:style-name="ce20">
            <text:p><text:s/>30,12<text:s/></text:p>
          </table:table-cell>
          <table:table-cell office:value-type="float" office:value="33.18" table:style-name="ce20">
            <text:p><text:s/>33,18<text:s/></text:p>
          </table:table-cell>
          <table:table-cell office:value-type="float" office:value="24.49" table:style-name="ce20">
            <text:p><text:s/>24,49<text:s/></text:p>
          </table:table-cell>
          <table:table-cell office:value-type="float" office:value="23.38" table:style-name="ce20">
            <text:p><text:s/>23,38<text:s/></text:p>
          </table:table-cell>
          <table:table-cell office:value-type="float" office:value="26.14" table:style-name="ce20">
            <text:p><text:s/>26,14<text:s/></text:p>
          </table:table-cell>
          <table:table-cell table:number-columns-repeated="16378" table:style-name="ce2"/>
        </table:table-row>
        <table:table-row table:style-name="ro4">
          <table:table-cell office:value-type="string" table:style-name="ce12">
            <text:p><text:s text:c="3"/>Frango</text:p>
          </table:table-cell>
          <table:table-cell office:value-type="float" office:value="21.76" table:style-name="ce22">
            <text:p><text:s/>21,76<text:s/></text:p>
          </table:table-cell>
          <table:table-cell office:value-type="float" office:value="23.83" table:style-name="ce22">
            <text:p><text:s/>23,83<text:s/></text:p>
          </table:table-cell>
          <table:table-cell office:value-type="float" office:value="17.489999999999998" table:style-name="ce22">
            <text:p><text:s/>17,49<text:s/></text:p>
          </table:table-cell>
          <table:table-cell office:value-type="float" office:value="17.63" table:style-name="ce22">
            <text:p><text:s/>17,63<text:s/></text:p>
          </table:table-cell>
          <table:table-cell office:value-type="float" office:value="20.75" table:style-name="ce22">
            <text:p><text:s/>20,75<text:s/></text:p>
          </table:table-cell>
          <table:table-cell table:number-columns-repeated="16378" table:style-name="ce2"/>
        </table:table-row>
        <table:table-row table:style-name="ro4">
          <table:table-cell table:style-name="ce17"/>
          <table:table-cell table:number-columns-repeated="5" table:style-name="ce18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Tabela 2.8 - Despesas monetária e não monetária média mensal familiar com alimentação,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office:value-type="string" table:number-columns-spanned="6" table:number-rows-spanned="1" table:style-name="ce26">
            <text:p>por situação de segurança alimentar existente no domicílio, segundo os tipos de despesa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string" table:number-columns-spanned="6" table:number-rows-spanned="1" table:style-name="ce26">
            <text:p>Região Centro-Oeste - período 2017-2018</text:p>
          </table:table-cell>
          <table:covered-table-cell table:number-columns-repeated="5"/>
          <table:table-cell table:number-columns-repeated="16378" table:style-name="ce2"/>
        </table:table-row>
        <table:table-row table:style-name="ro1">
          <table:table-cell table:number-columns-repeated="6" table:style-name="ce19"/>
          <table:table-cell table:number-columns-repeated="16378" table:style-name="ce2"/>
        </table:table-row>
        <table:table-row table:style-name="ro1">
          <table:table-cell table:number-columns-repeated="4" table:style-name="ce10"/>
          <table:table-cell office:value-type="string" table:number-columns-spanned="2" table:number-rows-spanned="1" table:style-name="ce30">
            <text:p>(conclusão)</text:p>
          </table:table-cell>
          <table:covered-table-cell/>
          <table:table-cell table:number-columns-repeated="16378" table:style-name="ce2"/>
        </table:table-row>
        <table:table-row table:style-name="ro2">
          <table:table-cell office:value-type="string" table:number-columns-spanned="1" table:number-rows-spanned="4" table:style-name="ce35">
            <text:p>Tipos de despesa</text:p>
          </table:table-cell>
          <table:table-cell office:value-type="string" table:number-columns-spanned="5" table:number-rows-spanned="1" table:style-name="ce24">
            <text:p>Despesa monetária e não monetária média mensal familiar com alimentação (R$)<text:s text:c="20"/></text:p>
          </table:table-cell>
          <table:covered-table-cell table:number-columns-repeated="4"/>
          <table:table-cell table:number-columns-repeated="16378" table:style-name="ce2"/>
        </table:table-row>
        <table:table-row table:style-name="ro3">
          <table:covered-table-cell/>
          <table:table-cell office:value-type="string" table:number-columns-spanned="1" table:number-rows-spanned="3" table:style-name="ce31">
            <text:p>Total<text:s text:c="75"/></text:p>
          </table:table-cell>
          <table:table-cell office:value-type="string" table:number-columns-spanned="4" table:number-rows-spanned="1" table:style-name="ce24">
            <text:p>Situação de segurança alimentar existente no domicílio</text:p>
          </table:table-cell>
          <table:covered-table-cell table:number-columns-repeated="3"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31">
            <text:p>Com segurança alimentar</text:p>
          </table:table-cell>
          <table:table-cell office:value-type="string" table:number-columns-spanned="3" table:number-rows-spanned="1" table:style-name="ce24">
            <text:p>Com insegurança alimentar</text:p>
          </table:table-cell>
          <table:covered-table-cell table:number-columns-repeated="2"/>
          <table:table-cell table:number-columns-repeated="16378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ve</text:p>
          </table:table-cell>
          <table:table-cell office:value-type="string" table:style-name="ce15">
            <text:p>Moderada</text:p>
          </table:table-cell>
          <table:table-cell office:value-type="string" table:style-name="ce14">
            <text:p>Grav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3">
            <text:p><text:s text:c="3"/>Ovo de galinha</text:p>
          </table:table-cell>
          <table:table-cell office:value-type="float" office:value="7.27" table:style-name="ce20">
            <text:p><text:s/>7,27<text:s/></text:p>
          </table:table-cell>
          <table:table-cell office:value-type="float" office:value="7.96" table:style-name="ce20">
            <text:p><text:s/>7,96<text:s/></text:p>
          </table:table-cell>
          <table:table-cell office:value-type="float" office:value="6.47" table:style-name="ce20">
            <text:p><text:s/>6,47<text:s/></text:p>
          </table:table-cell>
          <table:table-cell office:value-type="float" office:value="5.36" table:style-name="ce20">
            <text:p><text:s/>5,36<text:s/></text:p>
          </table:table-cell>
          <table:table-cell office:value-type="float" office:value="4.74" table:style-name="ce20">
            <text:p><text:s/>4,74<text:s/></text:p>
          </table:table-cell>
          <table:table-cell table:number-columns-repeated="16378" table:style-name="ce2"/>
        </table:table-row>
        <table:table-row table:style-name="ro6">
          <table:table-cell office:value-type="string" table:style-name="ce3">
            <text:p><text:s text:c="3"/>Orgânicos</text:p>
          </table:table-cell>
          <table:table-cell office:value-type="float" office:value="0.03" table:style-name="ce20">
            <text:p><text:s/>0,03<text:s/></text:p>
          </table:table-cell>
          <table:table-cell office:value-type="float" office:value="0.01" table:style-name="ce20">
            <text:p><text:s/>0,01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22" table:style-name="ce20">
            <text:p><text:s/>0,22<text:s/></text:p>
          </table:table-cell>
          <table:table-cell office:value-type="float" office:value="0.14000000000000001" table:style-name="ce20">
            <text:p><text:s/>0,1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1.38" table:style-name="ce20">
            <text:p><text:s/>1,38<text:s/>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.51" table:style-name="ce20">
            <text:p><text:s/>0,5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eites e derivados</text:p>
          </table:table-cell>
          <table:table-cell office:value-type="float" office:value="44.12" table:style-name="ce20">
            <text:p><text:s/>44,12<text:s/></text:p>
          </table:table-cell>
          <table:table-cell office:value-type="float" office:value="51.42" table:style-name="ce20">
            <text:p><text:s/>51,42<text:s/></text:p>
          </table:table-cell>
          <table:table-cell office:value-type="float" office:value="34.659999999999997" table:style-name="ce20">
            <text:p><text:s/>34,66<text:s/></text:p>
          </table:table-cell>
          <table:table-cell office:value-type="float" office:value="24.66" table:style-name="ce20">
            <text:p><text:s/>24,66<text:s/></text:p>
          </table:table-cell>
          <table:table-cell office:value-type="float" office:value="20.36" table:style-name="ce20">
            <text:p><text:s/>20,3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de vaca</text:p>
          </table:table-cell>
          <table:table-cell office:value-type="float" office:value="16.2" table:style-name="ce20">
            <text:p><text:s/>16,20<text:s/></text:p>
          </table:table-cell>
          <table:table-cell office:value-type="float" office:value="16.850000000000001" table:style-name="ce20">
            <text:p><text:s/>16,85<text:s/></text:p>
          </table:table-cell>
          <table:table-cell office:value-type="float" office:value="16.54" table:style-name="ce20">
            <text:p><text:s/>16,54<text:s/></text:p>
          </table:table-cell>
          <table:table-cell office:value-type="float" office:value="13.63" table:style-name="ce20">
            <text:p><text:s/>13,63<text:s/></text:p>
          </table:table-cell>
          <table:table-cell office:value-type="float" office:value="9.6199999999999992" table:style-name="ce20">
            <text:p><text:s/>9,6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eite em pó</text:p>
          </table:table-cell>
          <table:table-cell office:value-type="float" office:value="2.87" table:style-name="ce20">
            <text:p><text:s/>2,87<text:s/></text:p>
          </table:table-cell>
          <table:table-cell office:value-type="float" office:value="3.17" table:style-name="ce20">
            <text:p><text:s/>3,17<text:s/></text:p>
          </table:table-cell>
          <table:table-cell office:value-type="float" office:value="2.84" table:style-name="ce20">
            <text:p><text:s/>2,84<text:s/></text:p>
          </table:table-cell>
          <table:table-cell office:value-type="float" office:value="1.2" table:style-name="ce20">
            <text:p><text:s/>1,20<text:s/></text:p>
          </table:table-cell>
          <table:table-cell office:value-type="float" office:value="1.5" table:style-name="ce20">
            <text:p><text:s/>1,5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Queijos</text:p>
          </table:table-cell>
          <table:table-cell office:value-type="float" office:value="11.36" table:style-name="ce20">
            <text:p><text:s/>11,36<text:s/></text:p>
          </table:table-cell>
          <table:table-cell office:value-type="float" office:value="14.54" table:style-name="ce20">
            <text:p><text:s/>14,54<text:s/></text:p>
          </table:table-cell>
          <table:table-cell office:value-type="float" office:value="6.3" table:style-name="ce20">
            <text:p><text:s/>6,30<text:s/></text:p>
          </table:table-cell>
          <table:table-cell office:value-type="float" office:value="3.43" table:style-name="ce20">
            <text:p><text:s/>3,43<text:s/></text:p>
          </table:table-cell>
          <table:table-cell office:value-type="float" office:value="4.84" table:style-name="ce20">
            <text:p><text:s/>4,8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1.1399999999999999" table:style-name="ce20">
            <text:p><text:s/>1,14<text:s/></text:p>
          </table:table-cell>
          <table:table-cell office:value-type="float" office:value="1.62" table:style-name="ce20">
            <text:p><text:s/>1,62<text:s/></text:p>
          </table:table-cell>
          <table:table-cell office:value-type="float" office:value="0.35" table:style-name="ce20">
            <text:p><text:s/>0,35<text:s/></text:p>
          </table:table-cell>
          <table:table-cell office:value-type="float" office:value="0.02" table:style-name="ce20">
            <text:p><text:s/>0,02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rgânicos</text:p>
          </table:table-cell>
          <table:table-cell office:value-type="float" office:value="0.13" table:style-name="ce20">
            <text:p><text:s/>0,13<text:s/></text:p>
          </table:table-cell>
          <table:table-cell office:value-type="float" office:value="0.19" table:style-name="ce20">
            <text:p><text:s/>0,19<text:s/></text:p>
          </table:table-cell>
          <table:table-cell office:value-type="float" office:value="0.01" table:style-name="ce20">
            <text:p><text:s/>0,01<text:s/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2.42" table:style-name="ce20">
            <text:p><text:s/>12,42<text:s/></text:p>
          </table:table-cell>
          <table:table-cell office:value-type="float" office:value="15.04" table:style-name="ce20">
            <text:p><text:s/>15,04<text:s/></text:p>
          </table:table-cell>
          <table:table-cell office:value-type="float" office:value="8.6199999999999992" table:style-name="ce20">
            <text:p><text:s/>8,62<text:s/></text:p>
          </table:table-cell>
          <table:table-cell office:value-type="float" office:value="6.37" table:style-name="ce20">
            <text:p><text:s/>6,37<text:s/></text:p>
          </table:table-cell>
          <table:table-cell office:value-type="float" office:value="4.3899999999999997" table:style-name="ce20">
            <text:p><text:s/>4,3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Panificados</text:p>
          </table:table-cell>
          <table:table-cell office:value-type="float" office:value="41.18" table:style-name="ce20">
            <text:p><text:s/>41,18<text:s/></text:p>
          </table:table-cell>
          <table:table-cell office:value-type="float" office:value="44.28" table:style-name="ce20">
            <text:p><text:s/>44,28<text:s/></text:p>
          </table:table-cell>
          <table:table-cell office:value-type="float" office:value="37.4" table:style-name="ce20">
            <text:p><text:s/>37,40<text:s/></text:p>
          </table:table-cell>
          <table:table-cell office:value-type="float" office:value="34.53" table:style-name="ce20">
            <text:p><text:s/>34,53<text:s/></text:p>
          </table:table-cell>
          <table:table-cell office:value-type="float" office:value="27.52" table:style-name="ce20">
            <text:p><text:s/>27,5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Pão francês</text:p>
          </table:table-cell>
          <table:table-cell office:value-type="float" office:value="15.86" table:style-name="ce20">
            <text:p><text:s/>15,86<text:s/></text:p>
          </table:table-cell>
          <table:table-cell office:value-type="float" office:value="15.94" table:style-name="ce20">
            <text:p><text:s/>15,94<text:s/></text:p>
          </table:table-cell>
          <table:table-cell office:value-type="float" office:value="16.12" table:style-name="ce20">
            <text:p><text:s/>16,12<text:s/></text:p>
          </table:table-cell>
          <table:table-cell office:value-type="float" office:value="16.47" table:style-name="ce20">
            <text:p><text:s/>16,47<text:s/></text:p>
          </table:table-cell>
          <table:table-cell office:value-type="float" office:value="12.61" table:style-name="ce20">
            <text:p><text:s/>12,6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iscoito</text:p>
          </table:table-cell>
          <table:table-cell office:value-type="float" office:value="9.9499999999999993" table:style-name="ce20">
            <text:p><text:s/>9,95<text:s/></text:p>
          </table:table-cell>
          <table:table-cell office:value-type="float" office:value="10.89" table:style-name="ce20">
            <text:p><text:s/>10,89<text:s/></text:p>
          </table:table-cell>
          <table:table-cell office:value-type="float" office:value="8.9499999999999993" table:style-name="ce20">
            <text:p><text:s/>8,95<text:s/></text:p>
          </table:table-cell>
          <table:table-cell office:value-type="float" office:value="7.31" table:style-name="ce20">
            <text:p><text:s/>7,31<text:s/></text:p>
          </table:table-cell>
          <table:table-cell office:value-type="float" office:value="5.94" table:style-name="ce20">
            <text:p><text:s/>5,9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Light e diet</text:p>
          </table:table-cell>
          <table:table-cell office:value-type="float" office:value="0.23" table:style-name="ce20">
            <text:p><text:s/>0,23<text:s/></text:p>
          </table:table-cell>
          <table:table-cell office:value-type="float" office:value="0.28000000000000003" table:style-name="ce20">
            <text:p><text:s/>0,28<text:s/></text:p>
          </table:table-cell>
          <table:table-cell office:value-type="float" office:value="0.17" table:style-name="ce20">
            <text:p><text:s/>0,17<text:s/></text:p>
          </table:table-cell>
          <table:table-cell office:value-type="float" office:value="0.03" table:style-name="ce20">
            <text:p><text:s/>0,03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 panificados</text:p>
          </table:table-cell>
          <table:table-cell office:value-type="float" office:value="15.15" table:style-name="ce20">
            <text:p><text:s/>15,15<text:s/></text:p>
          </table:table-cell>
          <table:table-cell office:value-type="float" office:value="17.16" table:style-name="ce20">
            <text:p><text:s/>17,16<text:s/></text:p>
          </table:table-cell>
          <table:table-cell office:value-type="float" office:value="12.17" table:style-name="ce20">
            <text:p><text:s/>12,17<text:s/></text:p>
          </table:table-cell>
          <table:table-cell office:value-type="float" office:value="10.71" table:style-name="ce20">
            <text:p><text:s/>10,71<text:s/></text:p>
          </table:table-cell>
          <table:table-cell office:value-type="float" office:value="8.9600000000000009" table:style-name="ce20">
            <text:p><text:s/>8,9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Óleos e gorduras</text:p>
          </table:table-cell>
          <table:table-cell office:value-type="float" office:value="8.0500000000000007" table:style-name="ce20">
            <text:p><text:s/>8,05<text:s/></text:p>
          </table:table-cell>
          <table:table-cell office:value-type="float" office:value="8.61" table:style-name="ce20">
            <text:p><text:s/>8,61<text:s/></text:p>
          </table:table-cell>
          <table:table-cell office:value-type="float" office:value="7.45" table:style-name="ce20">
            <text:p><text:s/>7,45<text:s/></text:p>
          </table:table-cell>
          <table:table-cell office:value-type="float" office:value="7.16" table:style-name="ce20">
            <text:p><text:s/>7,16<text:s/></text:p>
          </table:table-cell>
          <table:table-cell office:value-type="float" office:value="4.62" table:style-name="ce20">
            <text:p><text:s/>4,6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Óleo de soja</text:p>
          </table:table-cell>
          <table:table-cell office:value-type="float" office:value="5.21" table:style-name="ce20">
            <text:p><text:s/>5,21<text:s/></text:p>
          </table:table-cell>
          <table:table-cell office:value-type="float" office:value="5.08" table:style-name="ce20">
            <text:p><text:s/>5,08<text:s/></text:p>
          </table:table-cell>
          <table:table-cell office:value-type="float" office:value="5.38" table:style-name="ce20">
            <text:p><text:s/>5,38<text:s/></text:p>
          </table:table-cell>
          <table:table-cell office:value-type="float" office:value="6.43" table:style-name="ce20">
            <text:p><text:s/>6,43<text:s/></text:p>
          </table:table-cell>
          <table:table-cell office:value-type="float" office:value="4.33" table:style-name="ce20">
            <text:p><text:s/>4,3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Azeite de oliva</text:p>
          </table:table-cell>
          <table:table-cell office:value-type="float" office:value="1.79" table:style-name="ce20">
            <text:p><text:s/>1,79<text:s/></text:p>
          </table:table-cell>
          <table:table-cell office:value-type="float" office:value="2.2200000000000002" table:style-name="ce20">
            <text:p><text:s/>2,22<text:s/></text:p>
          </table:table-cell>
          <table:table-cell office:value-type="float" office:value="1.41" table:style-name="ce20">
            <text:p><text:s/>1,41<text:s/></text:p>
          </table:table-cell>
          <table:table-cell office:value-type="float" office:value="0.34" table:style-name="ce20">
            <text:p><text:s/>0,34<text:s/></text:p>
          </table:table-cell>
          <table:table-cell office:value-type="string" table:style-name="ce21">
            <text:p>-</text:p>
          </table:table-cell>
          <table:table-cell table:style-name="ce2">
            <draw:frame draw:z-index="1" draw:id="id7" draw:style-name="a23" draw:name="Text 2" svg:x="0in" svg:y="0in" svg:width="0in" svg:height="0in">
              <draw:text-box>
                <text:p text:style-name="a22" text:class-names="" text:cond-style-name=""><text:span text:style-name="a21" text:class-names="">(conclusão)</text:span></text:p>
              </draw:text-box>
              <svg:title/>
              <svg:desc/>
            </draw:frame>
          </table:table-cell>
          <table:table-cell table:number-columns-repeated="16377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1.31" table:style-name="ce20">
            <text:p><text:s/>1,31<text:s/></text:p>
          </table:table-cell>
          <table:table-cell office:value-type="float" office:value="0.66" table:style-name="ce20">
            <text:p><text:s/>0,66<text:s/></text:p>
          </table:table-cell>
          <table:table-cell office:value-type="float" office:value="0.39" table:style-name="ce20">
            <text:p><text:s/>0,39<text:s/></text:p>
          </table:table-cell>
          <table:table-cell office:value-type="float" office:value="0.28999999999999998" table:style-name="ce20">
            <text:p><text:s/>0,2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Bebidas e infusões</text:p>
          </table:table-cell>
          <table:table-cell office:value-type="float" office:value="46.16" table:style-name="ce20">
            <text:p><text:s/>46,16<text:s/></text:p>
          </table:table-cell>
          <table:table-cell office:value-type="float" office:value="52.92" table:style-name="ce20">
            <text:p><text:s/>52,92<text:s/></text:p>
          </table:table-cell>
          <table:table-cell office:value-type="float" office:value="37.31" table:style-name="ce20">
            <text:p><text:s/>37,31<text:s/></text:p>
          </table:table-cell>
          <table:table-cell office:value-type="float" office:value="26.12" table:style-name="ce20">
            <text:p><text:s/>26,12<text:s/></text:p>
          </table:table-cell>
          <table:table-cell office:value-type="float" office:value="27.56" table:style-name="ce20">
            <text:p><text:s/>27,5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afé moído</text:p>
          </table:table-cell>
          <table:table-cell office:value-type="float" office:value="9.7200000000000006" table:style-name="ce20">
            <text:p><text:s/>9,72<text:s/></text:p>
          </table:table-cell>
          <table:table-cell office:value-type="float" office:value="9.65" table:style-name="ce20">
            <text:p><text:s/>9,65<text:s/></text:p>
          </table:table-cell>
          <table:table-cell office:value-type="float" office:value="9.58" table:style-name="ce20">
            <text:p><text:s/>9,58<text:s/></text:p>
          </table:table-cell>
          <table:table-cell office:value-type="float" office:value="9.31" table:style-name="ce20">
            <text:p><text:s/>9,31<text:s/></text:p>
          </table:table-cell>
          <table:table-cell office:value-type="float" office:value="12.09" table:style-name="ce20">
            <text:p><text:s/>12,09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Refrigerantes</text:p>
          </table:table-cell>
          <table:table-cell office:value-type="float" office:value="11.12" table:style-name="ce20">
            <text:p><text:s/>11,12<text:s/></text:p>
          </table:table-cell>
          <table:table-cell office:value-type="float" office:value="12.59" table:style-name="ce20">
            <text:p><text:s/>12,59<text:s/></text:p>
          </table:table-cell>
          <table:table-cell office:value-type="float" office:value="9.52" table:style-name="ce20">
            <text:p><text:s/>9,52<text:s/></text:p>
          </table:table-cell>
          <table:table-cell office:value-type="float" office:value="6.68" table:style-name="ce20">
            <text:p><text:s/>6,68<text:s/></text:p>
          </table:table-cell>
          <table:table-cell office:value-type="float" office:value="5.51" table:style-name="ce20">
            <text:p><text:s/>5,51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Bebidas não alcoólicas light e diet</text:p>
          </table:table-cell>
          <table:table-cell office:value-type="float" office:value="0.15" table:style-name="ce20">
            <text:p><text:s/>0,15<text:s/></text:p>
          </table:table-cell>
          <table:table-cell office:value-type="float" office:value="0.2" table:style-name="ce20">
            <text:p><text:s/>0,20<text:s/>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03" table:style-name="ce20">
            <text:p><text:s/>0,03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Cervejas e chopes</text:p>
          </table:table-cell>
          <table:table-cell office:value-type="float" office:value="13.63" table:style-name="ce20">
            <text:p><text:s/>13,63<text:s/></text:p>
          </table:table-cell>
          <table:table-cell office:value-type="float" office:value="17.02" table:style-name="ce20">
            <text:p><text:s/>17,02<text:s/></text:p>
          </table:table-cell>
          <table:table-cell office:value-type="float" office:value="9.27" table:style-name="ce20">
            <text:p><text:s/>9,27<text:s/></text:p>
          </table:table-cell>
          <table:table-cell office:value-type="float" office:value="4.47" table:style-name="ce20">
            <text:p><text:s/>4,47<text:s/></text:p>
          </table:table-cell>
          <table:table-cell office:value-type="float" office:value="2.63" table:style-name="ce20">
            <text:p><text:s/>2,6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 bebidas alcoólicas</text:p>
          </table:table-cell>
          <table:table-cell office:value-type="float" office:value="2.12" table:style-name="ce20">
            <text:p><text:s/>2,12<text:s/></text:p>
          </table:table-cell>
          <table:table-cell office:value-type="float" office:value="2.66" table:style-name="ce20">
            <text:p><text:s/>2,66<text:s/></text:p>
          </table:table-cell>
          <table:table-cell office:value-type="float" office:value="1.22" table:style-name="ce20">
            <text:p><text:s/>1,22<text:s/></text:p>
          </table:table-cell>
          <table:table-cell office:value-type="float" office:value="0.63" table:style-name="ce20">
            <text:p><text:s/>0,63<text:s/></text:p>
          </table:table-cell>
          <table:table-cell office:value-type="float" office:value="1.36" table:style-name="ce20">
            <text:p><text:s/>1,3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as</text:p>
          </table:table-cell>
          <table:table-cell office:value-type="float" office:value="9.42" table:style-name="ce20">
            <text:p><text:s/>9,42<text:s/></text:p>
          </table:table-cell>
          <table:table-cell office:value-type="float" office:value="10.82" table:style-name="ce20">
            <text:p><text:s/>10,82<text:s/></text:p>
          </table:table-cell>
          <table:table-cell office:value-type="float" office:value="7.62" table:style-name="ce20">
            <text:p><text:s/>7,62<text:s/></text:p>
          </table:table-cell>
          <table:table-cell office:value-type="float" office:value="5" table:style-name="ce20">
            <text:p><text:s/>5,00<text:s/></text:p>
          </table:table-cell>
          <table:table-cell office:value-type="float" office:value="5.98" table:style-name="ce20">
            <text:p><text:s/>5,9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Enlatados e conservas</text:p>
          </table:table-cell>
          <table:table-cell office:value-type="float" office:value="3.34" table:style-name="ce20">
            <text:p><text:s/>3,34<text:s/></text:p>
          </table:table-cell>
          <table:table-cell office:value-type="float" office:value="4.1900000000000004" table:style-name="ce20">
            <text:p><text:s/>4,19<text:s/></text:p>
          </table:table-cell>
          <table:table-cell office:value-type="float" office:value="1.98" table:style-name="ce20">
            <text:p><text:s/>1,98<text:s/></text:p>
          </table:table-cell>
          <table:table-cell office:value-type="float" office:value="1.4" table:style-name="ce20">
            <text:p><text:s/>1,40<text:s/></text:p>
          </table:table-cell>
          <table:table-cell office:value-type="float" office:value="1.2" table:style-name="ce20">
            <text:p><text:s/>1,2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l e condimentos</text:p>
          </table:table-cell>
          <table:table-cell office:value-type="float" office:value="10.7" table:style-name="ce20">
            <text:p><text:s/>10,70<text:s/></text:p>
          </table:table-cell>
          <table:table-cell office:value-type="float" office:value="11.7" table:style-name="ce20">
            <text:p><text:s/>11,70<text:s/></text:p>
          </table:table-cell>
          <table:table-cell office:value-type="float" office:value="9.0299999999999994" table:style-name="ce20">
            <text:p><text:s/>9,03<text:s/></text:p>
          </table:table-cell>
          <table:table-cell office:value-type="float" office:value="9.2899999999999991" table:style-name="ce20">
            <text:p><text:s/>9,29<text:s/></text:p>
          </table:table-cell>
          <table:table-cell office:value-type="float" office:value="7.44" table:style-name="ce20">
            <text:p><text:s/>7,4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ssa de tomate</text:p>
          </table:table-cell>
          <table:table-cell office:value-type="float" office:value="1.28" table:style-name="ce20">
            <text:p><text:s/>1,28<text:s/></text:p>
          </table:table-cell>
          <table:table-cell office:value-type="float" office:value="1.4" table:style-name="ce20">
            <text:p><text:s/>1,40<text:s/></text:p>
          </table:table-cell>
          <table:table-cell office:value-type="float" office:value="1.05" table:style-name="ce20">
            <text:p><text:s/>1,05<text:s/></text:p>
          </table:table-cell>
          <table:table-cell office:value-type="float" office:value="1.26" table:style-name="ce20">
            <text:p><text:s/>1,26<text:s/></text:p>
          </table:table-cell>
          <table:table-cell office:value-type="float" office:value="0.68" table:style-name="ce20">
            <text:p><text:s/>0,6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Maionese</text:p>
          </table:table-cell>
          <table:table-cell office:value-type="float" office:value="0.75" table:style-name="ce20">
            <text:p><text:s/>0,75<text:s/></text:p>
          </table:table-cell>
          <table:table-cell office:value-type="float" office:value="0.81" table:style-name="ce20">
            <text:p><text:s/>0,81<text:s/></text:p>
          </table:table-cell>
          <table:table-cell office:value-type="float" office:value="0.72" table:style-name="ce20">
            <text:p><text:s/>0,72<text:s/></text:p>
          </table:table-cell>
          <table:table-cell office:value-type="float" office:value="0.54" table:style-name="ce20">
            <text:p><text:s/>0,54<text:s/></text:p>
          </table:table-cell>
          <table:table-cell office:value-type="float" office:value="0.34" table:style-name="ce20">
            <text:p><text:s/>0,34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Sal refinado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52" table:style-name="ce20">
            <text:p><text:s/>0,52<text:s/></text:p>
          </table:table-cell>
          <table:table-cell office:value-type="float" office:value="0.44" table:style-name="ce20">
            <text:p><text:s/>0,44<text:s/></text:p>
          </table:table-cell>
          <table:table-cell office:value-type="float" office:value="0.77" table:style-name="ce20">
            <text:p><text:s/>0,77<text:s/></text:p>
          </table:table-cell>
          <table:table-cell office:value-type="float" office:value="0.43" table:style-name="ce20">
            <text:p><text:s/>0,4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3"/>Outros</text:p>
          </table:table-cell>
          <table:table-cell office:value-type="float" office:value="8.16" table:style-name="ce20">
            <text:p><text:s/>8,16<text:s/></text:p>
          </table:table-cell>
          <table:table-cell office:value-type="float" office:value="8.9700000000000006" table:style-name="ce20">
            <text:p><text:s/>8,97<text:s/></text:p>
          </table:table-cell>
          <table:table-cell office:value-type="float" office:value="6.81" table:style-name="ce20">
            <text:p><text:s/>6,81<text:s/></text:p>
          </table:table-cell>
          <table:table-cell office:value-type="float" office:value="6.72" table:style-name="ce20">
            <text:p><text:s/>6,72<text:s/></text:p>
          </table:table-cell>
          <table:table-cell office:value-type="float" office:value="5.98" table:style-name="ce20">
            <text:p><text:s/>5,98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imentos preparados</text:p>
          </table:table-cell>
          <table:table-cell office:value-type="float" office:value="13.89" table:style-name="ce20">
            <text:p><text:s/>13,89<text:s/></text:p>
          </table:table-cell>
          <table:table-cell office:value-type="float" office:value="14.78" table:style-name="ce20">
            <text:p><text:s/>14,78<text:s/></text:p>
          </table:table-cell>
          <table:table-cell office:value-type="float" office:value="14.15" table:style-name="ce20">
            <text:p><text:s/>14,15<text:s/></text:p>
          </table:table-cell>
          <table:table-cell office:value-type="float" office:value="9.73" table:style-name="ce20">
            <text:p><text:s/>9,73<text:s/></text:p>
          </table:table-cell>
          <table:table-cell office:value-type="float" office:value="6.63" table:style-name="ce20">
            <text:p><text:s/>6,6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Outros alimentos</text:p>
          </table:table-cell>
          <table:table-cell office:value-type="float" office:value="55.07" table:style-name="ce20">
            <text:p><text:s/>55,07<text:s/></text:p>
          </table:table-cell>
          <table:table-cell office:value-type="float" office:value="62.24" table:style-name="ce20">
            <text:p><text:s/>62,24<text:s/></text:p>
          </table:table-cell>
          <table:table-cell office:value-type="float" office:value="46.42" table:style-name="ce20">
            <text:p><text:s/>46,42<text:s/></text:p>
          </table:table-cell>
          <table:table-cell office:value-type="float" office:value="42.16" table:style-name="ce20">
            <text:p><text:s/>42,16<text:s/></text:p>
          </table:table-cell>
          <table:table-cell office:value-type="float" office:value="18.87" table:style-name="ce20">
            <text:p><text:s/>18,8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/>Alimentação fora do domicílio</text:p>
          </table:table-cell>
          <table:table-cell office:value-type="float" office:value="277.95" table:style-name="ce20">
            <text:p><text:s/>277,95<text:s/></text:p>
          </table:table-cell>
          <table:table-cell office:value-type="float" office:value="310.01" table:style-name="ce20">
            <text:p><text:s/>310,01<text:s/></text:p>
          </table:table-cell>
          <table:table-cell office:value-type="float" office:value="247.36" table:style-name="ce20">
            <text:p><text:s/>247,36<text:s/></text:p>
          </table:table-cell>
          <table:table-cell office:value-type="float" office:value="148.53" table:style-name="ce20">
            <text:p><text:s/>148,53<text:s/></text:p>
          </table:table-cell>
          <table:table-cell office:value-type="float" office:value="186.96" table:style-name="ce20">
            <text:p><text:s/>186,9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Almoço e jantar</text:p>
          </table:table-cell>
          <table:table-cell office:value-type="float" office:value="183.22" table:style-name="ce20">
            <text:p><text:s/>183,22<text:s/></text:p>
          </table:table-cell>
          <table:table-cell office:value-type="float" office:value="209.83" table:style-name="ce20">
            <text:p><text:s/>209,83<text:s/></text:p>
          </table:table-cell>
          <table:table-cell office:value-type="float" office:value="149.44999999999999" table:style-name="ce20">
            <text:p><text:s/>149,45<text:s/></text:p>
          </table:table-cell>
          <table:table-cell office:value-type="float" office:value="96.96" table:style-name="ce20">
            <text:p><text:s/>96,96<text:s/></text:p>
          </table:table-cell>
          <table:table-cell office:value-type="float" office:value="116.52" table:style-name="ce20">
            <text:p><text:s/>116,52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afé, leite, café/leite e chocolate</text:p>
          </table:table-cell>
          <table:table-cell office:value-type="float" office:value="2.19" table:style-name="ce20">
            <text:p><text:s/>2,19<text:s/></text:p>
          </table:table-cell>
          <table:table-cell office:value-type="float" office:value="2.36" table:style-name="ce20">
            <text:p><text:s/>2,36<text:s/></text:p>
          </table:table-cell>
          <table:table-cell office:value-type="float" office:value="1.65" table:style-name="ce20">
            <text:p><text:s/>1,65<text:s/></text:p>
          </table:table-cell>
          <table:table-cell office:value-type="float" office:value="1.39" table:style-name="ce20">
            <text:p><text:s/>1,39<text:s/></text:p>
          </table:table-cell>
          <table:table-cell office:value-type="float" office:value="3.66" table:style-name="ce20">
            <text:p><text:s/>3,66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Sanduíches e salgados</text:p>
          </table:table-cell>
          <table:table-cell office:value-type="float" office:value="25.53" table:style-name="ce20">
            <text:p><text:s/>25,53<text:s/></text:p>
          </table:table-cell>
          <table:table-cell office:value-type="float" office:value="28.65" table:style-name="ce20">
            <text:p><text:s/>28,65<text:s/></text:p>
          </table:table-cell>
          <table:table-cell office:value-type="float" office:value="23.49" table:style-name="ce20">
            <text:p><text:s/>23,49<text:s/></text:p>
          </table:table-cell>
          <table:table-cell office:value-type="float" office:value="12.38" table:style-name="ce20">
            <text:p><text:s/>12,38<text:s/></text:p>
          </table:table-cell>
          <table:table-cell office:value-type="float" office:value="12.9" table:style-name="ce20">
            <text:p><text:s/>12,90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Refrigerantes e outras bebidas não alcoólicas<text:s/></text:p>
          </table:table-cell>
          <table:table-cell office:value-type="float" office:value="8.6199999999999992" table:style-name="ce20">
            <text:p><text:s/>8,62<text:s/></text:p>
          </table:table-cell>
          <table:table-cell office:value-type="float" office:value="8.7899999999999991" table:style-name="ce20">
            <text:p><text:s/>8,79<text:s/></text:p>
          </table:table-cell>
          <table:table-cell office:value-type="float" office:value="9.5299999999999994" table:style-name="ce20">
            <text:p><text:s/>9,53<text:s/></text:p>
          </table:table-cell>
          <table:table-cell office:value-type="float" office:value="4.93" table:style-name="ce20">
            <text:p><text:s/>4,93<text:s/></text:p>
          </table:table-cell>
          <table:table-cell office:value-type="float" office:value="7.57" table:style-name="ce20">
            <text:p><text:s/>7,57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Lanches</text:p>
          </table:table-cell>
          <table:table-cell office:value-type="float" office:value="20.350000000000001" table:style-name="ce20">
            <text:p><text:s/>20,35<text:s/></text:p>
          </table:table-cell>
          <table:table-cell office:value-type="float" office:value="21.69" table:style-name="ce20">
            <text:p><text:s/>21,69<text:s/></text:p>
          </table:table-cell>
          <table:table-cell office:value-type="float" office:value="19.46" table:style-name="ce20">
            <text:p><text:s/>19,46<text:s/></text:p>
          </table:table-cell>
          <table:table-cell office:value-type="float" office:value="12.86" table:style-name="ce20">
            <text:p><text:s/>12,86<text:s/></text:p>
          </table:table-cell>
          <table:table-cell office:value-type="float" office:value="17.93" table:style-name="ce20">
            <text:p><text:s/>17,93<text:s/>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3">
            <text:p><text:s text:c="2"/>Cervejas, chopes e outras bebidas alcoólicas<text:s/></text:p>
          </table:table-cell>
          <table:table-cell office:value-type="float" office:value="10.039999999999999" table:style-name="ce20">
            <text:p><text:s/>10,04<text:s/></text:p>
          </table:table-cell>
          <table:table-cell office:value-type="float" office:value="10.78" table:style-name="ce20">
            <text:p><text:s/>10,78<text:s/></text:p>
          </table:table-cell>
          <table:table-cell office:value-type="float" office:value="9.92" table:style-name="ce20">
            <text:p><text:s/>9,92<text:s/></text:p>
          </table:table-cell>
          <table:table-cell office:value-type="float" office:value="5.29" table:style-name="ce20">
            <text:p><text:s/>5,29<text:s/></text:p>
          </table:table-cell>
          <table:table-cell office:value-type="float" office:value="7.85" table:style-name="ce20">
            <text:p><text:s/>7,85<text:s/>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3">
            <text:p><text:s text:c="2"/>Alimentação light e diet</text:p>
          </table:table-cell>
          <table:table-cell office:value-type="float" office:value="0.08" table:style-name="ce20">
            <text:p><text:s/>0,08<text:s/></text:p>
          </table:table-cell>
          <table:table-cell office:value-type="float" office:value="0.11" table:style-name="ce20">
            <text:p><text:s/>0,11<text:s/></text:p>
          </table:table-cell>
          <table:table-cell office:value-type="float" office:value="0.02" table:style-name="ce20">
            <text:p><text:s/>0,02<text:s/></text:p>
          </table:table-cell>
          <table:table-cell office:value-type="float" office:value="0.02" table:style-name="ce20">
            <text:p><text:s/>0,02<text:s/></text:p>
          </table:table-cell>
          <table:table-cell office:value-type="string" table:style-name="ce21">
            <text:p>-</text:p>
          </table:table-cell>
          <table:table-cell table:number-columns-repeated="16378" table:style-name="ce2"/>
        </table:table-row>
        <table:table-row table:style-name="ro7">
          <table:table-cell office:value-type="string" table:style-name="ce12">
            <text:p><text:s text:c="2"/>Outras</text:p>
          </table:table-cell>
          <table:table-cell office:value-type="float" office:value="27.92" table:style-name="ce22">
            <text:p><text:s/>27,92<text:s/></text:p>
          </table:table-cell>
          <table:table-cell office:value-type="float" office:value="27.8" table:style-name="ce22">
            <text:p><text:s/>27,80<text:s/></text:p>
          </table:table-cell>
          <table:table-cell office:value-type="float" office:value="33.85" table:style-name="ce22">
            <text:p><text:s/>33,85<text:s/></text:p>
          </table:table-cell>
          <table:table-cell office:value-type="float" office:value="14.71" table:style-name="ce22">
            <text:p><text:s/>14,71<text:s/></text:p>
          </table:table-cell>
          <table:table-cell office:value-type="float" office:value="20.53" table:style-name="ce22">
            <text:p><text:s/>20,53<text:s/></text:p>
          </table:table-cell>
          <table:table-cell table:number-columns-repeated="16378" table:style-name="ce2"/>
        </table:table-row>
        <table:table-row table:style-name="ro3">
          <table:table-cell office:value-type="string" table:style-name="ce6">
            <text:p>Fonte: IBGE, Diretoria de Pesquisas, Coordenação de Trabalho e Rendimento, Pesquisa de Orçamentos Familiares 2017-2018.</text:p>
          </table:table-cell>
          <table:table-cell table:number-columns-repeated="5" table:style-name="ce7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3">
            <text:p>Nota: Referente às unidades de consumo principal dos domicílio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23"/>
          <table:covered-table-cell table:number-columns-repeated="5"/>
          <table:table-cell table:number-columns-repeated="16378"/>
        </table:table-row>
        <table:table-row table:style-name="ro1">
          <table:table-cell table:style-name="ce5"/>
          <table:table-cell table:number-columns-repeated="5" table:style-name="ce11"/>
          <table:table-cell table:number-columns-repeated="1637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style-name="ce4">
            <text:p/>
            <text:p/>
            <text:p/>
          </table:table-cell>
          <table:table-cell table:number-columns-repeated="16383" table:style-name="ce1"/>
        </table:table-row>
        <table:table-row table:number-rows-repeated="1048464" table:style-name="ro9">
          <table:table-cell table:number-columns-repeated="16384"/>
        </table:table-row>
        <table:named-expressions>
          <table:named-range table:name="Print_Area" table:cell-range-address="Centro-Oeste.$A$2:Centro-Oeste.$F$109" table:base-cell-address="Centro-Oeste.$A$1"/>
          <table:named-expression table:name="CODTERRITORIO" table:expression="of:=[.#REF!]" table:base-cell-address="Total.$A$1"/>
          <table:named-expression table:name="DICNOMEBL_BLC_UNIC" table:expression="of:=[.#REF!]" table:base-cell-address="Total.$A$1"/>
          <table:named-expression table:name="FILTROBL_BLC_UNIC" table:expression="of:=[.#REF!]" table:base-cell-address="Total.$A$1"/>
          <table:named-expression table:name="NOMEPRODUTO1" table:expression="of:=[.#REF!]" table:base-cell-address="Total.$A$1"/>
          <table:named-expression table:name="NOMEPRODUTO2" table:expression="of:=[.#REF!]" table:base-cell-address="Total.$A$1"/>
          <table:named-expression table:name="NOMEPRODUTO3" table:expression="of:=[.#REF!]" table:base-cell-address="Total.$A$1"/>
          <table:named-expression table:name="NOMEPRODUTO4" table:expression="of:=[.#REF!]" table:base-cell-address="Total.$A$1"/>
          <table:named-expression table:name="NOMETERRITORIO" table:expression="of:=[.#REF!]" table:base-cell-address="Total.$A$1"/>
          <table:named-expression table:name="NOMETERRITORIOMAIS" table:expression="of:=[.#REF!]" table:base-cell-address="Total.$A$1"/>
          <table:named-expression table:name="NOMETERRITORIOTIT" table:expression="of:=[.#REF!]" table:base-cell-address="Total.$A$1"/>
          <table:named-expression table:name="NOMETERRITORIOTITMAIS" table:expression="of:=[.#REF!]" table:base-cell-address="Total.$A$1"/>
          <table:named-expression table:name="NOMEUNIDADE1" table:expression="of:=[.#REF!]" table:base-cell-address="Total.$A$1"/>
          <table:named-expression table:name="NOMEUNIDADE2" table:expression="of:=[.#REF!]" table:base-cell-address="Total.$A$1"/>
          <table:named-expression table:name="NOMEUNIDADE3" table:expression="of:=[.#REF!]" table:base-cell-address="Total.$A$1"/>
          <table:named-expression table:name="NOMEUNIDADE4" table:expression="of:=[.#REF!]" table:base-cell-address="Total.$A$1"/>
          <table:named-expression table:name="NUMERODEORDEM" table:expression="of:=[.#REF!]" table:base-cell-address="Total.$A$1"/>
          <table:named-expression table:name="ORDEMTERRITORIO" table:expression="of:=[.#REF!]" table:base-cell-address="Total.$A$1"/>
          <table:named-expression table:name="TOTORDEMBLC_UNIC" table:expression="of:=[.#REF!]" table:base-cell-address="Total.$A$1"/>
        </table:named-expressions>
      </table:table>
      <table:named-expressions>
        <table:named-expression table:name="CODTERRITORIO" table:expression="of:=[.#REF!]" table:base-cell-address="Total.$A$1"/>
        <table:named-expression table:name="DICNOMEBL_BLC_UNIC" table:expression="of:=[.#REF!]" table:base-cell-address="Total.$A$1"/>
        <table:named-expression table:name="FILTROBL_BLC_UNIC" table:expression="of:=[.#REF!]" table:base-cell-address="Total.$A$1"/>
        <table:named-expression table:name="NOMEPRODUTO1" table:expression="of:=[.#REF!]" table:base-cell-address="Total.$A$1"/>
        <table:named-expression table:name="NOMEPRODUTO2" table:expression="of:=[.#REF!]" table:base-cell-address="Total.$A$1"/>
        <table:named-expression table:name="NOMEPRODUTO3" table:expression="of:=[.#REF!]" table:base-cell-address="Total.$A$1"/>
        <table:named-expression table:name="NOMEPRODUTO4" table:expression="of:=[.#REF!]" table:base-cell-address="Total.$A$1"/>
        <table:named-expression table:name="NOMETERRITORIO" table:expression="of:=[.#REF!]" table:base-cell-address="Total.$A$1"/>
        <table:named-expression table:name="NOMETERRITORIOMAIS" table:expression="of:=[.#REF!]" table:base-cell-address="Total.$A$1"/>
        <table:named-expression table:name="NOMETERRITORIOTIT" table:expression="of:=[.#REF!]" table:base-cell-address="Total.$A$1"/>
        <table:named-expression table:name="NOMETERRITORIOTITMAIS" table:expression="of:=[.#REF!]" table:base-cell-address="Total.$A$1"/>
        <table:named-expression table:name="NOMEUNIDADE1" table:expression="of:=[.#REF!]" table:base-cell-address="Total.$A$1"/>
        <table:named-expression table:name="NOMEUNIDADE2" table:expression="of:=[.#REF!]" table:base-cell-address="Total.$A$1"/>
        <table:named-expression table:name="NOMEUNIDADE3" table:expression="of:=[.#REF!]" table:base-cell-address="Total.$A$1"/>
        <table:named-expression table:name="NOMEUNIDADE4" table:expression="of:=[.#REF!]" table:base-cell-address="Total.$A$1"/>
        <table:named-expression table:name="NUMERODEORDEM" table:expression="of:=[.#REF!]" table:base-cell-address="Total.$A$1"/>
        <table:named-expression table:name="ORDEMTERRITORIO" table:expression="of:=[.#REF!]" table:base-cell-address="Total.$A$1"/>
        <table:named-expression table:name="TOTORDEMBLC_UNIC" table:expression="of:=[.#REF!]" table:base-cell-address="Tota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 55" svg:font-family="&quot;Univers 55&quot;"/>
    <style:font-face style:name="Univers 45 Light" svg:font-family="&quot;Univers 45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2P0">
      <number:number number:decimal-places="2" number:min-integer-digits="1">
        <number:embedded-text number:position="3"> </number:embedded-text>
        <number:embedded-text number:position="6"> </number:embedded-text>
      </number:number>
    </number:number-style>
    <number:number-style style:name="N42P1">
      <number:text>-</number:text>
      <number:number number:decimal-places="2" number:min-integer-digits="1">
        <number:embedded-text number:position="3"> </number:embedded-text>
        <number:embedded-text number:position="6"> </number:embedded-text>
      </number:number>
    </number:number-style>
    <number:text-style style:name="N42">
      <number:text>-</number:text>
      <style:map style:condition="value()&gt;0" style:apply-style-name="N42P0"/>
      <style:map style:condition="value()&lt;0" style:apply-style-name="N42P1"/>
    </number:text-style>
    <number:number-style style:name="N44P0">
      <number:number number:decimal-places="2" number:min-integer-digits="1">
        <number:embedded-text number:position="3"> </number:embedded-text>
      </number:number>
      <number:text> </number:text>
    </number:number-style>
    <number:number-style style:name="N44">
      <number:text>-</number:text>
      <number:number number:decimal-places="2" number:min-integer-digits="1">
        <number:embedded-text number:position="3"> </number:embedded-text>
      </number:number>
      <number:text> </number:text>
      <style:map style:condition="value()&gt;=0" style:apply-style-name="N44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6pt" style:font-size-asian="6pt" style:font-size-complex="6pt"/>
    </style:style>
    <style:style style:name="V_237_rgula" style:display-name="Vírgula" style:family="table-cell" style:data-style-name="N35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1.18110236220472in" fo:margin-left="0in" fo:margin-right="0in" fo:margin-bottom="0in"/>
      </style:header-style>
      <style:footer-style>
        <style:header-footer-properties fo:min-height="1.1811023622047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Pegasus</meta:initial-creator>
    <dc:creator>Andre Luiz Martins Costa</dc:creator>
    <meta:creation-date>2004-04-05T19:18:27Z</meta:creation-date>
    <dc:date>2020-09-08T19:01:32Z</dc:date>
    <meta:print-date>2019-10-30T19:54:41Z</meta:print-date>
  </office:meta>
</office:document-meta>
</file>